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Consolas1" svg:font-family="Consolas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use-window-font-color="true" style:font-name="Consolas1" fo:font-size="10pt" fo:font-style="normal" style:text-underline-style="none" officeooo:rsid="001c7d74" officeooo:paragraph-rsid="00222fa3" fo:background-color="transparent" style:font-size-asian="10pt" style:font-style-asian="normal" style:font-style-complex="normal"/>
    </style:style>
    <style:style style:name="P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use-window-font-color="true" style:font-name="Consolas1" fo:font-size="10pt" fo:font-style="normal" style:text-underline-style="none" fo:background-color="transparent" style:font-size-asian="10pt" style:font-style-asian="normal" style:font-style-complex="normal"/>
    </style:style>
    <style:style style:name="P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use-window-font-color="true" style:font-name="Consolas1" fo:font-size="10pt" fo:font-style="normal" style:text-underline-style="none" officeooo:paragraph-rsid="001c7d74" fo:background-color="transparent" style:font-size-asian="10pt" style:font-style-asian="normal" style:font-style-complex="normal"/>
    </style:style>
    <style:style style:name="P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use-window-font-color="true" style:font-name="Consolas1" fo:font-size="10pt" fo:font-style="normal" style:text-underline-style="none" officeooo:paragraph-rsid="0020464a" fo:background-color="transparent" style:font-size-asian="10pt" style:font-style-asian="normal" style:font-style-complex="normal"/>
    </style:style>
    <style:style style:name="P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use-window-font-color="true" style:font-name="Consolas1" fo:font-size="10pt" fo:font-style="normal" style:text-underline-style="none" officeooo:paragraph-rsid="001f5309" fo:background-color="transparent" style:font-size-asian="10pt" style:font-style-asian="normal" style:font-style-complex="normal"/>
    </style:style>
    <style:style style:name="P6" style:family="paragraph" style:parent-style-name="Standard">
      <style:paragraph-properties fo:margin-left="0in" fo:margin-right="0in" fo:text-align="start" style:justify-single-word="false" fo:text-indent="0in" style:auto-text-indent="false">
        <style:tab-stops>
          <style:tab-stop style:position="2.4902in"/>
        </style:tab-stops>
      </style:paragraph-properties>
      <style:text-properties style:use-window-font-color="true" style:font-name="Consolas1" fo:font-size="10pt" fo:font-style="normal" style:text-underline-style="none" fo:background-color="transparent" style:font-size-asian="10pt" style:font-style-asian="normal" style:font-style-complex="normal"/>
    </style:style>
    <style:style style:name="P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use-window-font-color="true" style:font-name="Consolas1" fo:font-size="10pt" fo:font-style="normal" style:text-underline-style="none" officeooo:paragraph-rsid="00222fa3" fo:background-color="transparent" style:font-size-asian="10pt" style:font-style-asian="normal" style:font-style-complex="normal"/>
    </style:style>
    <style:style style:name="P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use-window-font-color="true" style:font-name="Consolas1" fo:font-size="10pt" fo:font-style="normal" style:text-underline-style="none" officeooo:paragraph-rsid="002391ef" fo:background-color="transparent" style:font-size-asian="10pt" style:font-style-asian="normal" style:font-style-complex="normal"/>
    </style:style>
    <style:style style:name="P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use-window-font-color="true" style:font-name="Consolas1" fo:font-size="10pt" fo:font-style="normal" style:text-underline-style="none" officeooo:paragraph-rsid="0026f2eb" fo:background-color="transparent" style:font-size-asian="10pt" style:font-style-asian="normal" style:font-style-complex="normal"/>
    </style:style>
    <style:style style:name="P1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use-window-font-color="true" style:font-name="Consolas1" fo:font-size="10pt" fo:font-style="normal" style:text-underline-style="none" officeooo:paragraph-rsid="002a3562" fo:background-color="transparent" style:font-size-asian="10pt" style:font-style-asian="normal" style:font-style-complex="normal"/>
    </style:style>
    <style:style style:name="P1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use-window-font-color="true" style:font-name="Consolas1" fo:font-size="10pt" fo:font-style="normal" style:text-underline-style="none" officeooo:paragraph-rsid="002b75bb" fo:background-color="transparent" style:font-size-asian="10pt" style:font-style-asian="normal" style:font-style-complex="normal"/>
    </style:style>
    <style:style style:name="P1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use-window-font-color="true" style:font-name="Consolas1" fo:font-size="10pt" fo:font-style="normal" style:text-underline-style="none" officeooo:paragraph-rsid="00406b8b" fo:background-color="transparent" style:font-size-asian="10pt" style:font-style-asian="normal" style:font-style-complex="normal"/>
    </style:style>
    <style:style style:name="P1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use-window-font-color="true" style:font-name="Consolas1" fo:font-size="10pt" fo:font-style="normal" style:text-underline-style="none" officeooo:paragraph-rsid="00413300" fo:background-color="transparent" style:font-size-asian="10pt" style:font-style-asian="normal" style:font-style-complex="normal"/>
    </style:style>
    <style:style style:name="P1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use-window-font-color="true" style:font-name="Consolas1" fo:font-size="10pt" fo:font-style="normal" style:text-underline-style="none" officeooo:paragraph-rsid="003f62a7" fo:background-color="transparent" style:font-size-asian="10pt" style:font-style-asian="normal" style:font-style-complex="normal"/>
    </style:style>
    <style:style style:name="P1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use-window-font-color="true" style:font-name="Consolas1" fo:font-style="normal" style:text-underline-style="none" officeooo:paragraph-rsid="001c7d74" fo:background-color="transparent" style:font-style-asian="normal" style:font-style-complex="normal"/>
    </style:style>
    <style:style style:name="P1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use-window-font-color="true" style:font-name="Consolas1" fo:font-style="normal" style:text-underline-style="none" officeooo:paragraph-rsid="00222fa3" fo:background-color="transparent" style:font-style-asian="normal" style:font-style-complex="normal"/>
    </style:style>
    <style:style style:name="P1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use-window-font-color="true" style:font-name="Consolas1" fo:font-style="normal" style:text-underline-style="none" officeooo:paragraph-rsid="004a6298" fo:background-color="transparent" style:font-style-asian="normal" style:font-style-complex="normal"/>
    </style:style>
    <style:style style:name="P18" style:family="paragraph" style:parent-style-name="Standard" style:master-page-name="">
      <style:paragraph-properties fo:margin-left="0in" fo:margin-right="0in" fo:text-align="start" style:justify-single-word="false" fo:text-indent="0in" style:auto-text-indent="false" style:page-number="auto"/>
      <style:text-properties style:use-window-font-color="true" style:font-name="Consolas1" fo:font-size="10pt" fo:font-style="normal" style:text-underline-style="none" fo:background-color="transparent" style:font-size-asian="10pt" style:font-style-asian="normal" style:font-style-complex="normal"/>
    </style:style>
    <style:style style:name="P19" style:family="paragraph" style:parent-style-name="Standard">
      <style:text-properties style:use-window-font-color="true" style:font-name="Consolas1" fo:font-size="10pt" fo:font-style="normal" style:text-underline-style="none" officeooo:rsid="00225c9c" officeooo:paragraph-rsid="00225c9c" fo:background-color="transparent" style:font-size-asian="10pt" style:font-style-asian="normal" style:font-style-complex="normal"/>
    </style:style>
    <style:style style:name="P20" style:family="paragraph" style:parent-style-name="Standard">
      <style:text-properties style:use-window-font-color="true" style:font-name="Consolas1" fo:font-size="10pt" fo:font-style="normal" style:text-underline-style="none" officeooo:rsid="00225c9c" officeooo:paragraph-rsid="0026f2eb" fo:background-color="transparent" style:font-size-asian="10pt" style:font-style-asian="normal" style:font-style-complex="normal"/>
    </style:style>
    <style:style style:name="P21" style:family="paragraph" style:parent-style-name="Standard">
      <style:text-properties style:use-window-font-color="true" style:font-name="Consolas1" fo:font-size="10pt" fo:font-style="normal" style:text-underline-style="none" officeooo:rsid="00225c9c" officeooo:paragraph-rsid="00293e9f" fo:background-color="transparent" style:font-size-asian="10pt" style:font-style-asian="normal" style:font-style-complex="normal"/>
    </style:style>
    <style:style style:name="P22" style:family="paragraph" style:parent-style-name="Standard">
      <style:text-properties style:use-window-font-color="true" style:font-name="Consolas1" fo:font-size="10pt" fo:font-style="normal" style:text-underline-style="none" officeooo:rsid="00225c9c" officeooo:paragraph-rsid="002f1aa1" fo:background-color="transparent" style:font-size-asian="10pt" style:font-style-asian="normal" style:font-style-complex="normal"/>
    </style:style>
    <style:style style:name="P23" style:family="paragraph" style:parent-style-name="Standard">
      <style:text-properties style:use-window-font-color="true" style:font-name="Consolas1" fo:font-size="10pt" fo:font-style="normal" style:text-underline-style="none" officeooo:rsid="00225c9c" officeooo:paragraph-rsid="003090ee" fo:background-color="transparent" style:font-size-asian="10pt" style:font-style-asian="normal" style:font-style-complex="normal"/>
    </style:style>
    <style:style style:name="P24" style:family="paragraph" style:parent-style-name="Standard">
      <style:text-properties style:use-window-font-color="true" style:font-name="Consolas1" fo:font-size="10pt" fo:font-style="normal" style:text-underline-style="none" officeooo:rsid="00225c9c" officeooo:paragraph-rsid="0030b1b2" fo:background-color="transparent" style:font-size-asian="10pt" style:font-style-asian="normal" style:font-style-complex="normal"/>
    </style:style>
    <style:style style:name="P25" style:family="paragraph" style:parent-style-name="Standard">
      <style:text-properties style:use-window-font-color="true" style:font-name="Consolas1" fo:font-size="10pt" fo:font-style="normal" style:text-underline-style="none" officeooo:rsid="00225c9c" officeooo:paragraph-rsid="003160f3" fo:background-color="transparent" style:font-size-asian="10pt" style:font-style-asian="normal" style:font-style-complex="normal"/>
    </style:style>
    <style:style style:name="P26" style:family="paragraph" style:parent-style-name="Standard">
      <style:text-properties style:use-window-font-color="true" style:font-name="Consolas1" fo:font-size="10pt" fo:font-style="normal" style:text-underline-style="none" officeooo:rsid="00225c9c" officeooo:paragraph-rsid="0033a0e1" fo:background-color="transparent" style:font-size-asian="10pt" style:font-style-asian="normal" style:font-style-complex="normal"/>
    </style:style>
    <style:style style:name="P27" style:family="paragraph" style:parent-style-name="Standard">
      <style:text-properties style:use-window-font-color="true" style:font-name="Consolas1" fo:font-size="10pt" fo:font-style="normal" style:text-underline-style="none" officeooo:rsid="00225c9c" officeooo:paragraph-rsid="00372b75" fo:background-color="transparent" style:font-size-asian="10pt" style:font-style-asian="normal" style:font-style-complex="normal"/>
    </style:style>
    <style:style style:name="P28" style:family="paragraph" style:parent-style-name="Standard">
      <style:text-properties style:use-window-font-color="true" style:font-name="Consolas1" fo:font-size="10pt" fo:font-style="normal" style:text-underline-style="none" officeooo:rsid="00225c9c" officeooo:paragraph-rsid="00387235" fo:background-color="transparent" style:font-size-asian="10pt" style:font-style-asian="normal" style:font-style-complex="normal"/>
    </style:style>
    <style:style style:name="P29" style:family="paragraph" style:parent-style-name="Standard">
      <style:text-properties style:use-window-font-color="true" style:font-name="Consolas1" fo:font-size="10pt" fo:font-style="normal" style:text-underline-style="none" officeooo:rsid="00225c9c" officeooo:paragraph-rsid="0038e193" fo:background-color="transparent" style:font-size-asian="10pt" style:font-style-asian="normal" style:font-style-complex="normal"/>
    </style:style>
    <style:style style:name="P30" style:family="paragraph" style:parent-style-name="Standard">
      <style:text-properties style:use-window-font-color="true" style:font-name="Consolas1" fo:font-size="10pt" fo:font-style="normal" style:text-underline-style="none" officeooo:rsid="00225c9c" officeooo:paragraph-rsid="00293e9f" fo:background-color="transparent" style:font-size-asian="10pt" style:font-style-asian="normal" style:font-style-complex="normal"/>
    </style:style>
    <style:style style:name="P31" style:family="paragraph" style:parent-style-name="Standard">
      <style:text-properties style:use-window-font-color="true" style:font-name="Consolas1" fo:font-size="10pt" fo:font-style="normal" style:text-underline-style="none" officeooo:rsid="00225c9c" officeooo:paragraph-rsid="003a501b" fo:background-color="transparent" style:font-size-asian="10pt" style:font-style-asian="normal" style:font-style-complex="normal"/>
    </style:style>
    <style:style style:name="P32" style:family="paragraph" style:parent-style-name="Standard">
      <style:text-properties style:use-window-font-color="true" style:font-name="Consolas1" fo:font-size="10pt" fo:font-style="normal" style:text-underline-style="none" officeooo:rsid="00225c9c" officeooo:paragraph-rsid="003bdc60" fo:background-color="transparent" style:font-size-asian="10pt" style:font-style-asian="normal" style:font-style-complex="normal"/>
    </style:style>
    <style:style style:name="P33" style:family="paragraph" style:parent-style-name="Standard">
      <style:text-properties style:use-window-font-color="true" style:font-name="Consolas1" fo:font-size="10pt" fo:font-style="normal" style:text-underline-style="none" officeooo:rsid="00225c9c" officeooo:paragraph-rsid="003d6f16" fo:background-color="transparent" style:font-size-asian="10pt" style:font-style-asian="normal" style:font-style-complex="normal"/>
    </style:style>
    <style:style style:name="P34" style:family="paragraph" style:parent-style-name="Standard">
      <style:text-properties style:use-window-font-color="true" style:font-name="Consolas1" fo:font-size="10pt" fo:font-style="normal" style:text-underline-style="none" officeooo:rsid="00225c9c" officeooo:paragraph-rsid="0044d518" fo:background-color="transparent" style:font-size-asian="10pt" style:font-style-asian="normal" style:font-style-complex="normal"/>
    </style:style>
    <style:style style:name="P35" style:family="paragraph" style:parent-style-name="Standard">
      <style:text-properties style:use-window-font-color="true" style:font-name="Consolas1" fo:font-size="10pt" fo:font-style="normal" style:text-underline-style="none" officeooo:rsid="00225c9c" officeooo:paragraph-rsid="004517ee" fo:background-color="transparent" style:font-size-asian="10pt" style:font-style-asian="normal" style:font-style-complex="normal"/>
    </style:style>
    <style:style style:name="P36" style:family="paragraph" style:parent-style-name="Standard">
      <style:text-properties style:use-window-font-color="true" style:font-name="Consolas1" fo:font-size="10pt" fo:font-style="normal" style:text-underline-style="none" officeooo:rsid="00225c9c" officeooo:paragraph-rsid="004e5969" fo:background-color="transparent" style:font-size-asian="10pt" style:font-style-asian="normal" style:font-style-complex="normal"/>
    </style:style>
    <style:style style:name="P37" style:family="paragraph" style:parent-style-name="Standard">
      <style:text-properties style:use-window-font-color="true" style:font-name="Consolas1" fo:font-size="10pt" fo:font-style="normal" style:text-underline-style="none" officeooo:rsid="00225c9c" officeooo:paragraph-rsid="0051066b" fo:background-color="transparent" style:font-size-asian="10pt" style:font-style-asian="normal" style:font-style-complex="normal"/>
    </style:style>
    <style:style style:name="P38" style:family="paragraph" style:parent-style-name="Standard">
      <style:text-properties style:use-window-font-color="true" style:font-name="Consolas1" fo:font-size="10pt" fo:font-style="normal" style:text-underline-style="none" officeooo:rsid="00225c9c" officeooo:paragraph-rsid="003160f3" fo:background-color="transparent" style:font-size-asian="10pt" style:font-style-asian="normal" style:font-style-complex="normal"/>
    </style:style>
    <style:style style:name="P39" style:family="paragraph" style:parent-style-name="Standard">
      <style:text-properties style:use-window-font-color="true" style:font-name="Consolas1" fo:font-size="10pt" fo:font-style="normal" style:text-underline-style="none" officeooo:rsid="00225c9c" officeooo:paragraph-rsid="00330cc2" fo:background-color="transparent" style:font-size-asian="10pt" style:font-style-asian="normal" style:font-style-complex="normal"/>
    </style:style>
    <style:style style:name="P40" style:family="paragraph" style:parent-style-name="Standard">
      <style:text-properties style:use-window-font-color="true" style:font-name="Consolas1" fo:font-size="10pt" fo:font-style="normal" style:text-underline-style="none" officeooo:rsid="00225c9c" officeooo:paragraph-rsid="0033a0e1" fo:background-color="transparent" style:font-size-asian="10pt" style:font-style-asian="normal" style:font-style-complex="normal"/>
    </style:style>
    <style:style style:name="P41" style:family="paragraph" style:parent-style-name="Standard">
      <style:text-properties style:use-window-font-color="true" style:font-name="Consolas1" fo:font-size="10pt" fo:font-style="normal" style:text-underline-style="none" officeooo:rsid="00225c9c" officeooo:paragraph-rsid="0035e363" fo:background-color="transparent" style:font-size-asian="10pt" style:font-style-asian="normal" style:font-style-complex="normal"/>
    </style:style>
    <style:style style:name="P42" style:family="paragraph" style:parent-style-name="Standard">
      <style:text-properties style:use-window-font-color="true" style:font-name="Consolas1" fo:font-size="10pt" fo:font-style="normal" style:text-underline-style="none" officeooo:rsid="00225c9c" officeooo:paragraph-rsid="0036bbbf" fo:background-color="transparent" style:font-size-asian="10pt" style:font-style-asian="normal" style:font-style-complex="normal"/>
    </style:style>
    <style:style style:name="P43" style:family="paragraph" style:parent-style-name="Standard">
      <style:text-properties style:use-window-font-color="true" style:font-name="Consolas1" fo:font-size="10pt" fo:font-style="normal" style:text-underline-style="none" officeooo:rsid="00225c9c" officeooo:paragraph-rsid="00372b75" fo:background-color="transparent" style:font-size-asian="10pt" style:font-style-asian="normal" style:font-style-complex="normal"/>
    </style:style>
    <style:style style:name="P44" style:family="paragraph" style:parent-style-name="Standard">
      <style:text-properties style:use-window-font-color="true" style:font-name="Consolas1" fo:font-size="10pt" fo:font-style="normal" style:text-underline-style="none" officeooo:rsid="00225c9c" officeooo:paragraph-rsid="00387235" fo:background-color="transparent" style:font-size-asian="10pt" style:font-style-asian="normal" style:font-style-complex="normal"/>
    </style:style>
    <style:style style:name="P45" style:family="paragraph" style:parent-style-name="Standard">
      <style:text-properties style:use-window-font-color="true" style:font-name="Consolas1" fo:font-size="10pt" fo:font-style="normal" style:text-underline-style="none" officeooo:rsid="00225c9c" officeooo:paragraph-rsid="003a0faa" fo:background-color="transparent" style:font-size-asian="10pt" style:font-style-asian="normal" style:font-style-complex="normal"/>
    </style:style>
    <style:style style:name="P46" style:family="paragraph" style:parent-style-name="Standard">
      <style:text-properties style:use-window-font-color="true" style:font-name="Consolas1" fo:font-size="10pt" fo:font-style="normal" style:text-underline-style="none" officeooo:rsid="00225c9c" officeooo:paragraph-rsid="003a501b" fo:background-color="transparent" style:font-size-asian="10pt" style:font-style-asian="normal" style:font-style-complex="normal"/>
    </style:style>
    <style:style style:name="P47" style:family="paragraph" style:parent-style-name="Standard">
      <style:text-properties style:use-window-font-color="true" style:font-name="Consolas1" fo:font-size="10pt" fo:font-style="normal" style:text-underline-style="none" officeooo:rsid="00225c9c" officeooo:paragraph-rsid="003bdc60" fo:background-color="transparent" style:font-size-asian="10pt" style:font-style-asian="normal" style:font-style-complex="normal"/>
    </style:style>
    <style:style style:name="P48" style:family="paragraph" style:parent-style-name="Standard">
      <style:text-properties style:use-window-font-color="true" style:font-name="Consolas1" fo:font-size="10pt" fo:font-style="normal" style:text-underline-style="none" officeooo:rsid="00225c9c" officeooo:paragraph-rsid="003d6f16" fo:background-color="transparent" style:font-size-asian="10pt" style:font-style-asian="normal" style:font-style-complex="normal"/>
    </style:style>
    <style:style style:name="P49" style:family="paragraph" style:parent-style-name="Standard">
      <style:text-properties style:use-window-font-color="true" style:font-name="Consolas1" fo:font-size="10pt" fo:font-style="normal" style:text-underline-style="none" officeooo:rsid="00225c9c" officeooo:paragraph-rsid="00413300" fo:background-color="transparent" style:font-size-asian="10pt" style:font-style-asian="normal" style:font-style-complex="normal"/>
    </style:style>
    <style:style style:name="P50" style:family="paragraph" style:parent-style-name="Standard">
      <style:text-properties style:use-window-font-color="true" style:font-name="Consolas1" fo:font-size="10pt" fo:font-style="normal" style:text-underline-style="none" officeooo:rsid="00225c9c" officeooo:paragraph-rsid="00438944" fo:background-color="transparent" style:font-size-asian="10pt" style:font-style-asian="normal" style:font-style-complex="normal"/>
    </style:style>
    <style:style style:name="P51" style:family="paragraph" style:parent-style-name="Standard">
      <style:text-properties style:use-window-font-color="true" style:font-name="Consolas1" fo:font-size="10pt" fo:font-style="normal" style:text-underline-style="none" officeooo:rsid="00225c9c" officeooo:paragraph-rsid="0044d518" fo:background-color="transparent" style:font-size-asian="10pt" style:font-style-asian="normal" style:font-style-complex="normal"/>
    </style:style>
    <style:style style:name="P52" style:family="paragraph" style:parent-style-name="Standard">
      <style:text-properties style:use-window-font-color="true" style:font-name="Consolas1" fo:font-size="10pt" fo:font-style="normal" style:text-underline-style="none" officeooo:rsid="00225c9c" officeooo:paragraph-rsid="004ff188" fo:background-color="transparent" style:font-size-asian="10pt" style:font-style-asian="normal" style:font-style-complex="normal"/>
    </style:style>
    <style:style style:name="P53" style:family="paragraph" style:parent-style-name="Standard">
      <style:text-properties style:use-window-font-color="true" style:font-name="Consolas1" fo:font-size="10pt" fo:font-style="normal" style:text-underline-style="none" officeooo:rsid="00251782" officeooo:paragraph-rsid="002391ef" fo:background-color="transparent" style:font-size-asian="10pt" style:font-style-asian="normal" style:font-style-complex="normal"/>
    </style:style>
    <style:style style:name="P54" style:family="paragraph" style:parent-style-name="Standard">
      <style:text-properties style:use-window-font-color="true" style:font-name="Consolas1" fo:font-size="10pt" fo:font-style="normal" style:text-underline-style="none" officeooo:rsid="00251782" officeooo:paragraph-rsid="00251782" fo:background-color="transparent" style:font-size-asian="10pt" style:font-style-asian="normal" style:font-style-complex="normal"/>
    </style:style>
    <style:style style:name="P55" style:family="paragraph" style:parent-style-name="Standard">
      <style:text-properties style:use-window-font-color="true" style:font-name="Consolas1" fo:font-size="10pt" fo:font-style="normal" style:text-underline-style="none" officeooo:paragraph-rsid="0022fbfa" fo:background-color="transparent" style:font-size-asian="10pt" style:font-style-asian="normal" style:font-style-complex="normal"/>
    </style:style>
    <style:style style:name="P56" style:family="paragraph" style:parent-style-name="Standard">
      <style:text-properties style:use-window-font-color="true" style:font-name="Consolas1" fo:font-size="10pt" fo:font-style="normal" style:text-underline-style="none" officeooo:paragraph-rsid="002391ef" fo:background-color="transparent" style:font-size-asian="10pt" style:font-style-asian="normal" style:font-style-complex="normal"/>
    </style:style>
    <style:style style:name="P57" style:family="paragraph" style:parent-style-name="Standard">
      <style:text-properties style:use-window-font-color="true" style:font-name="Consolas1" fo:font-size="10pt" fo:font-style="normal" style:text-underline-style="none" officeooo:paragraph-rsid="00251782" fo:background-color="transparent" style:font-size-asian="10pt" style:font-style-asian="normal" style:font-style-complex="normal"/>
    </style:style>
    <style:style style:name="P58" style:family="paragraph" style:parent-style-name="Standard">
      <style:text-properties style:use-window-font-color="true" style:font-name="Consolas1" fo:font-size="10pt" fo:font-style="normal" style:text-underline-style="none" officeooo:paragraph-rsid="002541d2" fo:background-color="transparent" style:font-size-asian="10pt" style:font-style-asian="normal" style:font-style-complex="normal"/>
    </style:style>
    <style:style style:name="P59" style:family="paragraph" style:parent-style-name="Standard">
      <style:text-properties style:use-window-font-color="true" style:font-name="Consolas1" fo:font-size="10pt" fo:font-style="normal" style:text-underline-style="none" officeooo:paragraph-rsid="002a3562" fo:background-color="transparent" style:font-size-asian="10pt" style:font-style-asian="normal" style:font-style-complex="normal"/>
    </style:style>
    <style:style style:name="P60" style:family="paragraph" style:parent-style-name="Standard">
      <style:text-properties style:use-window-font-color="true" style:font-name="Consolas1" fo:font-size="10pt" fo:font-style="normal" style:text-underline-style="none" officeooo:paragraph-rsid="00293e9f" fo:background-color="transparent" style:font-size-asian="10pt" style:font-style-asian="normal" style:font-style-complex="normal"/>
    </style:style>
    <style:style style:name="P61" style:family="paragraph" style:parent-style-name="Standard">
      <style:text-properties style:use-window-font-color="true" style:font-name="Consolas1" fo:font-size="10pt" fo:font-style="normal" style:text-underline-style="none" officeooo:paragraph-rsid="004e153a" fo:background-color="transparent" style:font-size-asian="10pt" style:font-style-asian="normal" style:font-style-complex="normal"/>
    </style:style>
    <style:style style:name="P62" style:family="paragraph" style:parent-style-name="Standard">
      <style:text-properties style:use-window-font-color="true" style:font-name="Consolas1" fo:font-size="10pt" fo:font-style="normal" style:text-underline-style="none" officeooo:rsid="003090ee" officeooo:paragraph-rsid="003090ee" fo:background-color="transparent" style:font-size-asian="10pt" style:font-style-asian="normal" style:font-style-complex="normal"/>
    </style:style>
    <style:style style:name="P63" style:family="paragraph" style:parent-style-name="Standard">
      <style:text-properties style:use-window-font-color="true" style:font-name="Consolas1" fo:font-size="10pt" fo:font-style="normal" style:text-underline-style="none" officeooo:rsid="0030b1b2" officeooo:paragraph-rsid="0030b1b2" fo:background-color="transparent" style:font-size-asian="10pt" style:font-style-asian="normal" style:font-style-complex="normal"/>
    </style:style>
    <style:style style:name="P64" style:family="paragraph" style:parent-style-name="Standard">
      <style:text-properties style:use-window-font-color="true" style:font-name="Consolas1" fo:font-size="10pt" fo:font-style="normal" style:text-underline-style="none" officeooo:rsid="0031a065" officeooo:paragraph-rsid="0031a065" fo:background-color="transparent" style:font-size-asian="10pt" style:font-style-asian="normal" style:font-style-complex="normal"/>
    </style:style>
    <style:style style:name="P65" style:family="paragraph" style:parent-style-name="Standard">
      <style:text-properties style:use-window-font-color="true" style:font-name="Consolas1" fo:font-size="10pt" fo:font-style="normal" style:text-underline-style="none" officeooo:rsid="0031a065" officeooo:paragraph-rsid="00330cc2" fo:background-color="transparent" style:font-size-asian="10pt" style:font-style-asian="normal" style:font-style-complex="normal"/>
    </style:style>
    <style:style style:name="P66" style:family="paragraph" style:parent-style-name="Standard">
      <style:text-properties style:use-window-font-color="true" style:font-name="Consolas1" fo:font-size="10pt" fo:font-style="normal" style:text-underline-style="none" officeooo:rsid="0031a065" officeooo:paragraph-rsid="0033466a" fo:background-color="transparent" style:font-size-asian="10pt" style:font-style-asian="normal" style:font-style-complex="normal"/>
    </style:style>
    <style:style style:name="P67" style:family="paragraph" style:parent-style-name="Standard">
      <style:text-properties style:use-window-font-color="true" style:font-name="Consolas1" fo:font-size="10pt" fo:font-style="normal" style:text-underline-style="none" officeooo:rsid="0031a065" officeooo:paragraph-rsid="0033466a" fo:background-color="transparent" style:font-size-asian="10pt" style:font-style-asian="normal" style:font-style-complex="normal"/>
    </style:style>
    <style:style style:name="P68" style:family="paragraph" style:parent-style-name="Standard">
      <style:text-properties style:use-window-font-color="true" style:font-name="Consolas1" fo:font-size="10pt" fo:font-style="normal" style:text-underline-style="none" officeooo:rsid="004e5969" officeooo:paragraph-rsid="004e5969" fo:background-color="transparent" style:font-size-asian="10pt" style:font-style-asian="normal" style:font-style-complex="normal"/>
    </style:style>
    <style:style style:name="P69" style:family="paragraph" style:parent-style-name="Standard">
      <style:text-properties style:use-window-font-color="true" style:font-name="Consolas1" fo:font-size="10pt" fo:font-style="italic" style:text-underline-style="none" officeooo:rsid="00225c9c" officeooo:paragraph-rsid="00293e9f" fo:background-color="transparent" style:font-size-asian="10pt" style:font-style-asian="italic" style:font-style-complex="italic"/>
    </style:style>
    <style:style style:name="P70" style:family="paragraph" style:parent-style-name="Standard">
      <style:text-properties style:use-window-font-color="true" style:font-name="Consolas1" fo:font-style="normal" style:text-underline-style="none" officeooo:rsid="00251782" officeooo:paragraph-rsid="00251782" fo:background-color="transparent" style:font-style-asian="normal" style:font-style-complex="normal"/>
    </style:style>
    <style:style style:name="P71" style:family="paragraph" style:parent-style-name="Standard">
      <style:text-properties style:use-window-font-color="true" style:font-name="Consolas1" fo:font-style="normal" style:text-underline-style="none" officeooo:paragraph-rsid="0026f2eb" fo:background-color="transparent" style:font-style-asian="normal" style:font-style-complex="normal"/>
    </style:style>
    <style:style style:name="P72" style:family="paragraph" style:parent-style-name="Standard">
      <style:text-properties style:use-window-font-color="true" fo:font-style="normal" style:text-underline-style="none" officeooo:paragraph-rsid="00330cc2" fo:background-color="transparent" style:font-style-asian="normal" style:font-style-complex="normal"/>
    </style:style>
    <style:style style:name="P73" style:family="paragraph" style:parent-style-name="Standard">
      <style:text-properties style:use-window-font-color="true" fo:font-style="normal" style:text-underline-style="none" officeooo:paragraph-rsid="004517ee" fo:background-color="transparent" style:font-style-asian="normal" style:font-style-complex="normal"/>
    </style:style>
    <style:style style:name="P74" style:family="paragraph" style:parent-style-name="Standard">
      <style:text-properties style:use-window-font-color="true" fo:font-style="normal" style:text-underline-style="none" officeooo:paragraph-rsid="0047c4e7" fo:background-color="transparent" style:font-style-asian="normal" style:font-style-complex="normal"/>
    </style:style>
    <style:style style:name="P75" style:family="paragraph" style:parent-style-name="Standard">
      <style:paragraph-properties fo:break-before="page"/>
      <style:text-properties style:use-window-font-color="true" style:font-name="Consolas1" fo:font-size="10pt" fo:font-style="normal" style:text-underline-style="none" officeooo:rsid="00225c9c" officeooo:paragraph-rsid="0026f2eb" fo:background-color="transparent" style:font-size-asian="10pt" style:font-style-asian="normal" style:font-style-complex="normal"/>
    </style:style>
    <style:style style:name="P76" style:family="paragraph" style:parent-style-name="Standard">
      <style:paragraph-properties fo:break-before="page"/>
      <style:text-properties style:use-window-font-color="true" style:font-name="Consolas1" fo:font-size="10pt" fo:font-style="normal" style:text-underline-style="none" officeooo:rsid="00225c9c" officeooo:paragraph-rsid="0044d518" fo:background-color="transparent" style:font-size-asian="10pt" style:font-style-asian="normal" style:font-style-complex="normal"/>
    </style:style>
    <style:style style:name="P77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7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use-window-font-color="true" fo:font-style="normal" style:text-underline-style="none" fo:background-color="transparent" style:font-style-asian="normal" style:font-style-complex="normal"/>
    </style:style>
    <style:style style:name="P7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use-window-font-color="true" fo:font-style="normal" style:text-underline-style="none" officeooo:paragraph-rsid="003d6f16" fo:background-color="transparent" style:font-style-asian="normal" style:font-style-complex="normal"/>
    </style:style>
    <style:style style:name="P8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use-window-font-color="true" fo:font-style="normal" style:text-underline-style="none" officeooo:paragraph-rsid="00438944" fo:background-color="transparent" style:font-style-asian="normal" style:font-style-complex="normal"/>
    </style:style>
    <style:style style:name="P8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use-window-font-color="true" fo:font-style="normal" style:text-underline-style="none" officeooo:paragraph-rsid="004517ee" fo:background-color="transparent" style:font-style-asian="normal" style:font-style-complex="normal"/>
    </style:style>
    <style:style style:name="P8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use-window-font-color="true" fo:font-style="normal" style:text-underline-style="none" officeooo:paragraph-rsid="0046b88d" fo:background-color="transparent" style:font-style-asian="normal" style:font-style-complex="normal"/>
    </style:style>
    <style:style style:name="P8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use-window-font-color="true" fo:font-style="normal" style:text-underline-style="none" officeooo:paragraph-rsid="0047c4e7" fo:background-color="transparent" style:font-style-asian="normal" style:font-style-complex="normal"/>
    </style:style>
    <style:style style:name="P8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use-window-font-color="true" fo:font-style="normal" style:text-underline-style="none" officeooo:paragraph-rsid="00482fe2" fo:background-color="transparent" style:font-style-asian="normal" style:font-style-complex="normal"/>
    </style:style>
    <style:style style:name="P8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use-window-font-color="true" fo:font-style="normal" style:text-underline-style="none" officeooo:paragraph-rsid="0049f53c" fo:background-color="transparent" style:font-style-asian="normal" style:font-style-complex="normal"/>
    </style:style>
    <style:style style:name="P8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use-window-font-color="true" fo:font-style="normal" style:text-underline-style="none" officeooo:paragraph-rsid="004a3ed7" fo:background-color="transparent" style:font-style-asian="normal" style:font-style-complex="normal"/>
    </style:style>
    <style:style style:name="P8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use-window-font-color="true" fo:font-style="normal" style:text-underline-style="none" officeooo:paragraph-rsid="004a6298" fo:background-color="transparent" style:font-style-asian="normal" style:font-style-complex="normal"/>
    </style:style>
    <style:style style:name="P8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use-window-font-color="true" style:font-name="Consolas1" fo:font-size="10pt" fo:font-style="normal" style:text-underline-style="none" officeooo:rsid="00225c9c" fo:background-color="transparent" style:font-size-asian="10pt" style:font-style-asian="normal" style:font-style-complex="normal"/>
    </style:style>
    <style:style style:name="P8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onsolas" fo:font-size="10pt" style:font-size-asian="10pt"/>
    </style:style>
    <style:style style:name="T1" style:family="text">
      <style:text-properties style:font-name="Consolas"/>
    </style:style>
    <style:style style:name="T2" style:family="text">
      <style:text-properties style:font-name="Consolas" fo:font-size="10pt" officeooo:rsid="00225c9c" style:font-size-asian="10pt"/>
    </style:style>
    <style:style style:name="T3" style:family="text">
      <style:text-properties style:font-name="Consolas" fo:font-size="10pt" officeooo:rsid="00225c9c" style:font-size-asian="10pt"/>
    </style:style>
    <style:style style:name="T4" style:family="text">
      <style:text-properties style:font-name="Consolas" fo:font-size="10pt" officeooo:rsid="00225c9c" style:font-size-asian="10pt"/>
    </style:style>
    <style:style style:name="T5" style:family="text">
      <style:text-properties style:font-name="Consolas" fo:font-size="10pt" style:font-size-asian="10pt"/>
    </style:style>
    <style:style style:name="T6" style:family="text">
      <style:text-properties style:font-name="Consolas" fo:font-size="10pt" style:font-size-asian="10pt"/>
    </style:style>
    <style:style style:name="T7" style:family="text">
      <style:text-properties style:font-name="Consolas" fo:font-size="10pt" style:font-size-asian="10pt"/>
    </style:style>
    <style:style style:name="T8" style:family="text">
      <style:text-properties style:font-name="Consolas" fo:font-size="10pt" officeooo:rsid="00438944" style:font-size-asian="10pt"/>
    </style:style>
    <style:style style:name="T9" style:family="text">
      <style:text-properties style:font-name="Consolas" fo:font-size="10pt" officeooo:rsid="00482fe2" style:font-size-asian="10pt"/>
    </style:style>
    <style:style style:name="T10" style:family="text">
      <style:text-properties style:font-name="Consolas" fo:font-size="10pt" officeooo:rsid="0049f53c" style:font-size-asian="10pt"/>
    </style:style>
    <style:style style:name="T11" style:family="text">
      <style:text-properties style:font-name="Consolas" fo:font-size="10pt" officeooo:rsid="004a3ed7" style:font-size-asian="10pt"/>
    </style:style>
    <style:style style:name="T12" style:family="text">
      <style:text-properties style:font-name="Consolas" fo:font-size="10pt" officeooo:rsid="004a6298" style:font-size-asian="10pt"/>
    </style:style>
    <style:style style:name="T13" style:family="text">
      <style:text-properties style:font-name="Consolas"/>
    </style:style>
    <style:style style:name="T14" style:family="text">
      <style:text-properties style:font-name="Consolas"/>
    </style:style>
    <style:style style:name="T15" style:family="text">
      <style:text-properties style:font-name="Consolas" officeooo:rsid="003090ee"/>
    </style:style>
    <style:style style:name="T16" style:family="text">
      <style:text-properties style:font-name="Consolas" fo:background-color="#373737" loext:char-shading-value="0"/>
    </style:style>
    <style:style style:name="T17" style:family="text">
      <style:text-properties style:font-name="Consolas" officeooo:rsid="004e5969" fo:background-color="#373737" loext:char-shading-value="0"/>
    </style:style>
    <style:style style:name="T18" style:family="text">
      <style:text-properties style:font-name="Consolas" officeooo:rsid="0030b1b2"/>
    </style:style>
    <style:style style:name="T19" style:family="text">
      <style:text-properties style:font-name="Consolas"/>
    </style:style>
    <style:style style:name="T20" style:family="text">
      <style:text-properties style:font-name="Consolas" officeooo:rsid="0033466a"/>
    </style:style>
    <style:style style:name="T21" style:family="text">
      <style:text-properties style:font-name="Consolas" officeooo:rsid="00387235"/>
    </style:style>
    <style:style style:name="T22" style:family="text">
      <style:text-properties style:font-name="Consolas" officeooo:rsid="003a0faa"/>
    </style:style>
    <style:style style:name="T23" style:family="text">
      <style:text-properties style:font-name="Consolas"/>
    </style:style>
    <style:style style:name="T24" style:family="text">
      <style:text-properties style:font-name="Consolas" officeooo:rsid="003d6f16"/>
    </style:style>
    <style:style style:name="T25" style:family="text">
      <style:text-properties style:font-name="Consolas" officeooo:rsid="00413300"/>
    </style:style>
    <style:style style:name="T26" style:family="text">
      <style:text-properties style:font-name="Consolas" officeooo:rsid="004517ee"/>
    </style:style>
    <style:style style:name="T27" style:family="text">
      <style:text-properties style:font-name="Consolas" officeooo:rsid="004e5969"/>
    </style:style>
    <style:style style:name="T28" style:family="text">
      <style:text-properties style:font-name="Consolas" officeooo:rsid="004e5969"/>
    </style:style>
    <style:style style:name="T29" style:family="text">
      <style:text-properties officeooo:rsid="00251782"/>
    </style:style>
    <style:style style:name="T30" style:family="text">
      <style:text-properties officeooo:rsid="0026f2eb"/>
    </style:style>
    <style:style style:name="T31" style:family="text">
      <style:text-properties fo:font-size="10pt" style:font-size-asian="10pt"/>
    </style:style>
    <style:style style:name="T32" style:family="text">
      <style:text-properties fo:font-size="10pt" officeooo:rsid="001e20cc" style:font-size-asian="10pt"/>
    </style:style>
    <style:style style:name="T33" style:family="text">
      <style:text-properties fo:font-size="10pt" officeooo:rsid="0019fc74" style:font-size-asian="10pt"/>
    </style:style>
    <style:style style:name="T34" style:family="text">
      <style:text-properties fo:font-size="10pt" officeooo:rsid="001c7d74" style:font-size-asian="10pt"/>
    </style:style>
    <style:style style:name="T35" style:family="text">
      <style:text-properties fo:font-size="10pt" officeooo:rsid="00222fa3" style:font-size-asian="10pt"/>
    </style:style>
    <style:style style:name="T36" style:family="text">
      <style:text-properties fo:font-size="10pt" officeooo:rsid="00251782" style:font-size-asian="10pt"/>
    </style:style>
    <style:style style:name="T37" style:family="text">
      <style:text-properties fo:font-size="10pt" officeooo:rsid="00225c9c" style:font-size-asian="10pt"/>
    </style:style>
    <style:style style:name="T38" style:family="text">
      <style:text-properties fo:font-size="10pt" officeooo:rsid="0026f2eb" style:font-size-asian="10pt"/>
    </style:style>
    <style:style style:name="T39" style:family="text">
      <style:text-properties fo:color="#17c6a3" style:font-name="Consolas" fo:font-size="10pt" fo:font-style="italic" style:text-underline-style="solid" style:text-underline-width="auto" style:text-underline-color="font-color" style:font-size-asian="10pt" style:font-style-asian="italic"/>
    </style:style>
    <style:style style:name="T40" style:family="text">
      <style:text-properties fo:color="#17c6a3" style:font-name="Consolas" fo:font-size="10pt" fo:font-style="italic" style:font-size-asian="10pt" style:font-style-asian="italic"/>
    </style:style>
    <style:style style:name="T41" style:family="text">
      <style:text-properties fo:color="#17c6a3" style:font-name="Consolas" fo:font-style="italic" fo:background-color="#373737" loext:char-shading-value="0" style:font-style-asian="italic"/>
    </style:style>
    <style:style style:name="T42" style:family="text">
      <style:text-properties fo:color="#17c6a3" style:font-name="Consolas" fo:font-style="italic" officeooo:rsid="004e5969" fo:background-color="#373737" loext:char-shading-value="0" style:font-style-asian="italic"/>
    </style:style>
    <style:style style:name="T43" style:family="text">
      <style:text-properties fo:color="#17c6a3" style:font-name="Consolas" fo:font-style="italic" style:text-underline-style="solid" style:text-underline-width="auto" style:text-underline-color="font-color" fo:background-color="#373737" loext:char-shading-value="0" style:font-style-asian="italic"/>
    </style:style>
    <style:style style:name="T44" style:family="text">
      <style:text-properties fo:color="#17c6a3" style:font-name="Consolas" fo:background-color="#373737" loext:char-shading-value="0"/>
    </style:style>
    <style:style style:name="T45" style:family="text">
      <style:text-properties fo:color="#17c6a3" style:font-name="Consolas" officeooo:rsid="004e5969" fo:background-color="#373737" loext:char-shading-value="0"/>
    </style:style>
    <style:style style:name="T46" style:family="text">
      <style:text-properties fo:color="#17c6a3" style:font-name="Consolas" style:text-underline-style="solid" style:text-underline-width="auto" style:text-underline-color="font-color" fo:background-color="#373737" loext:char-shading-value="0"/>
    </style:style>
    <style:style style:name="T47" style:family="text">
      <style:text-properties fo:color="#d9e8f7" style:font-name="Consolas" fo:font-size="10pt" style:font-size-asian="10pt"/>
    </style:style>
    <style:style style:name="T48" style:family="text">
      <style:text-properties fo:color="#d9e8f7" style:font-name="Consolas" fo:font-size="10pt" style:text-underline-style="solid" style:text-underline-width="auto" style:text-underline-color="font-color" style:font-size-asian="10pt"/>
    </style:style>
    <style:style style:name="T49" style:family="text">
      <style:text-properties fo:color="#d9e8f7" style:font-name="Consolas"/>
    </style:style>
    <style:style style:name="T50" style:family="text">
      <style:text-properties fo:color="#f9faf4" style:font-name="Consolas" fo:font-size="10pt" style:font-size-asian="10pt"/>
    </style:style>
    <style:style style:name="T51" style:family="text">
      <style:text-properties fo:color="#f9faf4" style:font-name="Consolas"/>
    </style:style>
    <style:style style:name="T52" style:family="text">
      <style:text-properties fo:color="#6897bb" style:font-name="Consolas" fo:font-size="10pt" style:font-size-asian="10pt"/>
    </style:style>
    <style:style style:name="T53" style:family="text">
      <style:text-properties fo:color="#e6e6fa" style:font-name="Consolas" fo:font-size="10pt" style:font-size-asian="10pt"/>
    </style:style>
    <style:style style:name="T54" style:family="text">
      <style:text-properties fo:color="#dd2867" style:font-name="Consolas" fo:font-size="10pt" style:font-size-asian="10pt"/>
    </style:style>
    <style:style style:name="T55" style:family="text">
      <style:text-properties fo:color="#a7ec21" style:font-name="Consolas" fo:font-size="10pt" fo:font-weight="bold" style:font-size-asian="10pt" style:font-weight-asian="bold"/>
    </style:style>
    <style:style style:name="T56" style:family="text">
      <style:text-properties fo:color="#626262" style:font-name="Consolas" fo:font-size="10pt" style:font-size-asian="10pt"/>
    </style:style>
    <style:style style:name="T57" style:family="text">
      <style:text-properties fo:color="#626262" style:font-name="Consolas" fo:font-size="10pt" style:text-underline-style="solid" style:text-underline-width="auto" style:text-underline-color="font-color" style:font-size-asian="10pt"/>
    </style:style>
    <style:style style:name="T58" style:family="text">
      <style:text-properties fo:color="#626262" style:font-name="Consolas" fo:font-style="italic" fo:background-color="#373737" loext:char-shading-value="0" style:font-style-asian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‘Here Ye! Here Ye!</text:p>
      <text:p text:style-name="P2"/>
      <text:p text:style-name="P3"><text:tab/>The King of Anagua, the Islands of the </text:p>
      <text:p text:style-name="P4">Great Sea, has proclaimed that Golan, the Great </text:p>
      <text:p text:style-name="P4">Dragon of the Western Mountains, deserves a </text:p>
      <text:p text:style-name="P4">slaying. He is terrorizing the countryside, </text:p>
      <text:p text:style-name="P4">eating nobleman and stealing gold. Any man who </text:p>
      <text:p text:style-name="P3">feels himself able to slay Golan should report</text:p>
      <text:p text:style-name="P3">to the castle this afternoon.</text:p>
      <text:p text:style-name="P2"/>
      <text:p text:style-name="P3"><text:tab/>The King has issued a reward of 5,000 </text:p>
      <text:p text:style-name="P17"><text:span text:style-name="T31">gold pieces for the killing of the Dragon and </text:span></text:p>
      <text:p text:style-name="P17"><text:span text:style-name="T31">bringing one tooth from his jaws of death, </text:span></text:p>
      <text:p text:style-name="P17"><text:span text:style-name="T31">there</text:span><text:span text:style-name="T34">by</text:span><text:span text:style-name="T31"> proving that he is dead.’</text:span></text:p>
      <text:p text:style-name="P2"/>
      <text:p text:style-name="P2"><text:s text:c="8"/>by decree of His Royal Majesty,</text:p>
      <text:p text:style-name="P2"><text:s text:c="15"/>-King Thesium of Anagua</text:p>
      <text:p text:style-name="P2"/>
      <text:p text:style-name="P5">It's a warm summer day. You, Warrick, an Elven </text:p>
      <text:p text:style-name="P5">Warrior of the Great Forest of Anagua, have left </text:p>
      <text:p text:style-name="P5">your homeland in the trees with the other people </text:p>
      <text:p text:style-name="P5">to pursue this profitable announcement from the </text:p>
      <text:p text:style-name="P5">King.</text:p>
      <text:p text:style-name="P2"/>
      <text:p text:style-name="P3">You journey to the castle. As you make your way </text:p>
      <text:p text:style-name="P15"><text:span text:style-name="T31">through the city, yo</text:span><text:span text:style-name="T34">u </text:span><text:span text:style-name="T31">see the other brave men </text:span></text:p>
      <text:p text:style-name="P3">who are willing to accept this challenge also.</text:p>
      <text:p text:style-name="P2"/>
      <text:p text:style-name="P4">You just hope that you will slay the Dragon </text:p>
      <text:p text:style-name="P4">first.</text:p>
      <text:p text:style-name="P2">Press 'Enter' to continue or 'Q' to quit...</text:p>
      <text:p text:style-name="P6"/>
      <text:p text:style-name="P3">After waiting in line for an hour, the King's </text:p>
      <text:p text:style-name="P3">squire makes the announcement that the quest </text:p>
      <text:p text:style-name="P3">is ready to begin.</text:p>
      <text:p text:style-name="P2"/>
      <text:p text:style-name="P4">He suggests that you go to the peddler's and </text:p>
      <text:p text:style-name="P4">buy supplies for your journey because the rest </text:p>
      <text:p text:style-name="P3">of the way will not be easy.</text:p>
      <text:p text:style-name="P1"/>
      <text:p text:style-name="P1">You've decided that it would be best to go with</text:p>
      <text:p text:style-name="P2">supplies for you do not know what the wilderness</text:p>
      <text:p text:style-name="P13">ahead will provide. This will take a little </text:p>
      <text:p text:style-name="P13">-time, but is is worth it.</text:p>
      <text:p text:style-name="P2"/>
      <text:p text:style-name="P13">At the peddler's, you decide to buy food, a </text:p>
      <text:p text:style-name="P13">simple earth spellbook, some arrows for your </text:p>
      <text:p text:style-name="P13">bow, and some matches in case you need to start </text:p>
      <text:p text:style-name="P7">a fire. The peddler offers you a sword, but you </text:p>
      <text:p text:style-name="P7">say you already have one forged from the metal </text:p>
      <text:p text:style-name="P7">of a meteorite that crashed in the Western </text:p>
      <text:p text:style-name="P7">Mountains years ago.</text:p>
      <text:p text:style-name="P2"/>
      <text:p text:style-name="P7">You leave for the gates heading to the forest </text:p>
      <text:p text:style-name="P7">and come to a path. The path forks.</text:p>
      <text:p text:style-name="P7"/>
      <text:p text:style-name="P7"/>
      <text:p text:style-name="P14"><text:span text:style-name="T1">You decide to choose the same as the majority </text:span></text:p>
      <text:p text:style-name="P14"><text:soft-page-break/><text:span text:style-name="T1">of the fighters and go on without supplies. You </text:span></text:p>
      <text:p text:style-name="P14"><text:span text:style-name="T1">again make your way through the city towards </text:span></text:p>
      <text:p text:style-name="P14"><text:span text:style-name="T1">the gates. You can see the forest of your home </text:span></text:p>
      <text:p text:style-name="P14"><text:span text:style-name="T1">up ahead.</text:span></text:p>
      <text:p text:style-name="P2"/>
      <text:p text:style-name="P3">You enter the forest which you have known for </text:p>
      <text:p text:style-name="P3">so long, but there is something different about </text:p>
      <text:p text:style-name="P3">it. There is a strange silence in the air. No </text:p>
      <text:p text:style-name="P15"><text:span text:style-name="T31">sign</text:span><text:span text:style-name="T35">s</text:span><text:span text:style-name="T31"> of bird or animal life. You look around </text:span></text:p>
      <text:p text:style-name="P3">and realize you've been surrounded by some of </text:p>
      <text:p text:style-name="P3">the men that you saw at the castle.</text:p>
      <text:p text:style-name="P2"/>
      <text:p text:style-name="P16"><text:span text:style-name="T31">They steal from you </text:span><text:span text:style-name="T35">what</text:span><text:span text:style-name="T31"> </text:span><text:span text:style-name="T35">few</text:span><text:span text:style-name="T31"> possessions you </text:span></text:p>
      <text:p text:style-name="P7">have and take your life. The last memory you </text:p>
      <text:p text:style-name="P7">have is of the men laughing at your lifeless </text:p>
      <text:p text:style-name="P7">body on the ground...</text:p>
      <text:p text:style-name="P19"/>
      <text:p text:style-name="P55">You decide to take the right path. You feel </text:p>
      <text:p text:style-name="P56">that luck has helped you on what you <text:span text:style-name="T29">believe</text:span> </text:p>
      <text:p text:style-name="P56">is an excellent decision.</text:p>
      <text:p text:style-name="P56"/>
      <text:p text:style-name="P8">As you walk along through the forest, you listen </text:p>
      <text:p text:style-name="P8">to the sounds of nature and think about your </text:p>
      <text:p text:style-name="P12">quest ahead. You keep walking and discover that </text:p>
      <text:p text:style-name="P12">the path ends abruptly and the only way to </text:p>
      <text:p text:style-name="P12">continue is through the thick underbrush.</text:p>
      <text:p text:style-name="P8"/>
      <text:p text:style-name="P8">You think about what your can do and narrow it </text:p>
      <text:p text:style-name="P8">down to two choices.</text:p>
      <text:p text:style-name="P53"/>
      <text:p text:style-name="P54">After your long, hard struggle through the </text:p>
      <text:p text:style-name="P54">underbrush, you finally reach another path. </text:p>
      <text:p text:style-name="P57">You think it might be the other path you could </text:p>
      <text:p text:style-name="P57">have taken. You stop and take a rest to eat </text:p>
      <text:p text:style-name="P57">lunch, but you know...</text:p>
      <text:p text:style-name="P56"/>
      <text:p text:style-name="P56">You must keep going.</text:p>
      <text:p text:style-name="P56"/>
      <text:p text:style-name="P58">After you disappoint yourself with your bad</text:p>
      <text:p text:style-name="P58">decision on the right path and the time you've</text:p>
      <text:p text:style-name="P58">wasted, you turn and head back.</text:p>
      <text:p text:style-name="P58"/>
      <text:p text:style-name="P58">After walking several steps, an unknown flying</text:p>
      <text:p text:style-name="P58">assailant attacks you from the trees. Dazed and</text:p>
      <text:p text:style-name="P58">amazed, you fall subject to the appetite of a</text:p>
      <text:p text:style-name="P58">giant raven!</text:p>
      <text:p text:style-name="P54"/>
      <text:p text:style-name="P70"><text:span text:style-name="T36">O</text:span><text:span text:style-name="T31">n the left path, you continue your quest.</text:span></text:p>
      <text:p text:style-name="P9">Night has begun to fall and you know you must</text:p>
      <text:p text:style-name="P9">be very alert because there are dangers that </text:p>
      <text:p text:style-name="P9">lurk in the shadows.</text:p>
      <text:p text:style-name="P2"/>
      <text:p text:style-name="P12">You continue walking and hear very strange </text:p>
      <text:p text:style-name="P12">noises. You look around quickly and realize that</text:p>
      <text:p text:style-name="P9">there are three small forms following you.</text:p>
      <text:p text:style-name="P57">You turn quickly and make a decision.</text:p>
      <text:p text:style-name="P75">Unsheathing your special sword, you prepare </text:p>
      <text:p text:style-name="P20">yourself for an unknown attack. You find that </text:p>
      <text:p text:style-name="P20">the forms are really goblin warriors!</text:p>
      <text:p text:style-name="P20"/>
      <text:p text:style-name="P9">You, being a very skill warrior yourself, strike </text:p>
      <text:p text:style-name="P9">all three down with one swing. The goblins are </text:p>
      <text:p text:style-name="P9">quickly cut in half by your mighty sword.</text:p>
      <text:p text:style-name="P2"/>
      <text:p text:style-name="P20"><text:span text:style-name="T30">Y</text:span>ou are very tired and decide to rest until </text:p>
      <text:p text:style-name="P20">morning. After you awaken, you decide to continue </text:p>
      <text:p text:style-name="P20">on the path.</text:p>
      <text:p text:style-name="P19"/>
      <text:p text:style-name="P20">You take the long wooden bow off your shoulder,</text:p>
      <text:p text:style-name="P20">pulling three arrows from your quiver and take<text:span text:style-name="T30"> </text:span></text:p>
      <text:p text:style-name="P20">aim. Launching all the three arrows at once, </text:p>
      <text:p text:style-name="P71"><text:span text:style-name="T37">you take down the </text:span><text:span text:style-name="T38">three </text:span><text:span text:style-name="T37">forms quickly.</text:span></text:p>
      <text:p text:style-name="P20"/>
      <text:p text:style-name="P9">After you are sure they are dead, you go and </text:p>
      <text:p text:style-name="P9">inspect the bodies. You discover that they are</text:p>
      <text:p text:style-name="P9">goblin warriors!</text:p>
      <text:p text:style-name="P9"/>
      <text:p text:style-name="P21">You find yourself very tired and decide to rest</text:p>
      <text:p text:style-name="P21">for the night. After you awaken, you continue </text:p>
      <text:p text:style-name="P21">on the path.</text:p>
      <text:p text:style-name="P19"/>
      <text:p text:style-name="P21">Not being sure of the strength of the forms or </text:p>
      <text:p text:style-name="P21">yourself, you turn cowardly and start to run. </text:p>
      <text:p text:style-name="P21">As you run, the branches strike against your </text:p>
      <text:p text:style-name="P21">face. You don't think that you'll make it out </text:p>
      <text:p text:style-name="P21">alive.</text:p>
      <text:p text:style-name="P19"/>
      <text:p text:style-name="P21">The forms prove to be very quick and catch up </text:p>
      <text:p text:style-name="P21">with you easily and trip you with long pikes. </text:p>
      <text:p text:style-name="P21">Before they stab down at you their pikes, you </text:p>
      <text:p text:style-name="P21">discover that they are goblin warriors!</text:p>
      <text:p text:style-name="P21"/>
      <text:p text:style-name="P59">After walking for several hours on the thinning </text:p>
      <text:p text:style-name="P59">path, you see a small mud hut with smoke coming </text:p>
      <text:p text:style-name="P59">out a hole located on the top of the hut.</text:p>
      <text:p text:style-name="P59"/>
      <text:p text:style-name="P59">You are very tired, but scared of what you might </text:p>
      <text:p text:style-name="P59">find in the creepy hut.</text:p>
      <text:p text:style-name="P21"/>
      <text:p text:style-name="P59">You stumble over to the mud hut and knock on the small wooden door with no hinges. </text:p>
      <text:p text:style-name="P59">No one answers. Suddenly, you hear a small voice from behind you. It startles </text:p>
      <text:p text:style-name="P59">you at first, but then you discover that it is just a hermit, a trusted friend </text:p>
      <text:p text:style-name="P59">of the elf people. He invites you in to eat and sleep.</text:p>
      <text:p text:style-name="P2"/>
      <text:p text:style-name="P10">While you are sleeping, you have a vision about the future. You see yourself </text:p>
      <text:p text:style-name="P11">carrying something in a small sack. People around you are cheering. One last </text:p>
      <text:p text:style-name="P11">thing you see before awaking is a woman walking, holding your hand.</text:p>
      <text:p text:style-name="P60"/>
      <text:p text:style-name="P61">The hermit wakes you urgently and whispers a verse in your ear, 'You must swing </text:p>
      <text:p text:style-name="P61">before you fire.' Then he rushes you out the door. You have no clue what it means, </text:p>
      <text:p text:style-name="P61">but you think it could help you later.</text:p>
      <text:p text:style-name="P59"/>
      <text:p text:style-name="P49"><text:span text:style-name="T1">You decide to skip the hut and keep walking on the never-ending path. You realize </text:span></text:p>
      <text:p text:style-name="P49"><text:span text:style-name="T1">you know this part of the woods. You are near your home. You think of your family </text:span></text:p>
      <text:p text:style-name="P49"><text:soft-page-break/><text:span text:style-name="T1">and your people. You don't want to fail this quest and </text:span><text:span text:style-name="T25">m</text:span><text:span text:style-name="T1">aybe die because you do </text:span></text:p>
      <text:p text:style-name="P49"><text:span text:style-name="T1">not want to lose the ones close to you.</text:span></text:p>
      <text:p text:style-name="P49"><text:span text:style-name="T1"/></text:p>
      <text:p text:style-name="P21"><text:span text:style-name="T1">You finally decide that there are no such things as dragons and return </text:span><text:span text:style-name="T1">home</text:span><text:span text:style-name="T1">.</text:span></text:p>
      <text:p text:style-name="P21"/>
      <text:p text:style-name="P22"><text:span text:style-name="T1">You pull out some leaves and begin sharpening</text:span></text:p>
      <text:p text:style-name="P23"><text:span text:style-name="T1">your bark pencil. </text:span></text:p>
      <text:p text:style-name="P23"><text:span text:style-name="T1"/></text:p>
      <text:p text:style-name="P23"><text:span text:style-name="T1">Then you see why the hermit was rushing you. </text:span></text:p>
      <text:p text:style-name="P23"><text:span text:style-name="T15">Y</text:span><text:span text:style-name="T1">ou start to run, but five men also on the quest </text:span></text:p>
      <text:p text:style-name="P23"><text:span text:style-name="T1">spot you and take you down.</text:span></text:p>
      <text:p text:style-name="P22"><text:span text:style-name="T1"/></text:p>
      <text:p text:style-name="P21"><text:span text:style-name="T1">They steal your belongings and stab you to </text:span><text:span text:style-name="T1">death</text:span><text:span text:style-name="T1">.</text:span></text:p>
      <text:p text:style-name="P21"/>
      <text:p text:style-name="P62"><text:span text:style-name="T1">You start to run, sensing a feeling of danger </text:span></text:p>
      <text:p text:style-name="P62"><text:span text:style-name="T1">and only look back once to see five men overtake </text:span></text:p>
      <text:p text:style-name="P62"><text:span text:style-name="T1">the hermit's hut and kill your friend.</text:span></text:p>
      <text:p text:style-name="P62"><text:span text:style-name="T1"/></text:p>
      <text:p text:style-name="P62"><text:span text:style-name="T1">You slip into the forest so as not to be seen </text:span></text:p>
      <text:p text:style-name="P62"><text:span text:style-name="T1">and escape safely. You quietly thank the hermit </text:span></text:p>
      <text:p text:style-name="P62"><text:span text:style-name="T1">for his kindness to yourself. You will always</text:span></text:p>
      <text:p text:style-name="P62"><text:span text:style-name="T1">remember his bravery.</text:span></text:p>
      <text:p text:style-name="P62"><text:span text:style-name="T1"/></text:p>
      <text:p text:style-name="P62"><text:span text:style-name="T1">You come to the edge of the forest and see a</text:span></text:p>
      <text:p text:style-name="P62"><text:span text:style-name="T1">great, broad river that seems to stretch across</text:span></text:p>
      <text:p text:style-name="P62"><text:span text:style-name="T1">for miles. You now know that your journey has </text:span></text:p>
      <text:p text:style-name="P62"><text:span text:style-name="T1">just begun.</text:span></text:p>
      <text:p text:style-name="P62"><text:span text:style-name="T1"/></text:p>
      <text:p text:style-name="P62"><text:span text:style-name="T1">You come across a boat and get in. You see two </text:span></text:p>
      <text:p text:style-name="P62"><text:span text:style-name="T1">choices: go across the river to the scary swamp </text:span></text:p>
      <text:p text:style-name="P62"><text:span text:style-name="T1">or go into the dangerous ocean.</text:span></text:p>
      <text:p text:style-name="P21"/>
      <text:p text:style-name="P24"><text:span text:style-name="T1">After boating for a while, you notice a school </text:span></text:p>
      <text:p text:style-name="P33"><text:span text:style-name="T1">of piranhas! They are swimming too fast to out-</text:span></text:p>
      <text:p text:style-name="P33"><text:span text:style-name="T1">paddle them.</text:span></text:p>
      <text:p text:style-name="P24"><text:span text:style-name="T1"/></text:p>
      <text:p text:style-name="P24"><text:span text:style-name="T1">You try to shoot arrows at them but the wooden </text:span></text:p>
      <text:p text:style-name="P24"><text:span text:style-name="T1">arrows float to the top instead. </text:span><text:span text:style-name="T18">T</text:span><text:span text:style-name="T1">he recoil </text:span></text:p>
      <text:p text:style-name="P24"><text:span text:style-name="T1">from the bow sends you over the side of the boat. </text:span></text:p>
      <text:p text:style-name="P24"><text:span text:style-name="T1">In your last moments, you see nothing but teeth.</text:span></text:p>
      <text:p text:style-name="P21"/>
      <text:p text:style-name="P25"><text:span text:style-name="T1">The electricity fills the water and all the</text:span></text:p>
      <text:p text:style-name="P25"><text:span text:style-name="T1">piranhas die. You don't like piranhas but</text:span></text:p>
      <text:p text:style-name="P25"><text:span text:style-name="T1">remember that they're good for you.</text:span></text:p>
      <text:p text:style-name="P69"/>
      <text:p text:style-name="P25"><text:span text:style-name="T1">As you begin to paddle away again, you feel a</text:span></text:p>
      <text:p text:style-name="P25"><text:span text:style-name="T1">tugging sensation rock the boat back and forth.</text:span></text:p>
      <text:p text:style-name="P25"><text:span text:style-name="T1">Before you can react, you are thrown from the </text:span></text:p>
      <text:p text:style-name="P25"><text:span text:style-name="T1">boat and into the water. The fish have turned </text:span></text:p>
      <text:p text:style-name="P25"><text:span text:style-name="T1">into zombies! The murky water turns red as the </text:span></text:p>
      <text:p text:style-name="P25"><text:span text:style-name="T1">undead piranhas eat you!</text:span></text:p>
      <text:p text:style-name="P21"/>
      <text:p text:style-name="P25"><text:span text:style-name="T1">The rapids are two powerful! You are crushed </text:span></text:p>
      <text:p text:style-name="P25"><text:span text:style-name="T1">against the rocks and die!</text:span></text:p>
      <text:p text:style-name="P21"/>
      <text:p text:style-name="P25"><text:span text:style-name="T1">After a lot of trying, you manage to evaporate</text:span></text:p>
      <text:p text:style-name="P25"><text:span text:style-name="T1">the dangerous part of the water within the brief </text:span></text:p>
      <text:p text:style-name="P25"><text:span text:style-name="T1">allotted time. You continue to the swamp.</text:span></text:p>
      <text:p text:style-name="P21"><text:soft-page-break/></text:p>
      <text:p text:style-name="P25"><text:span text:style-name="T1">As you enter the dark, green, shadowy swamp,</text:span></text:p>
      <text:p text:style-name="P25"><text:span text:style-name="T1">you notice the pungent smell of the scurrying</text:span></text:p>
      <text:p text:style-name="P25"><text:span text:style-name="T1">rats and decaying bodies scattered around. You </text:span></text:p>
      <text:p text:style-name="P25"><text:span text:style-name="T1">wonder what kind of beast could have done this </text:span></text:p>
      <text:p text:style-name="P25"><text:span text:style-name="T1">kind of damage, but are unable to figure it out.</text:span></text:p>
      <text:p text:style-name="P21"/>
      <text:p text:style-name="P25"><text:span text:style-name="T1">You follow a solitary path for an estimated </text:span></text:p>
      <text:p text:style-name="P25"><text:span text:style-name="T1">quarter mile, finding nothing of note. However,</text:span></text:p>
      <text:p text:style-name="P25"><text:span text:style-name="T1">you soon come to a river, and are forced to </text:span></text:p>
      <text:p text:style-name="P25"><text:span text:style-name="T1">cross somehow.</text:span></text:p>
      <text:p text:style-name="P21"><text:span text:style-name="T1"/></text:p>
      <text:p text:style-name="P25"><text:span text:style-name="T1">There is a mud bank to the left of you, but it </text:span></text:p>
      <text:p text:style-name="P25"><text:span text:style-name="T1">is very wet and scattered with plants.</text:span></text:p>
      <text:p text:style-name="P25"><text:span text:style-name="T1"/></text:p>
      <text:p text:style-name="P36"><text:span text:style-name="T1">You shimmy your way up the thick trunk and find </text:span></text:p>
      <text:p text:style-name="P36"><text:span text:style-name="T1">yourself, once again, stuck with a left an</text:span><text:span text:style-name="T27">d</text:span><text:span text:style-name="T1"> </text:span></text:p>
      <text:p text:style-name="P36"><text:span text:style-name="T1">right choice, this time branches.</text:span></text:p>
      <text:p text:style-name="P21"><text:span text:style-name="T41"/></text:p>
      <text:p text:style-name="P39"><text:span text:style-name="T1">You leap with great grace, almost as if you</text:span></text:p>
      <text:p text:style-name="P72"><text:span text:style-name="T2">are flying</text:span><text:span text:style-name="T5">...wait a minute...</text:span></text:p>
      <text:p text:style-name="P72"><text:span text:style-name="T5">You aren't even in the air!</text:span></text:p>
      <text:p text:style-name="P72"><text:span text:style-name="T2"/></text:p>
      <text:p text:style-name="P72"><text:span text:style-name="T2">You've landed in the snout of an unusually large </text:span></text:p>
      <text:p text:style-name="P72"><text:span text:style-name="T2">alligator. He snaps you up quickly, and you are </text:span></text:p>
      <text:p text:style-name="P72"><text:span text:style-name="T2">instantly </text:span><text:span text:style-name="T2">killed</text:span><text:span text:style-name="T2">.</text:span></text:p>
      <text:p text:style-name="P21"><text:span text:style-name="T41"/></text:p>
      <text:p text:style-name="P65"><text:span text:style-name="T1">You begin crawling in the mud, almost smothered </text:span></text:p>
      <text:p text:style-name="P65"><text:span text:style-name="T1">by the low lying bushes above you...your clothes </text:span></text:p>
      <text:p text:style-name="P65"><text:span text:style-name="T1">are soiled and stained, but you took the easy </text:span><text:span text:style-name="T1">way</text:span><text:span text:style-name="T1">.</text:span></text:p>
      <text:p text:style-name="P65"><text:span text:style-name="T1"/></text:p>
      <text:p text:style-name="P65"><text:span text:style-name="T1">You barely go over the stream, before you wince </text:span></text:p>
      <text:p text:style-name="P65"><text:span text:style-name="T1">as you feel the exhaustion and pain in your legs. </text:span></text:p>
      <text:p text:style-name="P65"><text:span text:style-name="T1">Now would you like to rest or journey on?</text:span></text:p>
      <text:p text:style-name="P64"><text:span text:style-name="T1"/></text:p>
      <text:p text:style-name="P66"><text:span text:style-name="T1">You slowly creep onto the right branch, and </text:span></text:p>
      <text:p text:style-name="P66"><text:span text:style-name="T1">quickly look down with uneasiness.</text:span></text:p>
      <text:p text:style-name="P66"><text:span text:style-name="T1"/></text:p>
      <text:p text:style-name="P66"><text:span text:style-name="T1">Are you getting scared? That's no way for a </text:span></text:p>
      <text:p text:style-name="P66"><text:span text:style-name="T1">proud elven warrior like you to go down in</text:span></text:p>
      <text:p text:style-name="P66"><text:span text:style-name="T20">h</text:span><text:span text:style-name="T1">istory!</text:span></text:p>
      <text:p text:style-name="P68"><text:span text:style-name="T1"/></text:p>
      <text:p text:style-name="P66"><text:span text:style-name="T1">I can imagine: Warrick the Great Chicken!</text:span></text:p>
      <text:p text:style-name="P64"><text:span text:style-name="T1"/></text:p>
      <text:p text:style-name="P66"><text:span text:style-name="T1">You fall a short way and find yourself once </text:span></text:p>
      <text:p text:style-name="P66"><text:span text:style-name="T1">again at the tree trunk. Great. Now what?</text:span></text:p>
      <text:p text:style-name="P64"><text:span text:style-name="T1"/></text:p>
      <text:p text:style-name="P66"><text:span text:style-name="T1">You barely make it over the stream and wince as </text:span></text:p>
      <text:p text:style-name="P66"><text:span text:style-name="T1">your legs absorb the shock from your fall. Now,</text:span></text:p>
      <text:p text:style-name="P66"><text:span text:style-name="T1">would you like to rest or journey </text:span><text:span text:style-name="T1">on</text:span><text:span text:style-name="T1">?</text:span></text:p>
      <text:p text:style-name="P64"><text:span text:style-name="T1"/></text:p>
      <text:p text:style-name="P26"><text:span text:style-name="T1">You are too tired to go on, and quickly fall</text:span></text:p>
      <text:p text:style-name="P26"><text:span text:style-name="T1">asleep to the lull of the crickets and bullfrogs.</text:span></text:p>
      <text:p text:style-name="P21"><text:span text:style-name="T1"/></text:p>
      <text:p text:style-name="P26"><text:span text:style-name="T1">However, the next morning, snickers and giggles</text:span></text:p>
      <text:p text:style-name="P26"><text:span text:style-name="T1">are heard as small thieves have stolen all of </text:span></text:p>
      <text:p text:style-name="P26"><text:span text:style-name="T1">your goods and clothes.</text:span></text:p>
      <text:p text:style-name="P21"><text:span text:style-name="T1"/></text:p>
      <text:p text:style-name="P26"><text:soft-page-break/><text:span text:style-name="T1">As you lie in the mud, you realize it is over </text:span></text:p>
      <text:p text:style-name="P26"><text:span text:style-name="T1">for you, and you die days later of </text:span><text:span text:style-name="T1">starvation</text:span><text:span text:style-name="T1">.</text:span></text:p>
      <text:p text:style-name="P26"><text:span text:style-name="T1"/></text:p>
      <text:p text:style-name="P26"><text:span text:style-name="T1">You go on, strong as ever, and walk down a </text:span></text:p>
      <text:p text:style-name="P26"><text:span text:style-name="T1">straight path until you reach a small, green</text:span></text:p>
      <text:p text:style-name="P52"><text:span text:style-name="T1">man wearing a red cloak. He looks somewhat </text:span></text:p>
      <text:p text:style-name="P52"><text:span text:style-name="T1">threatening, though he remains still.</text:span></text:p>
      <text:p text:style-name="P21"><text:span text:style-name="T1"/></text:p>
      <text:p text:style-name="P26"><text:span text:style-name="T1">You lunge at him with your dagger drawn, but </text:span></text:p>
      <text:p text:style-name="P26"><text:span text:style-name="T1">are quickly killed as he spins and rakes your </text:span></text:p>
      <text:p text:style-name="P26"><text:span text:style-name="T1">eyes out.</text:span></text:p>
      <text:p text:style-name="P21"/>
      <text:p text:style-name="P26"><text:span text:style-name="T1">He speak your language, but only mutters the </text:span></text:p>
      <text:p text:style-name="P26"><text:span text:style-name="T1">words, 'Friend...foe...’</text:span></text:p>
      <text:p text:style-name="P26"><text:span text:style-name="T1"/></text:p>
      <text:p text:style-name="P26"><text:span text:style-name="T1">You shout, 'Foe!' before moving forward to attack.</text:span></text:p>
      <text:p text:style-name="P21"/>
      <text:p text:style-name="P21"><text:span text:style-name="T1">You reply, 'Friend.'</text:span></text:p>
      <text:p text:style-name="P41"><text:span text:style-name="T1">The two of you strike up a conversation, quickly </text:span></text:p>
      <text:p text:style-name="P41"><text:span text:style-name="T1">becoming friends, but soon the sun sets, leaving </text:span></text:p>
      <text:p text:style-name="P41"><text:span text:style-name="T1">you with another choice.</text:span></text:p>
      <text:p text:style-name="P41"><text:span text:style-name="T1"/></text:p>
      <text:p text:style-name="P41"><text:span text:style-name="T1">You say, 'I'm terribly sorry, but I must go.</text:span></text:p>
      <text:p text:style-name="P41"><text:span text:style-name="T1">Hopefully I will speak to you again soon!</text:span></text:p>
      <text:p text:style-name="P41"><text:span text:style-name="T1"/></text:p>
      <text:p text:style-name="P41"><text:span text:style-name="T1">He replies, 'Yes...dear traveler...come </text:span></text:p>
      <text:p text:style-name="P41"><text:span text:style-name="T1">back...soon.’</text:span></text:p>
      <text:p text:style-name="P21"><text:span text:style-name="T1"/></text:p>
      <text:p text:style-name="P21"><text:span text:style-name="T1">As you leave, you come to a three-way path.</text:span></text:p>
      <text:p text:style-name="P21"><text:span text:style-name="T1"/></text:p>
      <text:p text:style-name="P42"><text:span text:style-name="T1">You say, 'Pardon my intrusion, but may I stay</text:span></text:p>
      <text:p text:style-name="P42"><text:span text:style-name="T1">with you for the night? I hope it isn't too </text:span></text:p>
      <text:p text:style-name="P42"><text:span text:style-name="T1">much trouble, for I am very weary!’</text:span></text:p>
      <text:p text:style-name="P21"><text:span text:style-name="T1"/></text:p>
      <text:p text:style-name="P42"><text:span text:style-name="T1">He answers, 'Oh...sure! Stay...as long as you </text:span></text:p>
      <text:p text:style-name="P42"><text:span text:style-name="T1">like...You...are my good friend!’</text:span></text:p>
      <text:p text:style-name="P21"><text:span text:style-name="T1"/></text:p>
      <text:p text:style-name="P42"><text:span text:style-name="T1">You go to his house and find his children, all </text:span></text:p>
      <text:p text:style-name="P42"><text:span text:style-name="T1">35 of them! You sleep very little, as the kids </text:span></text:p>
      <text:p text:style-name="P42"><text:span text:style-name="T1">are talking to you all night. However, in the</text:span></text:p>
      <text:p text:style-name="P42"><text:span text:style-name="T1">morning, you quickly steal away while the people </text:span></text:p>
      <text:p text:style-name="P42"><text:span text:style-name="T1">are sleeping and return to your adventures.</text:span></text:p>
      <text:p text:style-name="P21"><text:span text:style-name="T1"/></text:p>
      <text:p text:style-name="P21"><text:span text:style-name="T1">You come to a three-way path.</text:span></text:p>
      <text:p text:style-name="P21"><text:span text:style-name="T1"/></text:p>
      <text:p text:style-name="P27"><text:span text:style-name="T1">You get lost, but are found by the swamp creature's </text:span></text:p>
      <text:p text:style-name="P27"><text:span text:style-name="T1">family. They quickly save you from your predicament </text:span></text:p>
      <text:p text:style-name="P27"><text:span text:style-name="T1">and lead lead you safely to the edge of the swamp.</text:span></text:p>
      <text:p text:style-name="P21"><text:span text:style-name="T1"/></text:p>
      <text:p text:style-name="P27"><text:span text:style-name="T1">Suddenly though, a sacred being comes down </text:span></text:p>
      <text:p text:style-name="P27"><text:span text:style-name="T1">from above and rewards you with the following </text:span></text:p>
      <text:p text:style-name="P27"><text:span text:style-name="T1">words</text:span><text:span text:style-name="T1">:</text:span></text:p>
      <text:p text:style-name="P21"><text:span text:style-name="T1"/></text:p>
      <text:p text:style-name="P21"><text:span text:style-name="T1">'Let the altitude keep climbing higher...'</text:span></text:p>
      <text:p text:style-name="P21"/>
      <text:p text:style-name="P27"><text:span text:style-name="T1">You take a single step and quickly fall into </text:span></text:p>
      <text:p text:style-name="P27"><text:span text:style-name="T1">the mud, sinking as you go...soon the mud has </text:span></text:p>
      <text:p text:style-name="P27"><text:span text:style-name="T1">dried and you are unable to move from the chest </text:span></text:p>
      <text:p text:style-name="P27"><text:soft-page-break/><text:span text:style-name="T1">up.</text:span></text:p>
      <text:p text:style-name="P27"><text:span text:style-name="T1"/></text:p>
      <text:p text:style-name="P27"><text:span text:style-name="T1">You soon die of dehydration.</text:span></text:p>
      <text:p text:style-name="P27"><text:span text:style-name="T41"/></text:p>
      <text:p text:style-name="P28"><text:span text:style-name="T1">You sail through the storm and come upon an </text:span></text:p>
      <text:p text:style-name="P28"><text:span text:style-name="T1">island. As you sail toward it, a group of native</text:span><text:span text:style-name="T21">s</text:span><text:span text:style-name="T1"> </text:span></text:p>
      <text:p text:style-name="P28"><text:span text:style-name="T1">hurl spears at you.</text:span></text:p>
      <text:p text:style-name="P21"/>
      <text:p text:style-name="P21"><text:span text:style-name="T1">There are too many spears! You die!</text:span></text:p>
      <text:p text:style-name="P21"/>
      <text:p text:style-name="P28"><text:span text:style-name="T1">You set spears on fire, one by one. Some fall</text:span><text:span text:style-name="T21">ing</text:span></text:p>
      <text:p text:style-name="P28"><text:span text:style-name="T1">spears hit other spears and ignite them. The </text:span></text:p>
      <text:p text:style-name="P28"><text:span text:style-name="T1">natives retreat to another </text:span><text:span text:style-name="T1">island</text:span><text:span text:style-name="T1">.</text:span></text:p>
      <text:p text:style-name="P21"/>
      <text:p text:style-name="P29"><text:span text:style-name="T1">You get to the island and are greeted by another </text:span></text:p>
      <text:p text:style-name="P29"><text:span text:style-name="T1">tribe. They won't let you leave. You live happily </text:span></text:p>
      <text:p text:style-name="P29"><text:span text:style-name="T1">ever after with them.</text:span></text:p>
      <text:p text:style-name="P21"><text:span text:style-name="T1"/></text:p>
      <text:p text:style-name="P29"><text:span text:style-name="T1">On your way back to shore, you come upon the </text:span></text:p>
      <text:p text:style-name="P29"><text:span text:style-name="T1">Vhwortyzaxisnghkepqublcfdjm! One head always </text:span></text:p>
      <text:p text:style-name="P29"><text:span text:style-name="T1">lies and the other always tells the truth.</text:span></text:p>
      <text:p text:style-name="P21"><text:span text:style-name="T1"/></text:p>
      <text:p text:style-name="P29"><text:span text:style-name="T1">'One path leads to certain death, the other</text:span></text:p>
      <text:p text:style-name="P37"><text:span text:style-name="T1">leads to freedom,' the heads intone. You can </text:span></text:p>
      <text:p text:style-name="P37"><text:span text:style-name="T1">only ask one question to determine the path to </text:span></text:p>
      <text:p text:style-name="P37"><text:span text:style-name="T1">take.</text:span></text:p>
      <text:p text:style-name="P21"><text:span text:style-name="T1"/></text:p>
      <text:p text:style-name="P21"><text:span text:style-name="T1">Take the second path.</text:span></text:p>
      <text:p text:style-name="P21"><text:span text:style-name="T1"/></text:p>
      <text:p text:style-name="P21"><text:span text:style-name="T1">Take the first path.</text:span></text:p>
      <text:p text:style-name="P21"><text:span text:style-name="T1"/></text:p>
      <text:p text:style-name="P21"><text:span text:style-name="T1">The head says, 'My counterpart would say to take the first path.</text:span></text:p>
      <text:p text:style-name="P21"><text:span text:style-name="T1"/></text:p>
      <text:p text:style-name="P21"><text:span text:style-name="T1">The head replies, 'I only speak the truth.'</text:span></text:p>
      <text:p text:style-name="P21"/>
      <text:p text:style-name="P45"><text:span text:style-name="T1">'You chose the wrong path!' the Vhwortyzaxisnghkepqublcfdjm </text:span></text:p>
      <text:p text:style-name="P45"><text:span text:style-name="T1">screams. And you die. Just like that.</text:span></text:p>
      <text:p text:style-name="P21"><text:span text:style-name="T1"/></text:p>
      <text:p text:style-name="P21"><text:span text:style-name="T1">'You chose the correct path.'</text:span></text:p>
      <text:p text:style-name="P21"/>
      <text:p text:style-name="P45"><text:span text:style-name="T1">As you land on the shore, you see that you have passed the swamp and are going </text:span></text:p>
      <text:p text:style-name="P45"><text:span text:style-name="T1">to enter the plains. However, a bottle that has washed ashore catches your eye.</text:span></text:p>
      <text:p text:style-name="P45"><text:span text:style-name="T1">You pick it up and notice that a rolled up paper is inside of it. You manage to </text:span></text:p>
      <text:p text:style-name="P45"><text:span text:style-name="T1">get the paper out and open it. It has a message written on it that says..</text:span></text:p>
      <text:p text:style-name="P21"><text:span text:style-name="T1"/></text:p>
      <text:p text:style-name="P21"><text:span text:style-name="T1">'Let the altitude keep climbing higher'</text:span></text:p>
      <text:p text:style-name="P21"><text:span text:style-name="T1"/></text:p>
      <text:p text:style-name="P21"><text:span text:style-name="T1">You continue on to the plains.</text:span></text:p>
      <text:p text:style-name="P45"><text:span text:style-name="T1">As you enter the wide open plains you feel a </text:span></text:p>
      <text:p text:style-name="P45"><text:span text:style-name="T1">sudden gust of wind a</text:span><text:span text:style-name="T22">nd</text:span><text:span text:style-name="T1"> you realize just how </text:span></text:p>
      <text:p text:style-name="P45"><text:span text:style-name="T1">far you have to go before you reach your final</text:span></text:p>
      <text:p text:style-name="P45"><text:span text:style-name="T1">destination.</text:span></text:p>
      <text:p text:style-name="P21"><text:span text:style-name="T1"/></text:p>
      <text:p text:style-name="P45"><text:span text:style-name="T1">The grass is slightly higher than your waist </text:span></text:p>
      <text:p text:style-name="P45"><text:span text:style-name="T1">and is so thick you can hardly see your feet.</text:span></text:p>
      <text:p text:style-name="P21"><text:span text:style-name="T1"/></text:p>
      <text:p text:style-name="P45"><text:span text:style-name="T1">Knowing you have limited time, you try to </text:span></text:p>
      <text:p text:style-name="P45"><text:span text:style-name="T1">logically think out the course you should take.</text:span></text:p>
      <text:p text:style-name="P21"><text:soft-page-break/><text:span text:style-name="T41"/></text:p>
      <text:p text:style-name="P31"><text:span text:style-name="T1">You decide to take the less beaten path to the</text:span></text:p>
      <text:p text:style-name="P31"><text:span text:style-name="T1">left. As you start walking, the grass is becoming</text:span></text:p>
      <text:p text:style-name="P31"><text:span text:style-name="T1">too tall for your short body so you take your </text:span></text:p>
      <text:p text:style-name="P31"><text:span text:style-name="T1">sword from its sheath and begin to slash down </text:span></text:p>
      <text:p text:style-name="P31"><text:span text:style-name="T1">the weeds in your path.</text:span></text:p>
      <text:p text:style-name="P31"><text:span text:style-name="T1"/></text:p>
      <text:p text:style-name="P31"><text:span text:style-name="T1">You're hoping to have found a shortcut, but </text:span></text:p>
      <text:p text:style-name="P31"><text:span text:style-name="T1">instead it only leads into a small creek that</text:span></text:p>
      <text:p text:style-name="P31"><text:span text:style-name="T1">winds and bends through dense weeds.</text:span></text:p>
      <text:p text:style-name="P31"><text:span text:style-name="T41"/></text:p>
      <text:p text:style-name="P32"><text:span text:style-name="T1">The dirt path appeals to you despite the fear that the footprints may lead to </text:span></text:p>
      <text:p text:style-name="P32"><text:span text:style-name="T1">something you may not like. Everything is going fine until you hear faint </text:span></text:p>
      <text:p text:style-name="P32"><text:span text:style-name="T1">screeching coming closer and closer through the surrounding brush.</text:span></text:p>
      <text:p text:style-name="P31"><text:span text:style-name="T1"/></text:p>
      <text:p text:style-name="P32"><text:span text:style-name="T1">You pull out your spellbook and try to cast a protective spell before whatever </text:span></text:p>
      <text:p text:style-name="P32"><text:span text:style-name="T1">is making the sound is upon you. Minutes turn into seconds and the sounds are so </text:span></text:p>
      <text:p text:style-name="P32"><text:span text:style-name="T1">close you can hear the footsteps. The spell is almost complete, but before you </text:span></text:p>
      <text:p text:style-name="P32"><text:span text:style-name="T1">can finish it, small, green wretched-looking monsters leap out of the bush. They </text:span></text:p>
      <text:p text:style-name="P32"><text:span text:style-name="T1">are even more hideous than you could ever have imagined. Their mouths are seeping </text:span></text:p>
      <text:p text:style-name="P32"><text:span text:style-name="T1">oozing saliva and they are staring at you with red, devil-like eyes.</text:span></text:p>
      <text:p text:style-name="P31"><text:span text:style-name="T43"/></text:p>
      <text:p text:style-name="P33"><text:span text:style-name="T1">You try to reason with yourself on what to do, and you decide to try to talk to </text:span></text:p>
      <text:p text:style-name="P33"><text:span text:style-name="T1">the monsters. You think they might know a shortcut, considering that they live </text:span></text:p>
      <text:p text:style-name="P33"><text:span text:style-name="T1">on the plains. </text:span><text:span text:style-name="T24">Y</text:span><text:span text:style-name="T1">ou pick out the largest creature and being to talk to it in every </text:span></text:p>
      <text:p text:style-name="P33"><text:span text:style-name="T1">language you know. As you grow tired of trying, the whole band of animals start </text:span></text:p>
      <text:p text:style-name="P33"><text:span text:style-name="T1">to chirp </text:span><text:span text:style-name="T24">with</text:span><text:span text:style-name="T1"> a high-pitched sound. You become alarmed and begin to slowly ease</text:span></text:p>
      <text:p text:style-name="P33"><text:span text:style-name="T1">your way to the safety of a nearby tree just large enough to support your weight.</text:span></text:p>
      <text:p text:style-name="P78"><text:span text:style-name="T5"/></text:p>
      <text:p text:style-name="P79"><text:span text:style-name="T5">Then comes the screeching from behind you as you bump into a slimy, grotesque-</text:span></text:p>
      <text:p text:style-name="P79"><text:span text:style-name="T5">looking monster! You are now so frightened that you forget all logic and take </text:span></text:p>
      <text:p text:style-name="P79"><text:span text:style-name="T5">off running. You soon find out how bad of an idea running is as the screeching </text:span></text:p>
      <text:p text:style-name="P79"><text:span text:style-name="T5">becomes louder and encircle you completely. Monsters from all sides leap onto </text:span></text:p>
      <text:p text:style-name="P79"><text:span text:style-name="T5">you with teeth bared.</text:span></text:p>
      <text:p text:style-name="P32"><text:span text:style-name="T1"/></text:p>
      <text:p text:style-name="P50"><text:span text:style-name="T1">You are fed up with things stopping you from reaching your final destination, </text:span></text:p>
      <text:p text:style-name="P50"><text:span text:style-name="T1">so you decide to banish the wretched creatures standing before you to another </text:span></text:p>
      <text:p text:style-name="P50"><text:span text:style-name="T1">time and another place with a spell. You pull out your spellbook very slowly as </text:span></text:p>
      <text:p text:style-name="P50"><text:span text:style-name="T1">the monsters stare at you with a cross-eyed look. Page by page you turn until </text:span></text:p>
      <text:p text:style-name="P50"><text:span text:style-name="T1">you find the spell you want. Wasting no time you begin chanting the words of the </text:span></text:p>
      <text:p text:style-name="P50"><text:span text:style-name="T1">spell out loud.</text:span></text:p>
      <text:p text:style-name="P78"><text:span text:style-name="T5"/></text:p>
      <text:p text:style-name="P80"><text:span text:style-name="T5">The monsters seem amused at first, but they stop chirping and begin to screech. </text:span></text:p>
      <text:p text:style-name="P80"><text:span text:style-name="T5">They start to leap at you just as you are mid-sentence of your last chant. </text:span></text:p>
      <text:p text:style-name="P80"><text:span text:style-name="T5">Instinctively you grab for your sword and lash out at the first one you see. </text:span></text:p>
      <text:p text:style-name="P80"><text:span text:style-name="T5">The monsters are somehow stopped by the powerful blows and as a result, several </text:span></text:p>
      <text:p text:style-name="P80"><text:span text:style-name="T5">are now lying around you in a morbid mess of blood and decapitated limbs.</text:span></text:p>
      <text:p text:style-name="P80"><text:span text:style-name="T8"/></text:p>
      <text:p text:style-name="P80"><text:span text:style-name="T2">You initial success appears to anger the remaining creatures and they increase </text:span></text:p>
      <text:p text:style-name="P80"><text:span text:style-name="T2">the intensity of their attacks. Soon you are no match for them as you fall victim </text:span></text:p>
      <text:p text:style-name="P80"><text:span text:style-name="T2">to their superior numbers. You slowly and painfully die as you are devoured whole.</text:span></text:p>
      <text:p text:style-name="P32"><text:span text:style-name="T1"/></text:p>
      <text:p text:style-name="P32"><text:span text:style-name="T1"/></text:p>
      <text:p text:style-name="P32"><text:span text:style-name="T1"/></text:p>
      <text:p text:style-name="P32"><text:span text:style-name="T1"/></text:p>
      <text:p text:style-name="P32"><text:span text:style-name="T1"/></text:p>
      <text:p text:style-name="P34"><text:span text:style-name="T1">You decide to save a tremendous amount of much-</text:span></text:p>
      <text:p text:style-name="P34"><text:span text:style-name="T1">needed time and take the shortcut. It makes more </text:span></text:p>
      <text:p text:style-name="P34"><text:soft-page-break/><text:span text:style-name="T1">sense to take the shortcut, because it's so much </text:span></text:p>
      <text:p text:style-name="P34"><text:span text:style-name="T1">easier to walk through the shorter grass than </text:span></text:p>
      <text:p text:style-name="P34"><text:span text:style-name="T1">to continue through the long grass.</text:span></text:p>
      <text:p text:style-name="P31"><text:span text:style-name="T1"/></text:p>
      <text:p text:style-name="P34"><text:span text:style-name="T1">It becomes so tiresome that you cannot continue </text:span></text:p>
      <text:p text:style-name="P34"><text:span text:style-name="T1">any longer and you have to stop.</text:span></text:p>
      <text:p text:style-name="P31"><text:span text:style-name="T1"/></text:p>
      <text:p text:style-name="P34"><text:span text:style-name="T1">You reach for your pouch for a drink of water, </text:span></text:p>
      <text:p text:style-name="P34"><text:span text:style-name="T1">but instead of water there is only air. You </text:span></text:p>
      <text:p text:style-name="P34"><text:span text:style-name="T1">throw the pouch down in disgust, and as you </text:span></text:p>
      <text:p text:style-name="P34"><text:span text:style-name="T1">throw it down you notice a hole in the bottom.</text:span></text:p>
      <text:p text:style-name="P34"><text:span text:style-name="T1">You become angered that you didn't notice that </text:span></text:p>
      <text:p text:style-name="P34"><text:span text:style-name="T1">when you put the water in the pouch.</text:span></text:p>
      <text:p text:style-name="P31"><text:span text:style-name="T41"/></text:p>
      <text:p text:style-name="P34"><text:span text:style-name="T1">You decide that you would rather try to preserve</text:span></text:p>
      <text:p text:style-name="P34"><text:span text:style-name="T1">your life as long as possible, so you dig for </text:span></text:p>
      <text:p text:style-name="P34"><text:span text:style-name="T1">water. You choose a place right under the closest </text:span></text:p>
      <text:p text:style-name="P34"><text:span text:style-name="T1">tree and begin to dig as fast as humanly possible.</text:span></text:p>
      <text:p text:style-name="P34"><text:span text:style-name="T1">Your decision to dig has paid off because you </text:span></text:p>
      <text:p text:style-name="P34"><text:span text:style-name="T1">found an underground stream!</text:span></text:p>
      <text:p text:style-name="P34"><text:span text:style-name="T1"/></text:p>
      <text:p text:style-name="P34"><text:span text:style-name="T1">You drink the water in huge gulps, barely </text:span></text:p>
      <text:p text:style-name="P34"><text:span text:style-name="T1">stopping for air. After you have your fill of </text:span></text:p>
      <text:p text:style-name="P34"><text:span text:style-name="T1">the ice-cold water, you lie down to rest.</text:span></text:p>
      <text:p text:style-name="P34"><text:span text:style-name="T1"/></text:p>
      <text:p text:style-name="P34"><text:span text:style-name="T1">Your sleep is interrupted by an indescribabl</text:span><text:span text:style-name="T26">e</text:span></text:p>
      <text:p text:style-name="P34"><text:span text:style-name="T1">pain in your stomach. It feels as though a knife </text:span></text:p>
      <text:p text:style-name="P34"><text:span text:style-name="T1">is tearing through your entire body. As you </text:span></text:p>
      <text:p text:style-name="P34"><text:span text:style-name="T1">lose consciousness, you figure out that the </text:span></text:p>
      <text:p text:style-name="P34"><text:span text:style-name="T1">cause of your pain is the bad water. Thinking </text:span></text:p>
      <text:p text:style-name="P34"><text:span text:style-name="T1">only of your mistake, you let death </text:span><text:span text:style-name="T1">come</text:span><text:span text:style-name="T1">.</text:span></text:p>
      <text:p text:style-name="P34"><text:span text:style-name="T41"/></text:p>
      <text:p text:style-name="P35"><text:span text:style-name="T1">You decide not to even attempt to find water</text:span></text:p>
      <text:p text:style-name="P35"><text:span text:style-name="T1">because you know you will die anyway.</text:span></text:p>
      <text:p text:style-name="P34"><text:span text:style-name="T1"/></text:p>
      <text:p text:style-name="P35"><text:span text:style-name="T1">As you drift away into unconsciousness, you</text:span></text:p>
      <text:p text:style-name="P35"><text:span text:style-name="T1">think of everything you will be leaving behind</text:span></text:p>
      <text:p text:style-name="P35"><text:span text:style-name="T1">you. It all depresses you very much, but at </text:span></text:p>
      <text:p text:style-name="P35"><text:span text:style-name="T1">least you die in peace and without suffering.</text:span></text:p>
      <text:p text:style-name="P35"><text:span text:style-name="T1"/></text:p>
      <text:p text:style-name="P35"><text:span text:style-name="T1">You fill your small rawhide pouch with the creek water, and then continue alongside </text:span></text:p>
      <text:p text:style-name="P35"><text:span text:style-name="T1">the small creek. It is taking a long time to walk to the desert. You begin to </text:span></text:p>
      <text:p text:style-name="P35"><text:span text:style-name="T1">wonder if the other choice had been a better one, but soon dismiss the thought </text:span></text:p>
      <text:p text:style-name="P35"><text:span text:style-name="T1">as the tall grass stops. You can see the desert once more, and you still have </text:span></text:p>
      <text:p text:style-name="P35"><text:span text:style-name="T1">your pouch full. After you take a small drink of water and sit down slowly to </text:span></text:p>
      <text:p text:style-name="P35"><text:span text:style-name="T1">rest, you notice the ten-foot wide gap in front of you. You curse out at yourself </text:span></text:p>
      <text:p text:style-name="P35"><text:span text:style-name="T1">for not seeing it earlier, because now you have one more problem to add to your </text:span></text:p>
      <text:p text:style-name="P35"><text:span text:style-name="T1">ever-increasing list of troubles.</text:span></text:p>
      <text:p text:style-name="P35"><text:span text:style-name="T41"/></text:p>
      <text:p text:style-name="P35"><text:span text:style-name="T41">Get up and try to jump across the gap, and </text:span><text:span text:style-name="T43">prove</text:span><text:span text:style-name="T41"> </text:span></text:p>
      <text:p text:style-name="P35"><text:span text:style-name="T41">to yourself you don't always need the aid of </text:span></text:p>
      <text:p text:style-name="P35"><text:span text:style-name="T41">magic?</text:span></text:p>
      <text:p text:style-name="P35"><text:span text:style-name="T41"/></text:p>
      <text:p text:style-name="P35"><text:span text:style-name="T41">Use your magic to float across the gap and </text:span><text:span text:style-name="T43">save</text:span><text:span text:style-name="T41"> </text:span></text:p>
      <text:p text:style-name="P35"><text:span text:style-name="T41">some of the energy you may need along your trek?</text:span></text:p>
      <text:p text:style-name="P35"><text:span text:style-name="T41"/></text:p>
      <text:p text:style-name="P35"><text:span text:style-name="T1">You think using your magic is the better choice, so you carefully take out the </text:span></text:p>
      <text:p text:style-name="P35"><text:span text:style-name="T1">old spellbook and begin to cast the spell. As you start, a whirling wind seems </text:span></text:p>
      <text:p text:style-name="P35"><text:soft-page-break/><text:span text:style-name="T1">to form out of nowhere and beings to slowly pick you up off of the sandy ground. </text:span></text:p>
      <text:p text:style-name="P35"><text:span text:style-name="T1">It has a calming effect on you, so you close your eyes and just let the spell </text:span></text:p>
      <text:p text:style-name="P35"><text:span text:style-name="T1">carry you over the gap.</text:span></text:p>
      <text:p text:style-name="P78"><text:span text:style-name="T5"/></text:p>
      <text:p text:style-name="P81"><text:span text:style-name="T5">As you are floating, you notice that it is taking forever to get across a mere </text:span></text:p>
      <text:p text:style-name="P81"><text:span text:style-name="T5">ten feet. Cautiously you open your eyes.</text:span></text:p>
      <text:p text:style-name="P78"><text:span text:style-name="T5"/></text:p>
      <text:p text:style-name="P78"><text:span text:style-name="T5">All you see around you are dirt walls that are quickly speeding by.</text:span><text:span text:style-name="T5"> <text:s/></text:span></text:p>
      <text:p text:style-name="P78"><text:span text:style-name="T5"/></text:p>
      <text:p text:style-name="P81"><text:span text:style-name="T5">You suddenly panic and look down to see your fate. Twenty giant spikes are </text:span></text:p>
      <text:p text:style-name="P81"><text:span text:style-name="T5">awaiting you at the bottom of the pit. In seconds you will be impaled by at least </text:span></text:p>
      <text:p text:style-name="P81"><text:span text:style-name="T5">three spikes. Your life flashes before your eyes and you know you have failed. </text:span></text:p>
      <text:p text:style-name="P81"><text:span text:style-name="T5">You die a death of dishonor.</text:span></text:p>
      <text:p text:style-name="P35"><text:span text:style-name="T1"/></text:p>
      <text:p text:style-name="P74"><text:span text:style-name="T2">You choose to try and jump across the ten feet of space by yourself. In </text:span></text:p>
      <text:p text:style-name="P74"><text:span text:style-name="T2">preparation, you judge the distance and the amount of strides you will </text:span></text:p>
      <text:p text:style-name="P74"><text:span text:style-name="T2">need to take in order to make it. You are ready after a long and fearful </text:span></text:p>
      <text:p text:style-name="P74"><text:span text:style-name="T2">preparation. Once more you look down at the sandy and worn-looking ground and</text:span></text:p>
      <text:p text:style-name="P74"><text:span text:style-name="T2">say an old elven prayer your mother once told you for good luck. Then you know </text:span></text:p>
      <text:p text:style-name="P74"><text:span text:style-name="T2">it's time.</text:span></text:p>
      <text:p text:style-name="P73"><text:span text:style-name="T2"/></text:p>
      <text:p text:style-name="P83"><text:span text:style-name="T5">You take off as fast as your tiny legs can take you. You approach the edge </text:span></text:p>
      <text:p text:style-name="P83"><text:span text:style-name="T5">thinking only of making it, and then you finally jump.</text:span></text:p>
      <text:p text:style-name="P78"><text:span text:style-name="T5"/></text:p>
      <text:p text:style-name="P83"><text:span text:style-name="T5">It seems to take forever for something to happen. Suddenly you open your eyes </text:span></text:p>
      <text:p text:style-name="P83"><text:span text:style-name="T5">to see that you might not make it. You kick your legs in one last desperate </text:span></text:p>
      <text:p text:style-name="P83"><text:span text:style-name="T5">attempt to make it and, to\n your surprise, you do.</text:span></text:p>
      <text:p text:style-name="P82"><text:span text:style-name="T5"/></text:p>
      <text:p text:style-name="P83"><text:span text:style-name="T5">The shock makes your legs give way and you fall, but you don't notice because </text:span></text:p>
      <text:p text:style-name="P83"><text:span text:style-name="T5">you're kissing the ground and looking back at how far you actually jumped. You </text:span></text:p>
      <text:p text:style-name="P83"><text:span text:style-name="T5">rest once more and then try to decide what to do.</text:span></text:p>
      <text:p text:style-name="P82"><text:span text:style-name="T5"/></text:p>
      <text:p text:style-name="P83"><text:span text:style-name="T5">You evaluate the amount of strength you have </text:span></text:p>
      <text:p text:style-name="P83"><text:span text:style-name="T5">left and you decide to on by yourself.</text:span></text:p>
      <text:p text:style-name="P78"><text:span text:style-name="T5"/></text:p>
      <text:p text:style-name="P83"><text:span text:style-name="T5">You have not walked more than a mile when the </text:span></text:p>
      <text:p text:style-name="P83"><text:span text:style-name="T5">sky turns a deathly black, the clouds swirl in </text:span></text:p>
      <text:p text:style-name="P83"><text:span text:style-name="T5">a threatening wind, and the grass of the plains </text:span></text:p>
      <text:p text:style-name="P83"><text:span text:style-name="T5">grab hold of you with its long, waving blades.</text:span></text:p>
      <text:p text:style-name="P82"><text:span text:style-name="T5"/></text:p>
      <text:p text:style-name="P83"><text:span text:style-name="T5">You shiver in fear as the brilliant yellow flash </text:span></text:p>
      <text:p text:style-name="P83"><text:span text:style-name="T5">of lightning consumes your body, rendering you </text:span></text:p>
      <text:p text:style-name="P83"><text:span text:style-name="T5">helpless under its power, and finally as the </text:span></text:p>
      <text:p text:style-name="P83"><text:span text:style-name="T5">lightning is gone you fall limp and die.</text:span></text:p>
      <text:p text:style-name="P82"><text:span text:style-name="T5"/></text:p>
      <text:p text:style-name="P83"><text:span text:style-name="T5">You once again decide to take the easy way and summon a beast to carry you the </text:span></text:p>
      <text:p text:style-name="P83"><text:span text:style-name="T5">rest of the way to the desert. Before you can even attempt to summon anything </text:span></text:p>
      <text:p text:style-name="P83"><text:span text:style-name="T5">you need to collect certain materials, all of which can be easily obtained from </text:span></text:p>
      <text:p text:style-name="P83"><text:span text:style-name="T5">the area around you.</text:span></text:p>
      <text:p text:style-name="P82"><text:span text:style-name="T5"/></text:p>
      <text:p text:style-name="P83"><text:span text:style-name="T5">You first pick up a handful of sand, then mix it with some water from the earth, </text:span></text:p>
      <text:p text:style-name="P83"><text:span text:style-name="T5">and finally you begin to mix that concoction together with\n your very own blood </text:span></text:p>
      <text:p text:style-name="P83"><text:span text:style-name="T5">from a cut your make with your sword. As the ingredients mix together, a beast </text:span></text:p>
      <text:p text:style-name="P83"><text:span text:style-name="T5">starts to appear before you. It has a dark brown, shaggy coat like a buffalo, </text:span></text:p>
      <text:p text:style-name="P83"><text:span text:style-name="T5">beady eyes like a rat, and a massive body like an elephant.</text:span></text:p>
      <text:p text:style-name="P82"><text:span text:style-name="T5"/></text:p>
      <text:p text:style-name="P84"><text:span text:style-name="T5">You're a little intimidated at first, as the animal only stares at you and snorts, </text:span></text:p>
      <text:p text:style-name="P84"><text:span text:style-name="T5">but you soon come to realize it's a gentle creature and you climb on its back.</text:span></text:p>
      <text:p text:style-name="P82"><text:soft-page-break/><text:span text:style-name="T5"/></text:p>
      <text:p text:style-name="P84"><text:span text:style-name="T5">It lurches forward at a blinding speed, and in a matter of a few seconds you are </text:span></text:p>
      <text:p text:style-name="P84"><text:span text:style-name="T5">at the edge of the desert. You blink and slowly dismount the giant beast. As you </text:span></text:p>
      <text:p text:style-name="P84"><text:span text:style-name="T5">do, the animal slowly disappears into the air around you.</text:span></text:p>
      <text:p text:style-name="P82"><text:span text:style-name="T5"/></text:p>
      <text:p text:style-name="P84"><text:span text:style-name="T5">As the beast fades, a raspy voice, barely audible tells you, 'That which falls </text:span></text:p>
      <text:p text:style-name="P84"><text:span text:style-name="T5">upon his head.'</text:span></text:p>
      <text:p text:style-name="P82"><text:span text:style-name="T5"/></text:p>
      <text:p text:style-name="P84"><text:span text:style-name="T5">You take your first step on the blistering hot sand of the desert, try to breathe </text:span></text:p>
      <text:p text:style-name="P84"><text:span text:style-name="T5">through the heat, and begin perhaps the most grueling walk you have ever attempted.</text:span></text:p>
      <text:p text:style-name="P82"><text:span text:style-name="T5"/></text:p>
      <text:p text:style-name="P84"><text:span text:style-name="T5">You enter the Moseekan Desert on the island of</text:span></text:p>
      <text:p text:style-name="P84"><text:span text:style-name="T5">Anagua. The temperatures in the desert are </text:span></text:p>
      <text:p text:style-name="P84"><text:span text:style-name="T5">extremely hot. The temperatures sometimes reach </text:span></text:p>
      <text:p text:style-name="P84"><text:span text:style-name="T5">125 degrees. Beware! Many strange creatures </text:span></text:p>
      <text:p text:style-name="P84"><text:span text:style-name="T5">live in the Moseekan.</text:span></text:p>
      <text:p text:style-name="P82"><text:span text:style-name="T5"/></text:p>
      <text:p text:style-name="P84"><text:span text:style-name="T5">You initially take a westerly course. You soon</text:span></text:p>
      <text:p text:style-name="P84"><text:span text:style-name="T5">come to an enormous rock in the middle of your</text:span></text:p>
      <text:p text:style-name="P84"><text:span text:style-name="T5">path. It has a distinctive column of rock that </text:span></text:p>
      <text:p text:style-name="P84"><text:span text:style-name="T5">juts straight up into the air. You go around </text:span></text:p>
      <text:p text:style-name="P84"><text:span text:style-name="T5">the rock and continue on your way.</text:span></text:p>
      <text:p text:style-name="P82"><text:span text:style-name="T5"/></text:p>
      <text:p text:style-name="P84"><text:span text:style-name="T5">After about two miles, you come upon a giant</text:span></text:p>
      <text:p text:style-name="P84"><text:span text:style-name="T5">sand dune that disrupts your path.</text:span></text:p>
      <text:p text:style-name="P78"><text:span text:style-name="T5"/></text:p>
      <text:p text:style-name="P84"><text:span text:style-name="T5">You start the long climb up the giant sand dune.</text:span></text:p>
      <text:p text:style-name="P84"><text:span text:style-name="T5">Your climb up the dune is easy at first but soon </text:span></text:p>
      <text:p text:style-name="P84"><text:span text:style-name="T5">gets steeper. Your easy climb is now very </text:span></text:p>
      <text:p text:style-name="P84"><text:span text:style-name="T5">difficult.</text:span></text:p>
      <text:p text:style-name="P82"><text:span text:style-name="T5"/></text:p>
      <text:p text:style-name="P84"><text:span text:style-name="T5">All of a sudden you slip and grab onto a vine.</text:span></text:p>
      <text:p text:style-name="P84"><text:span text:style-name="T5">The vine turns out to be a snake! It bites you</text:span></text:p>
      <text:p text:style-name="P84"><text:span text:style-name="T5">and injects its deadly venom.</text:span></text:p>
      <text:p text:style-name="P82"><text:span text:style-name="T5"/></text:p>
      <text:p text:style-name="P82"><text:span text:style-name="T5">He then eats you for dinner.</text:span></text:p>
      <text:p text:style-name="P82"><text:span text:style-name="T5"/></text:p>
      <text:p text:style-name="P84"><text:span text:style-name="T5">You continue your treacherous walk around the</text:span></text:p>
      <text:p text:style-name="P84"><text:span text:style-name="T5">north side of the dune.</text:span></text:p>
      <text:p text:style-name="P82"><text:span text:style-name="T5"/></text:p>
      <text:p text:style-name="P84"><text:span text:style-name="T5">As you go, your mouth begins to feel like </text:span></text:p>
      <text:p text:style-name="P84"><text:span text:style-name="T5">sandpaper. Each step you take makes it worse.</text:span></text:p>
      <text:p text:style-name="P82"><text:span text:style-name="T5"/></text:p>
      <text:p text:style-name="P84"><text:span text:style-name="T5">You decide to turn back and try to get back to</text:span></text:p>
      <text:p text:style-name="P84"><text:span text:style-name="T5">the rock.</text:span></text:p>
      <text:p text:style-name="P82"><text:span text:style-name="T5"/></text:p>
      <text:p text:style-name="P84"><text:span text:style-name="T5">You see a row of cacti and decide to follow </text:span></text:p>
      <text:p text:style-name="P84"><text:span text:style-name="T5">along the row. You come to a break in the row.</text:span></text:p>
      <text:p text:style-name="P82"><text:span text:style-name="T5"/></text:p>
      <text:p text:style-name="P84"><text:span text:style-name="T5">You keep going along the cactus row. Eventually</text:span></text:p>
      <text:p text:style-name="P84"><text:span text:style-name="T5">it ends.</text:span></text:p>
      <text:p text:style-name="P82"><text:span text:style-name="T5"/></text:p>
      <text:p text:style-name="P84"><text:span text:style-name="T5">By now you are really lost and can't find your</text:span></text:p>
      <text:p text:style-name="P84"><text:span text:style-name="T5">way back.</text:span></text:p>
      <text:p text:style-name="P82"><text:span text:style-name="T5"/></text:p>
      <text:p text:style-name="P82"><text:span text:style-name="T5"/></text:p>
      <text:p text:style-name="P84"><text:span text:style-name="T5">You soon become thirsty and die slowly in the</text:span></text:p>
      <text:p text:style-name="P84"><text:span text:style-name="T5">hot heat of the desert.</text:span></text:p>
      <text:p text:style-name="P82"><text:soft-page-break/><text:span text:style-name="T5"/></text:p>
      <text:p text:style-name="P84"><text:span text:style-name="T5">Turning right, you wander in the extreme heat</text:span></text:p>
      <text:p text:style-name="P84"><text:span text:style-name="T5">trying to find a familiar object. You soon see </text:span></text:p>
      <text:p text:style-name="P84"><text:span text:style-name="T5">the distinctive rock in front of you.</text:span></text:p>
      <text:p text:style-name="P82"><text:span text:style-name="T5"/></text:p>
      <text:p text:style-name="P84"><text:span text:style-name="T5">You continue toward the rock and are at the </text:span></text:p>
      <text:p text:style-name="P84"><text:span text:style-name="T5">spot from which you started. You go around the </text:span><text:span text:style-name="T9">r</text:span><text:span text:style-name="T5">ock </text:span></text:p>
      <text:p text:style-name="P84"><text:span text:style-name="T5">and continue on your way.</text:span></text:p>
      <text:p text:style-name="P82"><text:span text:style-name="T5"/></text:p>
      <text:p text:style-name="P85"><text:span text:style-name="T5">After about two miles, you come upon the giant </text:span></text:p>
      <text:p text:style-name="P85"><text:span text:style-name="T5">sand dune that disrupts your path.</text:span></text:p>
      <text:p text:style-name="P82"><text:span text:style-name="T5"/></text:p>
      <text:p text:style-name="P82"><text:span text:style-name="T5">Endure the heat and continue in the hope of </text:span></text:p>
      <text:p text:style-name="P82"><text:span text:style-name="T5">finding water?</text:span></text:p>
      <text:p text:style-name="P82"><text:span text:style-name="T5"/></text:p>
      <text:p text:style-name="P85"><text:span text:style-name="T5">You are walking aimlessly in the scorching</text:span></text:p>
      <text:p text:style-name="P85"><text:span text:style-name="T5">desert. You are becoming very thirsty.</text:span></text:p>
      <text:p text:style-name="P82"><text:span text:style-name="T5"/></text:p>
      <text:p text:style-name="P82"><text:span text:style-name="T5">You come upon a large cactus.</text:span></text:p>
      <text:p text:style-name="P82"><text:span text:style-name="T5"/></text:p>
      <text:p text:style-name="P85"><text:span text:style-name="T5">You are intelligent enough to know there </text:span><text:span text:style-name="T10">i</text:span><text:span text:style-name="T5">s a</text:span></text:p>
      <text:p text:style-name="P85"><text:span text:style-name="T5">refreshing liquid in the cact</text:span><text:span text:style-name="T10">i</text:span><text:span text:style-name="T5">.</text:span></text:p>
      <text:p text:style-name="P82"><text:span text:style-name="T5"/></text:p>
      <text:p text:style-name="P85"><text:span text:style-name="T5">You pull out your trusty sword and slice off a</text:span></text:p>
      <text:p text:style-name="P85"><text:span text:style-name="T5">piece. You hold it over your mouth and let the </text:span></text:p>
      <text:p text:style-name="P85"><text:span text:style-name="T5">liquid drip into your mouth.</text:span></text:p>
      <text:p text:style-name="P82"><text:span text:style-name="T5"/></text:p>
      <text:p text:style-name="P85"><text:span text:style-name="T5">What you didn't know was that some cactus juice</text:span></text:p>
      <text:p text:style-name="P85"><text:span text:style-name="T5">is poisonous.</text:span></text:p>
      <text:p text:style-name="P82"><text:span text:style-name="T5"/></text:p>
      <text:p text:style-name="P85"><text:span text:style-name="T5">You leave the cactus alone. You continue on </text:span></text:p>
      <text:p text:style-name="P85"><text:span text:style-name="T5">your path through the desert.</text:span></text:p>
      <text:p text:style-name="P82"><text:span text:style-name="T5"/></text:p>
      <text:p text:style-name="P85"><text:span text:style-name="T5">You see an oasis and go towards it in search </text:span></text:p>
      <text:p text:style-name="P85"><text:span text:style-name="T5">of water.</text:span></text:p>
      <text:p text:style-name="P82"><text:span text:style-name="T5"/></text:p>
      <text:p text:style-name="P85"><text:span text:style-name="T5">You choose to go southwest around the giant</text:span></text:p>
      <text:p text:style-name="P85"><text:span text:style-name="T5">sand dune.</text:span></text:p>
      <text:p text:style-name="P82"><text:span text:style-name="T5"/></text:p>
      <text:p text:style-name="P85"><text:span text:style-name="T5">When you round the southern tip of the dune, </text:span></text:p>
      <text:p text:style-name="P85"><text:span text:style-name="T5">you come upon a sandworm. It is thirty feet </text:span></text:p>
      <text:p text:style-name="P85"><text:span text:style-name="T5">long and has rough brown skin.</text:span></text:p>
      <text:p text:style-name="P82"><text:span text:style-name="T5"/></text:p>
      <text:p text:style-name="P85"><text:span text:style-name="T5">You choose to stay and fight the sandworm. You</text:span></text:p>
      <text:p text:style-name="P85"><text:span text:style-name="T5">pull out your sword. It glimmers in the bright </text:span></text:p>
      <text:p text:style-name="P85"><text:span text:style-name="T5">sun.</text:span></text:p>
      <text:p text:style-name="P82"><text:span text:style-name="T5"/></text:p>
      <text:p text:style-name="P85"><text:span text:style-name="T5">You swipe at the sandworm's head. He ducks and </text:span></text:p>
      <text:p text:style-name="P85"><text:span text:style-name="T5">you</text:span><text:span text:style-name="T10">r</text:span><text:span text:style-name="T5"> </text:span><text:span text:style-name="T10">sword makes a ‘</text:span><text:span text:style-name="T5">wiff’ </text:span><text:span text:style-name="T10">sound in the air</text:span><text:span text:style-name="T5">.</text:span></text:p>
      <text:p text:style-name="P82"><text:span text:style-name="T5"/></text:p>
      <text:p text:style-name="P85"><text:span text:style-name="T5">It is furious and is slithering directly at you </text:span></text:p>
      <text:p text:style-name="P85"><text:span text:style-name="T5">as fast as a speeding train.</text:span></text:p>
      <text:p text:style-name="P82"><text:span text:style-name="T5"/></text:p>
      <text:p text:style-name="P82"><text:span text:style-name="T5">You close your eyes. Goodbye!</text:span></text:p>
      <text:p text:style-name="P82"><text:span text:style-name="T5"/></text:p>
      <text:p text:style-name="P82"><text:span text:style-name="T5"/></text:p>
      <text:p text:style-name="P85"><text:span text:style-name="T5">Your stab at the sandworm's heart and the sharp </text:span></text:p>
      <text:p text:style-name="P85"><text:span text:style-name="T5">blade of your sword pierces it. The creature </text:span></text:p>
      <text:p text:style-name="P85"><text:soft-page-break/><text:span text:style-name="T5">falls down, dying in great pain.</text:span></text:p>
      <text:p text:style-name="P82"><text:span text:style-name="T5"/></text:p>
      <text:p text:style-name="P85"><text:span text:style-name="T10">Y</text:span><text:span text:style-name="T5">ou see an oasis and you decide to walk towards </text:span></text:p>
      <text:p text:style-name="P85"><text:span text:style-name="T5">it.</text:span></text:p>
      <text:p text:style-name="P82"><text:span text:style-name="T5"/></text:p>
      <text:p text:style-name="P85"><text:span text:style-name="T5">You walk into the green oasis. You haven't seen</text:span></text:p>
      <text:p text:style-name="P85"><text:span text:style-name="T5">this color for a long time. You sit down on the</text:span></text:p>
      <text:p text:style-name="P85"><text:span text:style-name="T5">edge of the pond. You take a long refreshing </text:span></text:p>
      <text:p text:style-name="P85"><text:span text:style-name="T5">drink. Feeling tired, you fall asleep in the </text:span></text:p>
      <text:p text:style-name="P85"><text:span text:style-name="T5">shade of a palm tree.</text:span></text:p>
      <text:p text:style-name="P82"><text:span text:style-name="T5"/></text:p>
      <text:p text:style-name="P85"><text:span text:style-name="T5">In the middle of your long nap you feel a blow </text:span></text:p>
      <text:p text:style-name="P85"><text:span text:style-name="T5">to your head. On the ground at your side is a </text:span></text:p>
      <text:p text:style-name="P85"><text:span text:style-name="T5">coconut. You pick it up and it breaks in two. </text:span></text:p>
      <text:p text:style-name="P85"><text:span text:style-name="T5">Inside you find a mysterious piece of paper </text:span></text:p>
      <text:p text:style-name="P85"><text:span text:style-name="T5">stating, 'Will strike him down, forever dead.’</text:span></text:p>
      <text:p text:style-name="P82"><text:span text:style-name="T5"/></text:p>
      <text:p text:style-name="P85"><text:span text:style-name="T5">Rubbing your head, you look up to see the </text:span></text:p>
      <text:p text:style-name="P85"><text:span text:style-name="T5">mountains before you. You know they hold the</text:span></text:p>
      <text:p text:style-name="P85"><text:span text:style-name="T5">lair of the dragon and the end of your quest…</text:span></text:p>
      <text:p text:style-name="P85"><text:span text:style-name="T5">but hopefully not the end of you.</text:span></text:p>
      <text:p text:style-name="P82"><text:span text:style-name="T5"/></text:p>
      <text:p text:style-name="P82"><text:span text:style-name="T5">Gathering your supplies, you move on.</text:span></text:p>
      <text:p text:style-name="P82"><text:span text:style-name="T5"/></text:p>
      <text:p text:style-name="P86"><text:span text:style-name="T5">You finally make it out of the barren desert.</text:span></text:p>
      <text:p text:style-name="P86"><text:span text:style-name="T5">You look before you and see the vast mountain </text:span></text:p>
      <text:p text:style-name="P86"><text:span text:style-name="T5">lair of the Great Dragon. You make the hike up </text:span></text:p>
      <text:p text:style-name="P86"><text:span text:style-name="T5">and enter the twisted caves.</text:span></text:p>
      <text:p text:style-name="P82"><text:span text:style-name="T5"/></text:p>
      <text:p text:style-name="P86"><text:span text:style-name="T5">You hear the sound of dripping water throughout </text:span></text:p>
      <text:p text:style-name="P86"><text:span text:style-name="T5">the cavern and a stingy mist is in the air. All </text:span></text:p>
      <text:p text:style-name="P86"><text:span text:style-name="T5">of a sudden you hear it. Heavy breathing coming </text:span></text:p>
      <text:p text:style-name="P86"><text:span text:style-name="T5">from one of the paths. You follow the sound to </text:span></text:p>
      <text:p text:style-name="P86"><text:span text:style-name="T5">a large cavernous room.</text:span></text:p>
      <text:p text:style-name="P82"><text:span text:style-name="T5"/></text:p>
      <text:p text:style-name="P82"><text:span text:style-name="T5">THE LAIR OF THE DRAGON!</text:span></text:p>
      <text:p text:style-name="P82"><text:span text:style-name="T5"/></text:p>
      <text:p text:style-name="P86"><text:span text:style-name="T5">You look around quickly and see huge piles of </text:span></text:p>
      <text:p text:style-name="P86"><text:span text:style-name="T5">gold...his hoard.</text:span></text:p>
      <text:p text:style-name="P82"><text:span text:style-name="T5"/></text:p>
      <text:p text:style-name="P86"><text:span text:style-name="T5">Sitting between piles is a huge dark form. A </text:span></text:p>
      <text:p text:style-name="P86"><text:span text:style-name="T5">loud echoing roar erupts from behind the piles.</text:span></text:p>
      <text:p text:style-name="P82"><text:span text:style-name="T5"/></text:p>
      <text:p text:style-name="P86"><text:span text:style-name="T5">You move closer to investiga</text:span><text:span text:style-name="T11">t</text:span><text:span text:style-name="T5">e. Seeing all the </text:span></text:p>
      <text:p text:style-name="P86"><text:span text:style-name="T5">gold, you are tempted to take some and flee.</text:span></text:p>
      <text:p text:style-name="P82"><text:span text:style-name="T5"/></text:p>
      <text:p text:style-name="P86"><text:span text:style-name="T5">You reach forward, and just before you grab </text:span></text:p>
      <text:p text:style-name="P86"><text:span text:style-name="T5">some of the gold, you are suddenly face-to-face </text:span></text:p>
      <text:p text:style-name="P86"><text:span text:style-name="T5">with Golan…</text:span></text:p>
      <text:p text:style-name="P82"><text:span text:style-name="T5"/></text:p>
      <text:p text:style-name="P86"><text:span text:style-name="T5">You quickly jump aside before being roasted with </text:span></text:p>
      <text:p text:style-name="P86"><text:span text:style-name="T5">an enormous gout of fire. Thinking back, you </text:span></text:p>
      <text:p text:style-name="P86"><text:span text:style-name="T5">remember the poem. 'This must be the secret,' </text:span></text:p>
      <text:p text:style-name="P86"><text:span text:style-name="T5">you think, but you don't quite understand it. </text:span></text:p>
      <text:p text:style-name="P86"><text:span text:style-name="T5">Now it's time for you to make your final decision. </text:span></text:p>
      <text:p text:style-name="P86"><text:span text:style-name="T5">What will you use to fight the dragon?</text:span></text:p>
      <text:p text:style-name="P82"><text:span text:style-name="T5"/></text:p>
      <text:p text:style-name="P86"><text:span text:style-name="T5">'I can use anything around me,' you think as </text:span></text:p>
      <text:p text:style-name="P86"><text:soft-page-break/><text:span text:style-name="T5">you notice spears, swords, and battleaxes among </text:span></text:p>
      <text:p text:style-name="P86"><text:span text:style-name="T5">the massive piles of gold. You also have everything </text:span></text:p>
      <text:p text:style-name="P86"><text:span text:style-name="T5">you currently carry.</text:span></text:p>
      <text:p text:style-name="P82"><text:span text:style-name="T5"/></text:p>
      <text:p text:style-name="P78"><text:span text:style-name="T5"><text:s text:c="3"/>You must swing before you fire</text:span></text:p>
      <text:p text:style-name="P78"><text:span text:style-name="T5">Let the altitude keep climbing higher</text:span></text:p>
      <text:p text:style-name="P78"><text:span text:style-name="T5"><text:s text:c="3"/>That which falls upon his head</text:span></text:p>
      <text:p text:style-name="P78"><text:span text:style-name="T5"><text:s/>Will strike him down, forever dead</text:span></text:p>
      <text:p text:style-name="P78"><text:span text:style-name="T5"><text:s text:c="4"/></text:span></text:p>
      <text:p text:style-name="P82"><text:span text:style-name="T5">You have made your choice.</text:span></text:p>
      <text:p text:style-name="P82"><text:span text:style-name="T5"/></text:p>
      <text:p text:style-name="P86"><text:span text:style-name="T5">It has no effect on Golan other than to give </text:span></text:p>
      <text:p text:style-name="P86"><text:span text:style-name="T5">him a slight chuckle at your foolish and worthless</text:span></text:p>
      <text:p text:style-name="P86"><text:span text:style-name="T5">attempt to slay him.</text:span></text:p>
      <text:p text:style-name="P82"><text:span text:style-name="T5"/></text:p>
      <text:p text:style-name="P86"><text:span text:style-name="T5">You frantically try to remember the poem more</text:span></text:p>
      <text:p text:style-name="P86"><text:span text:style-name="T5">clearly. What hidden meaning did it hold? What</text:span></text:p>
      <text:p text:style-name="P86"><text:span text:style-name="T5">have you missed?</text:span></text:p>
      <text:p text:style-name="P82"><text:span text:style-name="T5"/></text:p>
      <text:p text:style-name="P86"><text:span text:style-name="T5">Unfortunately, Golan does not miss the opportunity</text:span></text:p>
      <text:p text:style-name="P86"><text:span text:style-name="T5">as he releases another blast of fire.</text:span></text:p>
      <text:p text:style-name="P82"><text:span text:style-name="T5"/></text:p>
      <text:p text:style-name="P86"><text:span text:style-name="T5">You think back to the lines of the poem you </text:span></text:p>
      <text:p text:style-name="P86"><text:span text:style-name="T5">have received throughout your quest. As you </text:span></text:p>
      <text:p text:style-name="P86"><text:span text:style-name="T5">pull your sling from your holster resting on </text:span></text:p>
      <text:p text:style-name="P86"><text:span text:style-name="T5">your belt. You are hoping this was the best </text:span></text:p>
      <text:p text:style-name="P86"><text:span text:style-name="T5">choice. You run behind a vast pile of gold and </text:span></text:p>
      <text:p text:style-name="P86"><text:span text:style-name="T5">take careful aim. Round and round you swing the </text:span></text:p>
      <text:p text:style-name="P86"><text:span text:style-name="T5">sling until…</text:span></text:p>
      <text:p text:style-name="P82"><text:span text:style-name="T5"/></text:p>
      <text:p text:style-name="P82"><text:span text:style-name="T5">WOOOOOOSH!!!!!!!!!</text:span></text:p>
      <text:p text:style-name="P82"><text:span text:style-name="T5"/></text:p>
      <text:p text:style-name="P86"><text:span text:style-name="T5">The small round stone punctures the are</text:span><text:span text:style-name="T12">a</text:span><text:span text:style-name="T5"> right </text:span></text:p>
      <text:p text:style-name="P86"><text:span text:style-name="T5">between the dragon's eyes! The stunned beast </text:span></text:p>
      <text:p text:style-name="P86"><text:span text:style-name="T5">falls hard to the ground, shaking the whole </text:span></text:p>
      <text:p text:style-name="P86"><text:span text:style-name="T5">cavern. Could it be true the Great Golan has </text:span></text:p>
      <text:p text:style-name="P86"><text:span text:style-name="T5">been slain?</text:span></text:p>
      <text:p text:style-name="P82"><text:span text:style-name="T5"/></text:p>
      <text:p text:style-name="P86"><text:span text:style-name="T5">Yes! You finally recall it after studying the </text:span></text:p>
      <text:p text:style-name="P86"><text:span text:style-name="T5">motionless dragon. You remember the squire's </text:span></text:p>
      <text:p text:style-name="P86"><text:span text:style-name="T5">words from the beginning of your quest. You </text:span></text:p>
      <text:p text:style-name="P86"><text:span text:style-name="T5">walk calmly over to the dragon and pry one of </text:span></text:p>
      <text:p text:style-name="P86"><text:span text:style-name="T5">his blade-like teeth from his jaws of death. </text:span></text:p>
      <text:p text:style-name="P86"><text:span text:style-name="T5">Now that the hard part is over, you must return </text:span></text:p>
      <text:p text:style-name="P86"><text:span text:style-name="T5">to the castle with the good word!</text:span></text:p>
      <text:p text:style-name="P82"><text:span text:style-name="T5"/></text:p>
      <text:p text:style-name="P82"><text:span text:style-name="T5"/></text:p>
      <text:p text:style-name="P82"><text:span text:style-name="T5"/></text:p>
      <text:p text:style-name="P82"><text:span text:style-name="T5"/></text:p>
      <text:p text:style-name="P82"><text:span text:style-name="T5"/></text:p>
      <text:p text:style-name="P82"><text:span text:style-name="T5"/></text:p>
      <text:p text:style-name="P82"><text:span text:style-name="T5"/></text:p>
      <text:p text:style-name="P82"><text:span text:style-name="T5"/></text:p>
      <text:p text:style-name="P82"><text:span text:style-name="T5"/></text:p>
      <text:p text:style-name="P82"><text:span text:style-name="T5"/></text:p>
      <text:p text:style-name="P82"><text:span text:style-name="T5"/></text:p>
      <text:p text:style-name="P87"><text:span text:style-name="T5">The King is sitting in his throneroom when you </text:span></text:p>
      <text:p text:style-name="P87"><text:span text:style-name="T5">walk into His presence. You speak up nervously </text:span></text:p>
      <text:p text:style-name="P87"><text:soft-page-break/><text:span text:style-name="T5">of your news and hold up the dragon tooth. The </text:span></text:p>
      <text:p text:style-name="P87"><text:span text:style-name="T5">King slowly looks up with a broad smile on his </text:span></text:p>
      <text:p text:style-name="P87"><text:span text:style-name="T5">face. He congratulates you and announces a </text:span></text:p>
      <text:p text:style-name="P87"><text:span text:style-name="T5">celebration in your honor. For the first time </text:span></text:p>
      <text:p text:style-name="P87"><text:span text:style-name="T5">on your long and grueling quest, you feel a </text:span><text:span text:style-name="T12">true </text:span></text:p>
      <text:p text:style-name="P87"><text:span text:style-name="T5">sense of joy. You go right to the town tailor </text:span></text:p>
      <text:p text:style-name="P87"><text:span text:style-name="T5">with your gold and buy his finest cloak. Your </text:span></text:p>
      <text:p text:style-name="P87"><text:span text:style-name="T5">quest is finally over!</text:span></text:p>
      <text:p text:style-name="P82"><text:span text:style-name="T5"/></text:p>
      <text:p text:style-name="P82"><text:span text:style-name="T5">You are the new </text:span><text:span text:style-name="T12">hero</text:span><text:span text:style-name="T5"> of Anagua.</text:span></text:p>
      <text:p text:style-name="P82"><text:span text:style-name="T5">Warrick the Elf!</text:span></text:p>
      <text:p text:style-name="P88"><text:span text:style-name="T5"/></text:p>
      <text:p text:style-name="P35"><text:span text:style-name="T41"/></text:p>
      <text:p text:style-name="P34"><text:span text:style-name="T41"/></text:p>
      <text:p text:style-name="P34"><text:span text:style-name="T41"/></text:p>
      <text:p text:style-name="P34"><text:span text:style-name="T41"/></text:p>
      <text:p text:style-name="P34"><text:span text:style-name="T41"/></text:p>
      <text:p text:style-name="P76"><text:span text:style-name="T58"># Homework <text:s text:c="25"/>DragonQuest.py</text:span></text:p>
      <text:p text:style-name="P77"><text:span text:style-name="T56"># Version: <text:s text:c="25"/>v1.0.0</text:span></text:p>
      <text:p text:style-name="P77"><text:span text:style-name="T56"># Completed by: <text:s text:c="20"/></text:span><text:span text:style-name="T57">Anthony</text:span><text:span text:style-name="T56"> </text:span><text:span text:style-name="T57">Braden</text:span><text:span text:style-name="T56"> on 08/17/2021</text:span></text:p>
      <text:p text:style-name="P89"/>
      <text:p text:style-name="P77"><text:span text:style-name="T54">import</text:span><text:span text:style-name="T47"> pygame</text:span></text:p>
      <text:p text:style-name="P77"><text:span text:style-name="T54">import</text:span><text:span text:style-name="T47"> random</text:span></text:p>
      <text:p text:style-name="P77"><text:span text:style-name="T54">import</text:span><text:span text:style-name="T47"> sys</text:span></text:p>
      <text:p text:style-name="P77"><text:span text:style-name="T54">import</text:span><text:span text:style-name="T47"> time</text:span></text:p>
      <text:p text:style-name="P89"/>
      <text:p text:style-name="P77"><text:span text:style-name="T47">TYPINGSPEED </text:span><text:span text:style-name="T53">=</text:span><text:span text:style-name="T47"> </text:span><text:span text:style-name="T52">15000</text:span></text:p>
      <text:p text:style-name="P77"><text:span text:style-name="T47"><text:s text:c="4"/></text:span></text:p>
      <text:p text:style-name="P77"><text:span text:style-name="T54">def</text:span><text:span text:style-name="T47"> </text:span><text:span text:style-name="T55">playMusic</text:span><text:span text:style-name="T50">(</text:span><text:span text:style-name="T48">track</text:span><text:span text:style-name="T53">,</text:span><text:span text:style-name="T47"> y</text:span><text:span text:style-name="T53">,</text:span><text:span text:style-name="T47"> x</text:span><text:span text:style-name="T50">)</text:span><text:span text:style-name="T47">:</text:span></text:p>
      <text:p text:style-name="P77"><text:span text:style-name="T47"><text:s text:c="4"/></text:span><text:span text:style-name="T54">if</text:span><text:span text:style-name="T47"> y </text:span><text:span text:style-name="T53">==</text:span><text:span text:style-name="T47"> </text:span><text:span text:style-name="T52">1</text:span><text:span text:style-name="T47">:</text:span></text:p>
      <text:p text:style-name="P77"><text:span text:style-name="T47"><text:s text:c="8"/></text:span><text:span text:style-name="T54">if</text:span><text:span text:style-name="T47"> x </text:span><text:span text:style-name="T53">==</text:span><text:span text:style-name="T47"> </text:span><text:span text:style-name="T52">1</text:span><text:span text:style-name="T47">:</text:span></text:p>
      <text:p text:style-name="P77"><text:span text:style-name="T47"><text:s text:c="12"/></text:span><text:span text:style-name="T54">try</text:span><text:span text:style-name="T47">:</text:span></text:p>
      <text:p text:style-name="P77"><text:span text:style-name="T47"><text:s text:c="16"/>pygame.mixer.init</text:span><text:span text:style-name="T50">()</text:span></text:p>
      <text:p text:style-name="P77"><text:span text:style-name="T47"><text:s text:c="16"/></text:span><text:span text:style-name="T56">#pygame.mixer.music.load(track + ".</text:span><text:span text:style-name="T57">wav</text:span><text:span text:style-name="T56">")</text:span></text:p>
      <text:p text:style-name="P77"><text:span text:style-name="T47"><text:s text:c="16"/>pygame.mixer.music.play</text:span><text:span text:style-name="T50">(</text:span><text:span text:style-name="T53">-</text:span><text:span text:style-name="T52">1</text:span><text:span text:style-name="T50">)</text:span><text:span text:style-name="T47"> <text:s text:c="3"/></text:span></text:p>
      <text:p text:style-name="P77"><text:span text:style-name="T47"><text:s text:c="12"/></text:span><text:span text:style-name="T54">except</text:span><text:span text:style-name="T47">:</text:span></text:p>
      <text:p text:style-name="P77"><text:span text:style-name="T47"><text:s text:c="16"/></text:span><text:span text:style-name="T54">print</text:span><text:span text:style-name="T50">(</text:span><text:span text:style-name="T40">"Couldn't find sound file."</text:span><text:span text:style-name="T50">)</text:span></text:p>
      <text:p text:style-name="P77"><text:span text:style-name="T47"><text:s text:c="8"/></text:span><text:span text:style-name="T54">else</text:span><text:span text:style-name="T47">:</text:span></text:p>
      <text:p text:style-name="P77"><text:span text:style-name="T47"><text:s text:c="12"/></text:span><text:span text:style-name="T54">try</text:span><text:span text:style-name="T47">:</text:span></text:p>
      <text:p text:style-name="P77"><text:span text:style-name="T47"><text:s text:c="16"/>pygame.mixer.init</text:span><text:span text:style-name="T50">()</text:span></text:p>
      <text:p text:style-name="P77"><text:span text:style-name="T47"><text:s text:c="16"/></text:span><text:span text:style-name="T56">#pygame.mixer.music.load(track + ".</text:span><text:span text:style-name="T57">wav</text:span><text:span text:style-name="T56">")</text:span></text:p>
      <text:p text:style-name="P77"><text:span text:style-name="T47"><text:s text:c="16"/>pygame.mixer.music.play</text:span><text:span text:style-name="T50">()</text:span><text:span text:style-name="T47"> <text:s text:c="3"/></text:span></text:p>
      <text:p text:style-name="P77"><text:span text:style-name="T47"><text:s text:c="12"/></text:span><text:span text:style-name="T54">except</text:span><text:span text:style-name="T47">:</text:span></text:p>
      <text:p text:style-name="P77"><text:span text:style-name="T47"><text:s text:c="16"/></text:span><text:span text:style-name="T54">print</text:span><text:span text:style-name="T50">(</text:span><text:span text:style-name="T40">"Couldn't find sound file."</text:span><text:span text:style-name="T50">)</text:span></text:p>
      <text:p text:style-name="P77"><text:span text:style-name="T47"><text:s text:c="4"/></text:span><text:span text:style-name="T54">else</text:span><text:span text:style-name="T47">:</text:span></text:p>
      <text:p text:style-name="P77"><text:span text:style-name="T47"><text:s text:c="8"/></text:span><text:span text:style-name="T54">try</text:span><text:span text:style-name="T47">:</text:span></text:p>
      <text:p text:style-name="P77"><text:span text:style-name="T47"><text:s text:c="12"/>pygame.mixer.music.unload</text:span><text:span text:style-name="T50">()</text:span></text:p>
      <text:p text:style-name="P77"><text:span text:style-name="T47"><text:s text:c="12"/>pygame.mixer.music.stop</text:span><text:span text:style-name="T50">()</text:span></text:p>
      <text:p text:style-name="P77"><text:span text:style-name="T47"><text:s text:c="8"/></text:span><text:span text:style-name="T54">except</text:span><text:span text:style-name="T47">:</text:span></text:p>
      <text:p text:style-name="P77"><text:span text:style-name="T47"><text:s text:c="12"/></text:span><text:span text:style-name="T54">print</text:span><text:span text:style-name="T50">(</text:span><text:span text:style-name="T40">"No sound file to stop."</text:span><text:span text:style-name="T50">)</text:span></text:p>
      <text:p text:style-name="P77"><text:span text:style-name="T47"><text:s text:c="8"/></text:span><text:span text:style-name="T54">if</text:span><text:span text:style-name="T47"> x </text:span><text:span text:style-name="T53">==</text:span><text:span text:style-name="T47"> </text:span><text:span text:style-name="T52">1</text:span><text:span text:style-name="T47">:</text:span></text:p>
      <text:p text:style-name="P77"><text:span text:style-name="T47"><text:s text:c="12"/></text:span><text:span text:style-name="T54">try</text:span><text:span text:style-name="T47">:</text:span></text:p>
      <text:p text:style-name="P77"><text:span text:style-name="T47"><text:s text:c="16"/>pygame.mixer.init</text:span><text:span text:style-name="T50">()</text:span></text:p>
      <text:p text:style-name="P77"><text:span text:style-name="T47"><text:s text:c="16"/></text:span><text:span text:style-name="T56">#pygame.mixer.music.load(track + ".</text:span><text:span text:style-name="T57">wav</text:span><text:span text:style-name="T56">")</text:span></text:p>
      <text:p text:style-name="P77"><text:span text:style-name="T47"><text:s text:c="16"/>pygame.mixer.music.play</text:span><text:span text:style-name="T50">(</text:span><text:span text:style-name="T53">-</text:span><text:span text:style-name="T52">1</text:span><text:span text:style-name="T50">)</text:span><text:span text:style-name="T47"> <text:s text:c="3"/></text:span></text:p>
      <text:p text:style-name="P77"><text:span text:style-name="T47"><text:s text:c="12"/></text:span><text:span text:style-name="T54">except</text:span><text:span text:style-name="T47">:</text:span></text:p>
      <text:p text:style-name="P77"><text:span text:style-name="T47"><text:s text:c="16"/></text:span><text:span text:style-name="T54">print</text:span><text:span text:style-name="T50">(</text:span><text:span text:style-name="T40">"Couldn't find sound file."</text:span><text:span text:style-name="T50">)</text:span></text:p>
      <text:p text:style-name="P77"><text:span text:style-name="T47"><text:s text:c="16"/></text:span></text:p>
      <text:p text:style-name="P77"><text:span text:style-name="T54">def</text:span><text:span text:style-name="T47"> </text:span><text:span text:style-name="T55">typeText</text:span><text:span text:style-name="T50">(</text:span><text:span text:style-name="T47">text</text:span><text:span text:style-name="T50">)</text:span><text:span text:style-name="T47">:</text:span></text:p>
      <text:p text:style-name="P77"><text:span text:style-name="T47"><text:s text:c="4"/></text:span><text:span text:style-name="T54">for</text:span><text:span text:style-name="T47"> letter </text:span><text:span text:style-name="T54">in</text:span><text:span text:style-name="T47"> text:</text:span></text:p>
      <text:p text:style-name="P77"><text:span text:style-name="T47"><text:s text:c="8"/>sys.stdout.write</text:span><text:span text:style-name="T50">(</text:span><text:span text:style-name="T47">letter</text:span><text:span text:style-name="T50">)</text:span></text:p>
      <text:p text:style-name="P77"><text:span text:style-name="T47"><text:s text:c="8"/>sys.stdout.flush</text:span><text:span text:style-name="T50">()</text:span></text:p>
      <text:p text:style-name="P77"><text:span text:style-name="T47"><text:s text:c="8"/>time.sleep</text:span><text:span text:style-name="T50">(</text:span><text:span text:style-name="T47">random.random</text:span><text:span text:style-name="T50">()</text:span><text:span text:style-name="T47"> </text:span><text:span text:style-name="T53">*</text:span><text:span text:style-name="T47"> </text:span><text:span text:style-name="T52">10.0</text:span><text:span text:style-name="T47"> </text:span><text:span text:style-name="T53">/</text:span><text:span text:style-name="T47"> TYPINGSPEED</text:span><text:span text:style-name="T50">)</text:span></text:p>
      <text:p text:style-name="P89"/>
      <text:p text:style-name="P77"><text:span text:style-name="T54">def</text:span><text:span text:style-name="T47"> </text:span><text:span text:style-name="T55">chooseContinue</text:span><text:span text:style-name="T50">()</text:span><text:span text:style-name="T47">:</text:span></text:p>
      <text:p text:style-name="P77"><text:span text:style-name="T47"><text:s text:c="4"/>yesContinue </text:span><text:span text:style-name="T53">=</text:span><text:span text:style-name="T47"> input</text:span><text:span text:style-name="T50">(</text:span><text:span text:style-name="T40">"Press 'Enter' to continue or 'Q' to quit..."</text:span><text:span text:style-name="T50">)</text:span></text:p>
      <text:p text:style-name="P77"><text:span text:style-name="T47"><text:s text:c="4"/></text:span><text:span text:style-name="T54">if</text:span><text:span text:style-name="T47"> yesContinue </text:span><text:span text:style-name="T53">==</text:span><text:span text:style-name="T47"> </text:span><text:span text:style-name="T40">""</text:span><text:span text:style-name="T47">:</text:span></text:p>
      <text:p text:style-name="P77"><text:span text:style-name="T47"><text:s text:c="8"/></text:span><text:span text:style-name="T54">print</text:span><text:span text:style-name="T50">(</text:span><text:span text:style-name="T40">""</text:span><text:span text:style-name="T50">)</text:span></text:p>
      <text:p text:style-name="P77"><text:span text:style-name="T47"><text:s text:c="4"/></text:span><text:span text:style-name="T54">elif</text:span><text:span text:style-name="T47"> yesContinue </text:span><text:span text:style-name="T53">==</text:span><text:span text:style-name="T47"> </text:span><text:span text:style-name="T40">'q'</text:span><text:span text:style-name="T47">:</text:span></text:p>
      <text:p text:style-name="P77"><text:span text:style-name="T47"><text:s text:c="8"/>exit</text:span><text:span text:style-name="T50">()</text:span></text:p>
      <text:p text:style-name="P77"><text:span text:style-name="T47"><text:s text:c="4"/></text:span><text:span text:style-name="T54">else</text:span><text:span text:style-name="T47">:</text:span></text:p>
      <text:p text:style-name="P77"><text:span text:style-name="T47"><text:s text:c="8"/></text:span><text:span text:style-name="T54">return</text:span><text:span text:style-name="T47"> chooseContinue</text:span><text:span text:style-name="T50">()</text:span></text:p>
      <text:p text:style-name="P77"><text:span text:style-name="T47"><text:s text:c="8"/></text:span></text:p>
      <text:p text:style-name="P77"><text:span text:style-name="T54">def</text:span><text:span text:style-name="T47"> </text:span><text:span text:style-name="T55">restartStory</text:span><text:span text:style-name="T50">()</text:span><text:span text:style-name="T47">:</text:span></text:p>
      <text:p text:style-name="P77"><text:span text:style-name="T47"><text:s text:c="4"/>yesContinue </text:span><text:span text:style-name="T53">=</text:span><text:span text:style-name="T47"> input</text:span><text:span text:style-name="T50">(</text:span><text:span text:style-name="T40">"Press 'Enter' to restart the story or 'Q' to quit..."</text:span><text:span text:style-name="T50">)</text:span></text:p>
      <text:p text:style-name="P77"><text:soft-page-break/><text:span text:style-name="T47"><text:s text:c="4"/></text:span><text:span text:style-name="T54">if</text:span><text:span text:style-name="T47"> yesContinue </text:span><text:span text:style-name="T53">==</text:span><text:span text:style-name="T47"> </text:span><text:span text:style-name="T40">""</text:span><text:span text:style-name="T47">:</text:span></text:p>
      <text:p text:style-name="P77"><text:span text:style-name="T47"><text:s text:c="8"/>track </text:span><text:span text:style-name="T53">=</text:span><text:span text:style-name="T47"> </text:span><text:span text:style-name="T40">"You Die"</text:span></text:p>
      <text:p text:style-name="P77"><text:span text:style-name="T47"><text:s text:c="8"/>playMusic</text:span><text:span text:style-name="T50">(</text:span><text:span text:style-name="T47">track</text:span><text:span text:style-name="T53">,</text:span><text:span text:style-name="T47"> </text:span><text:span text:style-name="T52">0</text:span><text:span text:style-name="T53">,</text:span><text:span text:style-name="T47"> </text:span><text:span text:style-name="T52">1</text:span><text:span text:style-name="T50">)</text:span><text:span text:style-name="T47"> <text:s text:c="2"/></text:span></text:p>
      <text:p text:style-name="P77"><text:span text:style-name="T47"><text:s text:c="8"/>time.sleep</text:span><text:span text:style-name="T50">(</text:span><text:span text:style-name="T52">1.5</text:span><text:span text:style-name="T50">)</text:span><text:span text:style-name="T47"> <text:s text:c="4"/></text:span></text:p>
      <text:p text:style-name="P77"><text:span text:style-name="T47"><text:s text:c="8"/>runMain</text:span><text:span text:style-name="T50">()</text:span></text:p>
      <text:p text:style-name="P77"><text:span text:style-name="T47"><text:s text:c="4"/></text:span><text:span text:style-name="T54">elif</text:span><text:span text:style-name="T47"> yesContinue.lower</text:span><text:span text:style-name="T50">()</text:span><text:span text:style-name="T47"> </text:span><text:span text:style-name="T53">==</text:span><text:span text:style-name="T47"> </text:span><text:span text:style-name="T40">'q'</text:span><text:span text:style-name="T47">:</text:span></text:p>
      <text:p text:style-name="P77"><text:span text:style-name="T47"><text:s text:c="8"/>exit</text:span><text:span text:style-name="T50">()</text:span></text:p>
      <text:p text:style-name="P77"><text:span text:style-name="T47"><text:s text:c="4"/></text:span><text:span text:style-name="T54">else</text:span><text:span text:style-name="T47">:</text:span></text:p>
      <text:p text:style-name="P77"><text:span text:style-name="T47"><text:s text:c="8"/></text:span><text:span text:style-name="T54">return</text:span><text:span text:style-name="T47"> restartStory</text:span><text:span text:style-name="T50">()</text:span></text:p>
      <text:p text:style-name="P77"><text:span text:style-name="T47"><text:s text:c="8"/></text:span></text:p>
      <text:p text:style-name="P77"><text:span text:style-name="T54">def</text:span><text:span text:style-name="T47"> </text:span><text:span text:style-name="T55">CLICKETYCLACKGAMES</text:span><text:span text:style-name="T50">()</text:span><text:span text:style-name="T47">:</text:span></text:p>
      <text:p text:style-name="P77"><text:span text:style-name="T47"><text:s text:c="4"/>text </text:span><text:span text:style-name="T53">=</text:span><text:span text:style-name="T47"> </text:span><text:span text:style-name="T40">"Presented By:\nCLICKETY CLACK GAMES\n\n"</text:span></text:p>
      <text:p text:style-name="P77"><text:span text:style-name="T47"><text:s text:c="4"/>typeText</text:span><text:span text:style-name="T50">(</text:span><text:span text:style-name="T47">text</text:span><text:span text:style-name="T50">)</text:span></text:p>
      <text:p text:style-name="P77"><text:span text:style-name="T47"><text:s text:c="4"/>track </text:span><text:span text:style-name="T53">=</text:span><text:span text:style-name="T47"> </text:span><text:span text:style-name="T40">"CLICKETYCLACKGAMES"</text:span></text:p>
      <text:p text:style-name="P77"><text:span text:style-name="T47"><text:s text:c="4"/>playMusic</text:span><text:span text:style-name="T50">(</text:span><text:span text:style-name="T47">track</text:span><text:span text:style-name="T53">,</text:span><text:span text:style-name="T47"> </text:span><text:span text:style-name="T52">1</text:span><text:span text:style-name="T53">,</text:span><text:span text:style-name="T47"> </text:span><text:span text:style-name="T52">0</text:span><text:span text:style-name="T50">)</text:span></text:p>
      <text:p text:style-name="P77"><text:span text:style-name="T47"><text:s text:c="4"/>chooseContinue</text:span><text:span text:style-name="T50">()</text:span></text:p>
      <text:p text:style-name="P77"><text:span text:style-name="T47"><text:s text:c="8"/></text:span></text:p>
      <text:p text:style-name="P77"><text:span text:style-name="T54">def</text:span><text:span text:style-name="T47"> </text:span><text:span text:style-name="T55">printIntro</text:span><text:span text:style-name="T50">()</text:span><text:span text:style-name="T47">:</text:span></text:p>
      <text:p text:style-name="P77"><text:span text:style-name="T47"><text:s text:c="4"/>track </text:span><text:span text:style-name="T53">=</text:span><text:span text:style-name="T47"> </text:span><text:span text:style-name="T40">"</text:span><text:span text:style-name="T39">Itty</text:span><text:span text:style-name="T40"> </text:span><text:span text:style-name="T39">Bitty</text:span><text:span text:style-name="T40">"</text:span></text:p>
      <text:p text:style-name="P77"><text:span text:style-name="T47"><text:s text:c="4"/>playMusic</text:span><text:span text:style-name="T50">(</text:span><text:span text:style-name="T47">track</text:span><text:span text:style-name="T53">,</text:span><text:span text:style-name="T47"> </text:span><text:span text:style-name="T52">1</text:span><text:span text:style-name="T53">,</text:span><text:span text:style-name="T47"> </text:span><text:span text:style-name="T52">1</text:span><text:span text:style-name="T50">)</text:span></text:p>
      <text:p text:style-name="P77"><text:span text:style-name="T47"><text:s text:c="4"/>text </text:span><text:span text:style-name="T53">=</text:span><text:span text:style-name="T47"> </text:span><text:span text:style-name="T40">"\n'Here </text:span><text:span text:style-name="T39">Ye</text:span><text:span text:style-name="T40">! Here </text:span><text:span text:style-name="T39">Ye</text:span><text:span text:style-name="T40">!\n\n"</text:span></text:p>
      <text:p text:style-name="P77"><text:span text:style-name="T47"><text:s text:c="4"/>typeText</text:span><text:span text:style-name="T50">(</text:span><text:span text:style-name="T47">text</text:span><text:span text:style-name="T50">)</text:span></text:p>
      <text:p text:style-name="P77"><text:span text:style-name="T47"><text:s text:c="4"/>text </text:span><text:span text:style-name="T53">=</text:span><text:span text:style-name="T47"> </text:span><text:span text:style-name="T40">"\tThe King of </text:span><text:span text:style-name="T39">Anagua</text:span><text:span text:style-name="T40">, the Islands of the\nGreat Sea, has proclaimed that </text:span><text:span text:style-name="T39">Golan</text:span><text:span text:style-name="T40">, the Great\nDragon of the Western Mountains, deserves\</text:span><text:span text:style-name="T39">na</text:span><text:span text:style-name="T40"> slaying. He is terrorizing the countryside,\</text:span><text:span text:style-name="T39">neating</text:span><text:span text:style-name="T40"> nobleman and stealing gold. Any man who\</text:span><text:span text:style-name="T39">nfeels</text:span><text:span text:style-name="T40"> himself able to slay </text:span><text:span text:style-name="T39">Golan</text:span><text:span text:style-name="T40"> should report\</text:span><text:span text:style-name="T39">nto</text:span><text:span text:style-name="T40"> the castle this afternoon.\n\n"</text:span></text:p>
      <text:p text:style-name="P77"><text:span text:style-name="T47"><text:s text:c="4"/>typeText</text:span><text:span text:style-name="T50">(</text:span><text:span text:style-name="T47">text</text:span><text:span text:style-name="T50">)</text:span></text:p>
      <text:p text:style-name="P77"><text:span text:style-name="T47"><text:s text:c="4"/>text </text:span><text:span text:style-name="T53">=</text:span><text:span text:style-name="T47"> </text:span><text:span text:style-name="T40">"\tThe King has issued a reward of 5,000\</text:span><text:span text:style-name="T39">ngold</text:span><text:span text:style-name="T40"> pieces for the killing of the Dragon and\</text:span><text:span text:style-name="T39">nbringing</text:span><text:span text:style-name="T40"> one tooth from his jaws of death,\</text:span><text:span text:style-name="T39">nthereby</text:span><text:span text:style-name="T40"> proving that he is dead.'\n\n"</text:span></text:p>
      <text:p text:style-name="P77"><text:span text:style-name="T47"><text:s text:c="4"/>typeText</text:span><text:span text:style-name="T50">(</text:span><text:span text:style-name="T47">text</text:span><text:span text:style-name="T50">)</text:span></text:p>
      <text:p text:style-name="P77"><text:span text:style-name="T47"><text:s text:c="4"/>text </text:span><text:span text:style-name="T53">=</text:span><text:span text:style-name="T47"> </text:span><text:span text:style-name="T40">" <text:s text:c="7"/>by decree of His Royal Majesty,\n <text:s text:c="14"/>-King </text:span><text:span text:style-name="T39">Thesium</text:span><text:span text:style-name="T40"> of </text:span><text:span text:style-name="T39">Anagua</text:span><text:span text:style-name="T40">\n\n"</text:span></text:p>
      <text:p text:style-name="P77"><text:span text:style-name="T47"><text:s text:c="4"/>typeText</text:span><text:span text:style-name="T50">(</text:span><text:span text:style-name="T47">text</text:span><text:span text:style-name="T50">)</text:span></text:p>
      <text:p text:style-name="P77"><text:span text:style-name="T47"><text:s text:c="4"/></text:span></text:p>
      <text:p text:style-name="P77"><text:span text:style-name="T54">def</text:span><text:span text:style-name="T47"> </text:span><text:span text:style-name="T55">printIntro2</text:span><text:span text:style-name="T50">()</text:span><text:span text:style-name="T47">:</text:span></text:p>
      <text:p text:style-name="P77"><text:span text:style-name="T47"><text:s text:c="4"/>text </text:span><text:span text:style-name="T53">=</text:span><text:span text:style-name="T47"> </text:span><text:span text:style-name="T40">"It's a warm summer day. You, </text:span><text:span text:style-name="T39">Warrick</text:span><text:span text:style-name="T40">,an </text:span><text:span text:style-name="T39">Elven</text:span><text:span text:style-name="T40">\nWarrior of the Great Forest of </text:span><text:span text:style-name="T39">Anagua</text:span><text:span text:style-name="T40">, have left\</text:span><text:span text:style-name="T39">nyour</text:span><text:span text:style-name="T40"> </text:span><text:span text:style-name="T39">homeland</text:span><text:span text:style-name="T40"> in the trees with the other people\</text:span><text:span text:style-name="T39">nto</text:span><text:span text:style-name="T40"> pursue this profitable announcement from the\nKing.\n\n"</text:span></text:p>
      <text:p text:style-name="P77"><text:span text:style-name="T47"><text:s text:c="4"/>typeText</text:span><text:span text:style-name="T50">(</text:span><text:span text:style-name="T47">text</text:span><text:span text:style-name="T50">)</text:span></text:p>
      <text:p text:style-name="P77"><text:span text:style-name="T47"><text:s text:c="4"/>text </text:span><text:span text:style-name="T53">=</text:span><text:span text:style-name="T47"> </text:span><text:span text:style-name="T40">"You journey to the castle. As you make your way\</text:span><text:span text:style-name="T39">nthrough</text:span><text:span text:style-name="T40"> the city, you see the other brave men\</text:span><text:span text:style-name="T39">nwho</text:span><text:span text:style-name="T40"> are willing to accept this challenge also.\n\n"</text:span></text:p>
      <text:p text:style-name="P77"><text:span text:style-name="T47"><text:s text:c="4"/>typeText</text:span><text:span text:style-name="T50">(</text:span><text:span text:style-name="T47">text</text:span><text:span text:style-name="T50">)</text:span></text:p>
      <text:p text:style-name="P77"><text:span text:style-name="T47"><text:s text:c="4"/>text </text:span><text:span text:style-name="T53">=</text:span><text:span text:style-name="T47"> </text:span><text:span text:style-name="T40">"You just hope that you will slay the Dragon\</text:span><text:span text:style-name="T39">nfirst</text:span><text:span text:style-name="T40">.\n"</text:span></text:p>
      <text:p text:style-name="P77"><text:span text:style-name="T47"><text:s text:c="4"/>typeText</text:span><text:span text:style-name="T50">(</text:span><text:span text:style-name="T47">text</text:span><text:span text:style-name="T50">)</text:span><text:span text:style-name="T47"> <text:s text:c="5"/></text:span></text:p>
      <text:p text:style-name="P89"/>
      <text:p text:style-name="P77"><text:span text:style-name="T54">def</text:span><text:span text:style-name="T47"> </text:span><text:span text:style-name="T55">printIntro3</text:span><text:span text:style-name="T50">()</text:span><text:span text:style-name="T47">:</text:span></text:p>
      <text:p text:style-name="P77"><text:span text:style-name="T47"><text:s text:c="4"/>text </text:span><text:span text:style-name="T53">=</text:span><text:span text:style-name="T47"> </text:span><text:span text:style-name="T40">"After waiting in line for an hour, the King's\</text:span><text:span text:style-name="T39">nsquire</text:span><text:span text:style-name="T40"> makes the announcement that the quest is\</text:span><text:span text:style-name="T39">nready</text:span><text:span text:style-name="T40"> to begin.\n\n"</text:span></text:p>
      <text:p text:style-name="P77"><text:span text:style-name="T47"><text:s text:c="4"/>typeText</text:span><text:span text:style-name="T50">(</text:span><text:span text:style-name="T47">text</text:span><text:span text:style-name="T50">)</text:span><text:span text:style-name="T47"> <text:s text:c="5"/></text:span></text:p>
      <text:p text:style-name="P77"><text:span text:style-name="T47"><text:s text:c="4"/>text </text:span><text:span text:style-name="T53">=</text:span><text:span text:style-name="T47"> </text:span><text:span text:style-name="T40">"He suggests that you go to the peddler's and\</text:span><text:span text:style-name="T39">nbuy</text:span><text:span text:style-name="T40"> supplies for your journey because the\</text:span><text:span text:style-name="T39">nrest</text:span><text:span text:style-name="T40"> of the way will not be easy.\n\n"</text:span></text:p>
      <text:p text:style-name="P77"><text:span text:style-name="T47"><text:s text:c="4"/>typeText</text:span><text:span text:style-name="T50">(</text:span><text:span text:style-name="T47">text</text:span><text:span text:style-name="T50">)</text:span><text:span text:style-name="T47"> <text:s text:c="5"/></text:span></text:p>
      <text:p text:style-name="P77"><text:span text:style-name="T47"><text:s text:c="4"/></text:span></text:p>
      <text:p text:style-name="P77"><text:span text:style-name="T54">def</text:span><text:span text:style-name="T47"> </text:span><text:span text:style-name="T55">startAdventure</text:span><text:span text:style-name="T50">()</text:span><text:span text:style-name="T47">:</text:span></text:p>
      <text:p text:style-name="P77"><text:span text:style-name="T47"><text:s text:c="4"/></text:span><text:span text:style-name="T54">print</text:span><text:span text:style-name="T50">(</text:span><text:span text:style-name="T40">"Do you:"</text:span><text:span text:style-name="T50">)</text:span></text:p>
      <text:p text:style-name="P77"><text:span text:style-name="T47"><text:s text:c="4"/></text:span><text:span text:style-name="T54">print</text:span><text:span text:style-name="T50">(</text:span><text:span text:style-name="T40">"A) Go to the peddler's for supplies?"</text:span><text:span text:style-name="T50">)</text:span></text:p>
      <text:p text:style-name="P77"><text:span text:style-name="T47"><text:s text:c="4"/></text:span><text:span text:style-name="T54">print</text:span><text:span text:style-name="T50">(</text:span><text:span text:style-name="T40">"B) Continue without supplies?"</text:span><text:span text:style-name="T50">)</text:span></text:p>
      <text:p text:style-name="P77"><text:soft-page-break/><text:span text:style-name="T47"><text:s text:c="4"/>choice </text:span><text:span text:style-name="T53">=</text:span><text:span text:style-name="T47"> input</text:span><text:span text:style-name="T50">(</text:span><text:span text:style-name="T40">"Which will you choose? \n(A/B/Q)&gt; "</text:span><text:span text:style-name="T50">)</text:span></text:p>
      <text:p text:style-name="P77"><text:span text:style-name="T47"><text:s text:c="4"/></text:span><text:span text:style-name="T54">if</text:span><text:span text:style-name="T47"> choice.lower</text:span><text:span text:style-name="T50">()</text:span><text:span text:style-name="T47"> </text:span><text:span text:style-name="T53">==</text:span><text:span text:style-name="T47"> </text:span><text:span text:style-name="T40">"a"</text:span><text:span text:style-name="T47">:</text:span></text:p>
      <text:p text:style-name="P77"><text:span text:style-name="T47"><text:s text:c="8"/>goToPeddler</text:span><text:span text:style-name="T50">()</text:span></text:p>
      <text:p text:style-name="P77"><text:span text:style-name="T47"><text:s text:c="4"/></text:span><text:span text:style-name="T54">elif</text:span><text:span text:style-name="T47"> choice.lower</text:span><text:span text:style-name="T50">()</text:span><text:span text:style-name="T47"> </text:span><text:span text:style-name="T53">==</text:span><text:span text:style-name="T47"> </text:span><text:span text:style-name="T40">"b"</text:span><text:span text:style-name="T47">:</text:span></text:p>
      <text:p text:style-name="P77"><text:span text:style-name="T47"><text:s text:c="8"/>continueWithout</text:span><text:span text:style-name="T50">()</text:span></text:p>
      <text:p text:style-name="P77"><text:span text:style-name="T47"><text:s text:c="4"/></text:span><text:span text:style-name="T54">elif</text:span><text:span text:style-name="T47"> choice.lower</text:span><text:span text:style-name="T50">()</text:span><text:span text:style-name="T47"> </text:span><text:span text:style-name="T53">==</text:span><text:span text:style-name="T47"> </text:span><text:span text:style-name="T40">'q'</text:span><text:span text:style-name="T47">:</text:span></text:p>
      <text:p text:style-name="P77"><text:span text:style-name="T47"><text:s text:c="8"/>exit</text:span><text:span text:style-name="T50">()</text:span></text:p>
      <text:p text:style-name="P77"><text:span text:style-name="T47"><text:s text:c="4"/></text:span><text:span text:style-name="T54">else</text:span><text:span text:style-name="T47">:</text:span></text:p>
      <text:p text:style-name="P77"><text:span text:style-name="T47"><text:s text:c="8"/></text:span><text:span text:style-name="T54">return</text:span><text:span text:style-name="T47"> startAdventure</text:span><text:span text:style-name="T50">()</text:span></text:p>
      <text:p text:style-name="P77"><text:span text:style-name="T47"><text:s text:c="4"/></text:span></text:p>
      <text:p text:style-name="P77"><text:span text:style-name="T54">def</text:span><text:span text:style-name="T47"> </text:span><text:span text:style-name="T55">goToPeddler</text:span><text:span text:style-name="T50">()</text:span><text:span text:style-name="T47">:</text:span></text:p>
      <text:p text:style-name="P77"><text:span text:style-name="T47"><text:s text:c="4"/>text </text:span><text:span text:style-name="T53">=</text:span><text:span text:style-name="T47"> </text:span><text:span text:style-name="T40">"\nYou've decided that it would be best to go with\</text:span><text:span text:style-name="T39">nsupplies</text:span><text:span text:style-name="T40"> for you do not know what the wilderness\</text:span><text:span text:style-name="T39">nahead</text:span><text:span text:style-name="T40"> will provide. This will take a little\</text:span><text:span text:style-name="T39">ntime</text:span><text:span text:style-name="T40">, but is is worth it.\n\n"</text:span></text:p>
      <text:p text:style-name="P77"><text:span text:style-name="T47"><text:s text:c="4"/>typeText</text:span><text:span text:style-name="T50">(</text:span><text:span text:style-name="T47">text</text:span><text:span text:style-name="T50">)</text:span><text:span text:style-name="T47"> <text:s text:c="5"/></text:span></text:p>
      <text:p text:style-name="P77"><text:span text:style-name="T47"><text:s text:c="4"/>text </text:span><text:span text:style-name="T53">=</text:span><text:span text:style-name="T47"> </text:span><text:span text:style-name="T40">"At the peddler's, you decide to buy food, a\</text:span><text:span text:style-name="T39">nsimple</text:span><text:span text:style-name="T40"> earth </text:span><text:span text:style-name="T39">spellbook</text:span><text:span text:style-name="T40">, some arrows for your\</text:span><text:span text:style-name="T39">nbow</text:span><text:span text:style-name="T40">, and some matches in case you need to start\</text:span><text:span text:style-name="T39">na</text:span><text:span text:style-name="T40"> fire. The peddler offers you a sword, but you\</text:span><text:span text:style-name="T39">nsay</text:span><text:span text:style-name="T40"> you already have one forged from the metal\</text:span><text:span text:style-name="T39">nof</text:span><text:span text:style-name="T40"> a </text:span><text:span text:style-name="T39">meteorite</text:span><text:span text:style-name="T40"> that crashed in the Western\nMountains years ago.\n\n"</text:span></text:p>
      <text:p text:style-name="P77"><text:span text:style-name="T47"><text:s text:c="4"/>typeText</text:span><text:span text:style-name="T50">(</text:span><text:span text:style-name="T47">text</text:span><text:span text:style-name="T50">)</text:span><text:span text:style-name="T47"> <text:s text:c="5"/></text:span></text:p>
      <text:p text:style-name="P77"><text:span text:style-name="T47"><text:s text:c="4"/>text </text:span><text:span text:style-name="T53">=</text:span><text:span text:style-name="T47"> </text:span><text:span text:style-name="T40">"You leave for the gates heading to the forest\</text:span><text:span text:style-name="T39">nand</text:span><text:span text:style-name="T40"> come to a path. The path forks.\n\n"</text:span></text:p>
      <text:p text:style-name="P77"><text:span text:style-name="T47"><text:s text:c="4"/>typeText</text:span><text:span text:style-name="T50">(</text:span><text:span text:style-name="T47">text</text:span><text:span text:style-name="T50">)</text:span><text:span text:style-name="T47"> <text:s text:c="5"/></text:span></text:p>
      <text:p text:style-name="P77"><text:span text:style-name="T47"><text:s text:c="4"/>chooseFork</text:span><text:span text:style-name="T50">()</text:span></text:p>
      <text:p text:style-name="P77"><text:span text:style-name="T47"><text:s text:c="4"/></text:span></text:p>
      <text:p text:style-name="P77"><text:span text:style-name="T54">def</text:span><text:span text:style-name="T47"> </text:span><text:span text:style-name="T55">continueWithout</text:span><text:span text:style-name="T50">()</text:span><text:span text:style-name="T47">:</text:span></text:p>
      <text:p text:style-name="P77"><text:span text:style-name="T47"><text:s text:c="4"/>text </text:span><text:span text:style-name="T53">=</text:span><text:span text:style-name="T47"> </text:span><text:span text:style-name="T40">"\nYou decide to choose the same as the majority\</text:span><text:span text:style-name="T39">nof</text:span><text:span text:style-name="T40"> the fighters and go on without supplies. You\</text:span><text:span text:style-name="T39">nagain</text:span><text:span text:style-name="T40"> make your way through the city towards\</text:span><text:span text:style-name="T39">nthe</text:span><text:span text:style-name="T40"> gates. You can see the forest of your home\</text:span><text:span text:style-name="T39">nup</text:span><text:span text:style-name="T40"> ahead.\n\n"</text:span></text:p>
      <text:p text:style-name="P77"><text:span text:style-name="T47"><text:s text:c="4"/>typeText</text:span><text:span text:style-name="T50">(</text:span><text:span text:style-name="T47">text</text:span><text:span text:style-name="T50">)</text:span><text:span text:style-name="T47"> <text:s text:c="5"/></text:span></text:p>
      <text:p text:style-name="P77"><text:span text:style-name="T47"><text:s text:c="4"/>text </text:span><text:span text:style-name="T53">=</text:span><text:span text:style-name="T47"> </text:span><text:span text:style-name="T40">"You enter the forest which you have known for\</text:span><text:span text:style-name="T39">nso</text:span><text:span text:style-name="T40"> long, but there is something different about\</text:span><text:span text:style-name="T39">nit</text:span><text:span text:style-name="T40">. There is a strange silence in the air. No\</text:span><text:span text:style-name="T39">nsigns</text:span><text:span text:style-name="T40"> of bird or animal life. You look around\</text:span><text:span text:style-name="T39">nand</text:span><text:span text:style-name="T40"> realize you've been surrounded by some of\</text:span><text:span text:style-name="T39">nthe</text:span><text:span text:style-name="T40"> men that you saw at the castle.\n"</text:span></text:p>
      <text:p text:style-name="P77"><text:span text:style-name="T47"><text:s text:c="4"/>typeText</text:span><text:span text:style-name="T50">(</text:span><text:span text:style-name="T47">text</text:span><text:span text:style-name="T50">)</text:span><text:span text:style-name="T47"> <text:s text:c="5"/></text:span></text:p>
      <text:p text:style-name="P77"><text:span text:style-name="T47"><text:s text:c="4"/>chooseContinue</text:span><text:span text:style-name="T50">()</text:span></text:p>
      <text:p text:style-name="P77"><text:span text:style-name="T47"><text:s text:c="4"/>track </text:span><text:span text:style-name="T53">=</text:span><text:span text:style-name="T47"> </text:span><text:span text:style-name="T40">"Mountain Trials"</text:span></text:p>
      <text:p text:style-name="P77"><text:span text:style-name="T47"><text:s text:c="4"/>playMusic</text:span><text:span text:style-name="T50">(</text:span><text:span text:style-name="T47">track</text:span><text:span text:style-name="T53">,</text:span><text:span text:style-name="T47"> </text:span><text:span text:style-name="T52">0</text:span><text:span text:style-name="T53">,</text:span><text:span text:style-name="T47"> </text:span><text:span text:style-name="T52">1</text:span><text:span text:style-name="T50">)</text:span></text:p>
      <text:p text:style-name="P77"><text:span text:style-name="T47"><text:s text:c="4"/>text </text:span><text:span text:style-name="T53">=</text:span><text:span text:style-name="T47"> </text:span><text:span text:style-name="T40">"They steal from you what few possessions you\</text:span><text:span text:style-name="T39">nhave</text:span><text:span text:style-name="T40"> and take your life. The last memory you\</text:span><text:span text:style-name="T39">nhave</text:span><text:span text:style-name="T40"> is of the men laughing at your lifeless\</text:span><text:span text:style-name="T39">nbody</text:span><text:span text:style-name="T40"> on the ground...\n\n"</text:span></text:p>
      <text:p text:style-name="P77"><text:span text:style-name="T47"><text:s text:c="4"/>typeText</text:span><text:span text:style-name="T50">(</text:span><text:span text:style-name="T47">text</text:span><text:span text:style-name="T50">)</text:span></text:p>
      <text:p text:style-name="P77"><text:span text:style-name="T47"><text:s text:c="4"/>restartStory</text:span><text:span text:style-name="T50">()</text:span></text:p>
      <text:p text:style-name="P89"/>
      <text:p text:style-name="P77"><text:span text:style-name="T54">def</text:span><text:span text:style-name="T47"> </text:span><text:span text:style-name="T55">chooseFork</text:span><text:span text:style-name="T50">()</text:span><text:span text:style-name="T47">:</text:span></text:p>
      <text:p text:style-name="P77"><text:span text:style-name="T47"><text:s text:c="4"/></text:span><text:span text:style-name="T54">print</text:span><text:span text:style-name="T50">(</text:span><text:span text:style-name="T40">"Do you:"</text:span><text:span text:style-name="T50">)</text:span></text:p>
      <text:p text:style-name="P77"><text:span text:style-name="T47"><text:s text:c="4"/></text:span><text:span text:style-name="T54">print</text:span><text:span text:style-name="T50">(</text:span><text:span text:style-name="T40">"A) Take the right path?"</text:span><text:span text:style-name="T50">)</text:span></text:p>
      <text:p text:style-name="P77"><text:span text:style-name="T47"><text:s text:c="4"/></text:span><text:span text:style-name="T54">print</text:span><text:span text:style-name="T50">(</text:span><text:span text:style-name="T40">"B) Take the left path?"</text:span><text:span text:style-name="T50">)</text:span></text:p>
      <text:p text:style-name="P77"><text:span text:style-name="T47"><text:s text:c="4"/>choice </text:span><text:span text:style-name="T53">=</text:span><text:span text:style-name="T47"> input</text:span><text:span text:style-name="T50">(</text:span><text:span text:style-name="T40">"Which will you choose? \n(A/B/Q)&gt; "</text:span><text:span text:style-name="T50">)</text:span></text:p>
      <text:p text:style-name="P77"><text:span text:style-name="T47"><text:s text:c="4"/></text:span><text:span text:style-name="T54">if</text:span><text:span text:style-name="T47"> choice.lower</text:span><text:span text:style-name="T50">()</text:span><text:span text:style-name="T47"> </text:span><text:span text:style-name="T53">==</text:span><text:span text:style-name="T47"> </text:span><text:span text:style-name="T40">"a"</text:span><text:span text:style-name="T47">:</text:span></text:p>
      <text:p text:style-name="P77"><text:span text:style-name="T47"><text:s text:c="8"/>goRight</text:span><text:span text:style-name="T50">()</text:span></text:p>
      <text:p text:style-name="P77"><text:span text:style-name="T47"><text:s text:c="4"/></text:span><text:span text:style-name="T54">elif</text:span><text:span text:style-name="T47"> choice.lower</text:span><text:span text:style-name="T50">()</text:span><text:span text:style-name="T47"> </text:span><text:span text:style-name="T53">==</text:span><text:span text:style-name="T47"> </text:span><text:span text:style-name="T40">"b"</text:span><text:span text:style-name="T47">:</text:span></text:p>
      <text:p text:style-name="P77"><text:span text:style-name="T47"><text:s text:c="8"/>text </text:span><text:span text:style-name="T53">=</text:span><text:span text:style-name="T47"> </text:span><text:span text:style-name="T40">"\nOn the left path, you continue your quest."</text:span></text:p>
      <text:p text:style-name="P77"><text:span text:style-name="T47"><text:s text:c="8"/>typeText</text:span><text:span text:style-name="T50">(</text:span><text:span text:style-name="T47">text</text:span><text:span text:style-name="T50">)</text:span></text:p>
      <text:p text:style-name="P77"><text:span text:style-name="T47"><text:s text:c="8"/>goLeft</text:span><text:span text:style-name="T50">()</text:span></text:p>
      <text:p text:style-name="P77"><text:span text:style-name="T47"><text:s text:c="4"/></text:span><text:span text:style-name="T54">elif</text:span><text:span text:style-name="T47"> choice.lower</text:span><text:span text:style-name="T50">()</text:span><text:span text:style-name="T47"> </text:span><text:span text:style-name="T53">==</text:span><text:span text:style-name="T47"> </text:span><text:span text:style-name="T40">'q'</text:span><text:span text:style-name="T47">:</text:span></text:p>
      <text:p text:style-name="P77"><text:span text:style-name="T47"><text:s text:c="8"/>exit</text:span><text:span text:style-name="T50">()</text:span></text:p>
      <text:p text:style-name="P77"><text:span text:style-name="T47"><text:s text:c="4"/></text:span><text:span text:style-name="T54">else</text:span><text:span text:style-name="T47">:</text:span></text:p>
      <text:p text:style-name="P77"><text:span text:style-name="T47"><text:s text:c="8"/></text:span><text:span text:style-name="T54">return</text:span><text:span text:style-name="T47"> chooseFork</text:span><text:span text:style-name="T50">()</text:span></text:p>
      <text:p text:style-name="P89"><text:soft-page-break/></text:p>
      <text:p text:style-name="P77"><text:span text:style-name="T54">def</text:span><text:span text:style-name="T47"> </text:span><text:span text:style-name="T55">goRight</text:span><text:span text:style-name="T50">()</text:span><text:span text:style-name="T47">:</text:span></text:p>
      <text:p text:style-name="P77"><text:span text:style-name="T47"><text:s text:c="4"/>text </text:span><text:span text:style-name="T53">=</text:span><text:span text:style-name="T47"> </text:span><text:span text:style-name="T40">"\nYou decide to take the right path. You feel\</text:span><text:span text:style-name="T39">nthat</text:span><text:span text:style-name="T40"> luck has helped you on what you believe\</text:span><text:span text:style-name="T39">nis</text:span><text:span text:style-name="T40"> an excellent decision.\n\n"</text:span></text:p>
      <text:p text:style-name="P77"><text:span text:style-name="T47"><text:s text:c="4"/>typeText</text:span><text:span text:style-name="T50">(</text:span><text:span text:style-name="T47">text</text:span><text:span text:style-name="T50">)</text:span></text:p>
      <text:p text:style-name="P77"><text:span text:style-name="T47"><text:s text:c="4"/>text </text:span><text:span text:style-name="T53">=</text:span><text:span text:style-name="T47"> </text:span><text:span text:style-name="T40">"As you walk along through the forest, you listen\</text:span><text:span text:style-name="T39">nto</text:span><text:span text:style-name="T40"> the sounds of nature and think about your\</text:span><text:span text:style-name="T39">nquest</text:span><text:span text:style-name="T40"> ahead. You keep walking and discover that\</text:span><text:span text:style-name="T39">nthe</text:span><text:span text:style-name="T40"> path ends abruptly and the only way to\</text:span><text:span text:style-name="T39">ncontinue</text:span><text:span text:style-name="T40"> is through the thick underbrush.\n\n"</text:span></text:p>
      <text:p text:style-name="P77"><text:span text:style-name="T47"><text:s text:c="4"/>typeText</text:span><text:span text:style-name="T50">(</text:span><text:span text:style-name="T47">text</text:span><text:span text:style-name="T50">)</text:span></text:p>
      <text:p text:style-name="P77"><text:span text:style-name="T47"><text:s text:c="4"/>text </text:span><text:span text:style-name="T53">=</text:span><text:span text:style-name="T47"> </text:span><text:span text:style-name="T40">"You think about what you can do and narrow it\</text:span><text:span text:style-name="T39">ndown</text:span><text:span text:style-name="T40"> to two choices.\n\n"</text:span></text:p>
      <text:p text:style-name="P77"><text:span text:style-name="T47"><text:s text:c="4"/>typeText</text:span><text:span text:style-name="T50">(</text:span><text:span text:style-name="T47">text</text:span><text:span text:style-name="T50">)</text:span></text:p>
      <text:p text:style-name="P77"><text:span text:style-name="T47"><text:s text:c="4"/>chooseUnderbrush</text:span><text:span text:style-name="T50">()</text:span></text:p>
      <text:p text:style-name="P89"/>
      <text:p text:style-name="P77"><text:span text:style-name="T54">def</text:span><text:span text:style-name="T47"> </text:span><text:span text:style-name="T55">chooseUnderbrush</text:span><text:span text:style-name="T50">()</text:span><text:span text:style-name="T47">:</text:span></text:p>
      <text:p text:style-name="P77"><text:span text:style-name="T47"><text:s text:c="4"/></text:span><text:span text:style-name="T54">print</text:span><text:span text:style-name="T50">(</text:span><text:span text:style-name="T40">"Do you:"</text:span><text:span text:style-name="T50">)</text:span></text:p>
      <text:p text:style-name="P77"><text:span text:style-name="T47"><text:s text:c="4"/></text:span><text:span text:style-name="T54">print</text:span><text:span text:style-name="T50">(</text:span><text:span text:style-name="T40">"A) Go through the underbrush?"</text:span><text:span text:style-name="T50">)</text:span></text:p>
      <text:p text:style-name="P77"><text:span text:style-name="T47"><text:s text:c="4"/></text:span><text:span text:style-name="T54">print</text:span><text:span text:style-name="T50">(</text:span><text:span text:style-name="T40">"B) Walk back and take the left path?"</text:span><text:span text:style-name="T50">)</text:span></text:p>
      <text:p text:style-name="P77"><text:span text:style-name="T47"><text:s text:c="4"/>choice </text:span><text:span text:style-name="T53">=</text:span><text:span text:style-name="T47"> input</text:span><text:span text:style-name="T50">(</text:span><text:span text:style-name="T40">"Which will you choose? \n(A/B/Q)&gt; "</text:span><text:span text:style-name="T50">)</text:span></text:p>
      <text:p text:style-name="P77"><text:span text:style-name="T47"><text:s text:c="4"/></text:span><text:span text:style-name="T54">if</text:span><text:span text:style-name="T47"> choice.lower</text:span><text:span text:style-name="T50">()</text:span><text:span text:style-name="T47"> </text:span><text:span text:style-name="T53">==</text:span><text:span text:style-name="T47"> </text:span><text:span text:style-name="T40">"a"</text:span><text:span text:style-name="T47">:</text:span></text:p>
      <text:p text:style-name="P77"><text:span text:style-name="T47"><text:s text:c="8"/>goUnderbrush</text:span><text:span text:style-name="T50">()</text:span></text:p>
      <text:p text:style-name="P77"><text:span text:style-name="T47"><text:s text:c="4"/></text:span><text:span text:style-name="T54">elif</text:span><text:span text:style-name="T47"> choice.lower</text:span><text:span text:style-name="T50">()</text:span><text:span text:style-name="T47"> </text:span><text:span text:style-name="T53">==</text:span><text:span text:style-name="T47"> </text:span><text:span text:style-name="T40">"b"</text:span><text:span text:style-name="T47">:</text:span></text:p>
      <text:p text:style-name="P77"><text:span text:style-name="T47"><text:s text:c="8"/>goBadLeft</text:span><text:span text:style-name="T50">()</text:span></text:p>
      <text:p text:style-name="P77"><text:span text:style-name="T47"><text:s text:c="4"/></text:span><text:span text:style-name="T54">elif</text:span><text:span text:style-name="T47"> choice.lower</text:span><text:span text:style-name="T50">()</text:span><text:span text:style-name="T47"> </text:span><text:span text:style-name="T53">==</text:span><text:span text:style-name="T47"> </text:span><text:span text:style-name="T40">'q'</text:span><text:span text:style-name="T47">:</text:span></text:p>
      <text:p text:style-name="P77"><text:span text:style-name="T47"><text:s text:c="8"/>exit</text:span><text:span text:style-name="T50">()</text:span></text:p>
      <text:p text:style-name="P77"><text:span text:style-name="T47"><text:s text:c="4"/></text:span><text:span text:style-name="T54">else</text:span><text:span text:style-name="T47">:</text:span></text:p>
      <text:p text:style-name="P77"><text:span text:style-name="T47"><text:s text:c="8"/></text:span><text:span text:style-name="T54">return</text:span><text:span text:style-name="T47"> chooseUnderbrush</text:span><text:span text:style-name="T50">()</text:span></text:p>
      <text:p text:style-name="P77"><text:span text:style-name="T47"><text:s text:c="4"/></text:span></text:p>
      <text:p text:style-name="P77"><text:span text:style-name="T54">def</text:span><text:span text:style-name="T47"> </text:span><text:span text:style-name="T55">goUnderbrush</text:span><text:span text:style-name="T50">()</text:span><text:span text:style-name="T47">:</text:span></text:p>
      <text:p text:style-name="P77"><text:span text:style-name="T47"><text:s text:c="4"/>text </text:span><text:span text:style-name="T53">=</text:span><text:span text:style-name="T47"> </text:span><text:span text:style-name="T40">"\nAfter your long, hard struggle through the\</text:span><text:span text:style-name="T39">nunderbrush</text:span><text:span text:style-name="T40">, you finally reach another path.\nYou think it might be the other path you could\</text:span><text:span text:style-name="T39">nhave</text:span><text:span text:style-name="T40"> taken. You stop and take a rest to eat\</text:span><text:span text:style-name="T39">nlunch</text:span><text:span text:style-name="T40">, but you know...\n\n"</text:span></text:p>
      <text:p text:style-name="P77"><text:span text:style-name="T47"><text:s text:c="4"/>typeText</text:span><text:span text:style-name="T50">(</text:span><text:span text:style-name="T47">text</text:span><text:span text:style-name="T50">)</text:span></text:p>
      <text:p text:style-name="P77"><text:span text:style-name="T47"><text:s text:c="4"/>text </text:span><text:span text:style-name="T53">=</text:span><text:span text:style-name="T47"> </text:span><text:span text:style-name="T40">"You must keep going.\n"</text:span></text:p>
      <text:p text:style-name="P77"><text:span text:style-name="T47"><text:s text:c="4"/>typeText</text:span><text:span text:style-name="T50">(</text:span><text:span text:style-name="T47">text</text:span><text:span text:style-name="T50">)</text:span></text:p>
      <text:p text:style-name="P77"><text:span text:style-name="T47"><text:s text:c="4"/>chooseContinue</text:span><text:span text:style-name="T50">()</text:span></text:p>
      <text:p text:style-name="P77"><text:span text:style-name="T47"><text:s text:c="4"/>goLeft</text:span><text:span text:style-name="T50">()</text:span></text:p>
      <text:p text:style-name="P77"><text:span text:style-name="T47"><text:s text:c="4"/></text:span></text:p>
      <text:p text:style-name="P77"><text:span text:style-name="T54">def</text:span><text:span text:style-name="T47"> </text:span><text:span text:style-name="T55">goLeft</text:span><text:span text:style-name="T50">()</text:span><text:span text:style-name="T47">:</text:span></text:p>
      <text:p text:style-name="P77"><text:span text:style-name="T47"><text:s text:c="4"/>track </text:span><text:span text:style-name="T53">=</text:span><text:span text:style-name="T47"> </text:span><text:span text:style-name="T40">"Mountain Trials"</text:span></text:p>
      <text:p text:style-name="P77"><text:span text:style-name="T47"><text:s text:c="4"/>playMusic</text:span><text:span text:style-name="T50">(</text:span><text:span text:style-name="T47">track</text:span><text:span text:style-name="T53">,</text:span><text:span text:style-name="T47"> </text:span><text:span text:style-name="T52">0</text:span><text:span text:style-name="T53">,</text:span><text:span text:style-name="T47"> </text:span><text:span text:style-name="T52">1</text:span><text:span text:style-name="T50">)</text:span></text:p>
      <text:p text:style-name="P77"><text:span text:style-name="T47"><text:s text:c="4"/>text </text:span><text:span text:style-name="T53">=</text:span><text:span text:style-name="T47"> </text:span><text:span text:style-name="T40">"\nNight has begun to fall and you know you must\</text:span><text:span text:style-name="T39">nbe</text:span><text:span text:style-name="T40"> very alert because there are dangers that\</text:span><text:span text:style-name="T39">nlurk</text:span><text:span text:style-name="T40"> in the shadows.\n\n"</text:span></text:p>
      <text:p text:style-name="P77"><text:span text:style-name="T47"><text:s text:c="4"/>typeText</text:span><text:span text:style-name="T50">(</text:span><text:span text:style-name="T47">text</text:span><text:span text:style-name="T50">)</text:span></text:p>
      <text:p text:style-name="P77"><text:span text:style-name="T47"><text:s text:c="4"/>text </text:span><text:span text:style-name="T53">=</text:span><text:span text:style-name="T47"> </text:span><text:span text:style-name="T40">"You continue walking and hear very strange\</text:span><text:span text:style-name="T39">nnoises</text:span><text:span text:style-name="T40">. You look around quickly and realize that\</text:span><text:span text:style-name="T39">nthere</text:span><text:span text:style-name="T40"> are three small forms following you.\n"</text:span></text:p>
      <text:p text:style-name="P77"><text:span text:style-name="T47"><text:s text:c="4"/>typeText</text:span><text:span text:style-name="T50">(</text:span><text:span text:style-name="T47">text</text:span><text:span text:style-name="T50">)</text:span></text:p>
      <text:p text:style-name="P77"><text:span text:style-name="T47"><text:s text:c="4"/>text </text:span><text:span text:style-name="T53">=</text:span><text:span text:style-name="T47"> </text:span><text:span text:style-name="T40">"You turn quickly and make a decision.\n\n"</text:span></text:p>
      <text:p text:style-name="P77"><text:span text:style-name="T47"><text:s text:c="4"/>typeText</text:span><text:span text:style-name="T50">(</text:span><text:span text:style-name="T47">text</text:span><text:span text:style-name="T50">)</text:span></text:p>
      <text:p text:style-name="P77"><text:span text:style-name="T47"><text:s text:c="4"/>armSelf</text:span><text:span text:style-name="T50">()</text:span></text:p>
      <text:p text:style-name="P77"><text:span text:style-name="T47"><text:s text:c="4"/></text:span></text:p>
      <text:p text:style-name="P77"><text:span text:style-name="T54">def</text:span><text:span text:style-name="T47"> </text:span><text:span text:style-name="T55">goBadLeft</text:span><text:span text:style-name="T50">()</text:span><text:span text:style-name="T47">:</text:span></text:p>
      <text:p text:style-name="P77"><text:span text:style-name="T47"><text:s text:c="4"/>text </text:span><text:span text:style-name="T53">=</text:span><text:span text:style-name="T47"> </text:span><text:span text:style-name="T40">"\nAfter you disappoint yourself with your bad\</text:span><text:span text:style-name="T39">ndecision</text:span><text:span text:style-name="T40"> on the right path and the time you've\</text:span><text:span text:style-name="T39">nwasted</text:span><text:span text:style-name="T40">, you turn and head back.\n\n"</text:span></text:p>
      <text:p text:style-name="P77"><text:span text:style-name="T47"><text:s text:c="4"/>typeText</text:span><text:span text:style-name="T50">(</text:span><text:span text:style-name="T47">text</text:span><text:span text:style-name="T50">)</text:span></text:p>
      <text:p text:style-name="P77"><text:span text:style-name="T47"><text:s text:c="4"/>chooseContinue</text:span><text:span text:style-name="T50">()</text:span></text:p>
      <text:p text:style-name="P77"><text:span text:style-name="T47"><text:s text:c="4"/>track </text:span><text:span text:style-name="T53">=</text:span><text:span text:style-name="T47"> </text:span><text:span text:style-name="T40">"Mountain Trials"</text:span></text:p>
      <text:p text:style-name="P77"><text:span text:style-name="T47"><text:s text:c="4"/>playMusic</text:span><text:span text:style-name="T50">(</text:span><text:span text:style-name="T47">track</text:span><text:span text:style-name="T53">,</text:span><text:span text:style-name="T47"> </text:span><text:span text:style-name="T52">0</text:span><text:span text:style-name="T53">,</text:span><text:span text:style-name="T47"> </text:span><text:span text:style-name="T52">1</text:span><text:span text:style-name="T50">)</text:span></text:p>
      <text:p text:style-name="P77"><text:soft-page-break/><text:span text:style-name="T47"><text:s text:c="4"/>text </text:span><text:span text:style-name="T53">=</text:span><text:span text:style-name="T47"> </text:span><text:span text:style-name="T40">"After walking several steps, an unknown flying\</text:span><text:span text:style-name="T39">nassailant</text:span><text:span text:style-name="T40"> attacks you from the trees. Dazed and\</text:span><text:span text:style-name="T39">namazed</text:span><text:span text:style-name="T40">, you fall subject to the appetite of a\</text:span><text:span text:style-name="T39">ngiant</text:span><text:span text:style-name="T40"> raven!\n"</text:span></text:p>
      <text:p text:style-name="P77"><text:span text:style-name="T47"><text:s text:c="4"/>typeText</text:span><text:span text:style-name="T50">(</text:span><text:span text:style-name="T47">text</text:span><text:span text:style-name="T50">)</text:span></text:p>
      <text:p text:style-name="P77"><text:span text:style-name="T47"><text:s text:c="4"/>restartStory</text:span><text:span text:style-name="T50">()</text:span></text:p>
      <text:p text:style-name="P77"><text:span text:style-name="T47"><text:s text:c="4"/></text:span></text:p>
      <text:p text:style-name="P77"><text:span text:style-name="T54">def</text:span><text:span text:style-name="T47"> </text:span><text:span text:style-name="T55">armSelf</text:span><text:span text:style-name="T50">()</text:span><text:span text:style-name="T47">:</text:span></text:p>
      <text:p text:style-name="P77"><text:span text:style-name="T47"><text:s text:c="4"/></text:span><text:span text:style-name="T54">print</text:span><text:span text:style-name="T50">(</text:span><text:span text:style-name="T40">"Do you:"</text:span><text:span text:style-name="T50">)</text:span></text:p>
      <text:p text:style-name="P77"><text:span text:style-name="T47"><text:s text:c="4"/></text:span><text:span text:style-name="T54">print</text:span><text:span text:style-name="T50">(</text:span><text:span text:style-name="T40">"A) Draw your sword?"</text:span><text:span text:style-name="T50">)</text:span></text:p>
      <text:p text:style-name="P77"><text:span text:style-name="T47"><text:s text:c="4"/></text:span><text:span text:style-name="T54">print</text:span><text:span text:style-name="T50">(</text:span><text:span text:style-name="T40">"B) Draw your bow?"</text:span><text:span text:style-name="T50">)</text:span></text:p>
      <text:p text:style-name="P77"><text:span text:style-name="T47"><text:s text:c="4"/></text:span><text:span text:style-name="T54">print</text:span><text:span text:style-name="T50">(</text:span><text:span text:style-name="T40">"C) Run!"</text:span><text:span text:style-name="T50">)</text:span></text:p>
      <text:p text:style-name="P77"><text:span text:style-name="T47"><text:s text:c="4"/>choice </text:span><text:span text:style-name="T53">=</text:span><text:span text:style-name="T47"> input</text:span><text:span text:style-name="T50">(</text:span><text:span text:style-name="T40">"Which will you choose? \n(A/B/C/Q) &gt; "</text:span><text:span text:style-name="T50">)</text:span></text:p>
      <text:p text:style-name="P77"><text:span text:style-name="T47"><text:s text:c="4"/></text:span><text:span text:style-name="T54">if</text:span><text:span text:style-name="T47"> choice.lower</text:span><text:span text:style-name="T50">()</text:span><text:span text:style-name="T47"> </text:span><text:span text:style-name="T53">==</text:span><text:span text:style-name="T47"> </text:span><text:span text:style-name="T40">"a"</text:span><text:span text:style-name="T47">:</text:span></text:p>
      <text:p text:style-name="P77"><text:span text:style-name="T47"><text:s text:c="8"/>drawSword</text:span><text:span text:style-name="T50">()</text:span></text:p>
      <text:p text:style-name="P77"><text:span text:style-name="T47"><text:s text:c="4"/></text:span><text:span text:style-name="T54">elif</text:span><text:span text:style-name="T47"> choice.lower</text:span><text:span text:style-name="T50">()</text:span><text:span text:style-name="T47"> </text:span><text:span text:style-name="T53">==</text:span><text:span text:style-name="T47"> </text:span><text:span text:style-name="T40">"b"</text:span><text:span text:style-name="T47">:</text:span></text:p>
      <text:p text:style-name="P77"><text:span text:style-name="T47"><text:s text:c="8"/>drawBow</text:span><text:span text:style-name="T50">()</text:span></text:p>
      <text:p text:style-name="P77"><text:span text:style-name="T47"><text:s text:c="4"/></text:span><text:span text:style-name="T54">elif</text:span><text:span text:style-name="T47"> choice.lower</text:span><text:span text:style-name="T50">()</text:span><text:span text:style-name="T47"> </text:span><text:span text:style-name="T53">==</text:span><text:span text:style-name="T47"> </text:span><text:span text:style-name="T40">"c"</text:span><text:span text:style-name="T47">:</text:span></text:p>
      <text:p text:style-name="P77"><text:span text:style-name="T47"><text:s text:c="8"/>run</text:span><text:span text:style-name="T50">()</text:span></text:p>
      <text:p text:style-name="P77"><text:span text:style-name="T47"><text:s text:c="4"/></text:span><text:span text:style-name="T54">elif</text:span><text:span text:style-name="T47"> choice.lower</text:span><text:span text:style-name="T50">()</text:span><text:span text:style-name="T47"> </text:span><text:span text:style-name="T53">==</text:span><text:span text:style-name="T47"> </text:span><text:span text:style-name="T40">'q'</text:span><text:span text:style-name="T47">:</text:span></text:p>
      <text:p text:style-name="P77"><text:span text:style-name="T47"><text:s text:c="8"/>exit</text:span><text:span text:style-name="T50">()</text:span></text:p>
      <text:p text:style-name="P77"><text:span text:style-name="T47"><text:s text:c="4"/></text:span><text:span text:style-name="T54">else</text:span><text:span text:style-name="T47">:</text:span></text:p>
      <text:p text:style-name="P77"><text:span text:style-name="T47"><text:s text:c="8"/></text:span><text:span text:style-name="T54">return</text:span><text:span text:style-name="T47"> armSelf</text:span><text:span text:style-name="T50">()</text:span></text:p>
      <text:p text:style-name="P77"><text:span text:style-name="T47"><text:s text:c="4"/></text:span></text:p>
      <text:p text:style-name="P77"><text:span text:style-name="T54">def</text:span><text:span text:style-name="T47"> </text:span><text:span text:style-name="T55">drawSword</text:span><text:span text:style-name="T50">()</text:span><text:span text:style-name="T47">:</text:span></text:p>
      <text:p text:style-name="P77"><text:span text:style-name="T47"><text:s text:c="4"/>text </text:span><text:span text:style-name="T53">=</text:span><text:span text:style-name="T47"> </text:span><text:span text:style-name="T40">"\nUnsheathing your special sword, you prepare\</text:span><text:span text:style-name="T39">nyourself</text:span><text:span text:style-name="T40"> for an unknown attack. You find that\</text:span><text:span text:style-name="T39">nthe</text:span><text:span text:style-name="T40"> forms are really goblin warriors!\n\n"</text:span></text:p>
      <text:p text:style-name="P77"><text:span text:style-name="T47"><text:s text:c="4"/>typeText</text:span><text:span text:style-name="T50">(</text:span><text:span text:style-name="T47">text</text:span><text:span text:style-name="T50">)</text:span></text:p>
      <text:p text:style-name="P77"><text:span text:style-name="T47"><text:s text:c="4"/>text </text:span><text:span text:style-name="T53">=</text:span><text:span text:style-name="T47"> </text:span><text:span text:style-name="T40">"You, being a very skill warrior yourself, strike\</text:span><text:span text:style-name="T39">nall</text:span><text:span text:style-name="T40"> three down with one swing. The goblins are\</text:span><text:span text:style-name="T39">nquickly</text:span><text:span text:style-name="T40"> cut in half by your mighty sword.\n"</text:span></text:p>
      <text:p text:style-name="P77"><text:span text:style-name="T47"><text:s text:c="4"/>typeText</text:span><text:span text:style-name="T50">(</text:span><text:span text:style-name="T47">text</text:span><text:span text:style-name="T50">)</text:span></text:p>
      <text:p text:style-name="P77"><text:span text:style-name="T47"><text:s text:c="4"/>chooseContinue</text:span><text:span text:style-name="T50">()</text:span></text:p>
      <text:p text:style-name="P77"><text:span text:style-name="T47"><text:s text:c="4"/>track </text:span><text:span text:style-name="T53">=</text:span><text:span text:style-name="T47"> </text:span><text:span text:style-name="T40">"</text:span><text:span text:style-name="T39">Itty</text:span><text:span text:style-name="T40"> </text:span><text:span text:style-name="T39">Bitty</text:span><text:span text:style-name="T40">"</text:span></text:p>
      <text:p text:style-name="P77"><text:span text:style-name="T47"><text:s text:c="4"/>playMusic</text:span><text:span text:style-name="T50">(</text:span><text:span text:style-name="T47">track</text:span><text:span text:style-name="T53">,</text:span><text:span text:style-name="T47"> </text:span><text:span text:style-name="T52">0</text:span><text:span text:style-name="T53">,</text:span><text:span text:style-name="T47"> </text:span><text:span text:style-name="T52">1</text:span><text:span text:style-name="T50">)</text:span></text:p>
      <text:p text:style-name="P77"><text:span text:style-name="T47"><text:s text:c="4"/>text </text:span><text:span text:style-name="T53">=</text:span><text:span text:style-name="T47"> </text:span><text:span text:style-name="T40">"You are very tired and decide to rest until\</text:span><text:span text:style-name="T39">nmorning</text:span><text:span text:style-name="T40">. After you awaken, you decide to continue\non the path.\n\n"</text:span></text:p>
      <text:p text:style-name="P77"><text:span text:style-name="T47"><text:s text:c="4"/>typeText</text:span><text:span text:style-name="T50">(</text:span><text:span text:style-name="T47">text</text:span><text:span text:style-name="T50">)</text:span></text:p>
      <text:p text:style-name="P77"><text:span text:style-name="T47"><text:s text:c="4"/>continuePath</text:span><text:span text:style-name="T50">()</text:span></text:p>
      <text:p text:style-name="P89"/>
      <text:p text:style-name="P77"><text:span text:style-name="T54">def</text:span><text:span text:style-name="T47"> </text:span><text:span text:style-name="T55">drawBow</text:span><text:span text:style-name="T50">()</text:span><text:span text:style-name="T47">:</text:span></text:p>
      <text:p text:style-name="P77"><text:span text:style-name="T47"><text:s text:c="4"/>text </text:span><text:span text:style-name="T53">=</text:span><text:span text:style-name="T47"> </text:span><text:span text:style-name="T40">"\nYou take the long wooden bow off your shoulder,\</text:span><text:span text:style-name="T39">npulling</text:span><text:span text:style-name="T40"> three arrows from your quiver and take\</text:span><text:span text:style-name="T39">naim</text:span><text:span text:style-name="T40">. Launching all the three arrows at once,\</text:span><text:span text:style-name="T39">nyou</text:span><text:span text:style-name="T40"> take down the three forms quickly.\n\n"</text:span></text:p>
      <text:p text:style-name="P77"><text:span text:style-name="T47"><text:s text:c="4"/>typeText</text:span><text:span text:style-name="T50">(</text:span><text:span text:style-name="T47">text</text:span><text:span text:style-name="T50">)</text:span></text:p>
      <text:p text:style-name="P77"><text:span text:style-name="T47"><text:s text:c="4"/>text </text:span><text:span text:style-name="T53">=</text:span><text:span text:style-name="T47"> </text:span><text:span text:style-name="T40">"After you are sure they are dead, you go and\</text:span><text:span text:style-name="T39">ninspect</text:span><text:span text:style-name="T40"> the bodies. You discover that they are\</text:span><text:span text:style-name="T39">ngoblin</text:span><text:span text:style-name="T40"> warriors!\n"</text:span></text:p>
      <text:p text:style-name="P77"><text:span text:style-name="T47"><text:s text:c="4"/>typeText</text:span><text:span text:style-name="T50">(</text:span><text:span text:style-name="T47">text</text:span><text:span text:style-name="T50">)</text:span></text:p>
      <text:p text:style-name="P77"><text:span text:style-name="T47"><text:s text:c="4"/>chooseContinue</text:span><text:span text:style-name="T50">()</text:span></text:p>
      <text:p text:style-name="P77"><text:span text:style-name="T47"><text:s text:c="4"/>track </text:span><text:span text:style-name="T53">=</text:span><text:span text:style-name="T47"> </text:span><text:span text:style-name="T40">"</text:span><text:span text:style-name="T39">Itty</text:span><text:span text:style-name="T40"> </text:span><text:span text:style-name="T39">Bitty</text:span><text:span text:style-name="T40">"</text:span></text:p>
      <text:p text:style-name="P77"><text:span text:style-name="T47"><text:s text:c="4"/>playMusic</text:span><text:span text:style-name="T50">(</text:span><text:span text:style-name="T47">track</text:span><text:span text:style-name="T53">,</text:span><text:span text:style-name="T47"> </text:span><text:span text:style-name="T52">0</text:span><text:span text:style-name="T53">,</text:span><text:span text:style-name="T47"> </text:span><text:span text:style-name="T52">1</text:span><text:span text:style-name="T50">)</text:span></text:p>
      <text:p text:style-name="P77"><text:span text:style-name="T47"><text:s text:c="4"/>text </text:span><text:span text:style-name="T53">=</text:span><text:span text:style-name="T47"> </text:span><text:span text:style-name="T40">"You find yourself very tired and decide to rest\</text:span><text:span text:style-name="T39">nfor</text:span><text:span text:style-name="T40"> the night. After you awaken, you continue\non the path.\n\n"</text:span></text:p>
      <text:p text:style-name="P77"><text:span text:style-name="T47"><text:s text:c="4"/>typeText</text:span><text:span text:style-name="T50">(</text:span><text:span text:style-name="T47">text</text:span><text:span text:style-name="T50">)</text:span></text:p>
      <text:p text:style-name="P77"><text:span text:style-name="T47"><text:s text:c="4"/>continuePath</text:span><text:span text:style-name="T50">()</text:span></text:p>
      <text:p text:style-name="P89"/>
      <text:p text:style-name="P77"><text:span text:style-name="T54">def</text:span><text:span text:style-name="T47"> </text:span><text:span text:style-name="T55">run</text:span><text:span text:style-name="T50">()</text:span><text:span text:style-name="T47">:</text:span></text:p>
      <text:p text:style-name="P77"><text:span text:style-name="T47"><text:s text:c="4"/>text </text:span><text:span text:style-name="T53">=</text:span><text:span text:style-name="T47"> </text:span><text:span text:style-name="T40">"\nNot being sure of the strength of the forms or\</text:span><text:span text:style-name="T39">nyourself</text:span><text:span text:style-name="T40">, you turn cowardly and start to run.\nAs you run, the branches strike against your\</text:span><text:span text:style-name="T39">nface</text:span><text:span text:style-name="T40">. You don't think that you'll make it out\</text:span><text:span text:style-name="T39">nalive</text:span><text:span text:style-name="T40">.\n\n"</text:span></text:p>
      <text:p text:style-name="P77"><text:span text:style-name="T47"><text:s text:c="4"/>typeText</text:span><text:span text:style-name="T50">(</text:span><text:span text:style-name="T47">text</text:span><text:span text:style-name="T50">)</text:span></text:p>
      <text:p text:style-name="P77"><text:soft-page-break/><text:span text:style-name="T47"><text:s text:c="4"/>text </text:span><text:span text:style-name="T53">=</text:span><text:span text:style-name="T47"> </text:span><text:span text:style-name="T40">"The forms prove to be very quick and catch up\</text:span><text:span text:style-name="T39">nwith</text:span><text:span text:style-name="T40"> you easily and trip you with long pikes.\nBefore they stab down at you their pikes, you\</text:span><text:span text:style-name="T39">ndiscover</text:span><text:span text:style-name="T40"> that they are goblin warriors!\n"</text:span></text:p>
      <text:p text:style-name="P77"><text:span text:style-name="T47"><text:s text:c="4"/>typeText</text:span><text:span text:style-name="T50">(</text:span><text:span text:style-name="T47">text</text:span><text:span text:style-name="T50">)</text:span></text:p>
      <text:p text:style-name="P77"><text:span text:style-name="T47"><text:s text:c="4"/>restartStory</text:span><text:span text:style-name="T50">()</text:span></text:p>
      <text:p text:style-name="P77"><text:span text:style-name="T47"><text:s text:c="4"/></text:span></text:p>
      <text:p text:style-name="P77"><text:span text:style-name="T54">def</text:span><text:span text:style-name="T47"> </text:span><text:span text:style-name="T55">continuePath</text:span><text:span text:style-name="T50">()</text:span><text:span text:style-name="T47">:</text:span></text:p>
      <text:p text:style-name="P77"><text:span text:style-name="T47"><text:s text:c="4"/>text </text:span><text:span text:style-name="T53">=</text:span><text:span text:style-name="T47"> </text:span><text:span text:style-name="T40">"After walking for several hours on the </text:span><text:span text:style-name="T39">thinning</text:span><text:span text:style-name="T40">\</text:span><text:span text:style-name="T39">npath</text:span><text:span text:style-name="T40">, you see a small mud hut with smoke coming\</text:span><text:span text:style-name="T39">nout</text:span><text:span text:style-name="T40"> a hole located on the top of the hut.\n\n"</text:span></text:p>
      <text:p text:style-name="P77"><text:span text:style-name="T47"><text:s text:c="4"/>typeText</text:span><text:span text:style-name="T50">(</text:span><text:span text:style-name="T47">text</text:span><text:span text:style-name="T50">)</text:span></text:p>
      <text:p text:style-name="P77"><text:span text:style-name="T47"><text:s text:c="4"/>text </text:span><text:span text:style-name="T53">=</text:span><text:span text:style-name="T47"> </text:span><text:span text:style-name="T40">"You are very tired, but scared of what you might\</text:span><text:span text:style-name="T39">nfind</text:span><text:span text:style-name="T40"> in the </text:span><text:span text:style-name="T39">creepy</text:span><text:span text:style-name="T40"> hut.\n\n"</text:span></text:p>
      <text:p text:style-name="P77"><text:span text:style-name="T47"><text:s text:c="4"/>typeText</text:span><text:span text:style-name="T50">(</text:span><text:span text:style-name="T47">text</text:span><text:span text:style-name="T50">)</text:span></text:p>
      <text:p text:style-name="P77"><text:span text:style-name="T47"><text:s text:c="4"/>chooseRest</text:span><text:span text:style-name="T50">()</text:span></text:p>
      <text:p text:style-name="P77"><text:span text:style-name="T47"><text:s text:c="4"/></text:span></text:p>
      <text:p text:style-name="P77"><text:span text:style-name="T54">def</text:span><text:span text:style-name="T47"> </text:span><text:span text:style-name="T55">chooseRest</text:span><text:span text:style-name="T50">()</text:span><text:span text:style-name="T47">:</text:span></text:p>
      <text:p text:style-name="P77"><text:span text:style-name="T47"><text:s text:c="4"/></text:span><text:span text:style-name="T54">print</text:span><text:span text:style-name="T50">(</text:span><text:span text:style-name="T40">"Do you:"</text:span><text:span text:style-name="T50">)</text:span></text:p>
      <text:p text:style-name="P77"><text:span text:style-name="T47"><text:s text:c="4"/></text:span><text:span text:style-name="T54">print</text:span><text:span text:style-name="T50">(</text:span><text:span text:style-name="T40">"A) Go to the hut and rest?"</text:span><text:span text:style-name="T50">)</text:span></text:p>
      <text:p text:style-name="P77"><text:span text:style-name="T47"><text:s text:c="4"/></text:span><text:span text:style-name="T54">print</text:span><text:span text:style-name="T50">(</text:span><text:span text:style-name="T40">"B) Keep walking?"</text:span><text:span text:style-name="T50">)</text:span></text:p>
      <text:p text:style-name="P77"><text:span text:style-name="T47"><text:s text:c="4"/>choice </text:span><text:span text:style-name="T53">=</text:span><text:span text:style-name="T47"> input</text:span><text:span text:style-name="T50">(</text:span><text:span text:style-name="T40">"Which do you choose? \n(A/B/Q) &gt; "</text:span><text:span text:style-name="T50">)</text:span></text:p>
      <text:p text:style-name="P77"><text:span text:style-name="T47"><text:s text:c="4"/></text:span><text:span text:style-name="T54">if</text:span><text:span text:style-name="T47"> choice.lower</text:span><text:span text:style-name="T50">()</text:span><text:span text:style-name="T47"> </text:span><text:span text:style-name="T53">==</text:span><text:span text:style-name="T47"> </text:span><text:span text:style-name="T40">"a"</text:span><text:span text:style-name="T47">:</text:span></text:p>
      <text:p text:style-name="P77"><text:span text:style-name="T47"><text:s text:c="8"/>chooseHut</text:span><text:span text:style-name="T50">()</text:span></text:p>
      <text:p text:style-name="P77"><text:span text:style-name="T47"><text:s text:c="4"/></text:span><text:span text:style-name="T54">elif</text:span><text:span text:style-name="T47"> choice.lower</text:span><text:span text:style-name="T50">()</text:span><text:span text:style-name="T47"> </text:span><text:span text:style-name="T53">==</text:span><text:span text:style-name="T47"> </text:span><text:span text:style-name="T40">"b"</text:span><text:span text:style-name="T47">:</text:span></text:p>
      <text:p text:style-name="P77"><text:span text:style-name="T47"><text:s text:c="8"/>keepWalking</text:span><text:span text:style-name="T50">()</text:span></text:p>
      <text:p text:style-name="P77"><text:span text:style-name="T47"><text:s text:c="4"/></text:span><text:span text:style-name="T54">elif</text:span><text:span text:style-name="T47"> choice.lower</text:span><text:span text:style-name="T50">()</text:span><text:span text:style-name="T47"> </text:span><text:span text:style-name="T53">==</text:span><text:span text:style-name="T47"> </text:span><text:span text:style-name="T40">'q'</text:span><text:span text:style-name="T47">:</text:span></text:p>
      <text:p text:style-name="P77"><text:span text:style-name="T47"><text:s text:c="8"/>exit</text:span><text:span text:style-name="T50">()</text:span></text:p>
      <text:p text:style-name="P77"><text:span text:style-name="T47"><text:s text:c="4"/></text:span><text:span text:style-name="T54">else</text:span><text:span text:style-name="T47">:</text:span></text:p>
      <text:p text:style-name="P77"><text:span text:style-name="T47"><text:s text:c="8"/></text:span><text:span text:style-name="T54">return</text:span><text:span text:style-name="T47"> chooseRest</text:span><text:span text:style-name="T50">()</text:span></text:p>
      <text:p text:style-name="P77"><text:span text:style-name="T47"><text:s text:c="4"/></text:span></text:p>
      <text:p text:style-name="P77"><text:span text:style-name="T54">def</text:span><text:span text:style-name="T47"> </text:span><text:span text:style-name="T55">chooseHut</text:span><text:span text:style-name="T50">()</text:span><text:span text:style-name="T47">:</text:span></text:p>
      <text:p text:style-name="P77"><text:span text:style-name="T47"><text:s text:c="4"/>text </text:span><text:span text:style-name="T53">=</text:span><text:span text:style-name="T47"> </text:span><text:span text:style-name="T40">"\nYou stumble over to the mud hut and knock on the small wooden door with no hinges.\nNo one answers. Suddenly, you hear a small voice from behind you. It startles\</text:span><text:span text:style-name="T39">nyou</text:span><text:span text:style-name="T40"> at first, but then you discover that it is just a hermit, a trusted friend\</text:span><text:span text:style-name="T39">nof</text:span><text:span text:style-name="T40"> the elf people. He invites you in to eat and sleep.\n"</text:span></text:p>
      <text:p text:style-name="P77"><text:span text:style-name="T47"><text:s text:c="4"/>typeText</text:span><text:span text:style-name="T50">(</text:span><text:span text:style-name="T47">text</text:span><text:span text:style-name="T50">)</text:span></text:p>
      <text:p text:style-name="P77"><text:span text:style-name="T47"><text:s text:c="4"/>chooseContinue</text:span><text:span text:style-name="T50">()</text:span></text:p>
      <text:p text:style-name="P77"><text:span text:style-name="T47"><text:s text:c="4"/>track </text:span><text:span text:style-name="T53">=</text:span><text:span text:style-name="T47"> </text:span><text:span text:style-name="T40">"</text:span><text:span text:style-name="T39">Monplaisir</text:span><text:span text:style-name="T40">"</text:span></text:p>
      <text:p text:style-name="P77"><text:span text:style-name="T47"><text:s text:c="4"/>playMusic</text:span><text:span text:style-name="T50">(</text:span><text:span text:style-name="T47">track</text:span><text:span text:style-name="T53">,</text:span><text:span text:style-name="T47"> </text:span><text:span text:style-name="T52">0</text:span><text:span text:style-name="T53">,</text:span><text:span text:style-name="T47"> </text:span><text:span text:style-name="T52">1</text:span><text:span text:style-name="T50">)</text:span></text:p>
      <text:p text:style-name="P77"><text:span text:style-name="T47"><text:s text:c="4"/>text </text:span><text:span text:style-name="T53">=</text:span><text:span text:style-name="T47"> </text:span><text:span text:style-name="T40">"While you are sleeping, you have a vision about the future. You see yourself\</text:span><text:span text:style-name="T39">ncarrying</text:span><text:span text:style-name="T40"> something in a small sack. People around you are cheering. One last\</text:span><text:span text:style-name="T39">nthing</text:span><text:span text:style-name="T40"> you see before awaking is a woman walking, holding your hand.\n\n"</text:span></text:p>
      <text:p text:style-name="P77"><text:span text:style-name="T47"><text:s text:c="4"/>typeText</text:span><text:span text:style-name="T50">(</text:span><text:span text:style-name="T47">text</text:span><text:span text:style-name="T50">)</text:span></text:p>
      <text:p text:style-name="P77"><text:span text:style-name="T47"><text:s text:c="4"/>text </text:span><text:span text:style-name="T53">=</text:span><text:span text:style-name="T47"> </text:span><text:span text:style-name="T40">"The hermit wakes you urgently and whispers a verse in your ear, \n\n'You must swing before you fire.'\n\nThen he rushes you out the door. You have no clue what it means, but you think\</text:span><text:span text:style-name="T39">nit</text:span><text:span text:style-name="T40"> could help you later.\n\n"</text:span></text:p>
      <text:p text:style-name="P77"><text:span text:style-name="T47"><text:s text:c="4"/>typeText</text:span><text:span text:style-name="T50">(</text:span><text:span text:style-name="T47">text</text:span><text:span text:style-name="T50">)</text:span></text:p>
      <text:p text:style-name="P77"><text:span text:style-name="T47"><text:s text:c="4"/>chooseWrite</text:span><text:span text:style-name="T50">()</text:span><text:span text:style-name="T47"> </text:span></text:p>
      <text:p text:style-name="P77"><text:span text:style-name="T47"><text:s text:c="4"/></text:span></text:p>
      <text:p text:style-name="P77"><text:span text:style-name="T54">def</text:span><text:span text:style-name="T47"> </text:span><text:span text:style-name="T55">keepWalking</text:span><text:span text:style-name="T50">()</text:span><text:span text:style-name="T47">:</text:span></text:p>
      <text:p text:style-name="P77"><text:span text:style-name="T47"><text:s text:c="4"/>text </text:span><text:span text:style-name="T53">=</text:span><text:span text:style-name="T47"> </text:span><text:span text:style-name="T40">"\nYou decide to skip the hut and keep walking on the never-ending path. You realize\</text:span><text:span text:style-name="T39">nyou</text:span><text:span text:style-name="T40"> know this part of the woods. You are near your home. You think of your family\</text:span><text:span text:style-name="T39">nand</text:span><text:span text:style-name="T40"> your people. You don't want to fail this quest and maybe die because you do\</text:span><text:span text:style-name="T39">nnot</text:span><text:span text:style-name="T40"> want to lose the ones close to you.\n\n"</text:span></text:p>
      <text:p text:style-name="P77"><text:span text:style-name="T47"><text:s text:c="4"/>typeText</text:span><text:span text:style-name="T50">(</text:span><text:span text:style-name="T47">text</text:span><text:span text:style-name="T50">)</text:span></text:p>
      <text:p text:style-name="P77"><text:span text:style-name="T47"><text:s text:c="4"/>text </text:span><text:span text:style-name="T53">=</text:span><text:span text:style-name="T47"> </text:span><text:span text:style-name="T40">"You finally decide that there are no such things as dragons and return home.\n\n"</text:span></text:p>
      <text:p text:style-name="P77"><text:span text:style-name="T47"><text:s text:c="4"/>typeText</text:span><text:span text:style-name="T50">(</text:span><text:span text:style-name="T47">text</text:span><text:span text:style-name="T50">)</text:span></text:p>
      <text:p text:style-name="P77"><text:span text:style-name="T47"><text:s text:c="4"/>restartStory</text:span><text:span text:style-name="T50">()</text:span><text:span text:style-name="T47"> <text:s/></text:span></text:p>
      <text:p text:style-name="P77"><text:span text:style-name="T47"><text:s text:c="4"/></text:span></text:p>
      <text:p text:style-name="P77"><text:soft-page-break/><text:span text:style-name="T54">def</text:span><text:span text:style-name="T47"> </text:span><text:span text:style-name="T55">chooseWrite</text:span><text:span text:style-name="T50">()</text:span><text:span text:style-name="T47">:</text:span></text:p>
      <text:p text:style-name="P77"><text:span text:style-name="T47"><text:s text:c="4"/></text:span><text:span text:style-name="T54">print</text:span><text:span text:style-name="T50">(</text:span><text:span text:style-name="T40">"Do you:"</text:span><text:span text:style-name="T50">)</text:span></text:p>
      <text:p text:style-name="P77"><text:span text:style-name="T47"><text:s text:c="4"/></text:span><text:span text:style-name="T54">print</text:span><text:span text:style-name="T50">(</text:span><text:span text:style-name="T40">"A) Stop to write it down?"</text:span><text:span text:style-name="T50">)</text:span></text:p>
      <text:p text:style-name="P77"><text:span text:style-name="T47"><text:s text:c="4"/></text:span><text:span text:style-name="T54">print</text:span><text:span text:style-name="T50">(</text:span><text:span text:style-name="T40">"B) Hurry along and write it later?"</text:span><text:span text:style-name="T50">)</text:span></text:p>
      <text:p text:style-name="P77"><text:span text:style-name="T47"><text:s text:c="4"/>choice </text:span><text:span text:style-name="T53">=</text:span><text:span text:style-name="T47"> input</text:span><text:span text:style-name="T50">(</text:span><text:span text:style-name="T40">"Which do you choose? \n(A/B/Q) &gt; "</text:span><text:span text:style-name="T50">)</text:span></text:p>
      <text:p text:style-name="P77"><text:span text:style-name="T47"><text:s text:c="4"/></text:span><text:span text:style-name="T54">if</text:span><text:span text:style-name="T47"> choice.lower</text:span><text:span text:style-name="T50">()</text:span><text:span text:style-name="T47"> </text:span><text:span text:style-name="T53">==</text:span><text:span text:style-name="T47"> </text:span><text:span text:style-name="T40">"a"</text:span><text:span text:style-name="T47">:</text:span></text:p>
      <text:p text:style-name="P77"><text:span text:style-name="T47"><text:s text:c="8"/>stopToWrite</text:span><text:span text:style-name="T50">()</text:span></text:p>
      <text:p text:style-name="P77"><text:span text:style-name="T47"><text:s text:c="4"/></text:span><text:span text:style-name="T54">elif</text:span><text:span text:style-name="T47"> choice.lower</text:span><text:span text:style-name="T50">()</text:span><text:span text:style-name="T47"> </text:span><text:span text:style-name="T53">==</text:span><text:span text:style-name="T47"> </text:span><text:span text:style-name="T40">"b"</text:span><text:span text:style-name="T47">:</text:span></text:p>
      <text:p text:style-name="P77"><text:span text:style-name="T47"><text:s text:c="8"/>hurryAlong</text:span><text:span text:style-name="T50">()</text:span></text:p>
      <text:p text:style-name="P77"><text:span text:style-name="T47"><text:s text:c="4"/></text:span><text:span text:style-name="T54">elif</text:span><text:span text:style-name="T47"> choice.lower</text:span><text:span text:style-name="T50">()</text:span><text:span text:style-name="T47"> </text:span><text:span text:style-name="T53">==</text:span><text:span text:style-name="T47"> </text:span><text:span text:style-name="T40">'q'</text:span><text:span text:style-name="T47">:</text:span></text:p>
      <text:p text:style-name="P77"><text:span text:style-name="T47"><text:s text:c="8"/>exit</text:span><text:span text:style-name="T50">()</text:span></text:p>
      <text:p text:style-name="P77"><text:span text:style-name="T47"><text:s text:c="4"/></text:span><text:span text:style-name="T54">else</text:span><text:span text:style-name="T47">:</text:span></text:p>
      <text:p text:style-name="P77"><text:span text:style-name="T47"><text:s text:c="8"/></text:span><text:span text:style-name="T54">return</text:span><text:span text:style-name="T47"> chooseWrite</text:span><text:span text:style-name="T50">()</text:span></text:p>
      <text:p text:style-name="P77"><text:span text:style-name="T47"><text:s text:c="4"/></text:span></text:p>
      <text:p text:style-name="P77"><text:span text:style-name="T54">def</text:span><text:span text:style-name="T47"> </text:span><text:span text:style-name="T55">stopToWrite</text:span><text:span text:style-name="T50">()</text:span><text:span text:style-name="T47">:</text:span></text:p>
      <text:p text:style-name="P77"><text:span text:style-name="T47"><text:s text:c="4"/>text </text:span><text:span text:style-name="T53">=</text:span><text:span text:style-name="T47"> </text:span><text:span text:style-name="T40">"\nYou pull out some leaves and begin sharpening\</text:span><text:span text:style-name="T39">nyour</text:span><text:span text:style-name="T40"> bark pencil.\n\n"</text:span></text:p>
      <text:p text:style-name="P77"><text:span text:style-name="T47"><text:s text:c="4"/>typeText</text:span><text:span text:style-name="T50">(</text:span><text:span text:style-name="T47">text</text:span><text:span text:style-name="T50">)</text:span></text:p>
      <text:p text:style-name="P77"><text:span text:style-name="T47"><text:s text:c="4"/>chooseContinue</text:span><text:span text:style-name="T50">()</text:span></text:p>
      <text:p text:style-name="P77"><text:span text:style-name="T47"><text:s text:c="4"/>track </text:span><text:span text:style-name="T53">=</text:span><text:span text:style-name="T47"> </text:span><text:span text:style-name="T40">"Mountain Trials"</text:span></text:p>
      <text:p text:style-name="P77"><text:span text:style-name="T47"><text:s text:c="4"/>playMusic</text:span><text:span text:style-name="T50">(</text:span><text:span text:style-name="T47">track</text:span><text:span text:style-name="T53">,</text:span><text:span text:style-name="T47"> </text:span><text:span text:style-name="T52">0</text:span><text:span text:style-name="T53">,</text:span><text:span text:style-name="T47"> </text:span><text:span text:style-name="T52">1</text:span><text:span text:style-name="T50">)</text:span></text:p>
      <text:p text:style-name="P77"><text:span text:style-name="T47"><text:s text:c="4"/>text </text:span><text:span text:style-name="T53">=</text:span><text:span text:style-name="T47"> </text:span><text:span text:style-name="T40">"Then you see why the hermit was rushing you.\nYou start to run, but five men also on the quest\</text:span><text:span text:style-name="T39">nspot</text:span><text:span text:style-name="T40"> you and take you down.\n\n"</text:span></text:p>
      <text:p text:style-name="P77"><text:span text:style-name="T47"><text:s text:c="4"/>typeText</text:span><text:span text:style-name="T50">(</text:span><text:span text:style-name="T47">text</text:span><text:span text:style-name="T50">)</text:span></text:p>
      <text:p text:style-name="P77"><text:span text:style-name="T47"><text:s text:c="4"/>text </text:span><text:span text:style-name="T53">=</text:span><text:span text:style-name="T47"> </text:span><text:span text:style-name="T40">"They steal your belongings and stab you to death.\n"</text:span></text:p>
      <text:p text:style-name="P77"><text:span text:style-name="T47"><text:s text:c="4"/>typeText</text:span><text:span text:style-name="T50">(</text:span><text:span text:style-name="T47">text</text:span><text:span text:style-name="T50">)</text:span></text:p>
      <text:p text:style-name="P77"><text:span text:style-name="T47"><text:s text:c="4"/>restartStory</text:span><text:span text:style-name="T50">()</text:span></text:p>
      <text:p text:style-name="P77"><text:span text:style-name="T47"><text:s text:c="4"/></text:span></text:p>
      <text:p text:style-name="P77"><text:span text:style-name="T54">def</text:span><text:span text:style-name="T47"> </text:span><text:span text:style-name="T55">hurryAlong</text:span><text:span text:style-name="T50">()</text:span><text:span text:style-name="T47">:</text:span></text:p>
      <text:p text:style-name="P77"><text:span text:style-name="T47"><text:s text:c="4"/>track </text:span><text:span text:style-name="T53">=</text:span><text:span text:style-name="T47"> </text:span><text:span text:style-name="T40">"Mountain Trials"</text:span></text:p>
      <text:p text:style-name="P77"><text:span text:style-name="T47"><text:s text:c="4"/>playMusic</text:span><text:span text:style-name="T50">(</text:span><text:span text:style-name="T47">track</text:span><text:span text:style-name="T53">,</text:span><text:span text:style-name="T47"> </text:span><text:span text:style-name="T52">0</text:span><text:span text:style-name="T53">,</text:span><text:span text:style-name="T47"> </text:span><text:span text:style-name="T52">1</text:span><text:span text:style-name="T50">)</text:span></text:p>
      <text:p text:style-name="P77"><text:span text:style-name="T47"><text:s text:c="4"/>text </text:span><text:span text:style-name="T53">=</text:span><text:span text:style-name="T47"> </text:span><text:span text:style-name="T40">"\nYou start to run, sensing a feeling of danger\</text:span><text:span text:style-name="T39">nand</text:span><text:span text:style-name="T40"> only look back once to see five men overtake\</text:span><text:span text:style-name="T39">nthe</text:span><text:span text:style-name="T40"> hermit's hut and kill your friend.\n\n"</text:span></text:p>
      <text:p text:style-name="P77"><text:span text:style-name="T47"><text:s text:c="4"/>typeText</text:span><text:span text:style-name="T50">(</text:span><text:span text:style-name="T47">text</text:span><text:span text:style-name="T50">)</text:span></text:p>
      <text:p text:style-name="P77"><text:span text:style-name="T47"><text:s text:c="4"/>chooseContinue</text:span><text:span text:style-name="T50">()</text:span></text:p>
      <text:p text:style-name="P77"><text:span text:style-name="T47"><text:s text:c="4"/>track </text:span><text:span text:style-name="T53">=</text:span><text:span text:style-name="T47"> </text:span><text:span text:style-name="T40">"</text:span><text:span text:style-name="T39">Itty</text:span><text:span text:style-name="T40"> </text:span><text:span text:style-name="T39">Bitty</text:span><text:span text:style-name="T40">"</text:span></text:p>
      <text:p text:style-name="P77"><text:span text:style-name="T47"><text:s text:c="4"/>playMusic</text:span><text:span text:style-name="T50">(</text:span><text:span text:style-name="T47">track</text:span><text:span text:style-name="T53">,</text:span><text:span text:style-name="T47"> </text:span><text:span text:style-name="T52">0</text:span><text:span text:style-name="T53">,</text:span><text:span text:style-name="T47"> </text:span><text:span text:style-name="T52">1</text:span><text:span text:style-name="T50">)</text:span></text:p>
      <text:p text:style-name="P77"><text:span text:style-name="T47"><text:s text:c="4"/>text </text:span><text:span text:style-name="T53">=</text:span><text:span text:style-name="T47"> </text:span><text:span text:style-name="T40">"You slip into the forest so as not to be seen\</text:span><text:span text:style-name="T39">nand</text:span><text:span text:style-name="T40"> escape safely. You quietly thank the hermit\</text:span><text:span text:style-name="T39">nfor</text:span><text:span text:style-name="T40"> his kindness to yourself. You will always\</text:span><text:span text:style-name="T39">nremember</text:span><text:span text:style-name="T40"> his bravery.\n\n"</text:span></text:p>
      <text:p text:style-name="P77"><text:span text:style-name="T47"><text:s text:c="4"/>typeText</text:span><text:span text:style-name="T50">(</text:span><text:span text:style-name="T47">text</text:span><text:span text:style-name="T50">)</text:span></text:p>
      <text:p text:style-name="P77"><text:span text:style-name="T47"><text:s text:c="4"/>text </text:span><text:span text:style-name="T53">=</text:span><text:span text:style-name="T47"> </text:span><text:span text:style-name="T40">"You come to the edge of the forest and see a\</text:span><text:span text:style-name="T39">ngreat</text:span><text:span text:style-name="T40">, broad river that seems to stretch across\</text:span><text:span text:style-name="T39">nfor</text:span><text:span text:style-name="T40"> miles. You now know that your journey has\</text:span><text:span text:style-name="T39">njust</text:span><text:span text:style-name="T40"> begun.\n\n"</text:span></text:p>
      <text:p text:style-name="P77"><text:span text:style-name="T47"><text:s text:c="4"/>typeText</text:span><text:span text:style-name="T50">(</text:span><text:span text:style-name="T47">text</text:span><text:span text:style-name="T50">)</text:span></text:p>
      <text:p text:style-name="P77"><text:span text:style-name="T47"><text:s text:c="4"/>text </text:span><text:span text:style-name="T53">=</text:span><text:span text:style-name="T47"> </text:span><text:span text:style-name="T40">"You come across a boat and get in. You see two\</text:span><text:span text:style-name="T39">nchoices</text:span><text:span text:style-name="T40">: go across the river to the scary swamp\nor go into the dangerous ocean.\n\n"</text:span></text:p>
      <text:p text:style-name="P77"><text:span text:style-name="T47"><text:s text:c="4"/>typeText</text:span><text:span text:style-name="T50">(</text:span><text:span text:style-name="T47">text</text:span><text:span text:style-name="T50">)</text:span></text:p>
      <text:p text:style-name="P77"><text:span text:style-name="T47"><text:s text:c="4"/>chooseRiverOrBoat</text:span><text:span text:style-name="T50">()</text:span></text:p>
      <text:p text:style-name="P77"><text:span text:style-name="T47"><text:s text:c="4"/></text:span></text:p>
      <text:p text:style-name="P77"><text:span text:style-name="T54">def</text:span><text:span text:style-name="T47"> </text:span><text:span text:style-name="T55">chooseRiverOrBoat</text:span><text:span text:style-name="T50">()</text:span><text:span text:style-name="T47">:</text:span></text:p>
      <text:p text:style-name="P77"><text:span text:style-name="T47"><text:s text:c="4"/></text:span><text:span text:style-name="T54">print</text:span><text:span text:style-name="T50">(</text:span><text:span text:style-name="T40">"Do you:"</text:span><text:span text:style-name="T50">)</text:span></text:p>
      <text:p text:style-name="P77"><text:span text:style-name="T47"><text:s text:c="4"/></text:span><text:span text:style-name="T54">print</text:span><text:span text:style-name="T50">(</text:span><text:span text:style-name="T40">"A) Choose the river?"</text:span><text:span text:style-name="T50">)</text:span></text:p>
      <text:p text:style-name="P77"><text:span text:style-name="T47"><text:s text:c="4"/></text:span><text:span text:style-name="T54">print</text:span><text:span text:style-name="T50">(</text:span><text:span text:style-name="T40">"B) Choose the ocean?"</text:span><text:span text:style-name="T50">)</text:span></text:p>
      <text:p text:style-name="P77"><text:span text:style-name="T47"><text:s text:c="4"/>choice </text:span><text:span text:style-name="T53">=</text:span><text:span text:style-name="T47"> input</text:span><text:span text:style-name="T50">(</text:span><text:span text:style-name="T40">"Which do you choose? \n(A/B/Q) &gt;"</text:span><text:span text:style-name="T47"> </text:span><text:span text:style-name="T50">)</text:span></text:p>
      <text:p text:style-name="P77"><text:span text:style-name="T47"><text:s text:c="4"/></text:span><text:span text:style-name="T54">if</text:span><text:span text:style-name="T47"> choice.lower</text:span><text:span text:style-name="T50">()</text:span><text:span text:style-name="T47"> </text:span><text:span text:style-name="T53">==</text:span><text:span text:style-name="T47"> </text:span><text:span text:style-name="T40">"a"</text:span><text:span text:style-name="T47">:</text:span></text:p>
      <text:p text:style-name="P77"><text:span text:style-name="T47"><text:s text:c="8"/>goRiver</text:span><text:span text:style-name="T50">()</text:span></text:p>
      <text:p text:style-name="P77"><text:span text:style-name="T47"><text:s text:c="4"/></text:span><text:span text:style-name="T54">elif</text:span><text:span text:style-name="T47"> choice.lower</text:span><text:span text:style-name="T50">()</text:span><text:span text:style-name="T47"> </text:span><text:span text:style-name="T53">==</text:span><text:span text:style-name="T47"> </text:span><text:span text:style-name="T40">"b"</text:span><text:span text:style-name="T47">:</text:span></text:p>
      <text:p text:style-name="P77"><text:span text:style-name="T47"><text:s text:c="8"/>text </text:span><text:span text:style-name="T53">=</text:span><text:span text:style-name="T47"> </text:span><text:span text:style-name="T40">"You head out into the ocean and come across a storm."</text:span></text:p>
      <text:p text:style-name="P77"><text:span text:style-name="T47"><text:s text:c="8"/>typeText</text:span><text:span text:style-name="T50">(</text:span><text:span text:style-name="T47">text</text:span><text:span text:style-name="T50">)</text:span></text:p>
      <text:p text:style-name="P77"><text:soft-page-break/><text:span text:style-name="T47"><text:s text:c="8"/>goOcean</text:span><text:span text:style-name="T50">()</text:span></text:p>
      <text:p text:style-name="P77"><text:span text:style-name="T47"><text:s text:c="4"/></text:span><text:span text:style-name="T54">elif</text:span><text:span text:style-name="T47"> choice.lower</text:span><text:span text:style-name="T50">()</text:span><text:span text:style-name="T47"> </text:span><text:span text:style-name="T53">==</text:span><text:span text:style-name="T47"> </text:span><text:span text:style-name="T40">'q'</text:span><text:span text:style-name="T47">:</text:span></text:p>
      <text:p text:style-name="P77"><text:span text:style-name="T47"><text:s text:c="8"/>exit</text:span><text:span text:style-name="T50">()</text:span></text:p>
      <text:p text:style-name="P77"><text:span text:style-name="T47"><text:s text:c="4"/></text:span><text:span text:style-name="T54">else</text:span><text:span text:style-name="T47">:</text:span></text:p>
      <text:p text:style-name="P77"><text:span text:style-name="T47"><text:s text:c="8"/></text:span><text:span text:style-name="T54">return</text:span><text:span text:style-name="T47"> chooseRiverOrBoat</text:span><text:span text:style-name="T50">()</text:span></text:p>
      <text:p text:style-name="P77"><text:span text:style-name="T47"><text:s text:c="8"/></text:span></text:p>
      <text:p text:style-name="P77"><text:span text:style-name="T54">def</text:span><text:span text:style-name="T47"> </text:span><text:span text:style-name="T55">goRiver</text:span><text:span text:style-name="T50">()</text:span><text:span text:style-name="T47">:</text:span></text:p>
      <text:p text:style-name="P77"><text:span text:style-name="T47"><text:s text:c="4"/>track </text:span><text:span text:style-name="T53">=</text:span><text:span text:style-name="T47"> </text:span><text:span text:style-name="T40">"Mountain Trials"</text:span></text:p>
      <text:p text:style-name="P77"><text:span text:style-name="T47"><text:s text:c="4"/>playMusic</text:span><text:span text:style-name="T50">(</text:span><text:span text:style-name="T47">track</text:span><text:span text:style-name="T53">,</text:span><text:span text:style-name="T47"> </text:span><text:span text:style-name="T52">0</text:span><text:span text:style-name="T53">,</text:span><text:span text:style-name="T47"> </text:span><text:span text:style-name="T52">1</text:span><text:span text:style-name="T50">)</text:span></text:p>
      <text:p text:style-name="P77"><text:span text:style-name="T47"><text:s text:c="4"/>text </text:span><text:span text:style-name="T53">=</text:span><text:span text:style-name="T47"> </text:span><text:span text:style-name="T40">"\nAfter boating for a while, you notice a school\</text:span><text:span text:style-name="T39">nof</text:span><text:span text:style-name="T40"> </text:span><text:span text:style-name="T39">piranhas</text:span><text:span text:style-name="T40">! They are swimming too fast to out-\</text:span><text:span text:style-name="T39">npaddle</text:span><text:span text:style-name="T40"> them.\n\n"</text:span></text:p>
      <text:p text:style-name="P77"><text:span text:style-name="T47"><text:s text:c="4"/>typeText</text:span><text:span text:style-name="T50">(</text:span><text:span text:style-name="T47">text</text:span><text:span text:style-name="T50">)</text:span></text:p>
      <text:p text:style-name="P77"><text:span text:style-name="T47"><text:s text:c="4"/>shootOrZap</text:span><text:span text:style-name="T50">()</text:span></text:p>
      <text:p text:style-name="P77"><text:span text:style-name="T47"><text:s text:c="4"/></text:span></text:p>
      <text:p text:style-name="P77"><text:span text:style-name="T54">def</text:span><text:span text:style-name="T47"> </text:span><text:span text:style-name="T55">shootOrZap</text:span><text:span text:style-name="T50">()</text:span><text:span text:style-name="T47">:</text:span></text:p>
      <text:p text:style-name="P77"><text:span text:style-name="T47"><text:s text:c="4"/></text:span><text:span text:style-name="T54">print</text:span><text:span text:style-name="T50">(</text:span><text:span text:style-name="T40">"Do you:"</text:span><text:span text:style-name="T50">)</text:span></text:p>
      <text:p text:style-name="P77"><text:span text:style-name="T47"><text:s text:c="4"/></text:span><text:span text:style-name="T54">print</text:span><text:span text:style-name="T50">(</text:span><text:span text:style-name="T40">"A) Shoot arrows?"</text:span><text:span text:style-name="T50">)</text:span></text:p>
      <text:p text:style-name="P77"><text:span text:style-name="T47"><text:s text:c="4"/></text:span><text:span text:style-name="T54">print</text:span><text:span text:style-name="T50">(</text:span><text:span text:style-name="T40">"B) Zap them?"</text:span><text:span text:style-name="T50">)</text:span></text:p>
      <text:p text:style-name="P77"><text:span text:style-name="T47"><text:s text:c="4"/>choice </text:span><text:span text:style-name="T53">=</text:span><text:span text:style-name="T47"> input</text:span><text:span text:style-name="T50">(</text:span><text:span text:style-name="T40">"Which do you choose? \n(A/B/Q) &gt; "</text:span><text:span text:style-name="T50">)</text:span></text:p>
      <text:p text:style-name="P77"><text:span text:style-name="T47"><text:s text:c="4"/></text:span><text:span text:style-name="T54">if</text:span><text:span text:style-name="T47"> choice.lower</text:span><text:span text:style-name="T50">()</text:span><text:span text:style-name="T47"> </text:span><text:span text:style-name="T53">==</text:span><text:span text:style-name="T47"> </text:span><text:span text:style-name="T40">"a"</text:span><text:span text:style-name="T47">:</text:span></text:p>
      <text:p text:style-name="P77"><text:span text:style-name="T47"><text:s text:c="8"/>shootArrows</text:span><text:span text:style-name="T50">()</text:span></text:p>
      <text:p text:style-name="P77"><text:span text:style-name="T47"><text:s text:c="4"/></text:span><text:span text:style-name="T54">elif</text:span><text:span text:style-name="T47"> choice.lower</text:span><text:span text:style-name="T50">()</text:span><text:span text:style-name="T47"> </text:span><text:span text:style-name="T53">==</text:span><text:span text:style-name="T47"> </text:span><text:span text:style-name="T40">"b"</text:span><text:span text:style-name="T47">:</text:span></text:p>
      <text:p text:style-name="P77"><text:span text:style-name="T47"><text:s text:c="8"/>zapThem</text:span><text:span text:style-name="T50">()</text:span></text:p>
      <text:p text:style-name="P77"><text:span text:style-name="T47"><text:s text:c="4"/></text:span><text:span text:style-name="T54">elif</text:span><text:span text:style-name="T47"> choice.lower</text:span><text:span text:style-name="T50">()</text:span><text:span text:style-name="T47"> </text:span><text:span text:style-name="T53">==</text:span><text:span text:style-name="T47"> </text:span><text:span text:style-name="T40">'q'</text:span><text:span text:style-name="T47">:</text:span></text:p>
      <text:p text:style-name="P77"><text:span text:style-name="T47"><text:s text:c="8"/>exit</text:span><text:span text:style-name="T50">()</text:span></text:p>
      <text:p text:style-name="P77"><text:span text:style-name="T47"><text:s text:c="4"/></text:span><text:span text:style-name="T54">else</text:span><text:span text:style-name="T47">:</text:span></text:p>
      <text:p text:style-name="P77"><text:span text:style-name="T47"><text:s text:c="8"/></text:span><text:span text:style-name="T54">return</text:span><text:span text:style-name="T47"> shootOrZap</text:span><text:span text:style-name="T50">()</text:span></text:p>
      <text:p text:style-name="P77"><text:span text:style-name="T47"><text:s text:c="4"/></text:span></text:p>
      <text:p text:style-name="P77"><text:span text:style-name="T54">def</text:span><text:span text:style-name="T47"> </text:span><text:span text:style-name="T55">shootArrows</text:span><text:span text:style-name="T50">()</text:span><text:span text:style-name="T47">:</text:span></text:p>
      <text:p text:style-name="P77"><text:span text:style-name="T47"><text:s text:c="4"/>text </text:span><text:span text:style-name="T53">=</text:span><text:span text:style-name="T47"> </text:span><text:span text:style-name="T40">"\nYou try to shoot arrows at them but then wooden\narrows float to the top instead. The recoil\</text:span><text:span text:style-name="T39">nfrom</text:span><text:span text:style-name="T40"> the bow sends you over the side of the boat.\nIn your last moments, you see nothing but teeth.\n"</text:span></text:p>
      <text:p text:style-name="P77"><text:span text:style-name="T47"><text:s text:c="4"/>typeText</text:span><text:span text:style-name="T50">(</text:span><text:span text:style-name="T47">text</text:span><text:span text:style-name="T50">)</text:span></text:p>
      <text:p text:style-name="P77"><text:span text:style-name="T47"><text:s text:c="4"/>restartStory</text:span><text:span text:style-name="T50">()</text:span></text:p>
      <text:p text:style-name="P77"><text:span text:style-name="T47"><text:s text:c="4"/></text:span></text:p>
      <text:p text:style-name="P77"><text:span text:style-name="T54">def</text:span><text:span text:style-name="T47"> </text:span><text:span text:style-name="T55">zapThem</text:span><text:span text:style-name="T50">()</text:span><text:span text:style-name="T47">:</text:span></text:p>
      <text:p text:style-name="P77"><text:span text:style-name="T47"><text:s text:c="4"/>text </text:span><text:span text:style-name="T53">=</text:span><text:span text:style-name="T47"> </text:span><text:span text:style-name="T40">"\nThe electricity fills the water and all the\</text:span><text:span text:style-name="T39">npiranhas</text:span><text:span text:style-name="T40"> die. You don't like </text:span><text:span text:style-name="T39">piranhas</text:span><text:span text:style-name="T40"> but\</text:span><text:span text:style-name="T39">nremember</text:span><text:span text:style-name="T40"> that they're good for you.\n\n"</text:span></text:p>
      <text:p text:style-name="P77"><text:span text:style-name="T47"><text:s text:c="4"/>typeText</text:span><text:span text:style-name="T50">(</text:span><text:span text:style-name="T47">text</text:span><text:span text:style-name="T50">)</text:span></text:p>
      <text:p text:style-name="P77"><text:span text:style-name="T47"><text:s text:c="4"/>eatOrNo</text:span><text:span text:style-name="T50">()</text:span></text:p>
      <text:p text:style-name="P77"><text:span text:style-name="T47"><text:s text:c="4"/></text:span></text:p>
      <text:p text:style-name="P77"><text:span text:style-name="T54">def</text:span><text:span text:style-name="T47"> </text:span><text:span text:style-name="T55">eatOrNo</text:span><text:span text:style-name="T50">()</text:span><text:span text:style-name="T47">:</text:span></text:p>
      <text:p text:style-name="P77"><text:span text:style-name="T47"><text:s text:c="4"/></text:span><text:span text:style-name="T54">print</text:span><text:span text:style-name="T50">(</text:span><text:span text:style-name="T40">"Do you:"</text:span><text:span text:style-name="T50">)</text:span></text:p>
      <text:p text:style-name="P77"><text:span text:style-name="T47"><text:s text:c="4"/></text:span><text:span text:style-name="T54">print</text:span><text:span text:style-name="T50">(</text:span><text:span text:style-name="T40">"A) Choose to eat the </text:span><text:span text:style-name="T39">piranhas</text:span><text:span text:style-name="T40">?"</text:span><text:span text:style-name="T50">)</text:span></text:p>
      <text:p text:style-name="P77"><text:span text:style-name="T47"><text:s text:c="4"/></text:span><text:span text:style-name="T54">print</text:span><text:span text:style-name="T50">(</text:span><text:span text:style-name="T40">"B) Choose to not eat the </text:span><text:span text:style-name="T39">piranhas</text:span><text:span text:style-name="T40">?"</text:span><text:span text:style-name="T50">)</text:span></text:p>
      <text:p text:style-name="P77"><text:span text:style-name="T47"><text:s text:c="4"/>choice </text:span><text:span text:style-name="T53">=</text:span><text:span text:style-name="T47"> input</text:span><text:span text:style-name="T50">(</text:span><text:span text:style-name="T40">"Which do you choose? \n(A/B/Q) &gt; "</text:span><text:span text:style-name="T50">)</text:span></text:p>
      <text:p text:style-name="P77"><text:span text:style-name="T47"><text:s text:c="4"/></text:span><text:span text:style-name="T54">if</text:span><text:span text:style-name="T47"> choice.lower</text:span><text:span text:style-name="T50">()</text:span><text:span text:style-name="T47"> </text:span><text:span text:style-name="T53">==</text:span><text:span text:style-name="T47"> </text:span><text:span text:style-name="T40">"a"</text:span><text:span text:style-name="T47">:</text:span></text:p>
      <text:p text:style-name="P77"><text:span text:style-name="T47"><text:s text:c="8"/>eat</text:span><text:span text:style-name="T50">()</text:span></text:p>
      <text:p text:style-name="P77"><text:span text:style-name="T47"><text:s text:c="4"/></text:span><text:span text:style-name="T54">elif</text:span><text:span text:style-name="T47"> choice.lower</text:span><text:span text:style-name="T50">()</text:span><text:span text:style-name="T47"> </text:span><text:span text:style-name="T53">==</text:span><text:span text:style-name="T47"> </text:span><text:span text:style-name="T40">"b"</text:span><text:span text:style-name="T47">:</text:span></text:p>
      <text:p text:style-name="P77"><text:span text:style-name="T47"><text:s text:c="8"/>dontEat</text:span><text:span text:style-name="T50">()</text:span></text:p>
      <text:p text:style-name="P77"><text:span text:style-name="T47"><text:s text:c="4"/></text:span><text:span text:style-name="T54">elif</text:span><text:span text:style-name="T47"> choice.lower</text:span><text:span text:style-name="T50">()</text:span><text:span text:style-name="T47"> </text:span><text:span text:style-name="T53">==</text:span><text:span text:style-name="T47"> </text:span><text:span text:style-name="T40">'q'</text:span><text:span text:style-name="T47">:</text:span></text:p>
      <text:p text:style-name="P77"><text:span text:style-name="T47"><text:s text:c="8"/>exit</text:span><text:span text:style-name="T50">()</text:span></text:p>
      <text:p text:style-name="P77"><text:span text:style-name="T47"><text:s text:c="4"/></text:span><text:span text:style-name="T54">else</text:span><text:span text:style-name="T47">:</text:span></text:p>
      <text:p text:style-name="P77"><text:span text:style-name="T47"><text:s text:c="8"/></text:span><text:span text:style-name="T54">return</text:span><text:span text:style-name="T47"> eatOrNo</text:span><text:span text:style-name="T50">()</text:span></text:p>
      <text:p text:style-name="P77"><text:span text:style-name="T47"><text:s text:c="4"/></text:span></text:p>
      <text:p text:style-name="P77"><text:span text:style-name="T54">def</text:span><text:span text:style-name="T47"> </text:span><text:span text:style-name="T55">dontEat</text:span><text:span text:style-name="T50">()</text:span><text:span text:style-name="T47">:</text:span></text:p>
      <text:p text:style-name="P77"><text:span text:style-name="T47"><text:s text:c="4"/>text </text:span><text:span text:style-name="T53">=</text:span><text:span text:style-name="T47"> </text:span><text:span text:style-name="T40">"\nAs you begin to paddle away again, you feel a\</text:span><text:span text:style-name="T39">ntugging</text:span><text:span text:style-name="T40"> sensation rock the boat back and forth.\nBefore you can react, you are thrown from the\</text:span><text:span text:style-name="T39">nboat</text:span><text:span text:style-name="T40"> and into the </text:span><text:soft-page-break/><text:span text:style-name="T40">water. The fish have turned\</text:span><text:span text:style-name="T39">ninto</text:span><text:span text:style-name="T40"> </text:span><text:span text:style-name="T39">zombies</text:span><text:span text:style-name="T40">! The murky water turns red as the\</text:span><text:span text:style-name="T39">nundead</text:span><text:span text:style-name="T40"> </text:span><text:span text:style-name="T39">piranhas</text:span><text:span text:style-name="T40"> eat you!\n"</text:span></text:p>
      <text:p text:style-name="P77"><text:span text:style-name="T47"><text:s text:c="4"/>typeText</text:span><text:span text:style-name="T50">(</text:span><text:span text:style-name="T47">text</text:span><text:span text:style-name="T50">)</text:span></text:p>
      <text:p text:style-name="P77"><text:span text:style-name="T47"><text:s text:c="4"/>restartStory</text:span><text:span text:style-name="T50">()</text:span></text:p>
      <text:p text:style-name="P77"><text:span text:style-name="T47"><text:s text:c="4"/></text:span></text:p>
      <text:p text:style-name="P77"><text:span text:style-name="T54">def</text:span><text:span text:style-name="T47"> </text:span><text:span text:style-name="T55">eat</text:span><text:span text:style-name="T50">()</text:span><text:span text:style-name="T47">:</text:span></text:p>
      <text:p text:style-name="P77"><text:span text:style-name="T47"><text:s text:c="4"/>track </text:span><text:span text:style-name="T53">=</text:span><text:span text:style-name="T47"> </text:span><text:span text:style-name="T40">"</text:span><text:span text:style-name="T39">Itty</text:span><text:span text:style-name="T40"> </text:span><text:span text:style-name="T39">Bitty</text:span><text:span text:style-name="T40">"</text:span></text:p>
      <text:p text:style-name="P77"><text:span text:style-name="T47"><text:s text:c="4"/>playMusic</text:span><text:span text:style-name="T50">(</text:span><text:span text:style-name="T47">track</text:span><text:span text:style-name="T53">,</text:span><text:span text:style-name="T47"> </text:span><text:span text:style-name="T52">0</text:span><text:span text:style-name="T53">,</text:span><text:span text:style-name="T47"> </text:span><text:span text:style-name="T52">1</text:span><text:span text:style-name="T50">)</text:span></text:p>
      <text:p text:style-name="P77"><text:span text:style-name="T47"><text:s text:c="4"/>text </text:span><text:span text:style-name="T53">=</text:span><text:span text:style-name="T47"> </text:span><text:span text:style-name="T40">"\nYou fill up on </text:span><text:span text:style-name="T39">piranhas</text:span><text:span text:style-name="T40"> and are ready to go on.\n"</text:span></text:p>
      <text:p text:style-name="P77"><text:span text:style-name="T47"><text:s text:c="4"/>typeText</text:span><text:span text:style-name="T50">(</text:span><text:span text:style-name="T47">text</text:span><text:span text:style-name="T50">)</text:span></text:p>
      <text:p text:style-name="P77"><text:span text:style-name="T47"><text:s text:c="4"/>chooseContinue</text:span><text:span text:style-name="T50">()</text:span></text:p>
      <text:p text:style-name="P77"><text:span text:style-name="T47"><text:s text:c="4"/>track </text:span><text:span text:style-name="T53">=</text:span><text:span text:style-name="T47"> </text:span><text:span text:style-name="T40">"Mountain Trials"</text:span></text:p>
      <text:p text:style-name="P77"><text:span text:style-name="T47"><text:s text:c="4"/>playMusic</text:span><text:span text:style-name="T50">(</text:span><text:span text:style-name="T47">track</text:span><text:span text:style-name="T53">,</text:span><text:span text:style-name="T47"> </text:span><text:span text:style-name="T52">0</text:span><text:span text:style-name="T53">,</text:span><text:span text:style-name="T47"> </text:span><text:span text:style-name="T52">1</text:span><text:span text:style-name="T50">)</text:span></text:p>
      <text:p text:style-name="P77"><text:span text:style-name="T47"><text:s text:c="4"/>text </text:span><text:span text:style-name="T53">=</text:span><text:span text:style-name="T47"> </text:span><text:span text:style-name="T40">"\nThere are some rapids up ahead.\n"</text:span></text:p>
      <text:p text:style-name="P77"><text:span text:style-name="T47"><text:s text:c="4"/>typeText</text:span><text:span text:style-name="T50">(</text:span><text:span text:style-name="T47">text</text:span><text:span text:style-name="T50">)</text:span></text:p>
      <text:p text:style-name="P77"><text:span text:style-name="T47"><text:s text:c="4"/>fordOrEvaporate</text:span><text:span text:style-name="T50">()</text:span></text:p>
      <text:p text:style-name="P77"><text:span text:style-name="T47"><text:s text:c="4"/></text:span></text:p>
      <text:p text:style-name="P77"><text:span text:style-name="T54">def</text:span><text:span text:style-name="T47"> </text:span><text:span text:style-name="T55">fordOrEvaporate</text:span><text:span text:style-name="T50">()</text:span><text:span text:style-name="T47">:</text:span></text:p>
      <text:p text:style-name="P77"><text:span text:style-name="T47"><text:s text:c="4"/></text:span><text:span text:style-name="T54">print</text:span><text:span text:style-name="T50">(</text:span><text:span text:style-name="T40">"Do you:"</text:span><text:span text:style-name="T50">)</text:span></text:p>
      <text:p text:style-name="P77"><text:span text:style-name="T47"><text:s text:c="4"/></text:span><text:span text:style-name="T54">print</text:span><text:span text:style-name="T50">(</text:span><text:span text:style-name="T40">"A) Try to ford the rapids?"</text:span><text:span text:style-name="T50">)</text:span></text:p>
      <text:p text:style-name="P77"><text:span text:style-name="T47"><text:s text:c="4"/></text:span><text:span text:style-name="T54">print</text:span><text:span text:style-name="T50">(</text:span><text:span text:style-name="T40">"B) Try to evaporate some of the water with\</text:span><text:span text:style-name="T39">nsome</text:span><text:span text:style-name="T40"> </text:span><text:span text:style-name="T39">fireballs</text:span><text:span text:style-name="T40">?"</text:span><text:span text:style-name="T50">)</text:span></text:p>
      <text:p text:style-name="P77"><text:span text:style-name="T47"><text:s text:c="4"/>choice </text:span><text:span text:style-name="T53">=</text:span><text:span text:style-name="T47"> input</text:span><text:span text:style-name="T50">(</text:span><text:span text:style-name="T40">"Which do you choose? \n(A//B/Q) &gt; "</text:span><text:span text:style-name="T50">)</text:span></text:p>
      <text:p text:style-name="P77"><text:span text:style-name="T47"><text:s text:c="4"/></text:span><text:span text:style-name="T54">if</text:span><text:span text:style-name="T47"> choice.lower</text:span><text:span text:style-name="T50">()</text:span><text:span text:style-name="T47"> </text:span><text:span text:style-name="T53">==</text:span><text:span text:style-name="T47"> </text:span><text:span text:style-name="T40">"a"</text:span><text:span text:style-name="T47">:</text:span></text:p>
      <text:p text:style-name="P77"><text:span text:style-name="T47"><text:s text:c="8"/>ford</text:span><text:span text:style-name="T50">()</text:span></text:p>
      <text:p text:style-name="P77"><text:span text:style-name="T47"><text:s text:c="4"/></text:span><text:span text:style-name="T54">elif</text:span><text:span text:style-name="T47"> choice.lower</text:span><text:span text:style-name="T50">()</text:span><text:span text:style-name="T47"> </text:span><text:span text:style-name="T53">==</text:span><text:span text:style-name="T47"> </text:span><text:span text:style-name="T40">"b"</text:span><text:span text:style-name="T47">:</text:span></text:p>
      <text:p text:style-name="P77"><text:span text:style-name="T47"><text:s text:c="8"/>evaporate</text:span><text:span text:style-name="T50">()</text:span></text:p>
      <text:p text:style-name="P77"><text:span text:style-name="T47"><text:s text:c="4"/></text:span><text:span text:style-name="T54">elif</text:span><text:span text:style-name="T47"> choice.lower</text:span><text:span text:style-name="T50">()</text:span><text:span text:style-name="T47"> </text:span><text:span text:style-name="T53">==</text:span><text:span text:style-name="T47"> </text:span><text:span text:style-name="T40">'q'</text:span><text:span text:style-name="T47">:</text:span></text:p>
      <text:p text:style-name="P77"><text:span text:style-name="T47"><text:s text:c="8"/>exit</text:span><text:span text:style-name="T50">()</text:span></text:p>
      <text:p text:style-name="P77"><text:span text:style-name="T47"><text:s text:c="4"/></text:span><text:span text:style-name="T54">else</text:span><text:span text:style-name="T47">:</text:span></text:p>
      <text:p text:style-name="P77"><text:span text:style-name="T47"><text:s text:c="8"/></text:span><text:span text:style-name="T54">return</text:span><text:span text:style-name="T47"> fordOrEvaporate</text:span><text:span text:style-name="T50">()</text:span></text:p>
      <text:p text:style-name="P77"><text:span text:style-name="T47"><text:s text:c="4"/></text:span></text:p>
      <text:p text:style-name="P77"><text:span text:style-name="T54">def</text:span><text:span text:style-name="T47"> </text:span><text:span text:style-name="T55">ford</text:span><text:span text:style-name="T50">()</text:span><text:span text:style-name="T47">:</text:span></text:p>
      <text:p text:style-name="P77"><text:span text:style-name="T47"><text:s text:c="4"/>text </text:span><text:span text:style-name="T53">=</text:span><text:span text:style-name="T47"> </text:span><text:span text:style-name="T40">"\nThe rapids are two powerful! You are crushed\</text:span><text:span text:style-name="T39">nagainst</text:span><text:span text:style-name="T40"> the rocks and die!\n"</text:span></text:p>
      <text:p text:style-name="P77"><text:span text:style-name="T47"><text:s text:c="4"/>typeText</text:span><text:span text:style-name="T50">(</text:span><text:span text:style-name="T47">text</text:span><text:span text:style-name="T50">)</text:span></text:p>
      <text:p text:style-name="P77"><text:span text:style-name="T47"><text:s text:c="4"/>restartStory</text:span><text:span text:style-name="T50">()</text:span></text:p>
      <text:p text:style-name="P77"><text:span text:style-name="T47"><text:s text:c="4"/></text:span></text:p>
      <text:p text:style-name="P77"><text:span text:style-name="T54">def</text:span><text:span text:style-name="T47"> </text:span><text:span text:style-name="T55">evaporate</text:span><text:span text:style-name="T50">()</text:span><text:span text:style-name="T47">:</text:span></text:p>
      <text:p text:style-name="P77"><text:span text:style-name="T47"><text:s text:c="4"/>text </text:span><text:span text:style-name="T53">=</text:span><text:span text:style-name="T47"> </text:span><text:span text:style-name="T40">"\nAfter a lot of trying, you manage to evaporate\</text:span><text:span text:style-name="T39">nthe</text:span><text:span text:style-name="T40"> dangerous part of the water within the brief\</text:span><text:span text:style-name="T39">nallotted</text:span><text:span text:style-name="T40"> time. You continue to the swamp.\n\n"</text:span></text:p>
      <text:p text:style-name="P77"><text:span text:style-name="T47"><text:s text:c="4"/>typeText</text:span><text:span text:style-name="T50">(</text:span><text:span text:style-name="T47">text</text:span><text:span text:style-name="T50">)</text:span></text:p>
      <text:p text:style-name="P77"><text:span text:style-name="T47"><text:s text:c="4"/>chooseContinue</text:span><text:span text:style-name="T50">()</text:span></text:p>
      <text:p text:style-name="P77"><text:span text:style-name="T47"><text:s text:c="4"/>track </text:span><text:span text:style-name="T53">=</text:span><text:span text:style-name="T47"> </text:span><text:span text:style-name="T40">"</text:span><text:span text:style-name="T39">Underclocked</text:span><text:span text:style-name="T40">"</text:span></text:p>
      <text:p text:style-name="P77"><text:span text:style-name="T47"><text:s text:c="4"/>playMusic</text:span><text:span text:style-name="T50">(</text:span><text:span text:style-name="T47">track</text:span><text:span text:style-name="T53">,</text:span><text:span text:style-name="T47"> </text:span><text:span text:style-name="T52">0</text:span><text:span text:style-name="T53">,</text:span><text:span text:style-name="T47"> </text:span><text:span text:style-name="T52">1</text:span><text:span text:style-name="T50">)</text:span></text:p>
      <text:p text:style-name="P77"><text:span text:style-name="T47"><text:s text:c="4"/>text </text:span><text:span text:style-name="T53">=</text:span><text:span text:style-name="T47"> </text:span><text:span text:style-name="T40">"\nAs you enter the dark, green, shadowy swamp,\</text:span><text:span text:style-name="T39">nyou</text:span><text:span text:style-name="T40"> notice the </text:span><text:span text:style-name="T39">pungent</text:span><text:span text:style-name="T40"> smell of the scurrying\</text:span><text:span text:style-name="T39">nrats</text:span><text:span text:style-name="T40"> and decaying bodies scattered around. You\</text:span><text:span text:style-name="T39">nwonder</text:span><text:span text:style-name="T40"> what kind of beast could have done this\</text:span><text:span text:style-name="T39">nkind</text:span><text:span text:style-name="T40"> of damage, but are unable to figure it out.\n\n"</text:span></text:p>
      <text:p text:style-name="P77"><text:span text:style-name="T47"><text:s text:c="4"/>typeText</text:span><text:span text:style-name="T50">(</text:span><text:span text:style-name="T47">text</text:span><text:span text:style-name="T50">)</text:span></text:p>
      <text:p text:style-name="P77"><text:span text:style-name="T47"><text:s text:c="4"/>text </text:span><text:span text:style-name="T53">=</text:span><text:span text:style-name="T47"> </text:span><text:span text:style-name="T40">"You follow a solitary path for an estimated\</text:span><text:span text:style-name="T39">nquarter</text:span><text:span text:style-name="T40"> mile, finding nothing of note. However,\</text:span><text:span text:style-name="T39">nyou</text:span><text:span text:style-name="T40"> soon come to a river, and are forced to\</text:span><text:span text:style-name="T39">ncross</text:span><text:span text:style-name="T40"> somehow.\n\n"</text:span></text:p>
      <text:p text:style-name="P77"><text:span text:style-name="T47"><text:s text:c="4"/>typeText</text:span><text:span text:style-name="T50">(</text:span><text:span text:style-name="T47">text</text:span><text:span text:style-name="T50">)</text:span></text:p>
      <text:p text:style-name="P77"><text:span text:style-name="T47"><text:s text:c="4"/>text </text:span><text:span text:style-name="T53">=</text:span><text:span text:style-name="T47"> </text:span><text:span text:style-name="T40">"There is a mud bank to the left of you, but it\</text:span><text:span text:style-name="T39">nis</text:span><text:span text:style-name="T40"> very wet and scattered with plants.\n\n"</text:span></text:p>
      <text:p text:style-name="P77"><text:span text:style-name="T47"><text:s text:c="4"/>typeText</text:span><text:span text:style-name="T50">(</text:span><text:span text:style-name="T47">text</text:span><text:span text:style-name="T50">)</text:span></text:p>
      <text:p text:style-name="P77"><text:span text:style-name="T47"><text:s text:c="4"/>goMudOrTree</text:span><text:span text:style-name="T50">()</text:span></text:p>
      <text:p text:style-name="P77"><text:span text:style-name="T47"><text:s text:c="4"/></text:span></text:p>
      <text:p text:style-name="P77"><text:span text:style-name="T54">def</text:span><text:span text:style-name="T47"> </text:span><text:span text:style-name="T55">goMudOrTree</text:span><text:span text:style-name="T50">()</text:span><text:span text:style-name="T47">:</text:span></text:p>
      <text:p text:style-name="P77"><text:span text:style-name="T47"><text:s text:c="4"/></text:span><text:span text:style-name="T54">print</text:span><text:span text:style-name="T50">(</text:span><text:span text:style-name="T40">"Do you:"</text:span><text:span text:style-name="T50">)</text:span></text:p>
      <text:p text:style-name="P77"><text:span text:style-name="T47"><text:s text:c="4"/></text:span><text:span text:style-name="T54">print</text:span><text:span text:style-name="T50">(</text:span><text:span text:style-name="T40">"A) Go into the mud?"</text:span><text:span text:style-name="T50">)</text:span></text:p>
      <text:p text:style-name="P77"><text:soft-page-break/><text:span text:style-name="T47"><text:s text:c="4"/></text:span><text:span text:style-name="T54">print</text:span><text:span text:style-name="T50">(</text:span><text:span text:style-name="T40">"B) Climb the nearby tree and try to jump\</text:span><text:span text:style-name="T39">nover</text:span><text:span text:style-name="T40"> the stream?"</text:span><text:span text:style-name="T50">)</text:span></text:p>
      <text:p text:style-name="P77"><text:span text:style-name="T47"><text:s text:c="4"/>choice </text:span><text:span text:style-name="T53">=</text:span><text:span text:style-name="T47"> input</text:span><text:span text:style-name="T50">(</text:span><text:span text:style-name="T40">"Which do you choose? \n(A/B/Q) &gt; "</text:span><text:span text:style-name="T50">)</text:span></text:p>
      <text:p text:style-name="P77"><text:span text:style-name="T47"><text:s text:c="4"/></text:span><text:span text:style-name="T54">if</text:span><text:span text:style-name="T47"> choice.lower</text:span><text:span text:style-name="T50">()</text:span><text:span text:style-name="T47"> </text:span><text:span text:style-name="T53">==</text:span><text:span text:style-name="T47"> </text:span><text:span text:style-name="T40">"a"</text:span><text:span text:style-name="T47">:</text:span></text:p>
      <text:p text:style-name="P77"><text:span text:style-name="T47"><text:s text:c="8"/>goMud</text:span><text:span text:style-name="T50">()</text:span></text:p>
      <text:p text:style-name="P77"><text:span text:style-name="T47"><text:s text:c="4"/></text:span><text:span text:style-name="T54">elif</text:span><text:span text:style-name="T47"> choice.lower</text:span><text:span text:style-name="T50">()</text:span><text:span text:style-name="T47"> </text:span><text:span text:style-name="T53">==</text:span><text:span text:style-name="T47"> </text:span><text:span text:style-name="T40">"b"</text:span><text:span text:style-name="T47">:</text:span></text:p>
      <text:p text:style-name="P77"><text:span text:style-name="T47"><text:s text:c="8"/>climbTree</text:span><text:span text:style-name="T50">()</text:span></text:p>
      <text:p text:style-name="P77"><text:span text:style-name="T47"><text:s text:c="4"/></text:span><text:span text:style-name="T54">elif</text:span><text:span text:style-name="T47"> choice.lower</text:span><text:span text:style-name="T50">()</text:span><text:span text:style-name="T47"> </text:span><text:span text:style-name="T53">==</text:span><text:span text:style-name="T47"> </text:span><text:span text:style-name="T40">'q'</text:span><text:span text:style-name="T47">:</text:span></text:p>
      <text:p text:style-name="P77"><text:span text:style-name="T47"><text:s text:c="8"/>exit</text:span><text:span text:style-name="T50">()</text:span></text:p>
      <text:p text:style-name="P77"><text:span text:style-name="T47"><text:s text:c="4"/></text:span><text:span text:style-name="T54">else</text:span><text:span text:style-name="T47">:</text:span></text:p>
      <text:p text:style-name="P77"><text:span text:style-name="T47"><text:s text:c="8"/></text:span><text:span text:style-name="T54">return</text:span><text:span text:style-name="T47"> goMudOrTree</text:span><text:span text:style-name="T50">()</text:span></text:p>
      <text:p text:style-name="P77"><text:span text:style-name="T47"><text:s text:c="4"/></text:span></text:p>
      <text:p text:style-name="P77"><text:span text:style-name="T54">def</text:span><text:span text:style-name="T47"> </text:span><text:span text:style-name="T55">goMud</text:span><text:span text:style-name="T50">()</text:span><text:span text:style-name="T47">:</text:span></text:p>
      <text:p text:style-name="P77"><text:span text:style-name="T47"><text:s text:c="4"/>text </text:span><text:span text:style-name="T53">=</text:span><text:span text:style-name="T47"> </text:span><text:span text:style-name="T40">"\nYou begin crawling in the mud, almost smothered\</text:span><text:span text:style-name="T39">nby</text:span><text:span text:style-name="T40"> the low lying bushes above you...your clothes\</text:span><text:span text:style-name="T39">nare</text:span><text:span text:style-name="T40"> soiled and stained, but you took the easy way.\n\n"</text:span></text:p>
      <text:p text:style-name="P77"><text:span text:style-name="T47"><text:s text:c="4"/>typeText</text:span><text:span text:style-name="T50">(</text:span><text:span text:style-name="T47">text</text:span><text:span text:style-name="T50">)</text:span></text:p>
      <text:p text:style-name="P77"><text:span text:style-name="T47"><text:s text:c="4"/>chooseContinue</text:span><text:span text:style-name="T50">()</text:span></text:p>
      <text:p text:style-name="P77"><text:span text:style-name="T47"><text:s text:c="4"/>text </text:span><text:span text:style-name="T53">=</text:span><text:span text:style-name="T47"> </text:span><text:span text:style-name="T40">"\nYou barely go over the stream, before you wince\</text:span><text:span text:style-name="T39">nas</text:span><text:span text:style-name="T40"> you feel the exhaustion and pain in your legs.\nNow would you like to rest or journey on?\n\n"</text:span></text:p>
      <text:p text:style-name="P77"><text:span text:style-name="T47"><text:s text:c="4"/>typeText</text:span><text:span text:style-name="T50">(</text:span><text:span text:style-name="T47">text</text:span><text:span text:style-name="T50">)</text:span></text:p>
      <text:p text:style-name="P77"><text:span text:style-name="T47"><text:s text:c="4"/>restOrJourney</text:span><text:span text:style-name="T50">()</text:span></text:p>
      <text:p text:style-name="P77"><text:span text:style-name="T47"><text:s text:c="4"/></text:span></text:p>
      <text:p text:style-name="P77"><text:span text:style-name="T54">def</text:span><text:span text:style-name="T47"> </text:span><text:span text:style-name="T55">climbTree</text:span><text:span text:style-name="T50">()</text:span><text:span text:style-name="T47">:</text:span></text:p>
      <text:p text:style-name="P77"><text:span text:style-name="T47"><text:s text:c="4"/>text </text:span><text:span text:style-name="T53">=</text:span><text:span text:style-name="T47"> </text:span><text:span text:style-name="T40">"\nYou </text:span><text:span text:style-name="T39">shimmy</text:span><text:span text:style-name="T40"> your way up the thick trunk and\</text:span><text:span text:style-name="T39">nfind</text:span><text:span text:style-name="T40"> yourself, once again, stuck with a left and\</text:span><text:span text:style-name="T39">nright</text:span><text:span text:style-name="T40"> choice, this time branches.\n\n"</text:span></text:p>
      <text:p text:style-name="P77"><text:span text:style-name="T47"><text:s text:c="4"/>typeText</text:span><text:span text:style-name="T50">(</text:span><text:span text:style-name="T47">text</text:span><text:span text:style-name="T50">)</text:span></text:p>
      <text:p text:style-name="P77"><text:span text:style-name="T47"><text:s text:c="4"/>leftOrRightBranch</text:span><text:span text:style-name="T50">()</text:span></text:p>
      <text:p text:style-name="P77"><text:span text:style-name="T47"><text:s text:c="4"/></text:span></text:p>
      <text:p text:style-name="P77"><text:span text:style-name="T54">def</text:span><text:span text:style-name="T47"> </text:span><text:span text:style-name="T55">leftOrRightBranch</text:span><text:span text:style-name="T50">()</text:span><text:span text:style-name="T47">:</text:span></text:p>
      <text:p text:style-name="P77"><text:span text:style-name="T47"><text:s text:c="4"/></text:span><text:span text:style-name="T54">print</text:span><text:span text:style-name="T50">(</text:span><text:span text:style-name="T40">"Do you:"</text:span><text:span text:style-name="T50">)</text:span></text:p>
      <text:p text:style-name="P77"><text:span text:style-name="T47"><text:s text:c="4"/></text:span><text:span text:style-name="T54">print</text:span><text:span text:style-name="T50">(</text:span><text:span text:style-name="T40">"A) Take the left branch?"</text:span><text:span text:style-name="T50">)</text:span></text:p>
      <text:p text:style-name="P77"><text:span text:style-name="T47"><text:s text:c="4"/></text:span><text:span text:style-name="T54">print</text:span><text:span text:style-name="T50">(</text:span><text:span text:style-name="T40">"B) Take the right branch?"</text:span><text:span text:style-name="T50">)</text:span></text:p>
      <text:p text:style-name="P77"><text:span text:style-name="T47"><text:s text:c="4"/>choice </text:span><text:span text:style-name="T53">=</text:span><text:span text:style-name="T47"> input</text:span><text:span text:style-name="T50">(</text:span><text:span text:style-name="T40">"Which do you choose? \n(A/B/Q) &gt; "</text:span><text:span text:style-name="T50">)</text:span></text:p>
      <text:p text:style-name="P77"><text:span text:style-name="T47"><text:s text:c="4"/></text:span><text:span text:style-name="T54">if</text:span><text:span text:style-name="T47"> choice.lower</text:span><text:span text:style-name="T50">()</text:span><text:span text:style-name="T47"> </text:span><text:span text:style-name="T53">==</text:span><text:span text:style-name="T47"> </text:span><text:span text:style-name="T40">"a"</text:span><text:span text:style-name="T47">:</text:span></text:p>
      <text:p text:style-name="P77"><text:span text:style-name="T47"><text:s text:c="8"/>leftBranch</text:span><text:span text:style-name="T50">()</text:span></text:p>
      <text:p text:style-name="P77"><text:span text:style-name="T47"><text:s text:c="4"/></text:span><text:span text:style-name="T54">elif</text:span><text:span text:style-name="T47"> choice.lower</text:span><text:span text:style-name="T50">()</text:span><text:span text:style-name="T47"> </text:span><text:span text:style-name="T53">==</text:span><text:span text:style-name="T47"> </text:span><text:span text:style-name="T40">"b"</text:span><text:span text:style-name="T47">:</text:span></text:p>
      <text:p text:style-name="P77"><text:span text:style-name="T47"><text:s text:c="8"/>rightBranch</text:span><text:span text:style-name="T50">()</text:span></text:p>
      <text:p text:style-name="P77"><text:span text:style-name="T47"><text:s text:c="4"/></text:span><text:span text:style-name="T54">elif</text:span><text:span text:style-name="T47"> choice.lower</text:span><text:span text:style-name="T50">()</text:span><text:span text:style-name="T47"> </text:span><text:span text:style-name="T53">==</text:span><text:span text:style-name="T47"> </text:span><text:span text:style-name="T40">'q'</text:span><text:span text:style-name="T47">:</text:span></text:p>
      <text:p text:style-name="P77"><text:span text:style-name="T47"><text:s text:c="8"/>exit</text:span><text:span text:style-name="T50">()</text:span></text:p>
      <text:p text:style-name="P77"><text:span text:style-name="T47"><text:s text:c="4"/></text:span><text:span text:style-name="T54">else</text:span><text:span text:style-name="T47">:</text:span></text:p>
      <text:p text:style-name="P77"><text:span text:style-name="T47"><text:s text:c="8"/></text:span><text:span text:style-name="T54">return</text:span><text:span text:style-name="T47"> leftOrRightBranch</text:span><text:span text:style-name="T50">()</text:span><text:span text:style-name="T47"> <text:s/></text:span></text:p>
      <text:p text:style-name="P77"><text:span text:style-name="T47"><text:s text:c="4"/></text:span></text:p>
      <text:p text:style-name="P77"><text:span text:style-name="T54">def</text:span><text:span text:style-name="T47"> </text:span><text:span text:style-name="T55">leftBranch</text:span><text:span text:style-name="T50">()</text:span><text:span text:style-name="T47">:</text:span></text:p>
      <text:p text:style-name="P77"><text:span text:style-name="T47"><text:s text:c="4"/>text </text:span><text:span text:style-name="T53">=</text:span><text:span text:style-name="T47"> </text:span><text:span text:style-name="T40">"You leap with great grace, almost as if you\</text:span><text:span text:style-name="T39">nare</text:span><text:span text:style-name="T40"> flying..."</text:span></text:p>
      <text:p text:style-name="P77"><text:span text:style-name="T47"><text:s text:c="4"/>typeText</text:span><text:span text:style-name="T50">(</text:span><text:span text:style-name="T47">text</text:span><text:span text:style-name="T50">)</text:span></text:p>
      <text:p text:style-name="P77"><text:span text:style-name="T47"><text:s text:c="4"/>time.sleep</text:span><text:span text:style-name="T50">(</text:span><text:span text:style-name="T52">1</text:span><text:span text:style-name="T50">)</text:span></text:p>
      <text:p text:style-name="P77"><text:span text:style-name="T47"><text:s text:c="4"/>text </text:span><text:span text:style-name="T53">=</text:span><text:span text:style-name="T47"> </text:span><text:span text:style-name="T40">"wait a minute..."</text:span></text:p>
      <text:p text:style-name="P77"><text:span text:style-name="T47"><text:s text:c="4"/>typeText</text:span><text:span text:style-name="T50">(</text:span><text:span text:style-name="T47">text</text:span><text:span text:style-name="T50">)</text:span></text:p>
      <text:p text:style-name="P77"><text:span text:style-name="T47"><text:s text:c="4"/>time.sleep</text:span><text:span text:style-name="T50">(</text:span><text:span text:style-name="T52">2</text:span><text:span text:style-name="T50">)</text:span></text:p>
      <text:p text:style-name="P77"><text:span text:style-name="T47"><text:s text:c="4"/>text </text:span><text:span text:style-name="T53">=</text:span><text:span text:style-name="T47"> </text:span><text:span text:style-name="T40">"\nYou aren't even in the air!\n\n"</text:span></text:p>
      <text:p text:style-name="P77"><text:span text:style-name="T47"><text:s text:c="4"/>typeText</text:span><text:span text:style-name="T50">(</text:span><text:span text:style-name="T47">text</text:span><text:span text:style-name="T50">)</text:span></text:p>
      <text:p text:style-name="P77"><text:span text:style-name="T47"><text:s text:c="4"/>time.sleep</text:span><text:span text:style-name="T50">(</text:span><text:span text:style-name="T52">1</text:span><text:span text:style-name="T50">)</text:span></text:p>
      <text:p text:style-name="P77"><text:span text:style-name="T47"><text:s text:c="4"/>track </text:span><text:span text:style-name="T53">=</text:span><text:span text:style-name="T47"> </text:span><text:span text:style-name="T40">"Mountain Trials"</text:span></text:p>
      <text:p text:style-name="P77"><text:span text:style-name="T47"><text:s text:c="4"/>playMusic</text:span><text:span text:style-name="T50">(</text:span><text:span text:style-name="T47">track</text:span><text:span text:style-name="T53">,</text:span><text:span text:style-name="T47"> </text:span><text:span text:style-name="T52">0</text:span><text:span text:style-name="T53">,</text:span><text:span text:style-name="T47"> </text:span><text:span text:style-name="T52">1</text:span><text:span text:style-name="T50">)</text:span></text:p>
      <text:p text:style-name="P77"><text:span text:style-name="T47"><text:s text:c="4"/>text </text:span><text:span text:style-name="T53">=</text:span><text:span text:style-name="T47"> </text:span><text:span text:style-name="T40">"You've landed in the snout of an unusually large\</text:span><text:span text:style-name="T39">nalligator</text:span><text:span text:style-name="T40">. He snaps you up quickly, and you are\</text:span><text:span text:style-name="T39">ninstantly</text:span><text:span text:style-name="T40"> killed.\n"</text:span></text:p>
      <text:p text:style-name="P77"><text:span text:style-name="T47"><text:s text:c="4"/>typeText</text:span><text:span text:style-name="T50">(</text:span><text:span text:style-name="T47">text</text:span><text:span text:style-name="T50">)</text:span></text:p>
      <text:p text:style-name="P77"><text:span text:style-name="T47"><text:s text:c="4"/>restartStory</text:span><text:span text:style-name="T50">()</text:span><text:span text:style-name="T47"> <text:s text:c="4"/></text:span></text:p>
      <text:p text:style-name="P89"/>
      <text:p text:style-name="P77"><text:soft-page-break/><text:span text:style-name="T54">def</text:span><text:span text:style-name="T47"> </text:span><text:span text:style-name="T55">rightBranch</text:span><text:span text:style-name="T50">()</text:span><text:span text:style-name="T47">:</text:span></text:p>
      <text:p text:style-name="P77"><text:span text:style-name="T47"><text:s text:c="4"/>track </text:span><text:span text:style-name="T53">=</text:span><text:span text:style-name="T47"> </text:span><text:span text:style-name="T40">"Mountain Trials"</text:span></text:p>
      <text:p text:style-name="P77"><text:span text:style-name="T47"><text:s text:c="4"/>playMusic</text:span><text:span text:style-name="T50">(</text:span><text:span text:style-name="T47">track</text:span><text:span text:style-name="T53">,</text:span><text:span text:style-name="T47"> </text:span><text:span text:style-name="T52">0</text:span><text:span text:style-name="T53">,</text:span><text:span text:style-name="T47"> </text:span><text:span text:style-name="T52">1</text:span><text:span text:style-name="T50">)</text:span></text:p>
      <text:p text:style-name="P77"><text:span text:style-name="T47"><text:s text:c="4"/>text </text:span><text:span text:style-name="T53">=</text:span><text:span text:style-name="T47"> </text:span><text:span text:style-name="T40">"\nYou slowly creep onto the right branch, and\</text:span><text:span text:style-name="T39">nquickly</text:span><text:span text:style-name="T40"> look down with uneasiness.\n\n"</text:span></text:p>
      <text:p text:style-name="P77"><text:span text:style-name="T47"><text:s text:c="4"/>typeText</text:span><text:span text:style-name="T50">(</text:span><text:span text:style-name="T47">text</text:span><text:span text:style-name="T50">)</text:span></text:p>
      <text:p text:style-name="P77"><text:span text:style-name="T47"><text:s text:c="4"/>text </text:span><text:span text:style-name="T53">=</text:span><text:span text:style-name="T47"> </text:span><text:span text:style-name="T40">"Are you getting scared? That's no way for a\</text:span><text:span text:style-name="T39">nproud</text:span><text:span text:style-name="T40"> </text:span><text:span text:style-name="T39">elven</text:span><text:span text:style-name="T40"> warrior like you to go down in\</text:span><text:span text:style-name="T39">nhistory</text:span><text:span text:style-name="T40">!\n\n"</text:span></text:p>
      <text:p text:style-name="P77"><text:span text:style-name="T47"><text:s text:c="4"/>typeText</text:span><text:span text:style-name="T50">(</text:span><text:span text:style-name="T47">text</text:span><text:span text:style-name="T50">)</text:span></text:p>
      <text:p text:style-name="P77"><text:span text:style-name="T47"><text:s text:c="4"/>text </text:span><text:span text:style-name="T53">=</text:span><text:span text:style-name="T47"> </text:span><text:span text:style-name="T40">"I can imagine: </text:span><text:span text:style-name="T39">Warrick</text:span><text:span text:style-name="T40"> the Great Chicken!\n\n"</text:span></text:p>
      <text:p text:style-name="P77"><text:span text:style-name="T47"><text:s text:c="4"/>typeText</text:span><text:span text:style-name="T50">(</text:span><text:span text:style-name="T47">text</text:span><text:span text:style-name="T50">)</text:span></text:p>
      <text:p text:style-name="P77"><text:span text:style-name="T47"><text:s text:c="4"/>jumpOrDown</text:span><text:span text:style-name="T50">()</text:span></text:p>
      <text:p text:style-name="P77"><text:span text:style-name="T47"><text:s text:c="4"/></text:span></text:p>
      <text:p text:style-name="P77"><text:span text:style-name="T54">def</text:span><text:span text:style-name="T47"> </text:span><text:span text:style-name="T55">jumpOrDown</text:span><text:span text:style-name="T50">()</text:span><text:span text:style-name="T47">:</text:span></text:p>
      <text:p text:style-name="P77"><text:span text:style-name="T47"><text:s text:c="4"/></text:span><text:span text:style-name="T54">print</text:span><text:span text:style-name="T50">(</text:span><text:span text:style-name="T40">"Do you:"</text:span><text:span text:style-name="T50">)</text:span></text:p>
      <text:p text:style-name="P77"><text:span text:style-name="T47"><text:s text:c="4"/></text:span><text:span text:style-name="T54">print</text:span><text:span text:style-name="T50">(</text:span><text:span text:style-name="T40">"A) Climb back down?"</text:span><text:span text:style-name="T50">)</text:span></text:p>
      <text:p text:style-name="P77"><text:span text:style-name="T47"><text:s text:c="4"/></text:span><text:span text:style-name="T54">print</text:span><text:span text:style-name="T50">(</text:span><text:span text:style-name="T40">"B) Jump?"</text:span><text:span text:style-name="T50">)</text:span></text:p>
      <text:p text:style-name="P77"><text:span text:style-name="T47"><text:s text:c="4"/>choice </text:span><text:span text:style-name="T53">=</text:span><text:span text:style-name="T47"> input</text:span><text:span text:style-name="T50">(</text:span><text:span text:style-name="T40">"Which do you choose? \n(A/B/Q) &gt; "</text:span><text:span text:style-name="T50">)</text:span></text:p>
      <text:p text:style-name="P77"><text:span text:style-name="T47"><text:s text:c="4"/></text:span><text:span text:style-name="T54">if</text:span><text:span text:style-name="T47"> choice.lower</text:span><text:span text:style-name="T50">()</text:span><text:span text:style-name="T47"> </text:span><text:span text:style-name="T53">==</text:span><text:span text:style-name="T47"> </text:span><text:span text:style-name="T40">"a"</text:span><text:span text:style-name="T47">:</text:span></text:p>
      <text:p text:style-name="P77"><text:span text:style-name="T47"><text:s text:c="8"/>text </text:span><text:span text:style-name="T53">=</text:span><text:span text:style-name="T47"> </text:span><text:span text:style-name="T40">"\nYou fall a short way and find yourself once\</text:span><text:span text:style-name="T39">nagain</text:span><text:span text:style-name="T40"> at the tree trunk. Great. Now what?\n\n"</text:span></text:p>
      <text:p text:style-name="P77"><text:span text:style-name="T47"><text:s text:c="8"/>typeText</text:span><text:span text:style-name="T50">(</text:span><text:span text:style-name="T47">text</text:span><text:span text:style-name="T50">)</text:span></text:p>
      <text:p text:style-name="P77"><text:span text:style-name="T47"><text:s text:c="8"/>goMudOrTree</text:span><text:span text:style-name="T50">()</text:span></text:p>
      <text:p text:style-name="P77"><text:span text:style-name="T47"><text:s text:c="4"/></text:span><text:span text:style-name="T54">elif</text:span><text:span text:style-name="T47"> choice.lower</text:span><text:span text:style-name="T50">()</text:span><text:span text:style-name="T47"> </text:span><text:span text:style-name="T53">==</text:span><text:span text:style-name="T47"> </text:span><text:span text:style-name="T40">"b"</text:span><text:span text:style-name="T47">:</text:span></text:p>
      <text:p text:style-name="P77"><text:span text:style-name="T47"><text:s text:c="8"/>jumpDown</text:span><text:span text:style-name="T50">()</text:span></text:p>
      <text:p text:style-name="P77"><text:span text:style-name="T47"><text:s text:c="4"/></text:span><text:span text:style-name="T54">elif</text:span><text:span text:style-name="T47"> choice.lower</text:span><text:span text:style-name="T50">()</text:span><text:span text:style-name="T47"> </text:span><text:span text:style-name="T53">==</text:span><text:span text:style-name="T47"> </text:span><text:span text:style-name="T40">'q'</text:span><text:span text:style-name="T47">:</text:span></text:p>
      <text:p text:style-name="P77"><text:span text:style-name="T47"><text:s text:c="8"/>exit</text:span><text:span text:style-name="T50">()</text:span></text:p>
      <text:p text:style-name="P77"><text:span text:style-name="T47"><text:s text:c="4"/></text:span><text:span text:style-name="T54">else</text:span><text:span text:style-name="T47">:</text:span></text:p>
      <text:p text:style-name="P77"><text:span text:style-name="T47"><text:s text:c="8"/></text:span><text:span text:style-name="T54">return</text:span><text:span text:style-name="T47"> jumpOrDown</text:span><text:span text:style-name="T50">()</text:span><text:span text:style-name="T47"> <text:s text:c="4"/></text:span></text:p>
      <text:p text:style-name="P77"><text:span text:style-name="T47"><text:s text:c="4"/></text:span></text:p>
      <text:p text:style-name="P77"><text:span text:style-name="T54">def</text:span><text:span text:style-name="T47"> </text:span><text:span text:style-name="T55">jumpDown</text:span><text:span text:style-name="T50">()</text:span><text:span text:style-name="T47">:</text:span></text:p>
      <text:p text:style-name="P77"><text:span text:style-name="T47"><text:s text:c="4"/>track </text:span><text:span text:style-name="T53">=</text:span><text:span text:style-name="T47"> </text:span><text:span text:style-name="T40">"</text:span><text:span text:style-name="T39">Underclocked</text:span><text:span text:style-name="T40">"</text:span></text:p>
      <text:p text:style-name="P77"><text:span text:style-name="T47"><text:s text:c="4"/>playMusic</text:span><text:span text:style-name="T50">(</text:span><text:span text:style-name="T47">track</text:span><text:span text:style-name="T53">,</text:span><text:span text:style-name="T47"> </text:span><text:span text:style-name="T52">0</text:span><text:span text:style-name="T53">,</text:span><text:span text:style-name="T47"> </text:span><text:span text:style-name="T52">1</text:span><text:span text:style-name="T50">)</text:span></text:p>
      <text:p text:style-name="P77"><text:span text:style-name="T47"><text:s text:c="4"/>text </text:span><text:span text:style-name="T53">=</text:span><text:span text:style-name="T47"> </text:span><text:span text:style-name="T40">"\nYou barely make it over the stream and wince as\</text:span><text:span text:style-name="T39">nyour</text:span><text:span text:style-name="T40"> legs absorb the shock from your fall. Now,\</text:span><text:span text:style-name="T39">nwould</text:span><text:span text:style-name="T40"> you like to rest or journey on?\n\n"</text:span></text:p>
      <text:p text:style-name="P77"><text:span text:style-name="T47"><text:s text:c="4"/>typeText</text:span><text:span text:style-name="T50">(</text:span><text:span text:style-name="T47">text</text:span><text:span text:style-name="T50">)</text:span></text:p>
      <text:p text:style-name="P77"><text:span text:style-name="T47"><text:s text:c="4"/>restOrJourney</text:span><text:span text:style-name="T50">()</text:span><text:span text:style-name="T47"> </text:span></text:p>
      <text:p text:style-name="P77"><text:span text:style-name="T47"><text:s text:c="4"/></text:span></text:p>
      <text:p text:style-name="P77"><text:span text:style-name="T54">def</text:span><text:span text:style-name="T47"> </text:span><text:span text:style-name="T55">restOrJourney</text:span><text:span text:style-name="T50">()</text:span><text:span text:style-name="T47">:</text:span></text:p>
      <text:p text:style-name="P77"><text:span text:style-name="T47"><text:s text:c="4"/></text:span><text:span text:style-name="T54">print</text:span><text:span text:style-name="T50">(</text:span><text:span text:style-name="T40">"Do you:"</text:span><text:span text:style-name="T50">)</text:span></text:p>
      <text:p text:style-name="P77"><text:span text:style-name="T47"><text:s text:c="4"/></text:span><text:span text:style-name="T54">print</text:span><text:span text:style-name="T50">(</text:span><text:span text:style-name="T40">"A) Rest?"</text:span><text:span text:style-name="T50">)</text:span></text:p>
      <text:p text:style-name="P77"><text:span text:style-name="T47"><text:s text:c="4"/></text:span><text:span text:style-name="T54">print</text:span><text:span text:style-name="T50">(</text:span><text:span text:style-name="T40">"B) Journey on?"</text:span><text:span text:style-name="T50">)</text:span></text:p>
      <text:p text:style-name="P77"><text:span text:style-name="T47"><text:s text:c="4"/>choice </text:span><text:span text:style-name="T53">=</text:span><text:span text:style-name="T47"> input</text:span><text:span text:style-name="T50">(</text:span><text:span text:style-name="T40">"Which do you choose? \n(A/B/Q) &gt; "</text:span><text:span text:style-name="T50">)</text:span></text:p>
      <text:p text:style-name="P77"><text:span text:style-name="T47"><text:s text:c="4"/></text:span><text:span text:style-name="T54">if</text:span><text:span text:style-name="T47"> choice.lower</text:span><text:span text:style-name="T50">()</text:span><text:span text:style-name="T47"> </text:span><text:span text:style-name="T53">==</text:span><text:span text:style-name="T47"> </text:span><text:span text:style-name="T40">"a"</text:span><text:span text:style-name="T47">:</text:span></text:p>
      <text:p text:style-name="P77"><text:span text:style-name="T47"><text:s text:c="8"/>rest</text:span><text:span text:style-name="T50">()</text:span></text:p>
      <text:p text:style-name="P77"><text:span text:style-name="T47"><text:s text:c="4"/></text:span><text:span text:style-name="T54">elif</text:span><text:span text:style-name="T47"> choice.lower</text:span><text:span text:style-name="T50">()</text:span><text:span text:style-name="T47"> </text:span><text:span text:style-name="T53">==</text:span><text:span text:style-name="T47"> </text:span><text:span text:style-name="T40">"b"</text:span><text:span text:style-name="T47">:</text:span></text:p>
      <text:p text:style-name="P77"><text:span text:style-name="T47"><text:s text:c="8"/>journeyOn</text:span><text:span text:style-name="T50">()</text:span></text:p>
      <text:p text:style-name="P77"><text:span text:style-name="T47"><text:s text:c="4"/></text:span><text:span text:style-name="T54">elif</text:span><text:span text:style-name="T47"> choice.lower</text:span><text:span text:style-name="T50">()</text:span><text:span text:style-name="T47"> </text:span><text:span text:style-name="T53">==</text:span><text:span text:style-name="T47"> </text:span><text:span text:style-name="T40">'q'</text:span><text:span text:style-name="T47">:</text:span></text:p>
      <text:p text:style-name="P77"><text:span text:style-name="T47"><text:s text:c="8"/>exit</text:span><text:span text:style-name="T50">()</text:span></text:p>
      <text:p text:style-name="P77"><text:span text:style-name="T47"><text:s text:c="4"/></text:span><text:span text:style-name="T54">else</text:span><text:span text:style-name="T47">:</text:span></text:p>
      <text:p text:style-name="P77"><text:span text:style-name="T47"><text:s text:c="8"/></text:span><text:span text:style-name="T54">return</text:span><text:span text:style-name="T47"> restOrJourney</text:span><text:span text:style-name="T50">()</text:span></text:p>
      <text:p text:style-name="P77"><text:span text:style-name="T47"><text:s text:c="4"/></text:span></text:p>
      <text:p text:style-name="P77"><text:span text:style-name="T54">def</text:span><text:span text:style-name="T47"> </text:span><text:span text:style-name="T55">rest</text:span><text:span text:style-name="T50">()</text:span><text:span text:style-name="T47">:</text:span></text:p>
      <text:p text:style-name="P77"><text:span text:style-name="T47"><text:s text:c="4"/>text </text:span><text:span text:style-name="T53">=</text:span><text:span text:style-name="T47"> </text:span><text:span text:style-name="T40">"\nYou are too tired to go on, and quickly fall\</text:span><text:span text:style-name="T39">nasleep</text:span><text:span text:style-name="T40"> to the lull of the crickets and </text:span><text:span text:style-name="T39">bullfrogs</text:span><text:span text:style-name="T40">.\n\n"</text:span></text:p>
      <text:p text:style-name="P77"><text:span text:style-name="T47"><text:s text:c="4"/>typeText</text:span><text:span text:style-name="T50">(</text:span><text:span text:style-name="T47">text</text:span><text:span text:style-name="T50">)</text:span></text:p>
      <text:p text:style-name="P77"><text:span text:style-name="T47"><text:s text:c="4"/>text </text:span><text:span text:style-name="T53">=</text:span><text:span text:style-name="T47"> </text:span><text:span text:style-name="T40">"However, the next morning, </text:span><text:span text:style-name="T39">snickers</text:span><text:span text:style-name="T40"> and giggles\</text:span><text:span text:style-name="T39">nare</text:span><text:span text:style-name="T40"> heard as small thieves have stolen all of\</text:span><text:span text:style-name="T39">nyour</text:span><text:span text:style-name="T40"> goods and clothes.\n\n"</text:span></text:p>
      <text:p text:style-name="P77"><text:soft-page-break/><text:span text:style-name="T47"><text:s text:c="4"/>typeText</text:span><text:span text:style-name="T50">(</text:span><text:span text:style-name="T47">text</text:span><text:span text:style-name="T50">)</text:span></text:p>
      <text:p text:style-name="P77"><text:span text:style-name="T47"><text:s text:c="4"/>text </text:span><text:span text:style-name="T53">=</text:span><text:span text:style-name="T47"> </text:span><text:span text:style-name="T40">"As you lie in the mud, you realize it is over\</text:span><text:span text:style-name="T39">nfor</text:span><text:span text:style-name="T40"> you, and you die days later of starvation.\n"</text:span></text:p>
      <text:p text:style-name="P77"><text:span text:style-name="T47"><text:s text:c="4"/>typeText</text:span><text:span text:style-name="T50">(</text:span><text:span text:style-name="T47">text</text:span><text:span text:style-name="T50">)</text:span></text:p>
      <text:p text:style-name="P77"><text:span text:style-name="T47"><text:s text:c="4"/>restartStory</text:span><text:span text:style-name="T50">()</text:span></text:p>
      <text:p text:style-name="P77"><text:span text:style-name="T47"><text:s text:c="4"/></text:span></text:p>
      <text:p text:style-name="P77"><text:span text:style-name="T54">def</text:span><text:span text:style-name="T47"> </text:span><text:span text:style-name="T55">journeyOn</text:span><text:span text:style-name="T50">()</text:span><text:span text:style-name="T47">:</text:span></text:p>
      <text:p text:style-name="P77"><text:span text:style-name="T47"><text:s text:c="4"/>track </text:span><text:span text:style-name="T53">=</text:span><text:span text:style-name="T47"> </text:span><text:span text:style-name="T40">"Mountain Trials"</text:span></text:p>
      <text:p text:style-name="P77"><text:span text:style-name="T47"><text:s text:c="4"/>playMusic</text:span><text:span text:style-name="T50">(</text:span><text:span text:style-name="T47">track</text:span><text:span text:style-name="T53">,</text:span><text:span text:style-name="T47"> </text:span><text:span text:style-name="T52">0</text:span><text:span text:style-name="T53">,</text:span><text:span text:style-name="T47"> </text:span><text:span text:style-name="T52">1</text:span><text:span text:style-name="T50">)</text:span></text:p>
      <text:p text:style-name="P77"><text:span text:style-name="T47"><text:s text:c="4"/>text </text:span><text:span text:style-name="T53">=</text:span><text:span text:style-name="T47"> </text:span><text:span text:style-name="T40">"\nYou go on, strong as ever, and walk down a\</text:span><text:span text:style-name="T39">nstraight</text:span><text:span text:style-name="T40"> path until you reach a small, green\</text:span><text:span text:style-name="T39">nman</text:span><text:span text:style-name="T40"> wearing a red cloak.\n\n"</text:span></text:p>
      <text:p text:style-name="P77"><text:span text:style-name="T47"><text:s text:c="4"/>typeText</text:span><text:span text:style-name="T50">(</text:span><text:span text:style-name="T47">text</text:span><text:span text:style-name="T50">)</text:span></text:p>
      <text:p text:style-name="P77"><text:span text:style-name="T47"><text:s text:c="4"/>text </text:span><text:span text:style-name="T53">=</text:span><text:span text:style-name="T47"> </text:span><text:span text:style-name="T40">"He looks somewhat threatening, though he remains\</text:span><text:span text:style-name="T39">nstill</text:span><text:span text:style-name="T40">.\n\n"</text:span></text:p>
      <text:p text:style-name="P77"><text:span text:style-name="T47"><text:s text:c="4"/>typeText</text:span><text:span text:style-name="T50">(</text:span><text:span text:style-name="T47">text</text:span><text:span text:style-name="T50">)</text:span></text:p>
      <text:p text:style-name="P77"><text:span text:style-name="T47"><text:s text:c="4"/>killOrSpeak</text:span><text:span text:style-name="T50">()</text:span></text:p>
      <text:p text:style-name="P77"><text:span text:style-name="T47"><text:s text:c="4"/></text:span></text:p>
      <text:p text:style-name="P77"><text:span text:style-name="T54">def</text:span><text:span text:style-name="T47"> </text:span><text:span text:style-name="T55">killOrSpeak</text:span><text:span text:style-name="T50">()</text:span><text:span text:style-name="T47">:</text:span></text:p>
      <text:p text:style-name="P77"><text:span text:style-name="T47"><text:s text:c="4"/></text:span><text:span text:style-name="T54">print</text:span><text:span text:style-name="T50">(</text:span><text:span text:style-name="T40">"Do you:"</text:span><text:span text:style-name="T50">)</text:span></text:p>
      <text:p text:style-name="P77"><text:span text:style-name="T47"><text:s text:c="4"/></text:span><text:span text:style-name="T54">print</text:span><text:span text:style-name="T50">(</text:span><text:span text:style-name="T40">"A) Try to kill him?"</text:span><text:span text:style-name="T50">)</text:span></text:p>
      <text:p text:style-name="P77"><text:span text:style-name="T47"><text:s text:c="4"/></text:span><text:span text:style-name="T54">print</text:span><text:span text:style-name="T50">(</text:span><text:span text:style-name="T40">"B) Try to speak to him?"</text:span><text:span text:style-name="T50">)</text:span></text:p>
      <text:p text:style-name="P77"><text:span text:style-name="T47"><text:s text:c="4"/>choice </text:span><text:span text:style-name="T53">=</text:span><text:span text:style-name="T47"> input</text:span><text:span text:style-name="T50">(</text:span><text:span text:style-name="T40">"Which do you choose? \n(A/B/Q) &gt; "</text:span><text:span text:style-name="T50">)</text:span></text:p>
      <text:p text:style-name="P77"><text:span text:style-name="T47"><text:s text:c="4"/></text:span><text:span text:style-name="T54">if</text:span><text:span text:style-name="T47"> choice.lower</text:span><text:span text:style-name="T50">()</text:span><text:span text:style-name="T47"> </text:span><text:span text:style-name="T53">==</text:span><text:span text:style-name="T47"> </text:span><text:span text:style-name="T40">"a"</text:span><text:span text:style-name="T47">:</text:span></text:p>
      <text:p text:style-name="P77"><text:span text:style-name="T47"><text:s text:c="8"/>kill</text:span><text:span text:style-name="T50">()</text:span></text:p>
      <text:p text:style-name="P77"><text:span text:style-name="T47"><text:s text:c="4"/></text:span><text:span text:style-name="T54">elif</text:span><text:span text:style-name="T47"> choice.lower</text:span><text:span text:style-name="T50">()</text:span><text:span text:style-name="T47"> </text:span><text:span text:style-name="T53">==</text:span><text:span text:style-name="T47"> </text:span><text:span text:style-name="T40">"b"</text:span><text:span text:style-name="T47">:</text:span></text:p>
      <text:p text:style-name="P77"><text:span text:style-name="T47"><text:s text:c="8"/>speak</text:span><text:span text:style-name="T50">()</text:span></text:p>
      <text:p text:style-name="P77"><text:span text:style-name="T47"><text:s text:c="4"/></text:span><text:span text:style-name="T54">elif</text:span><text:span text:style-name="T47"> choice.lower</text:span><text:span text:style-name="T50">()</text:span><text:span text:style-name="T47"> </text:span><text:span text:style-name="T53">==</text:span><text:span text:style-name="T47"> </text:span><text:span text:style-name="T40">'q'</text:span><text:span text:style-name="T47">:</text:span></text:p>
      <text:p text:style-name="P77"><text:span text:style-name="T47"><text:s text:c="8"/>exit</text:span><text:span text:style-name="T50">()</text:span></text:p>
      <text:p text:style-name="P77"><text:span text:style-name="T47"><text:s text:c="4"/></text:span><text:span text:style-name="T54">else</text:span><text:span text:style-name="T47">:</text:span></text:p>
      <text:p text:style-name="P77"><text:span text:style-name="T47"><text:s text:c="8"/></text:span><text:span text:style-name="T54">return</text:span><text:span text:style-name="T47"> killOrSpeak</text:span><text:span text:style-name="T50">()</text:span></text:p>
      <text:p text:style-name="P77"><text:span text:style-name="T47"><text:s text:c="4"/></text:span></text:p>
      <text:p text:style-name="P77"><text:span text:style-name="T54">def</text:span><text:span text:style-name="T47"> </text:span><text:span text:style-name="T55">kill</text:span><text:span text:style-name="T50">()</text:span><text:span text:style-name="T47">:</text:span></text:p>
      <text:p text:style-name="P77"><text:span text:style-name="T47"><text:s text:c="4"/>text </text:span><text:span text:style-name="T53">=</text:span><text:span text:style-name="T47"> </text:span><text:span text:style-name="T40">"\nYou </text:span><text:span text:style-name="T39">lunge</text:span><text:span text:style-name="T40"> at him with your dagger drawn,\</text:span><text:span text:style-name="T39">nbut</text:span><text:span text:style-name="T40"> are quickly killed as he spins and rakes\</text:span><text:span text:style-name="T39">nyour</text:span><text:span text:style-name="T40"> eyes out.\n"</text:span></text:p>
      <text:p text:style-name="P77"><text:span text:style-name="T47"><text:s text:c="4"/>typeText</text:span><text:span text:style-name="T50">(</text:span><text:span text:style-name="T47">text</text:span><text:span text:style-name="T50">)</text:span></text:p>
      <text:p text:style-name="P77"><text:span text:style-name="T47"><text:s text:c="4"/>restartStory</text:span><text:span text:style-name="T50">()</text:span><text:span text:style-name="T47"> <text:s/></text:span></text:p>
      <text:p text:style-name="P77"><text:span text:style-name="T47"><text:s text:c="4"/></text:span></text:p>
      <text:p text:style-name="P77"><text:span text:style-name="T54">def</text:span><text:span text:style-name="T47"> </text:span><text:span text:style-name="T55">speak</text:span><text:span text:style-name="T50">()</text:span><text:span text:style-name="T47">:</text:span></text:p>
      <text:p text:style-name="P77"><text:span text:style-name="T47"><text:s text:c="4"/>text </text:span><text:span text:style-name="T53">=</text:span><text:span text:style-name="T47"> </text:span><text:span text:style-name="T40">"\nHe speak your language, but only mutters\</text:span><text:span text:style-name="T39">nthe</text:span><text:span text:style-name="T40"> words, 'Friend...foe...'\n"</text:span></text:p>
      <text:p text:style-name="P77"><text:span text:style-name="T47"><text:s text:c="4"/>typeText</text:span><text:span text:style-name="T50">(</text:span><text:span text:style-name="T47">text</text:span><text:span text:style-name="T50">)</text:span></text:p>
      <text:p text:style-name="P77"><text:span text:style-name="T47"><text:s text:c="4"/>friendOrFoe</text:span><text:span text:style-name="T50">()</text:span></text:p>
      <text:p text:style-name="P77"><text:span text:style-name="T47"><text:s text:c="4"/></text:span></text:p>
      <text:p text:style-name="P77"><text:span text:style-name="T54">def</text:span><text:span text:style-name="T47"> </text:span><text:span text:style-name="T55">friendOrFoe</text:span><text:span text:style-name="T50">()</text:span><text:span text:style-name="T47">:</text:span></text:p>
      <text:p text:style-name="P77"><text:span text:style-name="T47"><text:s text:c="4"/></text:span><text:span text:style-name="T54">print</text:span><text:span text:style-name="T50">(</text:span><text:span text:style-name="T40">"A) Friend?"</text:span><text:span text:style-name="T50">)</text:span></text:p>
      <text:p text:style-name="P77"><text:span text:style-name="T47"><text:s text:c="4"/></text:span><text:span text:style-name="T54">print</text:span><text:span text:style-name="T50">(</text:span><text:span text:style-name="T40">"B) Foe!"</text:span><text:span text:style-name="T50">)</text:span></text:p>
      <text:p text:style-name="P77"><text:span text:style-name="T47"><text:s text:c="4"/>choice </text:span><text:span text:style-name="T53">=</text:span><text:span text:style-name="T47"> input</text:span><text:span text:style-name="T50">(</text:span><text:span text:style-name="T40">"Which do you choose? \n(A/B/Q) &gt; "</text:span><text:span text:style-name="T50">)</text:span></text:p>
      <text:p text:style-name="P77"><text:span text:style-name="T47"><text:s text:c="4"/></text:span><text:span text:style-name="T54">if</text:span><text:span text:style-name="T47"> choice.lower</text:span><text:span text:style-name="T50">()</text:span><text:span text:style-name="T47"> </text:span><text:span text:style-name="T53">==</text:span><text:span text:style-name="T47"> </text:span><text:span text:style-name="T40">"a"</text:span><text:span text:style-name="T47">:</text:span></text:p>
      <text:p text:style-name="P77"><text:span text:style-name="T47"><text:s text:c="8"/>chooseFriend</text:span><text:span text:style-name="T50">()</text:span></text:p>
      <text:p text:style-name="P77"><text:span text:style-name="T47"><text:s text:c="4"/></text:span><text:span text:style-name="T54">elif</text:span><text:span text:style-name="T47"> choice.lower</text:span><text:span text:style-name="T50">()</text:span><text:span text:style-name="T47"> </text:span><text:span text:style-name="T53">==</text:span><text:span text:style-name="T47"> </text:span><text:span text:style-name="T40">"b"</text:span><text:span text:style-name="T47">:</text:span></text:p>
      <text:p text:style-name="P77"><text:span text:style-name="T47"><text:s text:c="8"/>text </text:span><text:span text:style-name="T53">=</text:span><text:span text:style-name="T47"> </text:span><text:span text:style-name="T40">"You shout, 'Foe!' before moving forward to attack.\n\n"</text:span></text:p>
      <text:p text:style-name="P77"><text:span text:style-name="T47"><text:s text:c="8"/>typeText</text:span><text:span text:style-name="T50">(</text:span><text:span text:style-name="T47">text</text:span><text:span text:style-name="T50">)</text:span></text:p>
      <text:p text:style-name="P77"><text:span text:style-name="T47"><text:s text:c="8"/>kill</text:span><text:span text:style-name="T50">()</text:span></text:p>
      <text:p text:style-name="P77"><text:span text:style-name="T47"><text:s text:c="4"/></text:span><text:span text:style-name="T54">elif</text:span><text:span text:style-name="T47"> choice.lower</text:span><text:span text:style-name="T50">()</text:span><text:span text:style-name="T47"> </text:span><text:span text:style-name="T53">==</text:span><text:span text:style-name="T47"> </text:span><text:span text:style-name="T40">'q'</text:span><text:span text:style-name="T47">:</text:span></text:p>
      <text:p text:style-name="P77"><text:span text:style-name="T47"><text:s text:c="8"/>exit</text:span><text:span text:style-name="T50">()</text:span></text:p>
      <text:p text:style-name="P77"><text:span text:style-name="T47"><text:s text:c="4"/></text:span><text:span text:style-name="T54">else</text:span><text:span text:style-name="T47">:</text:span></text:p>
      <text:p text:style-name="P77"><text:span text:style-name="T47"><text:s text:c="8"/></text:span><text:span text:style-name="T54">return</text:span><text:span text:style-name="T47"> friendOrFoe</text:span><text:span text:style-name="T50">()</text:span></text:p>
      <text:p text:style-name="P77"><text:span text:style-name="T47"><text:s text:c="4"/></text:span></text:p>
      <text:p text:style-name="P77"><text:span text:style-name="T54">def</text:span><text:span text:style-name="T47"> </text:span><text:span text:style-name="T55">chooseFriend</text:span><text:span text:style-name="T50">()</text:span><text:span text:style-name="T47">: <text:s/></text:span></text:p>
      <text:p text:style-name="P77"><text:span text:style-name="T47"><text:s text:c="4"/>text </text:span><text:span text:style-name="T53">=</text:span><text:span text:style-name="T47"> </text:span><text:span text:style-name="T40">"\nYou reply, 'Friend.'\n\n"</text:span></text:p>
      <text:p text:style-name="P77"><text:soft-page-break/><text:span text:style-name="T47"><text:s text:c="4"/>typeText</text:span><text:span text:style-name="T50">(</text:span><text:span text:style-name="T47">text</text:span><text:span text:style-name="T50">)</text:span></text:p>
      <text:p text:style-name="P77"><text:span text:style-name="T47"><text:s text:c="4"/>text </text:span><text:span text:style-name="T53">=</text:span><text:span text:style-name="T47"> </text:span><text:span text:style-name="T40">"The two of you strike up a conversation,\</text:span><text:span text:style-name="T39">nquickly</text:span><text:span text:style-name="T40"> becoming friends, but soon the sun sets, leaving\</text:span><text:span text:style-name="T39">nyou</text:span><text:span text:style-name="T40"> with another choice.\n\n"</text:span></text:p>
      <text:p text:style-name="P77"><text:span text:style-name="T47"><text:s text:c="4"/>typeText</text:span><text:span text:style-name="T50">(</text:span><text:span text:style-name="T47">text</text:span><text:span text:style-name="T50">)</text:span></text:p>
      <text:p text:style-name="P77"><text:span text:style-name="T47"><text:s text:c="4"/>talkOrStay</text:span><text:span text:style-name="T50">()</text:span></text:p>
      <text:p text:style-name="P77"><text:span text:style-name="T47"><text:s text:c="4"/></text:span></text:p>
      <text:p text:style-name="P77"><text:span text:style-name="T54">def</text:span><text:span text:style-name="T47"> </text:span><text:span text:style-name="T55">talkOrStay</text:span><text:span text:style-name="T50">()</text:span><text:span text:style-name="T47">:</text:span></text:p>
      <text:p text:style-name="P77"><text:span text:style-name="T47"><text:s text:c="4"/></text:span><text:span text:style-name="T54">print</text:span><text:span text:style-name="T50">(</text:span><text:span text:style-name="T40">"Do you:"</text:span><text:span text:style-name="T50">)</text:span></text:p>
      <text:p text:style-name="P77"><text:span text:style-name="T47"><text:s text:c="4"/></text:span><text:span text:style-name="T54">print</text:span><text:span text:style-name="T50">(</text:span><text:span text:style-name="T40">"A) Tell him to talk to you later?"</text:span><text:span text:style-name="T50">)</text:span></text:p>
      <text:p text:style-name="P77"><text:span text:style-name="T47"><text:s text:c="4"/></text:span><text:span text:style-name="T54">print</text:span><text:span text:style-name="T50">(</text:span><text:span text:style-name="T40">"B) Stay with him?"</text:span><text:span text:style-name="T50">)</text:span></text:p>
      <text:p text:style-name="P77"><text:span text:style-name="T47"><text:s text:c="4"/>choice </text:span><text:span text:style-name="T53">=</text:span><text:span text:style-name="T47"> input</text:span><text:span text:style-name="T50">(</text:span><text:span text:style-name="T40">"Which do you choose? \n(A/B/Q) &gt; "</text:span><text:span text:style-name="T50">)</text:span></text:p>
      <text:p text:style-name="P77"><text:span text:style-name="T47"><text:s text:c="4"/></text:span><text:span text:style-name="T54">if</text:span><text:span text:style-name="T47"> choice.lower</text:span><text:span text:style-name="T50">()</text:span><text:span text:style-name="T47"> </text:span><text:span text:style-name="T53">==</text:span><text:span text:style-name="T47"> </text:span><text:span text:style-name="T40">"a"</text:span><text:span text:style-name="T47">:</text:span></text:p>
      <text:p text:style-name="P77"><text:span text:style-name="T47"><text:s text:c="8"/>talk</text:span><text:span text:style-name="T50">()</text:span></text:p>
      <text:p text:style-name="P77"><text:span text:style-name="T47"><text:s text:c="4"/></text:span><text:span text:style-name="T54">elif</text:span><text:span text:style-name="T47"> choice.lower</text:span><text:span text:style-name="T50">()</text:span><text:span text:style-name="T47"> </text:span><text:span text:style-name="T53">==</text:span><text:span text:style-name="T47"> </text:span><text:span text:style-name="T40">"b"</text:span><text:span text:style-name="T47">:</text:span></text:p>
      <text:p text:style-name="P77"><text:span text:style-name="T47"><text:s text:c="8"/>stay</text:span><text:span text:style-name="T50">()</text:span></text:p>
      <text:p text:style-name="P77"><text:span text:style-name="T47"><text:s text:c="4"/></text:span><text:span text:style-name="T54">elif</text:span><text:span text:style-name="T47"> choice.lower</text:span><text:span text:style-name="T50">()</text:span><text:span text:style-name="T47"> </text:span><text:span text:style-name="T53">==</text:span><text:span text:style-name="T47"> </text:span><text:span text:style-name="T40">'q'</text:span><text:span text:style-name="T47">:</text:span></text:p>
      <text:p text:style-name="P77"><text:span text:style-name="T47"><text:s text:c="8"/>exit</text:span><text:span text:style-name="T50">()</text:span></text:p>
      <text:p text:style-name="P77"><text:span text:style-name="T47"><text:s text:c="4"/></text:span><text:span text:style-name="T54">else</text:span><text:span text:style-name="T47">:</text:span></text:p>
      <text:p text:style-name="P77"><text:span text:style-name="T47"><text:s text:c="8"/></text:span><text:span text:style-name="T54">return</text:span><text:span text:style-name="T47"> talkOrStay</text:span><text:span text:style-name="T50">()</text:span></text:p>
      <text:p text:style-name="P89"/>
      <text:p text:style-name="P77"><text:span text:style-name="T54">def</text:span><text:span text:style-name="T47"> </text:span><text:span text:style-name="T55">talk</text:span><text:span text:style-name="T50">()</text:span><text:span text:style-name="T47">:</text:span></text:p>
      <text:p text:style-name="P77"><text:span text:style-name="T47"><text:s text:c="4"/>text </text:span><text:span text:style-name="T53">=</text:span><text:span text:style-name="T47"> </text:span><text:span text:style-name="T40">"\nYou say, 'I'm terribly sorry, but I must go.\nHopefully I will speak to you again soon!'\n\n"</text:span></text:p>
      <text:p text:style-name="P77"><text:span text:style-name="T47"><text:s text:c="4"/>typeText</text:span><text:span text:style-name="T50">(</text:span><text:span text:style-name="T47">text</text:span><text:span text:style-name="T50">)</text:span></text:p>
      <text:p text:style-name="P77"><text:span text:style-name="T47"><text:s text:c="4"/>text </text:span><text:span text:style-name="T53">=</text:span><text:span text:style-name="T47"> </text:span><text:span text:style-name="T40">"He replies, 'Yes...dear traveler...\</text:span><text:span text:style-name="T39">ncome</text:span><text:span text:style-name="T40"> back...soon.'\n\n"</text:span></text:p>
      <text:p text:style-name="P77"><text:span text:style-name="T47"><text:s text:c="4"/>typeText</text:span><text:span text:style-name="T50">(</text:span><text:span text:style-name="T47">text</text:span><text:span text:style-name="T50">)</text:span></text:p>
      <text:p text:style-name="P77"><text:span text:style-name="T47"><text:s text:c="4"/>text </text:span><text:span text:style-name="T53">=</text:span><text:span text:style-name="T47"> </text:span><text:span text:style-name="T40">"As you leave, you come to a three-way path.\n\n"</text:span></text:p>
      <text:p text:style-name="P77"><text:span text:style-name="T47"><text:s text:c="4"/>typeText</text:span><text:span text:style-name="T50">(</text:span><text:span text:style-name="T47">text</text:span><text:span text:style-name="T50">)</text:span></text:p>
      <text:p text:style-name="P77"><text:span text:style-name="T47"><text:s text:c="4"/>goRightCenterLeft</text:span><text:span text:style-name="T50">()</text:span></text:p>
      <text:p text:style-name="P77"><text:span text:style-name="T47"><text:s text:c="4"/></text:span></text:p>
      <text:p text:style-name="P77"><text:span text:style-name="T54">def</text:span><text:span text:style-name="T47"> </text:span><text:span text:style-name="T55">stay</text:span><text:span text:style-name="T50">()</text:span><text:span text:style-name="T47">:</text:span></text:p>
      <text:p text:style-name="P77"><text:span text:style-name="T47"><text:s text:c="4"/>text </text:span><text:span text:style-name="T53">=</text:span><text:span text:style-name="T47"> </text:span><text:span text:style-name="T40">"\nYou say, 'Pardon my intrusion, but may I stay\</text:span><text:span text:style-name="T39">nwith</text:span><text:span text:style-name="T40"> you for the night? I hope it isn't too\</text:span><text:span text:style-name="T39">nmuch</text:span><text:span text:style-name="T40"> trouble, for I am very weary!'\n\n"</text:span></text:p>
      <text:p text:style-name="P77"><text:span text:style-name="T47"><text:s text:c="4"/>typeText</text:span><text:span text:style-name="T50">(</text:span><text:span text:style-name="T47">text</text:span><text:span text:style-name="T50">)</text:span></text:p>
      <text:p text:style-name="P77"><text:span text:style-name="T47"><text:s text:c="4"/>text </text:span><text:span text:style-name="T53">=</text:span><text:span text:style-name="T47"> </text:span><text:span text:style-name="T40">"He answers, 'Oh...sure! Stay...as long as you\</text:span><text:span text:style-name="T39">nlike</text:span><text:span text:style-name="T40">...You...are my good friend!'\n\n"</text:span></text:p>
      <text:p text:style-name="P77"><text:span text:style-name="T47"><text:s text:c="4"/>typeText</text:span><text:span text:style-name="T50">(</text:span><text:span text:style-name="T47">text</text:span><text:span text:style-name="T50">)</text:span></text:p>
      <text:p text:style-name="P77"><text:span text:style-name="T47"><text:s text:c="4"/>text </text:span><text:span text:style-name="T53">=</text:span><text:span text:style-name="T47"> </text:span><text:span text:style-name="T40">"You go to his house and find his children, all\n35 of them! You sleep very little, as the kids\</text:span><text:span text:style-name="T39">nare</text:span><text:span text:style-name="T40"> talking to you all night. However, in the\</text:span><text:span text:style-name="T39">nmorning</text:span><text:span text:style-name="T40">, you quickly steal away while the people\</text:span><text:span text:style-name="T39">nare</text:span><text:span text:style-name="T40"> sleeping and return to your adventures.\n\n"</text:span></text:p>
      <text:p text:style-name="P77"><text:span text:style-name="T47"><text:s text:c="4"/>typeText</text:span><text:span text:style-name="T50">(</text:span><text:span text:style-name="T47">text</text:span><text:span text:style-name="T50">)</text:span></text:p>
      <text:p text:style-name="P77"><text:span text:style-name="T47"><text:s text:c="4"/>text </text:span><text:span text:style-name="T53">=</text:span><text:span text:style-name="T47"> </text:span><text:span text:style-name="T40">"You come to a three-way path.\n\n"</text:span></text:p>
      <text:p text:style-name="P77"><text:span text:style-name="T47"><text:s text:c="4"/>typeText</text:span><text:span text:style-name="T50">(</text:span><text:span text:style-name="T47">text</text:span><text:span text:style-name="T50">)</text:span></text:p>
      <text:p text:style-name="P77"><text:span text:style-name="T47"><text:s text:c="4"/>goRightCenterLeft</text:span><text:span text:style-name="T50">()</text:span></text:p>
      <text:p text:style-name="P77"><text:span text:style-name="T47"><text:s text:c="4"/></text:span></text:p>
      <text:p text:style-name="P77"><text:span text:style-name="T54">def</text:span><text:span text:style-name="T47"> </text:span><text:span text:style-name="T55">goRightCenterLeft</text:span><text:span text:style-name="T50">()</text:span><text:span text:style-name="T47">:</text:span></text:p>
      <text:p text:style-name="P77"><text:span text:style-name="T47"><text:s text:c="4"/></text:span><text:span text:style-name="T54">print</text:span><text:span text:style-name="T50">(</text:span><text:span text:style-name="T40">"Which way do you take?"</text:span><text:span text:style-name="T50">)</text:span></text:p>
      <text:p text:style-name="P77"><text:span text:style-name="T47"><text:s text:c="4"/></text:span><text:span text:style-name="T54">print</text:span><text:span text:style-name="T50">(</text:span><text:span text:style-name="T40">"A) Right path"</text:span><text:span text:style-name="T50">)</text:span></text:p>
      <text:p text:style-name="P77"><text:span text:style-name="T47"><text:s text:c="4"/></text:span><text:span text:style-name="T54">print</text:span><text:span text:style-name="T50">(</text:span><text:span text:style-name="T40">"B) Center path"</text:span><text:span text:style-name="T50">)</text:span></text:p>
      <text:p text:style-name="P77"><text:span text:style-name="T47"><text:s text:c="4"/></text:span><text:span text:style-name="T54">print</text:span><text:span text:style-name="T50">(</text:span><text:span text:style-name="T40">"C) Left path"</text:span><text:span text:style-name="T50">)</text:span></text:p>
      <text:p text:style-name="P77"><text:span text:style-name="T47"><text:s text:c="4"/>choice </text:span><text:span text:style-name="T53">=</text:span><text:span text:style-name="T47"> input</text:span><text:span text:style-name="T50">(</text:span><text:span text:style-name="T40">"Which do you choose? \n(A/B/C/Q) &gt; "</text:span><text:span text:style-name="T50">)</text:span></text:p>
      <text:p text:style-name="P77"><text:span text:style-name="T47"><text:s text:c="4"/></text:span><text:span text:style-name="T54">if</text:span><text:span text:style-name="T47"> choice.lower</text:span><text:span text:style-name="T50">()</text:span><text:span text:style-name="T47"> </text:span><text:span text:style-name="T53">==</text:span><text:span text:style-name="T47"> </text:span><text:span text:style-name="T40">"a"</text:span><text:span text:style-name="T47">:</text:span></text:p>
      <text:p text:style-name="P77"><text:span text:style-name="T47"><text:s text:c="8"/>goRightOrCenterPath</text:span><text:span text:style-name="T50">()</text:span></text:p>
      <text:p text:style-name="P77"><text:span text:style-name="T47"><text:s text:c="4"/></text:span><text:span text:style-name="T54">elif</text:span><text:span text:style-name="T47"> choice.lower</text:span><text:span text:style-name="T50">()</text:span><text:span text:style-name="T47"> </text:span><text:span text:style-name="T53">==</text:span><text:span text:style-name="T47"> </text:span><text:span text:style-name="T40">"b"</text:span><text:span text:style-name="T47">:</text:span></text:p>
      <text:p text:style-name="P77"><text:span text:style-name="T47"><text:s text:c="8"/>goRightOrCenterPath</text:span><text:span text:style-name="T50">()</text:span></text:p>
      <text:p text:style-name="P77"><text:span text:style-name="T47"><text:s text:c="4"/></text:span><text:span text:style-name="T54">elif</text:span><text:span text:style-name="T47"> choice.lower</text:span><text:span text:style-name="T50">()</text:span><text:span text:style-name="T47"> </text:span><text:span text:style-name="T53">==</text:span><text:span text:style-name="T47"> </text:span><text:span text:style-name="T40">"c"</text:span><text:span text:style-name="T47">:</text:span></text:p>
      <text:p text:style-name="P77"><text:span text:style-name="T47"><text:s text:c="8"/>goLeftPath</text:span><text:span text:style-name="T50">()</text:span></text:p>
      <text:p text:style-name="P77"><text:span text:style-name="T47"><text:s text:c="4"/></text:span><text:span text:style-name="T54">elif</text:span><text:span text:style-name="T47"> choice.lower</text:span><text:span text:style-name="T50">()</text:span><text:span text:style-name="T47"> </text:span><text:span text:style-name="T53">==</text:span><text:span text:style-name="T47"> </text:span><text:span text:style-name="T40">'q'</text:span><text:span text:style-name="T47">:</text:span></text:p>
      <text:p text:style-name="P77"><text:soft-page-break/><text:span text:style-name="T47"><text:s text:c="8"/>exit</text:span><text:span text:style-name="T50">()</text:span></text:p>
      <text:p text:style-name="P77"><text:span text:style-name="T47"><text:s text:c="4"/></text:span><text:span text:style-name="T54">else</text:span><text:span text:style-name="T47">:</text:span></text:p>
      <text:p text:style-name="P77"><text:span text:style-name="T47"><text:s text:c="8"/></text:span><text:span text:style-name="T54">return</text:span><text:span text:style-name="T47"> goRightCenterLeft</text:span><text:span text:style-name="T50">()</text:span><text:span text:style-name="T47"> <text:s text:c="3"/></text:span></text:p>
      <text:p text:style-name="P77"><text:span text:style-name="T47"><text:s text:c="4"/></text:span></text:p>
      <text:p text:style-name="P77"><text:span text:style-name="T54">def</text:span><text:span text:style-name="T47"> </text:span><text:span text:style-name="T55">goRightOrCenterPath</text:span><text:span text:style-name="T50">()</text:span><text:span text:style-name="T47">:</text:span></text:p>
      <text:p text:style-name="P77"><text:span text:style-name="T47"><text:s text:c="4"/>text </text:span><text:span text:style-name="T53">=</text:span><text:span text:style-name="T47"> </text:span><text:span text:style-name="T40">"\nYou get lost, but are found by the swamp creature's\</text:span><text:span text:style-name="T39">nfamily</text:span><text:span text:style-name="T40">. They quickly save you from your predicament\</text:span><text:span text:style-name="T39">nand</text:span><text:span text:style-name="T40"> lead lead you safely to the edge of the swamp.\n\n"</text:span></text:p>
      <text:p text:style-name="P77"><text:span text:style-name="T47"><text:s text:c="4"/>typeText</text:span><text:span text:style-name="T50">(</text:span><text:span text:style-name="T47">text</text:span><text:span text:style-name="T50">)</text:span></text:p>
      <text:p text:style-name="P77"><text:span text:style-name="T47"><text:s text:c="4"/>text </text:span><text:span text:style-name="T53">=</text:span><text:span text:style-name="T47"> </text:span><text:span text:style-name="T40">"Suddenly though, a sacred being comes down\</text:span><text:span text:style-name="T39">nfrom</text:span><text:span text:style-name="T40"> above and rewards you with the following\</text:span><text:span text:style-name="T39">nwords</text:span><text:span text:style-name="T40">:\n\n"</text:span></text:p>
      <text:p text:style-name="P77"><text:span text:style-name="T47"><text:s text:c="4"/>typeText</text:span><text:span text:style-name="T50">(</text:span><text:span text:style-name="T47">text</text:span><text:span text:style-name="T50">)</text:span></text:p>
      <text:p text:style-name="P77"><text:span text:style-name="T47"><text:s text:c="4"/>text </text:span><text:span text:style-name="T53">=</text:span><text:span text:style-name="T47"> </text:span><text:span text:style-name="T40">"'Let the altitude keep climbing higher...'\n"</text:span></text:p>
      <text:p text:style-name="P77"><text:span text:style-name="T47"><text:s text:c="4"/>typeText</text:span><text:span text:style-name="T50">(</text:span><text:span text:style-name="T47">text</text:span><text:span text:style-name="T50">)</text:span></text:p>
      <text:p text:style-name="P77"><text:span text:style-name="T47"><text:s text:c="4"/>chooseContinue</text:span><text:span text:style-name="T50">()</text:span></text:p>
      <text:p text:style-name="P77"><text:span text:style-name="T47"><text:s text:c="4"/>continuePlains</text:span><text:span text:style-name="T50">()</text:span></text:p>
      <text:p text:style-name="P89"/>
      <text:p text:style-name="P77"><text:span text:style-name="T54">def</text:span><text:span text:style-name="T47"> </text:span><text:span text:style-name="T55">goLeftPath</text:span><text:span text:style-name="T50">()</text:span><text:span text:style-name="T47">:</text:span></text:p>
      <text:p text:style-name="P77"><text:span text:style-name="T47"><text:s text:c="4"/>track </text:span><text:span text:style-name="T53">=</text:span><text:span text:style-name="T47"> </text:span><text:span text:style-name="T40">"Mountain Trials"</text:span></text:p>
      <text:p text:style-name="P77"><text:span text:style-name="T47"><text:s text:c="4"/>playMusic</text:span><text:span text:style-name="T50">(</text:span><text:span text:style-name="T47">track</text:span><text:span text:style-name="T53">,</text:span><text:span text:style-name="T47"> </text:span><text:span text:style-name="T52">0</text:span><text:span text:style-name="T53">,</text:span><text:span text:style-name="T47"> </text:span><text:span text:style-name="T52">1</text:span><text:span text:style-name="T50">)</text:span></text:p>
      <text:p text:style-name="P77"><text:span text:style-name="T47"><text:s text:c="4"/>text </text:span><text:span text:style-name="T53">=</text:span><text:span text:style-name="T47"> </text:span><text:span text:style-name="T40">"\nYou take a single step and quickly fall into\</text:span><text:span text:style-name="T39">nthe</text:span><text:span text:style-name="T40"> mud, sinking as you go...soon the mud\</text:span><text:span text:style-name="T39">nhas</text:span><text:span text:style-name="T40"> dried and you are unable to move\</text:span><text:span text:style-name="T39">nfrom</text:span><text:span text:style-name="T40"> the chest up.\n\n"</text:span></text:p>
      <text:p text:style-name="P77"><text:span text:style-name="T47"><text:s text:c="4"/>typeText</text:span><text:span text:style-name="T50">(</text:span><text:span text:style-name="T47">text</text:span><text:span text:style-name="T50">)</text:span></text:p>
      <text:p text:style-name="P77"><text:span text:style-name="T47"><text:s text:c="4"/>text </text:span><text:span text:style-name="T53">=</text:span><text:span text:style-name="T47"> </text:span><text:span text:style-name="T40">"You soon die of </text:span><text:span text:style-name="T39">dehydration</text:span><text:span text:style-name="T40">.\n"</text:span></text:p>
      <text:p text:style-name="P77"><text:span text:style-name="T47"><text:s text:c="4"/>typeText</text:span><text:span text:style-name="T50">(</text:span><text:span text:style-name="T47">text</text:span><text:span text:style-name="T50">)</text:span></text:p>
      <text:p text:style-name="P77"><text:span text:style-name="T47"><text:s text:c="4"/>restartStory</text:span><text:span text:style-name="T50">()</text:span></text:p>
      <text:p text:style-name="P77"><text:span text:style-name="T47"><text:s text:c="4"/></text:span></text:p>
      <text:p text:style-name="P77"><text:span text:style-name="T47"><text:s text:c="4"/></text:span></text:p>
      <text:p text:style-name="P77"><text:span text:style-name="T54">def</text:span><text:span text:style-name="T47"> </text:span><text:span text:style-name="T55">goOcean</text:span><text:span text:style-name="T50">()</text:span><text:span text:style-name="T47">:</text:span></text:p>
      <text:p text:style-name="P77"><text:span text:style-name="T47"><text:s text:c="4"/></text:span><text:span text:style-name="T54">print</text:span><text:span text:style-name="T50">(</text:span><text:span text:style-name="T40">"Do you:"</text:span><text:span text:style-name="T50">)</text:span></text:p>
      <text:p text:style-name="P77"><text:span text:style-name="T47"><text:s text:c="4"/></text:span><text:span text:style-name="T54">print</text:span><text:span text:style-name="T50">(</text:span><text:span text:style-name="T40">"A) Brave the Storm?"</text:span><text:span text:style-name="T50">)</text:span></text:p>
      <text:p text:style-name="P77"><text:span text:style-name="T47"><text:s text:c="4"/></text:span><text:span text:style-name="T54">print</text:span><text:span text:style-name="T50">(</text:span><text:span text:style-name="T40">"B) Turn back to shore?"</text:span><text:span text:style-name="T50">)</text:span></text:p>
      <text:p text:style-name="P77"><text:span text:style-name="T47"><text:s text:c="4"/>choice </text:span><text:span text:style-name="T53">=</text:span><text:span text:style-name="T47"> input</text:span><text:span text:style-name="T50">(</text:span><text:span text:style-name="T40">"Which do you choose? \n(A/B/Q) &gt; "</text:span><text:span text:style-name="T50">)</text:span></text:p>
      <text:p text:style-name="P77"><text:span text:style-name="T47"><text:s text:c="4"/></text:span><text:span text:style-name="T54">if</text:span><text:span text:style-name="T47"> choice.lower</text:span><text:span text:style-name="T50">()</text:span><text:span text:style-name="T47"> </text:span><text:span text:style-name="T53">==</text:span><text:span text:style-name="T47"> </text:span><text:span text:style-name="T40">"a"</text:span><text:span text:style-name="T47">:</text:span></text:p>
      <text:p text:style-name="P77"><text:span text:style-name="T47"><text:s text:c="8"/>islandAttack</text:span><text:span text:style-name="T50">()</text:span></text:p>
      <text:p text:style-name="P77"><text:span text:style-name="T47"><text:s text:c="4"/></text:span><text:span text:style-name="T54">elif</text:span><text:span text:style-name="T47"> choice.lower</text:span><text:span text:style-name="T50">()</text:span><text:span text:style-name="T47"> </text:span><text:span text:style-name="T53">==</text:span><text:span text:style-name="T47"> </text:span><text:span text:style-name="T40">"b"</text:span><text:span text:style-name="T47">:</text:span></text:p>
      <text:p text:style-name="P77"><text:span text:style-name="T47"><text:s text:c="8"/>backShore</text:span><text:span text:style-name="T50">()</text:span></text:p>
      <text:p text:style-name="P77"><text:span text:style-name="T47"><text:s text:c="4"/></text:span><text:span text:style-name="T54">elif</text:span><text:span text:style-name="T47"> choice.lower</text:span><text:span text:style-name="T50">()</text:span><text:span text:style-name="T47"> </text:span><text:span text:style-name="T53">==</text:span><text:span text:style-name="T47"> </text:span><text:span text:style-name="T40">'q'</text:span><text:span text:style-name="T47">:</text:span></text:p>
      <text:p text:style-name="P77"><text:span text:style-name="T47"><text:s text:c="8"/>exit</text:span><text:span text:style-name="T50">()</text:span></text:p>
      <text:p text:style-name="P77"><text:span text:style-name="T47"><text:s text:c="4"/></text:span><text:span text:style-name="T54">else</text:span><text:span text:style-name="T47">:</text:span></text:p>
      <text:p text:style-name="P77"><text:span text:style-name="T47"><text:s text:c="8"/></text:span><text:span text:style-name="T54">return</text:span><text:span text:style-name="T47"> goOcean</text:span><text:span text:style-name="T50">()</text:span></text:p>
      <text:p text:style-name="P77"><text:span text:style-name="T47"><text:s text:c="4"/></text:span></text:p>
      <text:p text:style-name="P77"><text:span text:style-name="T54">def</text:span><text:span text:style-name="T47"> </text:span><text:span text:style-name="T55">islandAttack</text:span><text:span text:style-name="T50">()</text:span><text:span text:style-name="T47">:</text:span></text:p>
      <text:p text:style-name="P77"><text:span text:style-name="T47"><text:s text:c="4"/>track </text:span><text:span text:style-name="T53">=</text:span><text:span text:style-name="T47"> </text:span><text:span text:style-name="T40">"Mountain Trials"</text:span></text:p>
      <text:p text:style-name="P77"><text:span text:style-name="T47"><text:s text:c="4"/>playMusic</text:span><text:span text:style-name="T50">(</text:span><text:span text:style-name="T47">track</text:span><text:span text:style-name="T53">,</text:span><text:span text:style-name="T47"> </text:span><text:span text:style-name="T52">0</text:span><text:span text:style-name="T53">,</text:span><text:span text:style-name="T47"> </text:span><text:span text:style-name="T52">1</text:span><text:span text:style-name="T50">)</text:span></text:p>
      <text:p text:style-name="P77"><text:span text:style-name="T47"><text:s text:c="4"/>text </text:span><text:span text:style-name="T53">=</text:span><text:span text:style-name="T47"> </text:span><text:span text:style-name="T40">"\nYou sail through the storm and come upon an\</text:span><text:span text:style-name="T39">nisland</text:span><text:span text:style-name="T40">. As you sail toward it, a group of natives\</text:span><text:span text:style-name="T39">nhurl</text:span><text:span text:style-name="T40"> spears at you.\n"</text:span></text:p>
      <text:p text:style-name="P77"><text:span text:style-name="T47"><text:s text:c="4"/>typeText</text:span><text:span text:style-name="T50">(</text:span><text:span text:style-name="T47">text</text:span><text:span text:style-name="T50">)</text:span></text:p>
      <text:p text:style-name="P77"><text:span text:style-name="T47"><text:s text:c="4"/>retreatFightThrow</text:span><text:span text:style-name="T50">()</text:span></text:p>
      <text:p text:style-name="P77"><text:span text:style-name="T47"><text:s text:c="4"/></text:span></text:p>
      <text:p text:style-name="P77"><text:span text:style-name="T54">def</text:span><text:span text:style-name="T47"> </text:span><text:span text:style-name="T55">retreatFightThrow</text:span><text:span text:style-name="T50">()</text:span><text:span text:style-name="T47">:</text:span></text:p>
      <text:p text:style-name="P77"><text:span text:style-name="T47"><text:s text:c="4"/></text:span><text:span text:style-name="T54">print</text:span><text:span text:style-name="T50">(</text:span><text:span text:style-name="T40">"Do you:"</text:span><text:span text:style-name="T50">)</text:span></text:p>
      <text:p text:style-name="P77"><text:span text:style-name="T47"><text:s text:c="4"/></text:span><text:span text:style-name="T54">print</text:span><text:span text:style-name="T50">(</text:span><text:span text:style-name="T40">"A) Retreat?"</text:span><text:span text:style-name="T50">)</text:span></text:p>
      <text:p text:style-name="P77"><text:span text:style-name="T47"><text:s text:c="4"/></text:span><text:span text:style-name="T54">print</text:span><text:span text:style-name="T50">(</text:span><text:span text:style-name="T40">"B) Fight back with jolts of electricity?"</text:span><text:span text:style-name="T50">)</text:span></text:p>
      <text:p text:style-name="P77"><text:span text:style-name="T47"><text:s text:c="4"/></text:span><text:span text:style-name="T54">print</text:span><text:span text:style-name="T50">(</text:span><text:span text:style-name="T40">"C) Throw </text:span><text:span text:style-name="T39">fireballs</text:span><text:span text:style-name="T40">?"</text:span><text:span text:style-name="T50">)</text:span></text:p>
      <text:p text:style-name="P77"><text:span text:style-name="T47"><text:s text:c="4"/>choice </text:span><text:span text:style-name="T53">=</text:span><text:span text:style-name="T47"> input</text:span><text:span text:style-name="T50">(</text:span><text:span text:style-name="T40">"Which do you choose? \n(A/B/C/Q) &gt; "</text:span><text:span text:style-name="T50">)</text:span></text:p>
      <text:p text:style-name="P77"><text:span text:style-name="T47"><text:s text:c="4"/></text:span><text:span text:style-name="T54">if</text:span><text:span text:style-name="T47"> choice.lower</text:span><text:span text:style-name="T50">()</text:span><text:span text:style-name="T47"> </text:span><text:span text:style-name="T53">==</text:span><text:span text:style-name="T47"> </text:span><text:span text:style-name="T40">"a"</text:span><text:span text:style-name="T47">:</text:span></text:p>
      <text:p text:style-name="P77"><text:span text:style-name="T47"><text:s text:c="8"/>backShore</text:span><text:span text:style-name="T50">()</text:span></text:p>
      <text:p text:style-name="P77"><text:span text:style-name="T47"><text:s text:c="4"/></text:span><text:span text:style-name="T54">elif</text:span><text:span text:style-name="T47"> choice.lower</text:span><text:span text:style-name="T50">()</text:span><text:span text:style-name="T47"> </text:span><text:span text:style-name="T53">==</text:span><text:span text:style-name="T47"> </text:span><text:span text:style-name="T40">"b"</text:span><text:span text:style-name="T47">:</text:span></text:p>
      <text:p text:style-name="P77"><text:soft-page-break/><text:span text:style-name="T47"><text:s text:c="8"/>fight</text:span><text:span text:style-name="T50">()</text:span></text:p>
      <text:p text:style-name="P77"><text:span text:style-name="T47"><text:s text:c="4"/></text:span><text:span text:style-name="T54">elif</text:span><text:span text:style-name="T47"> choice.lower</text:span><text:span text:style-name="T50">()</text:span><text:span text:style-name="T47"> </text:span><text:span text:style-name="T53">==</text:span><text:span text:style-name="T47"> </text:span><text:span text:style-name="T40">"c"</text:span><text:span text:style-name="T47">:</text:span></text:p>
      <text:p text:style-name="P77"><text:span text:style-name="T47"><text:s text:c="8"/>throwFireballs</text:span><text:span text:style-name="T50">()</text:span></text:p>
      <text:p text:style-name="P77"><text:span text:style-name="T47"><text:s text:c="4"/></text:span><text:span text:style-name="T54">elif</text:span><text:span text:style-name="T47"> choice.lower</text:span><text:span text:style-name="T50">()</text:span><text:span text:style-name="T47"> </text:span><text:span text:style-name="T53">==</text:span><text:span text:style-name="T47"> </text:span><text:span text:style-name="T40">"q"</text:span><text:span text:style-name="T47">:</text:span></text:p>
      <text:p text:style-name="P77"><text:span text:style-name="T47"><text:s text:c="8"/>exit</text:span><text:span text:style-name="T50">()</text:span></text:p>
      <text:p text:style-name="P77"><text:span text:style-name="T47"><text:s text:c="4"/></text:span><text:span text:style-name="T54">else</text:span><text:span text:style-name="T47">:</text:span></text:p>
      <text:p text:style-name="P77"><text:span text:style-name="T47"><text:s text:c="8"/></text:span><text:span text:style-name="T54">return</text:span><text:span text:style-name="T47"> retreatFightThrow</text:span><text:span text:style-name="T50">()</text:span></text:p>
      <text:p text:style-name="P77"><text:span text:style-name="T47"><text:s text:c="4"/></text:span></text:p>
      <text:p text:style-name="P77"><text:span text:style-name="T54">def</text:span><text:span text:style-name="T47"> </text:span><text:span text:style-name="T55">fight</text:span><text:span text:style-name="T50">()</text:span><text:span text:style-name="T47">:</text:span></text:p>
      <text:p text:style-name="P77"><text:span text:style-name="T47"><text:s text:c="4"/>text </text:span><text:span text:style-name="T53">=</text:span><text:span text:style-name="T47"> </text:span><text:span text:style-name="T40">"\nThere are too many spears! You die!"</text:span></text:p>
      <text:p text:style-name="P77"><text:span text:style-name="T47"><text:s text:c="4"/>typeText</text:span><text:span text:style-name="T50">(</text:span><text:span text:style-name="T47">text</text:span><text:span text:style-name="T50">)</text:span></text:p>
      <text:p text:style-name="P77"><text:span text:style-name="T47"><text:s text:c="4"/>restartStory</text:span><text:span text:style-name="T50">()</text:span></text:p>
      <text:p text:style-name="P77"><text:span text:style-name="T47"><text:s text:c="4"/></text:span></text:p>
      <text:p text:style-name="P77"><text:span text:style-name="T54">def</text:span><text:span text:style-name="T47"> </text:span><text:span text:style-name="T55">throwFireballs</text:span><text:span text:style-name="T50">()</text:span><text:span text:style-name="T47">:</text:span></text:p>
      <text:p text:style-name="P77"><text:span text:style-name="T47"><text:s text:c="4"/>text </text:span><text:span text:style-name="T53">=</text:span><text:span text:style-name="T47"> </text:span><text:span text:style-name="T40">"\nYou set spears on fire, one by one. Some falling\</text:span><text:span text:style-name="T39">nspears</text:span><text:span text:style-name="T40"> hit other spears and </text:span><text:span text:style-name="T39">ignite</text:span><text:span text:style-name="T40"> them. The\</text:span><text:span text:style-name="T39">nnatives</text:span><text:span text:style-name="T40"> retreat to another island.\n\n"</text:span></text:p>
      <text:p text:style-name="P77"><text:span text:style-name="T47"><text:s text:c="4"/>typeText</text:span><text:span text:style-name="T50">(</text:span><text:span text:style-name="T47">text</text:span><text:span text:style-name="T50">)</text:span></text:p>
      <text:p text:style-name="P77"><text:span text:style-name="T47"><text:s text:c="4"/>followBack</text:span><text:span text:style-name="T50">()</text:span></text:p>
      <text:p text:style-name="P77"><text:span text:style-name="T47"><text:s text:c="4"/></text:span></text:p>
      <text:p text:style-name="P77"><text:span text:style-name="T54">def</text:span><text:span text:style-name="T47"> </text:span><text:span text:style-name="T55">followBack</text:span><text:span text:style-name="T50">()</text:span><text:span text:style-name="T47">:</text:span></text:p>
      <text:p text:style-name="P77"><text:span text:style-name="T47"><text:s text:c="4"/>track </text:span><text:span text:style-name="T53">=</text:span><text:span text:style-name="T47"> </text:span><text:span text:style-name="T40">"</text:span><text:span text:style-name="T39">Itty</text:span><text:span text:style-name="T40"> </text:span><text:span text:style-name="T39">Bitty</text:span><text:span text:style-name="T40">"</text:span></text:p>
      <text:p text:style-name="P77"><text:span text:style-name="T47"><text:s text:c="4"/>playMusic</text:span><text:span text:style-name="T50">(</text:span><text:span text:style-name="T47">track</text:span><text:span text:style-name="T53">,</text:span><text:span text:style-name="T47"> </text:span><text:span text:style-name="T52">0</text:span><text:span text:style-name="T53">,</text:span><text:span text:style-name="T47"> </text:span><text:span text:style-name="T52">1</text:span><text:span text:style-name="T50">)</text:span></text:p>
      <text:p text:style-name="P77"><text:span text:style-name="T47"><text:s text:c="4"/>text </text:span><text:span text:style-name="T53">=</text:span><text:span text:style-name="T47"> </text:span><text:span text:style-name="T40">"You get to the island and are greeted by another\</text:span><text:span text:style-name="T39">ntribe</text:span><text:span text:style-name="T40">. They won't let you leave. You live happily\never after with them.\n"</text:span></text:p>
      <text:p text:style-name="P77"><text:span text:style-name="T47"><text:s text:c="4"/>typeText</text:span><text:span text:style-name="T50">(</text:span><text:span text:style-name="T47">text</text:span><text:span text:style-name="T50">)</text:span></text:p>
      <text:p text:style-name="P77"><text:span text:style-name="T47"><text:s text:c="4"/>restartStory</text:span><text:span text:style-name="T50">()</text:span></text:p>
      <text:p text:style-name="P77"><text:span text:style-name="T47"><text:s text:c="4"/></text:span></text:p>
      <text:p text:style-name="P77"><text:span text:style-name="T54">def</text:span><text:span text:style-name="T47"> </text:span><text:span text:style-name="T55">backShore</text:span><text:span text:style-name="T50">()</text:span><text:span text:style-name="T47">:</text:span></text:p>
      <text:p text:style-name="P77"><text:span text:style-name="T47"><text:s text:c="4"/>track </text:span><text:span text:style-name="T53">=</text:span><text:span text:style-name="T47"> </text:span><text:span text:style-name="T40">"</text:span><text:span text:style-name="T39">Monplaisir</text:span><text:span text:style-name="T40">"</text:span></text:p>
      <text:p text:style-name="P77"><text:span text:style-name="T47"><text:s text:c="4"/>playMusic</text:span><text:span text:style-name="T50">(</text:span><text:span text:style-name="T47">track</text:span><text:span text:style-name="T53">,</text:span><text:span text:style-name="T47"> </text:span><text:span text:style-name="T52">0</text:span><text:span text:style-name="T53">,</text:span><text:span text:style-name="T47"> </text:span><text:span text:style-name="T52">1</text:span><text:span text:style-name="T50">)</text:span></text:p>
      <text:p text:style-name="P77"><text:span text:style-name="T47"><text:s text:c="4"/>text </text:span><text:span text:style-name="T53">=</text:span><text:span text:style-name="T47"> </text:span><text:span text:style-name="T40">"\nOn your way back to shore, you come upon the\nVhwortyzaxisnghkepqublcfdjm! One head always\</text:span><text:span text:style-name="T39">nlies</text:span><text:span text:style-name="T40"> and the other always tells the truth.\n\n"</text:span></text:p>
      <text:p text:style-name="P77"><text:span text:style-name="T47"><text:s text:c="4"/>typeText</text:span><text:span text:style-name="T50">(</text:span><text:span text:style-name="T47">text</text:span><text:span text:style-name="T50">)</text:span></text:p>
      <text:p text:style-name="P77"><text:span text:style-name="T47"><text:s text:c="4"/>text </text:span><text:span text:style-name="T53">=</text:span><text:span text:style-name="T47"> </text:span><text:span text:style-name="T40">"'One path leads to certain death, the other\</text:span><text:span text:style-name="T39">nleads</text:span><text:span text:style-name="T40"> to freedom,' the heads </text:span><text:span text:style-name="T39">intone</text:span><text:span text:style-name="T40">.\n"</text:span></text:p>
      <text:p text:style-name="P77"><text:span text:style-name="T47"><text:s text:c="4"/>typeText</text:span><text:span text:style-name="T50">(</text:span><text:span text:style-name="T47">text</text:span><text:span text:style-name="T50">)</text:span></text:p>
      <text:p text:style-name="P77"><text:span text:style-name="T47"><text:s text:c="4"/>text </text:span><text:span text:style-name="T53">=</text:span><text:span text:style-name="T47"> </text:span><text:span text:style-name="T40">"You can only ask one question to determine the\</text:span><text:span text:style-name="T39">npath</text:span><text:span text:style-name="T40"> to take.\n"</text:span></text:p>
      <text:p text:style-name="P77"><text:span text:style-name="T47"><text:s text:c="4"/>typeText</text:span><text:span text:style-name="T50">(</text:span><text:span text:style-name="T47">text</text:span><text:span text:style-name="T50">)</text:span></text:p>
      <text:p text:style-name="P77"><text:span text:style-name="T47"><text:s text:c="4"/>heads</text:span><text:span text:style-name="T50">()</text:span></text:p>
      <text:p text:style-name="P77"><text:span text:style-name="T47"><text:s text:c="4"/>paths</text:span><text:span text:style-name="T50">()</text:span></text:p>
      <text:p text:style-name="P77"><text:span text:style-name="T47"><text:s text:c="4"/></text:span></text:p>
      <text:p text:style-name="P77"><text:span text:style-name="T54">def</text:span><text:span text:style-name="T47"> </text:span><text:span text:style-name="T55">heads</text:span><text:span text:style-name="T50">()</text:span><text:span text:style-name="T47">:</text:span></text:p>
      <text:p text:style-name="P77"><text:span text:style-name="T47"><text:s text:c="4"/></text:span><text:span text:style-name="T54">print</text:span><text:span text:style-name="T50">(</text:span><text:span text:style-name="T40">"Do you:"</text:span><text:span text:style-name="T50">)</text:span></text:p>
      <text:p text:style-name="P77"><text:span text:style-name="T47"><text:s text:c="4"/></text:span><text:span text:style-name="T54">print</text:span><text:span text:style-name="T50">(</text:span><text:span text:style-name="T40">"A) Ask the first head a question?"</text:span><text:span text:style-name="T50">)</text:span></text:p>
      <text:p text:style-name="P77"><text:span text:style-name="T47"><text:s text:c="4"/></text:span><text:span text:style-name="T54">print</text:span><text:span text:style-name="T50">(</text:span><text:span text:style-name="T40">"B) Ask the second head a question?"</text:span><text:span text:style-name="T50">)</text:span></text:p>
      <text:p text:style-name="P77"><text:span text:style-name="T47"><text:s text:c="4"/>choice </text:span><text:span text:style-name="T53">=</text:span><text:span text:style-name="T47"> input</text:span><text:span text:style-name="T50">(</text:span><text:span text:style-name="T40">"Which do you choose? \n(A/B/Q) &gt; "</text:span><text:span text:style-name="T50">)</text:span></text:p>
      <text:p text:style-name="P77"><text:span text:style-name="T47"><text:s text:c="4"/></text:span><text:span text:style-name="T54">if</text:span><text:span text:style-name="T47"> choice.lower</text:span><text:span text:style-name="T50">()</text:span><text:span text:style-name="T47"> </text:span><text:span text:style-name="T53">==</text:span><text:span text:style-name="T47"> </text:span><text:span text:style-name="T40">"a"</text:span><text:span text:style-name="T47">:</text:span></text:p>
      <text:p text:style-name="P77"><text:span text:style-name="T47"><text:s text:c="8"/>head</text:span><text:span text:style-name="T50">(</text:span><text:span text:style-name="T52">1</text:span><text:span text:style-name="T50">)</text:span></text:p>
      <text:p text:style-name="P77"><text:span text:style-name="T47"><text:s text:c="4"/></text:span><text:span text:style-name="T54">elif</text:span><text:span text:style-name="T47"> choice.lower</text:span><text:span text:style-name="T50">()</text:span><text:span text:style-name="T47"> </text:span><text:span text:style-name="T53">==</text:span><text:span text:style-name="T47"> </text:span><text:span text:style-name="T40">"b"</text:span><text:span text:style-name="T47">:</text:span></text:p>
      <text:p text:style-name="P77"><text:span text:style-name="T47"><text:s text:c="8"/>head</text:span><text:span text:style-name="T50">(</text:span><text:span text:style-name="T52">2</text:span><text:span text:style-name="T50">)</text:span></text:p>
      <text:p text:style-name="P77"><text:span text:style-name="T47"><text:s text:c="4"/></text:span><text:span text:style-name="T54">elif</text:span><text:span text:style-name="T47"> choice.lower</text:span><text:span text:style-name="T50">()</text:span><text:span text:style-name="T47"> </text:span><text:span text:style-name="T53">==</text:span><text:span text:style-name="T47"> </text:span><text:span text:style-name="T40">"q"</text:span><text:span text:style-name="T47">:</text:span></text:p>
      <text:p text:style-name="P77"><text:span text:style-name="T47"><text:s text:c="8"/>exit</text:span><text:span text:style-name="T50">()</text:span></text:p>
      <text:p text:style-name="P77"><text:span text:style-name="T47"><text:s text:c="4"/></text:span><text:span text:style-name="T54">else</text:span><text:span text:style-name="T47">:</text:span></text:p>
      <text:p text:style-name="P77"><text:span text:style-name="T47"><text:s text:c="8"/></text:span><text:span text:style-name="T54">return</text:span><text:span text:style-name="T47"> heads</text:span><text:span text:style-name="T50">()</text:span><text:span text:style-name="T47"> <text:s text:c="3"/></text:span></text:p>
      <text:p text:style-name="P77"><text:span text:style-name="T47"><text:s text:c="4"/></text:span></text:p>
      <text:p text:style-name="P77"><text:span text:style-name="T54">def</text:span><text:span text:style-name="T47"> </text:span><text:span text:style-name="T55">head</text:span><text:span text:style-name="T50">(</text:span><text:span text:style-name="T47">x</text:span><text:span text:style-name="T50">)</text:span><text:span text:style-name="T47">:</text:span></text:p>
      <text:p text:style-name="P77"><text:span text:style-name="T47"><text:s text:c="4"/></text:span><text:span text:style-name="T54">print</text:span><text:span text:style-name="T50">(</text:span><text:span text:style-name="T40">"A) Which path do I take?"</text:span><text:span text:style-name="T50">)</text:span></text:p>
      <text:p text:style-name="P77"><text:span text:style-name="T47"><text:s text:c="4"/></text:span><text:span text:style-name="T54">print</text:span><text:span text:style-name="T50">(</text:span><text:span text:style-name="T40">"B) Which path would your other head say to take?"</text:span><text:span text:style-name="T50">)</text:span></text:p>
      <text:p text:style-name="P77"><text:soft-page-break/><text:span text:style-name="T47"><text:s text:c="4"/></text:span><text:span text:style-name="T54">print</text:span><text:span text:style-name="T50">(</text:span><text:span text:style-name="T40">"C) Do you lie or tell the truth?"</text:span><text:span text:style-name="T50">)</text:span></text:p>
      <text:p text:style-name="P77"><text:span text:style-name="T47"><text:s text:c="4"/></text:span><text:span text:style-name="T54">if</text:span><text:span text:style-name="T47"> x </text:span><text:span text:style-name="T53">==</text:span><text:span text:style-name="T47"> </text:span><text:span text:style-name="T52">1</text:span><text:span text:style-name="T47">:</text:span></text:p>
      <text:p text:style-name="P77"><text:span text:style-name="T47"><text:s text:c="8"/>choice </text:span><text:span text:style-name="T53">=</text:span><text:span text:style-name="T47"> input</text:span><text:span text:style-name="T50">(</text:span><text:span text:style-name="T40">"What do you ask the first head? \n(A/B/C/Q) &gt; "</text:span><text:span text:style-name="T50">)</text:span></text:p>
      <text:p text:style-name="P77"><text:span text:style-name="T47"><text:s text:c="4"/></text:span><text:span text:style-name="T54">else</text:span><text:span text:style-name="T47">:</text:span></text:p>
      <text:p text:style-name="P77"><text:span text:style-name="T47"><text:s text:c="8"/>choice </text:span><text:span text:style-name="T53">=</text:span><text:span text:style-name="T47"> input</text:span><text:span text:style-name="T50">(</text:span><text:span text:style-name="T40">"What do you ask the second head? \n(A/B/C/Q) &gt; "</text:span><text:span text:style-name="T50">)</text:span></text:p>
      <text:p text:style-name="P77"><text:span text:style-name="T47"><text:s text:c="4"/></text:span><text:span text:style-name="T54">if</text:span><text:span text:style-name="T47"> choice.lower</text:span><text:span text:style-name="T50">()</text:span><text:span text:style-name="T47"> </text:span><text:span text:style-name="T53">==</text:span><text:span text:style-name="T47"> </text:span><text:span text:style-name="T40">"a"</text:span><text:span text:style-name="T47">:</text:span></text:p>
      <text:p text:style-name="P77"><text:span text:style-name="T47"><text:s text:c="8"/></text:span><text:span text:style-name="T54">if</text:span><text:span text:style-name="T47"> x </text:span><text:span text:style-name="T53">==</text:span><text:span text:style-name="T47"> </text:span><text:span text:style-name="T52">1</text:span><text:span text:style-name="T47">:</text:span></text:p>
      <text:p text:style-name="P77"><text:span text:style-name="T47"><text:s text:c="12"/>text </text:span><text:span text:style-name="T53">=</text:span><text:span text:style-name="T47"> </text:span><text:span text:style-name="T40">"\nTake the second path.\n"</text:span></text:p>
      <text:p text:style-name="P77"><text:span text:style-name="T47"><text:s text:c="12"/>typeText</text:span><text:span text:style-name="T50">(</text:span><text:span text:style-name="T47">text</text:span><text:span text:style-name="T50">)</text:span></text:p>
      <text:p text:style-name="P77"><text:span text:style-name="T47"><text:s text:c="8"/></text:span><text:span text:style-name="T54">else</text:span><text:span text:style-name="T47">:</text:span></text:p>
      <text:p text:style-name="P77"><text:span text:style-name="T47"><text:s text:c="12"/>text </text:span><text:span text:style-name="T53">=</text:span><text:span text:style-name="T47"> </text:span><text:span text:style-name="T40">"\nTake the first path.\n"</text:span></text:p>
      <text:p text:style-name="P77"><text:span text:style-name="T47"><text:s text:c="12"/>typeText</text:span><text:span text:style-name="T50">(</text:span><text:span text:style-name="T47">text</text:span><text:span text:style-name="T50">)</text:span></text:p>
      <text:p text:style-name="P77"><text:span text:style-name="T47"><text:s text:c="4"/></text:span><text:span text:style-name="T54">elif</text:span><text:span text:style-name="T47"> choice.lower</text:span><text:span text:style-name="T50">()</text:span><text:span text:style-name="T47"> </text:span><text:span text:style-name="T53">==</text:span><text:span text:style-name="T47"> </text:span><text:span text:style-name="T40">"b"</text:span><text:span text:style-name="T47">:</text:span></text:p>
      <text:p text:style-name="P77"><text:span text:style-name="T47"><text:s text:c="8"/>text </text:span><text:span text:style-name="T53">=</text:span><text:span text:style-name="T47"> </text:span><text:span text:style-name="T40">"\nThe head says, 'My counterpart would say to take the first path.\n"</text:span></text:p>
      <text:p text:style-name="P77"><text:span text:style-name="T47"><text:s text:c="8"/>typeText</text:span><text:span text:style-name="T50">(</text:span><text:span text:style-name="T47">text</text:span><text:span text:style-name="T50">)</text:span></text:p>
      <text:p text:style-name="P77"><text:span text:style-name="T47"><text:s text:c="4"/></text:span><text:span text:style-name="T54">elif</text:span><text:span text:style-name="T47"> choice.lower</text:span><text:span text:style-name="T50">()</text:span><text:span text:style-name="T47"> </text:span><text:span text:style-name="T53">==</text:span><text:span text:style-name="T47"> </text:span><text:span text:style-name="T40">"c"</text:span><text:span text:style-name="T47">:</text:span></text:p>
      <text:p text:style-name="P77"><text:span text:style-name="T47"><text:s text:c="8"/>text </text:span><text:span text:style-name="T53">=</text:span><text:span text:style-name="T47"> </text:span><text:span text:style-name="T40">"\nThe head replies, 'I only speak the truth.'\n"</text:span></text:p>
      <text:p text:style-name="P77"><text:span text:style-name="T47"><text:s text:c="8"/>typeText</text:span><text:span text:style-name="T50">(</text:span><text:span text:style-name="T47">text</text:span><text:span text:style-name="T50">)</text:span></text:p>
      <text:p text:style-name="P77"><text:span text:style-name="T47"><text:s text:c="4"/></text:span><text:span text:style-name="T54">elif</text:span><text:span text:style-name="T47"> choice.lower</text:span><text:span text:style-name="T50">()</text:span><text:span text:style-name="T47"> </text:span><text:span text:style-name="T53">==</text:span><text:span text:style-name="T47"> </text:span><text:span text:style-name="T40">"q"</text:span><text:span text:style-name="T47">:</text:span></text:p>
      <text:p text:style-name="P77"><text:span text:style-name="T47"><text:s text:c="8"/>exit</text:span><text:span text:style-name="T50">()</text:span></text:p>
      <text:p text:style-name="P77"><text:span text:style-name="T47"><text:s text:c="4"/></text:span><text:span text:style-name="T54">else</text:span><text:span text:style-name="T47">:</text:span></text:p>
      <text:p text:style-name="P77"><text:span text:style-name="T47"><text:s text:c="8"/></text:span><text:span text:style-name="T54">return</text:span><text:span text:style-name="T47"> head</text:span><text:span text:style-name="T50">(</text:span><text:span text:style-name="T47">x</text:span><text:span text:style-name="T50">)</text:span></text:p>
      <text:p text:style-name="P77"><text:span text:style-name="T47"><text:s text:c="4"/></text:span></text:p>
      <text:p text:style-name="P77"><text:span text:style-name="T54">def</text:span><text:span text:style-name="T47"> </text:span><text:span text:style-name="T55">paths</text:span><text:span text:style-name="T50">()</text:span><text:span text:style-name="T47">:</text:span></text:p>
      <text:p text:style-name="P77"><text:span text:style-name="T47"><text:s text:c="4"/></text:span><text:span text:style-name="T54">print</text:span><text:span text:style-name="T50">(</text:span><text:span text:style-name="T40">"Do you:"</text:span><text:span text:style-name="T50">)</text:span></text:p>
      <text:p text:style-name="P77"><text:span text:style-name="T47"><text:s text:c="4"/></text:span><text:span text:style-name="T54">print</text:span><text:span text:style-name="T50">(</text:span><text:span text:style-name="T40">"A) Choose the first path?"</text:span><text:span text:style-name="T50">)</text:span></text:p>
      <text:p text:style-name="P77"><text:span text:style-name="T47"><text:s text:c="4"/></text:span><text:span text:style-name="T54">print</text:span><text:span text:style-name="T50">(</text:span><text:span text:style-name="T40">"B) Choose the second path?"</text:span><text:span text:style-name="T50">)</text:span></text:p>
      <text:p text:style-name="P77"><text:span text:style-name="T47"><text:s text:c="4"/>choice </text:span><text:span text:style-name="T53">=</text:span><text:span text:style-name="T47"> input</text:span><text:span text:style-name="T50">(</text:span><text:span text:style-name="T40">"Which do you choose? \n(A/B\Q) &gt; "</text:span><text:span text:style-name="T50">)</text:span></text:p>
      <text:p text:style-name="P77"><text:span text:style-name="T47"><text:s text:c="4"/></text:span><text:span text:style-name="T54">if</text:span><text:span text:style-name="T47"> choice.lower</text:span><text:span text:style-name="T50">()</text:span><text:span text:style-name="T47"> </text:span><text:span text:style-name="T53">==</text:span><text:span text:style-name="T47"> </text:span><text:span text:style-name="T40">"a"</text:span><text:span text:style-name="T47">:</text:span></text:p>
      <text:p text:style-name="P77"><text:span text:style-name="T47"><text:s text:c="8"/>pathOne</text:span><text:span text:style-name="T50">()</text:span></text:p>
      <text:p text:style-name="P77"><text:span text:style-name="T47"><text:s text:c="4"/></text:span><text:span text:style-name="T54">elif</text:span><text:span text:style-name="T47"> choice.lower</text:span><text:span text:style-name="T50">()</text:span><text:span text:style-name="T47"> </text:span><text:span text:style-name="T53">==</text:span><text:span text:style-name="T47"> </text:span><text:span text:style-name="T40">"b"</text:span><text:span text:style-name="T47">:</text:span></text:p>
      <text:p text:style-name="P77"><text:span text:style-name="T47"><text:s text:c="8"/>pathTwo</text:span><text:span text:style-name="T50">()</text:span></text:p>
      <text:p text:style-name="P77"><text:span text:style-name="T47"><text:s text:c="4"/></text:span><text:span text:style-name="T54">elif</text:span><text:span text:style-name="T47"> choice.lower</text:span><text:span text:style-name="T50">()</text:span><text:span text:style-name="T47"> </text:span><text:span text:style-name="T53">==</text:span><text:span text:style-name="T47"> </text:span><text:span text:style-name="T40">"q"</text:span><text:span text:style-name="T47">:</text:span></text:p>
      <text:p text:style-name="P77"><text:span text:style-name="T47"><text:s text:c="8"/>exit</text:span><text:span text:style-name="T50">()</text:span></text:p>
      <text:p text:style-name="P77"><text:span text:style-name="T47"><text:s text:c="4"/></text:span><text:span text:style-name="T54">else</text:span><text:span text:style-name="T47">:</text:span></text:p>
      <text:p text:style-name="P77"><text:span text:style-name="T47"><text:s text:c="8"/></text:span><text:span text:style-name="T54">return</text:span><text:span text:style-name="T47"> paths</text:span><text:span text:style-name="T50">()</text:span></text:p>
      <text:p text:style-name="P77"><text:span text:style-name="T47"><text:s text:c="4"/></text:span></text:p>
      <text:p text:style-name="P77"><text:span text:style-name="T54">def</text:span><text:span text:style-name="T47"> </text:span><text:span text:style-name="T55">pathOne</text:span><text:span text:style-name="T50">()</text:span><text:span text:style-name="T47">:</text:span></text:p>
      <text:p text:style-name="P77"><text:span text:style-name="T47"><text:s text:c="4"/>track </text:span><text:span text:style-name="T53">=</text:span><text:span text:style-name="T47"> </text:span><text:span text:style-name="T40">"Mountain Trials"</text:span></text:p>
      <text:p text:style-name="P77"><text:span text:style-name="T47"><text:s text:c="4"/>playMusic</text:span><text:span text:style-name="T50">(</text:span><text:span text:style-name="T47">track</text:span><text:span text:style-name="T53">,</text:span><text:span text:style-name="T47"> </text:span><text:span text:style-name="T52">0</text:span><text:span text:style-name="T53">,</text:span><text:span text:style-name="T47"> </text:span><text:span text:style-name="T52">1</text:span><text:span text:style-name="T50">)</text:span></text:p>
      <text:p text:style-name="P77"><text:span text:style-name="T47"><text:s text:c="4"/>text </text:span><text:span text:style-name="T53">=</text:span><text:span text:style-name="T47"> </text:span><text:span text:style-name="T40">"\n'You chose the wrong path!' the </text:span><text:span text:style-name="T39">Vhwortyzaxisnghkepqublcfdjm</text:span><text:span text:style-name="T40">\</text:span><text:span text:style-name="T39">nscreams</text:span><text:span text:style-name="T40">. And you die. Just like that."</text:span></text:p>
      <text:p text:style-name="P77"><text:span text:style-name="T47"><text:s text:c="4"/>typeText</text:span><text:span text:style-name="T50">(</text:span><text:span text:style-name="T47">text</text:span><text:span text:style-name="T50">)</text:span></text:p>
      <text:p text:style-name="P77"><text:span text:style-name="T47"><text:s text:c="4"/>restartStory</text:span><text:span text:style-name="T50">()</text:span></text:p>
      <text:p text:style-name="P77"><text:span text:style-name="T47"><text:s text:c="4"/></text:span></text:p>
      <text:p text:style-name="P77"><text:span text:style-name="T54">def</text:span><text:span text:style-name="T47"> </text:span><text:span text:style-name="T55">pathTwo</text:span><text:span text:style-name="T50">()</text:span><text:span text:style-name="T47">:</text:span></text:p>
      <text:p text:style-name="P77"><text:span text:style-name="T47"><text:s text:c="4"/>track </text:span><text:span text:style-name="T53">=</text:span><text:span text:style-name="T47"> </text:span><text:span text:style-name="T40">"</text:span><text:span text:style-name="T39">Itty</text:span><text:span text:style-name="T40"> </text:span><text:span text:style-name="T39">Bitty</text:span><text:span text:style-name="T40">"</text:span></text:p>
      <text:p text:style-name="P77"><text:span text:style-name="T47"><text:s text:c="4"/>playMusic</text:span><text:span text:style-name="T50">(</text:span><text:span text:style-name="T47">track</text:span><text:span text:style-name="T53">,</text:span><text:span text:style-name="T47"> </text:span><text:span text:style-name="T52">0</text:span><text:span text:style-name="T53">,</text:span><text:span text:style-name="T47"> </text:span><text:span text:style-name="T52">1</text:span><text:span text:style-name="T50">)</text:span></text:p>
      <text:p text:style-name="P77"><text:span text:style-name="T47"><text:s text:c="4"/>text </text:span><text:span text:style-name="T53">=</text:span><text:span text:style-name="T47"> </text:span><text:span text:style-name="T40">"\n'You chose the correct path.'\n\n"</text:span></text:p>
      <text:p text:style-name="P77"><text:span text:style-name="T47"><text:s text:c="4"/>typeText</text:span><text:span text:style-name="T50">(</text:span><text:span text:style-name="T47">text</text:span><text:span text:style-name="T50">)</text:span></text:p>
      <text:p text:style-name="P77"><text:span text:style-name="T47"><text:s text:c="4"/>text </text:span><text:span text:style-name="T53">=</text:span><text:span text:style-name="T47"> </text:span><text:span text:style-name="T40">"As you land on the shore, you see that you have passed the swamp and are going\</text:span><text:span text:style-name="T39">nto</text:span><text:span text:style-name="T40"> enter the plains. However, a bottle that has washed ashore catches your eye.\nYou pick it up and notice that a rolled up paper is inside of it. You manage to\</text:span><text:span text:style-name="T39">nget</text:span><text:span text:style-name="T40"> the paper out and open it. It has a message written on it that says...\n\n"</text:span></text:p>
      <text:p text:style-name="P77"><text:span text:style-name="T47"><text:s text:c="4"/>typeText</text:span><text:span text:style-name="T50">(</text:span><text:span text:style-name="T47">text</text:span><text:span text:style-name="T50">)</text:span></text:p>
      <text:p text:style-name="P77"><text:span text:style-name="T47"><text:s text:c="4"/>text </text:span><text:span text:style-name="T53">=</text:span><text:span text:style-name="T47"> </text:span><text:span text:style-name="T40">"'Let the altitude keep climbing higher'\n\n"</text:span></text:p>
      <text:p text:style-name="P77"><text:span text:style-name="T47"><text:s text:c="4"/>typeText</text:span><text:span text:style-name="T50">(</text:span><text:span text:style-name="T47">text</text:span><text:span text:style-name="T50">)</text:span></text:p>
      <text:p text:style-name="P77"><text:span text:style-name="T47"><text:s text:c="4"/>text </text:span><text:span text:style-name="T53">=</text:span><text:span text:style-name="T47"> </text:span><text:span text:style-name="T40">"You continue on to the plains.\n <text:s text:c="19"/>"</text:span></text:p>
      <text:p text:style-name="P77"><text:soft-page-break/><text:span text:style-name="T47"><text:s text:c="4"/>typeText</text:span><text:span text:style-name="T50">(</text:span><text:span text:style-name="T47">text</text:span><text:span text:style-name="T50">)</text:span></text:p>
      <text:p text:style-name="P77"><text:span text:style-name="T47"><text:s text:c="4"/>continuePlains</text:span><text:span text:style-name="T50">()</text:span></text:p>
      <text:p text:style-name="P77"><text:span text:style-name="T47"><text:s text:c="4"/></text:span></text:p>
      <text:p text:style-name="P77"><text:span text:style-name="T54">def</text:span><text:span text:style-name="T47"> </text:span><text:span text:style-name="T55">continuePlains</text:span><text:span text:style-name="T50">()</text:span><text:span text:style-name="T47">:</text:span></text:p>
      <text:p text:style-name="P77"><text:span text:style-name="T47"><text:s text:c="4"/>text </text:span><text:span text:style-name="T53">=</text:span><text:span text:style-name="T47"> </text:span><text:span text:style-name="T40">"As you enter the wide open plains you feel a\</text:span><text:span text:style-name="T39">nsudden</text:span><text:span text:style-name="T40"> gust of wind as you realize just how\</text:span><text:span text:style-name="T39">nfar</text:span><text:span text:style-name="T40"> you have to go before you reach your final\</text:span><text:span text:style-name="T39">ndestination</text:span><text:span text:style-name="T40">.\n\n"</text:span></text:p>
      <text:p text:style-name="P77"><text:span text:style-name="T47"><text:s text:c="4"/>typeText</text:span><text:span text:style-name="T50">(</text:span><text:span text:style-name="T47">text</text:span><text:span text:style-name="T50">)</text:span></text:p>
      <text:p text:style-name="P77"><text:span text:style-name="T47"><text:s text:c="4"/>text </text:span><text:span text:style-name="T53">=</text:span><text:span text:style-name="T47"> </text:span><text:span text:style-name="T40">"The grass is slightly higher than your waist\</text:span><text:span text:style-name="T39">nand</text:span><text:span text:style-name="T40"> is so thick you can hardly see your feet.\n\n"</text:span></text:p>
      <text:p text:style-name="P77"><text:span text:style-name="T47"><text:s text:c="4"/>typeText</text:span><text:span text:style-name="T50">(</text:span><text:span text:style-name="T47">text</text:span><text:span text:style-name="T50">)</text:span></text:p>
      <text:p text:style-name="P77"><text:span text:style-name="T47"><text:s text:c="4"/>text </text:span><text:span text:style-name="T53">=</text:span><text:span text:style-name="T47"> </text:span><text:span text:style-name="T40">"Knowing you have limited time, you try to\</text:span><text:span text:style-name="T39">nlogically</text:span><text:span text:style-name="T40"> think out the course you should take.\n\n"</text:span></text:p>
      <text:p text:style-name="P77"><text:span text:style-name="T47"><text:s text:c="4"/>typeText</text:span><text:span text:style-name="T50">(</text:span><text:span text:style-name="T47">text</text:span><text:span text:style-name="T50">)</text:span></text:p>
      <text:p text:style-name="P77"><text:span text:style-name="T47"><text:s text:c="4"/>trailOrPath</text:span><text:span text:style-name="T50">()</text:span></text:p>
      <text:p text:style-name="P77"><text:span text:style-name="T47"><text:s text:c="4"/></text:span></text:p>
      <text:p text:style-name="P77"><text:span text:style-name="T54">def</text:span><text:span text:style-name="T47"> </text:span><text:span text:style-name="T55">trailOrPath</text:span><text:span text:style-name="T50">()</text:span><text:span text:style-name="T47">:</text:span></text:p>
      <text:p text:style-name="P77"><text:span text:style-name="T47"><text:s text:c="4"/></text:span><text:span text:style-name="T54">print</text:span><text:span text:style-name="T50">(</text:span><text:span text:style-name="T40">"Do you:"</text:span><text:span text:style-name="T50">)</text:span></text:p>
      <text:p text:style-name="P77"><text:span text:style-name="T47"><text:s text:c="4"/></text:span><text:span text:style-name="T54">print</text:span><text:span text:style-name="T50">(</text:span><text:span text:style-name="T40">"A) Choose the old, weed-covered trail to the left\</text:span><text:span text:style-name="T39">nover</text:span><text:span text:style-name="T40"> the grassy knoll?"</text:span><text:span text:style-name="T50">)</text:span></text:p>
      <text:p text:style-name="P77"><text:span text:style-name="T47"><text:s text:c="4"/></text:span><text:span text:style-name="T54">print</text:span><text:span text:style-name="T50">(</text:span><text:span text:style-name="T40">"B) Choose the dirt path to the right. The\</text:span><text:span text:style-name="T39">npath</text:span><text:span text:style-name="T40"> seems to have small footprints of an unknown\</text:span><text:span text:style-name="T39">norigin</text:span><text:span text:style-name="T40">."</text:span><text:span text:style-name="T50">)</text:span></text:p>
      <text:p text:style-name="P77"><text:span text:style-name="T47"><text:s text:c="4"/>choice </text:span><text:span text:style-name="T53">=</text:span><text:span text:style-name="T47"> input</text:span><text:span text:style-name="T50">(</text:span><text:span text:style-name="T40">"Which do you choose? \n(A/B/Q) &gt; "</text:span><text:span text:style-name="T50">)</text:span></text:p>
      <text:p text:style-name="P77"><text:span text:style-name="T47"><text:s text:c="4"/></text:span><text:span text:style-name="T54">if</text:span><text:span text:style-name="T47"> choice.lower</text:span><text:span text:style-name="T50">()</text:span><text:span text:style-name="T47"> </text:span><text:span text:style-name="T53">==</text:span><text:span text:style-name="T47"> </text:span><text:span text:style-name="T40">"a"</text:span><text:span text:style-name="T47">:</text:span></text:p>
      <text:p text:style-name="P77"><text:span text:style-name="T47"><text:s text:c="8"/>trail</text:span><text:span text:style-name="T50">()</text:span></text:p>
      <text:p text:style-name="P77"><text:span text:style-name="T47"><text:s text:c="4"/></text:span><text:span text:style-name="T54">elif</text:span><text:span text:style-name="T47"> choice.lower</text:span><text:span text:style-name="T50">()</text:span><text:span text:style-name="T47"> </text:span><text:span text:style-name="T53">==</text:span><text:span text:style-name="T47"> </text:span><text:span text:style-name="T40">"b"</text:span><text:span text:style-name="T47">:</text:span></text:p>
      <text:p text:style-name="P77"><text:span text:style-name="T47"><text:s text:c="8"/>dirtPath</text:span><text:span text:style-name="T50">()</text:span></text:p>
      <text:p text:style-name="P77"><text:span text:style-name="T47"><text:s text:c="4"/></text:span><text:span text:style-name="T54">elif</text:span><text:span text:style-name="T47"> choice.lower</text:span><text:span text:style-name="T50">()</text:span><text:span text:style-name="T47"> </text:span><text:span text:style-name="T53">==</text:span><text:span text:style-name="T47"> </text:span><text:span text:style-name="T40">"q"</text:span><text:span text:style-name="T47">:</text:span></text:p>
      <text:p text:style-name="P77"><text:span text:style-name="T47"><text:s text:c="8"/>exit</text:span><text:span text:style-name="T50">()</text:span></text:p>
      <text:p text:style-name="P77"><text:span text:style-name="T47"><text:s text:c="4"/></text:span><text:span text:style-name="T54">else</text:span><text:span text:style-name="T47">:</text:span></text:p>
      <text:p text:style-name="P77"><text:span text:style-name="T47"><text:s text:c="8"/></text:span><text:span text:style-name="T54">return</text:span><text:span text:style-name="T47"> trailOrPath</text:span><text:span text:style-name="T50">()</text:span><text:span text:style-name="T47"> <text:s text:c="3"/></text:span></text:p>
      <text:p text:style-name="P77"><text:span text:style-name="T47"><text:s text:c="8"/></text:span></text:p>
      <text:p text:style-name="P77"><text:span text:style-name="T54">def</text:span><text:span text:style-name="T47"> </text:span><text:span text:style-name="T55">trail</text:span><text:span text:style-name="T50">()</text:span><text:span text:style-name="T47">:</text:span></text:p>
      <text:p text:style-name="P77"><text:span text:style-name="T47"><text:s text:c="4"/>text </text:span><text:span text:style-name="T53">=</text:span><text:span text:style-name="T47"> </text:span><text:span text:style-name="T40">"\nYou decide to take the less beaten path to the\</text:span><text:span text:style-name="T39">nleft</text:span><text:span text:style-name="T40">. As you start walking, the grass is becoming\</text:span><text:span text:style-name="T39">ntoo</text:span><text:span text:style-name="T40"> tall for your short body so you take your\</text:span><text:span text:style-name="T39">nsword</text:span><text:span text:style-name="T40"> from its sheath and begin to slash down\</text:span><text:span text:style-name="T39">nthe</text:span><text:span text:style-name="T40"> weeds in your path.\n\n"</text:span></text:p>
      <text:p text:style-name="P77"><text:span text:style-name="T47"><text:s text:c="4"/>typeText</text:span><text:span text:style-name="T50">(</text:span><text:span text:style-name="T47">text</text:span><text:span text:style-name="T50">)</text:span></text:p>
      <text:p text:style-name="P77"><text:span text:style-name="T47"><text:s text:c="4"/>text </text:span><text:span text:style-name="T53">=</text:span><text:span text:style-name="T47"> </text:span><text:span text:style-name="T40">"You're hoping to have found a shortcut, but\</text:span><text:span text:style-name="T39">ninstead</text:span><text:span text:style-name="T40"> it only leads into a small creek that\</text:span><text:span text:style-name="T39">nwinds</text:span><text:span text:style-name="T40"> and bends through dense weeds.\n\n"</text:span></text:p>
      <text:p text:style-name="P77"><text:span text:style-name="T47"><text:s text:c="4"/>typeText</text:span><text:span text:style-name="T50">(</text:span><text:span text:style-name="T47">text</text:span><text:span text:style-name="T50">)</text:span></text:p>
      <text:p text:style-name="P77"><text:span text:style-name="T47"><text:s text:c="4"/>creekOrShortcut</text:span><text:span text:style-name="T50">()</text:span></text:p>
      <text:p text:style-name="P77"><text:span text:style-name="T47"><text:s text:c="4"/></text:span></text:p>
      <text:p text:style-name="P77"><text:span text:style-name="T54">def</text:span><text:span text:style-name="T47"> </text:span><text:span text:style-name="T55">dirtPath</text:span><text:span text:style-name="T50">()</text:span><text:span text:style-name="T47">:</text:span></text:p>
      <text:p text:style-name="P77"><text:span text:style-name="T47"><text:s text:c="4"/>text </text:span><text:span text:style-name="T53">=</text:span><text:span text:style-name="T47"> </text:span><text:span text:style-name="T40">"\nThe dirt path appeals to you despite the fear that the footprints may lead to\</text:span><text:span text:style-name="T39">nsomething</text:span><text:span text:style-name="T40"> you may not like. Everything is going fine until you hear faint\</text:span><text:span text:style-name="T39">nscreeching</text:span><text:span text:style-name="T40"> coming closer and closer through the surrounding brush.\n\n"</text:span></text:p>
      <text:p text:style-name="P77"><text:span text:style-name="T47"><text:s text:c="4"/>typeText</text:span><text:span text:style-name="T50">(</text:span><text:span text:style-name="T47">text</text:span><text:span text:style-name="T50">)</text:span></text:p>
      <text:p text:style-name="P77"><text:span text:style-name="T47"><text:s text:c="4"/>chooseContinue</text:span><text:span text:style-name="T50">()</text:span></text:p>
      <text:p text:style-name="P77"><text:span text:style-name="T47"><text:s text:c="4"/>track </text:span><text:span text:style-name="T53">=</text:span><text:span text:style-name="T47"> </text:span><text:span text:style-name="T40">"Mountain Trials"</text:span></text:p>
      <text:p text:style-name="P77"><text:span text:style-name="T47"><text:s text:c="4"/>playMusic</text:span><text:span text:style-name="T50">(</text:span><text:span text:style-name="T47">track</text:span><text:span text:style-name="T53">,</text:span><text:span text:style-name="T47"> </text:span><text:span text:style-name="T52">0</text:span><text:span text:style-name="T53">,</text:span><text:span text:style-name="T47"> </text:span><text:span text:style-name="T52">1</text:span><text:span text:style-name="T50">)</text:span></text:p>
      <text:p text:style-name="P77"><text:span text:style-name="T47"><text:s text:c="4"/>text </text:span><text:span text:style-name="T53">=</text:span><text:span text:style-name="T47"> </text:span><text:span text:style-name="T40">"You pull out your </text:span><text:span text:style-name="T39">spellbook</text:span><text:span text:style-name="T40"> and try to cast a protective spell before whatever\</text:span><text:span text:style-name="T39">nis</text:span><text:span text:style-name="T40"> making the sound is upon you. Minutes turn into seconds and the sounds are so\</text:span><text:span text:style-name="T39">nclose</text:span><text:span text:style-name="T40"> you can hear the footsteps. The spell is almost complete, but before you\</text:span><text:span text:style-name="T39">ncan</text:span><text:span text:style-name="T40"> finish it,small, green wretched-looking monsters leap out of the bush. They\</text:span><text:span text:style-name="T39">nare</text:span><text:span text:style-name="T40"> even more hideous than you could ever have imagined. Their mouths are seeping\</text:span><text:span text:style-name="T39">noozing</text:span><text:span text:style-name="T40"> saliva and they are staring at you with red, devil-like eyes.\n\n"</text:span></text:p>
      <text:p text:style-name="P77"><text:span text:style-name="T47"><text:s text:c="4"/>typeText</text:span><text:span text:style-name="T50">(</text:span><text:span text:style-name="T47">text</text:span><text:span text:style-name="T50">)</text:span></text:p>
      <text:p text:style-name="P77"><text:span text:style-name="T47"><text:s text:c="4"/>speakOrBanish</text:span><text:span text:style-name="T50">()</text:span></text:p>
      <text:p text:style-name="P77"><text:span text:style-name="T47"><text:s text:c="4"/></text:span></text:p>
      <text:p text:style-name="P77"><text:span text:style-name="T54">def</text:span><text:span text:style-name="T47"> </text:span><text:span text:style-name="T55">speakOrBanish</text:span><text:span text:style-name="T50">()</text:span><text:span text:style-name="T47">:</text:span></text:p>
      <text:p text:style-name="P77"><text:soft-page-break/><text:span text:style-name="T47"><text:s text:c="4"/></text:span><text:span text:style-name="T54">print</text:span><text:span text:style-name="T50">(</text:span><text:span text:style-name="T40">"Do you:"</text:span><text:span text:style-name="T50">)</text:span></text:p>
      <text:p text:style-name="P77"><text:span text:style-name="T47"><text:s text:c="4"/></text:span><text:span text:style-name="T54">print</text:span><text:span text:style-name="T50">(</text:span><text:span text:style-name="T40">"A) Speak with them and try to become friends?"</text:span><text:span text:style-name="T50">)</text:span></text:p>
      <text:p text:style-name="P77"><text:span text:style-name="T47"><text:s text:c="4"/></text:span><text:span text:style-name="T54">print</text:span><text:span text:style-name="T50">(</text:span><text:span text:style-name="T40">"B) Try to banish them to another time and place\</text:span><text:span text:style-name="T39">nwith</text:span><text:span text:style-name="T40"> a fast activating spell, and be on your\</text:span><text:span text:style-name="T39">nway</text:span><text:span text:style-name="T40">?"</text:span><text:span text:style-name="T50">)</text:span></text:p>
      <text:p text:style-name="P77"><text:span text:style-name="T47"><text:s text:c="4"/>choice </text:span><text:span text:style-name="T53">=</text:span><text:span text:style-name="T47"> input</text:span><text:span text:style-name="T50">(</text:span><text:span text:style-name="T40">"Which do you choose? \n(A/B/Q) &gt; "</text:span><text:span text:style-name="T50">)</text:span></text:p>
      <text:p text:style-name="P77"><text:span text:style-name="T47"><text:s text:c="4"/></text:span><text:span text:style-name="T54">if</text:span><text:span text:style-name="T47"> choice.lower</text:span><text:span text:style-name="T50">()</text:span><text:span text:style-name="T47"> </text:span><text:span text:style-name="T53">==</text:span><text:span text:style-name="T47"> </text:span><text:span text:style-name="T40">"a"</text:span><text:span text:style-name="T47">:</text:span></text:p>
      <text:p text:style-name="P77"><text:span text:style-name="T47"><text:s text:c="8"/>speakFriend</text:span><text:span text:style-name="T50">()</text:span></text:p>
      <text:p text:style-name="P77"><text:span text:style-name="T47"><text:s text:c="4"/></text:span><text:span text:style-name="T54">elif</text:span><text:span text:style-name="T47"> choice.lower</text:span><text:span text:style-name="T50">()</text:span><text:span text:style-name="T47"> </text:span><text:span text:style-name="T53">==</text:span><text:span text:style-name="T47"> </text:span><text:span text:style-name="T40">"b"</text:span><text:span text:style-name="T47">:</text:span></text:p>
      <text:p text:style-name="P77"><text:span text:style-name="T47"><text:s text:c="8"/>banish</text:span><text:span text:style-name="T50">()</text:span></text:p>
      <text:p text:style-name="P77"><text:span text:style-name="T47"><text:s text:c="4"/></text:span><text:span text:style-name="T54">elif</text:span><text:span text:style-name="T47"> choice.lower</text:span><text:span text:style-name="T50">()</text:span><text:span text:style-name="T47"> </text:span><text:span text:style-name="T53">==</text:span><text:span text:style-name="T47"> </text:span><text:span text:style-name="T40">"q"</text:span><text:span text:style-name="T47">:</text:span></text:p>
      <text:p text:style-name="P77"><text:span text:style-name="T47"><text:s text:c="8"/>exit</text:span><text:span text:style-name="T50">()</text:span></text:p>
      <text:p text:style-name="P77"><text:span text:style-name="T47"><text:s text:c="4"/></text:span><text:span text:style-name="T54">else</text:span><text:span text:style-name="T47">:</text:span></text:p>
      <text:p text:style-name="P77"><text:span text:style-name="T47"><text:s text:c="8"/></text:span><text:span text:style-name="T54">return</text:span><text:span text:style-name="T47"> speakOrBanish</text:span><text:span text:style-name="T50">()</text:span><text:span text:style-name="T47"> </text:span></text:p>
      <text:p text:style-name="P77"><text:span text:style-name="T47"><text:s text:c="8"/></text:span></text:p>
      <text:p text:style-name="P77"><text:span text:style-name="T54">def</text:span><text:span text:style-name="T47"> </text:span><text:span text:style-name="T55">speakFriend</text:span><text:span text:style-name="T50">()</text:span><text:span text:style-name="T47">:</text:span></text:p>
      <text:p text:style-name="P77"><text:span text:style-name="T47"><text:s text:c="4"/>text </text:span><text:span text:style-name="T53">=</text:span><text:span text:style-name="T47"> </text:span><text:span text:style-name="T40">"\nYou try to reason with yourself on what to do, and you decide to try to talk to\</text:span><text:span text:style-name="T39">nthe</text:span><text:span text:style-name="T40"> monsters. You think they might know a shortcut, considering that they live\non the plains. You pick out the largest creature and being to talk to it in every\</text:span><text:span text:style-name="T39">nlanguage</text:span><text:span text:style-name="T40"> you know. As you grow tired of trying, the whole band of animals start\</text:span><text:span text:style-name="T39">nto</text:span><text:span text:style-name="T40"> chirp in a high-pitched sound. You become alarmed and begin to slowly ease\</text:span><text:span text:style-name="T39">nyour</text:span><text:span text:style-name="T40"> way to the safety of a nearby tree just large enough to support your weight.\n\n"</text:span></text:p>
      <text:p text:style-name="P77"><text:span text:style-name="T47"><text:s text:c="4"/>typeText</text:span><text:span text:style-name="T50">(</text:span><text:span text:style-name="T47">text</text:span><text:span text:style-name="T50">)</text:span></text:p>
      <text:p text:style-name="P77"><text:span text:style-name="T47"><text:s text:c="4"/>text </text:span><text:span text:style-name="T53">=</text:span><text:span text:style-name="T47"> </text:span><text:span text:style-name="T40">"Then comes the screeching from behind you as you bump into a slimy, grotesque-\</text:span><text:span text:style-name="T39">nlooking</text:span><text:span text:style-name="T40"> monster! You are now so frightened that you forget all logic and take\</text:span><text:span text:style-name="T39">noff</text:span><text:span text:style-name="T40"> running. You soon find out how bad of an idea running is as the screeching\</text:span><text:span text:style-name="T39">nbecomes</text:span><text:span text:style-name="T40"> louder and encircle you completely. Monsters from all sides leap onto\</text:span><text:span text:style-name="T39">nyou</text:span><text:span text:style-name="T40"> with teeth bared.\n"</text:span></text:p>
      <text:p text:style-name="P77"><text:span text:style-name="T47"><text:s text:c="4"/>typeText</text:span><text:span text:style-name="T50">(</text:span><text:span text:style-name="T47">text</text:span><text:span text:style-name="T50">)</text:span></text:p>
      <text:p text:style-name="P77"><text:span text:style-name="T47"><text:s text:c="4"/>restartStory</text:span><text:span text:style-name="T50">()</text:span></text:p>
      <text:p text:style-name="P77"><text:span text:style-name="T47"><text:s text:c="4"/></text:span></text:p>
      <text:p text:style-name="P77"><text:span text:style-name="T54">def</text:span><text:span text:style-name="T47"> </text:span><text:span text:style-name="T55">banish</text:span><text:span text:style-name="T50">()</text:span><text:span text:style-name="T47">:</text:span></text:p>
      <text:p text:style-name="P77"><text:span text:style-name="T47"><text:s text:c="4"/>text </text:span><text:span text:style-name="T53">=</text:span><text:span text:style-name="T47"> </text:span><text:span text:style-name="T40">"\nYou are fed up with things stopping you from reaching your final destination,\</text:span><text:span text:style-name="T39">nso</text:span><text:span text:style-name="T40"> you decide to banish the wretched creatures standing before you to another\</text:span><text:span text:style-name="T39">ntime</text:span><text:span text:style-name="T40"> and another place with a spell. You pull out your </text:span><text:span text:style-name="T39">spellbook</text:span><text:span text:style-name="T40"> very slowly as\</text:span><text:span text:style-name="T39">nthe</text:span><text:span text:style-name="T40"> monsters stare at you with a cross-eyed look. Page by page you turn until\</text:span><text:span text:style-name="T39">nyou</text:span><text:span text:style-name="T40"> find the spell you want. Wasting no time you begin chanting the words of the\</text:span><text:span text:style-name="T39">nspell</text:span><text:span text:style-name="T40"> out loud.\n"</text:span></text:p>
      <text:p text:style-name="P77"><text:span text:style-name="T47"><text:s text:c="4"/>typeText</text:span><text:span text:style-name="T50">(</text:span><text:span text:style-name="T47">text</text:span><text:span text:style-name="T50">)</text:span></text:p>
      <text:p text:style-name="P77"><text:span text:style-name="T47"><text:s text:c="4"/>text </text:span><text:span text:style-name="T53">=</text:span><text:span text:style-name="T47"> </text:span><text:span text:style-name="T40">"The monsters seem amused at first, but they stop chirping and begin to screech.\nThey start to leap at you just as you are mid-sentence of your last chant.\nInstinctively you grab for your sword and lash out at the first one you see.\nThe monsters are somehow stopped by the powerful blows and as a result, several\</text:span><text:span text:style-name="T39">nare</text:span><text:span text:style-name="T40"> now lying around you in a morbid mess of blood and </text:span><text:span text:style-name="T39">decapitated</text:span><text:span text:style-name="T40"> limbs.\n"</text:span></text:p>
      <text:p text:style-name="P77"><text:span text:style-name="T47"><text:s text:c="4"/>typeText</text:span><text:span text:style-name="T50">(</text:span><text:span text:style-name="T47">text</text:span><text:span text:style-name="T50">)</text:span></text:p>
      <text:p text:style-name="P77"><text:span text:style-name="T47"><text:s text:c="4"/>chooseContinue</text:span><text:span text:style-name="T50">()</text:span></text:p>
      <text:p text:style-name="P77"><text:span text:style-name="T47"><text:s text:c="4"/>text </text:span><text:span text:style-name="T53">=</text:span><text:span text:style-name="T47"> </text:span><text:span text:style-name="T40">"You initial success appears to anger the remaining creatures and they increase\</text:span><text:span text:style-name="T39">nthe</text:span><text:span text:style-name="T40"> intensity of their attacks. Soon you are no match for them as you fall victim\</text:span><text:span text:style-name="T39">nto</text:span><text:span text:style-name="T40"> their superior numbers. You slowly and painfully die as you are devoured whole.\n"</text:span></text:p>
      <text:p text:style-name="P77"><text:span text:style-name="T47"><text:s text:c="4"/>typeText</text:span><text:span text:style-name="T50">(</text:span><text:span text:style-name="T47">text</text:span><text:span text:style-name="T50">)</text:span></text:p>
      <text:p text:style-name="P77"><text:span text:style-name="T47"><text:s text:c="4"/>restartStory</text:span><text:span text:style-name="T50">()</text:span></text:p>
      <text:p text:style-name="P77"><text:span text:style-name="T47"><text:s text:c="4"/></text:span></text:p>
      <text:p text:style-name="P77"><text:span text:style-name="T54">def</text:span><text:span text:style-name="T47"> </text:span><text:span text:style-name="T55">creekOrShortcut</text:span><text:span text:style-name="T50">()</text:span><text:span text:style-name="T47">:</text:span></text:p>
      <text:p text:style-name="P77"><text:span text:style-name="T47"><text:s text:c="4"/></text:span><text:span text:style-name="T54">print</text:span><text:span text:style-name="T50">(</text:span><text:span text:style-name="T40">"Do you:"</text:span><text:span text:style-name="T50">)</text:span></text:p>
      <text:p text:style-name="P77"><text:span text:style-name="T47"><text:s text:c="4"/></text:span><text:span text:style-name="T54">print</text:span><text:span text:style-name="T50">(</text:span><text:span text:style-name="T40">"A) Follow the creek so that if you come upon\</text:span><text:span text:style-name="T39">nthe</text:span><text:span text:style-name="T40"> desert you'll have water before entering?"</text:span><text:span text:style-name="T50">)</text:span></text:p>
      <text:p text:style-name="P77"><text:span text:style-name="T47"><text:s text:c="4"/></text:span><text:span text:style-name="T54">print</text:span><text:span text:style-name="T50">(</text:span><text:span text:style-name="T40">"B) Follow the shortcut branching off of the creek\</text:span><text:span text:style-name="T39">nto</text:span><text:span text:style-name="T40"> the desert?"</text:span><text:span text:style-name="T50">)</text:span></text:p>
      <text:p text:style-name="P77"><text:span text:style-name="T47"><text:s text:c="4"/>choice </text:span><text:span text:style-name="T53">=</text:span><text:span text:style-name="T47"> input</text:span><text:span text:style-name="T50">(</text:span><text:span text:style-name="T40">"Which do you choose? \n(A/B/Q) &gt; "</text:span><text:span text:style-name="T50">)</text:span></text:p>
      <text:p text:style-name="P77"><text:soft-page-break/><text:span text:style-name="T47"><text:s text:c="4"/></text:span><text:span text:style-name="T54">if</text:span><text:span text:style-name="T47"> choice.lower</text:span><text:span text:style-name="T50">()</text:span><text:span text:style-name="T47"> </text:span><text:span text:style-name="T53">==</text:span><text:span text:style-name="T47"> </text:span><text:span text:style-name="T40">"a"</text:span><text:span text:style-name="T47">:</text:span></text:p>
      <text:p text:style-name="P77"><text:span text:style-name="T47"><text:s text:c="8"/>creek</text:span><text:span text:style-name="T50">()</text:span></text:p>
      <text:p text:style-name="P77"><text:span text:style-name="T47"><text:s text:c="4"/></text:span><text:span text:style-name="T54">elif</text:span><text:span text:style-name="T47"> choice.lower</text:span><text:span text:style-name="T50">()</text:span><text:span text:style-name="T47"> </text:span><text:span text:style-name="T53">==</text:span><text:span text:style-name="T47"> </text:span><text:span text:style-name="T40">"b"</text:span><text:span text:style-name="T47">:</text:span></text:p>
      <text:p text:style-name="P77"><text:span text:style-name="T47"><text:s text:c="8"/>shortcut</text:span><text:span text:style-name="T50">()</text:span></text:p>
      <text:p text:style-name="P77"><text:span text:style-name="T47"><text:s text:c="4"/></text:span><text:span text:style-name="T54">elif</text:span><text:span text:style-name="T47"> choice.lower</text:span><text:span text:style-name="T50">()</text:span><text:span text:style-name="T47"> </text:span><text:span text:style-name="T53">==</text:span><text:span text:style-name="T47"> </text:span><text:span text:style-name="T40">"q"</text:span><text:span text:style-name="T47">:</text:span></text:p>
      <text:p text:style-name="P77"><text:span text:style-name="T47"><text:s text:c="8"/>exit</text:span><text:span text:style-name="T50">()</text:span></text:p>
      <text:p text:style-name="P77"><text:span text:style-name="T47"><text:s text:c="4"/></text:span><text:span text:style-name="T54">else</text:span><text:span text:style-name="T47">:</text:span></text:p>
      <text:p text:style-name="P77"><text:span text:style-name="T47"><text:s text:c="8"/></text:span><text:span text:style-name="T54">return</text:span><text:span text:style-name="T47"> creekOrShortcut</text:span><text:span text:style-name="T50">()</text:span><text:span text:style-name="T47"> <text:s text:c="3"/></text:span></text:p>
      <text:p text:style-name="P77"><text:span text:style-name="T47"><text:s text:c="4"/></text:span></text:p>
      <text:p text:style-name="P77"><text:span text:style-name="T54">def</text:span><text:span text:style-name="T47"> </text:span><text:span text:style-name="T55">shortcut</text:span><text:span text:style-name="T50">()</text:span><text:span text:style-name="T47">:</text:span></text:p>
      <text:p text:style-name="P77"><text:span text:style-name="T47"><text:s text:c="4"/>text </text:span><text:span text:style-name="T53">=</text:span><text:span text:style-name="T47"> </text:span><text:span text:style-name="T40">"\nYou decide to save a tremendous amount of much-\</text:span><text:span text:style-name="T39">nneeded</text:span><text:span text:style-name="T40"> time and take the shortcut. It makes more\</text:span><text:span text:style-name="T39">nsense</text:span><text:span text:style-name="T40"> to take the shortcut, because it's so much\</text:span><text:span text:style-name="T39">neasier</text:span><text:span text:style-name="T40"> to walk through the shorter grass than\</text:span><text:span text:style-name="T39">nto</text:span><text:span text:style-name="T40"> continue through the long grass.\n"</text:span></text:p>
      <text:p text:style-name="P77"><text:span text:style-name="T47"><text:s text:c="4"/>typeText</text:span><text:span text:style-name="T50">(</text:span><text:span text:style-name="T47">text</text:span><text:span text:style-name="T50">)</text:span></text:p>
      <text:p text:style-name="P77"><text:span text:style-name="T47"><text:s text:c="4"/>chooseContinue</text:span><text:span text:style-name="T50">()</text:span></text:p>
      <text:p text:style-name="P77"><text:span text:style-name="T47"><text:s text:c="4"/>text </text:span><text:span text:style-name="T53">=</text:span><text:span text:style-name="T47"> </text:span><text:span text:style-name="T40">"\nYou walk."</text:span></text:p>
      <text:p text:style-name="P77"><text:span text:style-name="T47"><text:s text:c="4"/>typeText</text:span><text:span text:style-name="T50">(</text:span><text:span text:style-name="T47">text</text:span><text:span text:style-name="T50">)</text:span></text:p>
      <text:p text:style-name="P77"><text:span text:style-name="T47"><text:s text:c="4"/>chooseContinue</text:span><text:span text:style-name="T50">()</text:span></text:p>
      <text:p text:style-name="P77"><text:span text:style-name="T47"><text:s text:c="4"/>text </text:span><text:span text:style-name="T53">=</text:span><text:span text:style-name="T47"> </text:span><text:span text:style-name="T40">"And walk..."</text:span></text:p>
      <text:p text:style-name="P77"><text:span text:style-name="T47"><text:s text:c="4"/>typeText</text:span><text:span text:style-name="T50">(</text:span><text:span text:style-name="T47">text</text:span><text:span text:style-name="T50">)</text:span></text:p>
      <text:p text:style-name="P77"><text:span text:style-name="T47"><text:s text:c="4"/>chooseContinue</text:span><text:span text:style-name="T50">()</text:span></text:p>
      <text:p text:style-name="P77"><text:span text:style-name="T47"><text:s text:c="4"/>text </text:span><text:span text:style-name="T53">=</text:span><text:span text:style-name="T47"> </text:span><text:span text:style-name="T40">"And walk..."</text:span></text:p>
      <text:p text:style-name="P77"><text:span text:style-name="T47"><text:s text:c="4"/>typeText</text:span><text:span text:style-name="T50">(</text:span><text:span text:style-name="T47">text</text:span><text:span text:style-name="T50">)</text:span></text:p>
      <text:p text:style-name="P77"><text:span text:style-name="T47"><text:s text:c="4"/>chooseContinue</text:span><text:span text:style-name="T50">()</text:span></text:p>
      <text:p text:style-name="P77"><text:span text:style-name="T47"><text:s text:c="4"/>text </text:span><text:span text:style-name="T53">=</text:span><text:span text:style-name="T47"> </text:span><text:span text:style-name="T40">"It becomes so tiresome that you cannot continue\</text:span><text:span text:style-name="T39">nany</text:span><text:span text:style-name="T40"> longer and you have to stop.\n\n"</text:span></text:p>
      <text:p text:style-name="P77"><text:span text:style-name="T47"><text:s text:c="4"/>typeText</text:span><text:span text:style-name="T50">(</text:span><text:span text:style-name="T47">text</text:span><text:span text:style-name="T50">)</text:span></text:p>
      <text:p text:style-name="P77"><text:span text:style-name="T47"><text:s text:c="4"/>text </text:span><text:span text:style-name="T53">=</text:span><text:span text:style-name="T47"> </text:span><text:span text:style-name="T40">"You reach for your pouch for a drink of water,\</text:span><text:span text:style-name="T39">nbut</text:span><text:span text:style-name="T40"> instead of water there is only air. You\</text:span><text:span text:style-name="T39">nthrow</text:span><text:span text:style-name="T40"> the pouch down in disgust, and as you\</text:span><text:span text:style-name="T39">nthrow</text:span><text:span text:style-name="T40"> it down you notice a hole in the bottom.\nYou become angered that you didn't notice that\</text:span><text:span text:style-name="T39">nwhen</text:span><text:span text:style-name="T40"> you put the water in the pouch.\n"</text:span></text:p>
      <text:p text:style-name="P77"><text:span text:style-name="T47"><text:s text:c="4"/>typeText</text:span><text:span text:style-name="T50">(</text:span><text:span text:style-name="T47">text</text:span><text:span text:style-name="T50">)</text:span></text:p>
      <text:p text:style-name="P77"><text:span text:style-name="T47"><text:s text:c="4"/>digOrGiveUp</text:span><text:span text:style-name="T50">()</text:span></text:p>
      <text:p text:style-name="P77"><text:span text:style-name="T47"><text:s text:c="4"/></text:span></text:p>
      <text:p text:style-name="P77"><text:span text:style-name="T54">def</text:span><text:span text:style-name="T47"> </text:span><text:span text:style-name="T55">digOrGiveUp</text:span><text:span text:style-name="T50">()</text:span><text:span text:style-name="T47">:</text:span></text:p>
      <text:p text:style-name="P77"><text:span text:style-name="T47"><text:s text:c="4"/></text:span><text:span text:style-name="T54">print</text:span><text:span text:style-name="T50">(</text:span><text:span text:style-name="T40">"Do you:"</text:span><text:span text:style-name="T50">)</text:span></text:p>
      <text:p text:style-name="P77"><text:span text:style-name="T47"><text:s text:c="4"/></text:span><text:span text:style-name="T54">print</text:span><text:span text:style-name="T50">(</text:span><text:span text:style-name="T40">"A) Try to dig for life-saving water and then once\</text:span><text:span text:style-name="T39">nyou</text:span><text:span text:style-name="T40"> find it you can continue?"</text:span><text:span text:style-name="T50">)</text:span></text:p>
      <text:p text:style-name="P77"><text:span text:style-name="T47"><text:s text:c="4"/></text:span><text:span text:style-name="T54">print</text:span><text:span text:style-name="T50">(</text:span><text:span text:style-name="T40">"B) Give up because you know you will die even if\</text:span><text:span text:style-name="T39">nyou</text:span><text:span text:style-name="T40"> find water?"</text:span><text:span text:style-name="T50">)</text:span></text:p>
      <text:p text:style-name="P77"><text:span text:style-name="T47"><text:s text:c="4"/>choice </text:span><text:span text:style-name="T53">=</text:span><text:span text:style-name="T47"> input</text:span><text:span text:style-name="T50">(</text:span><text:span text:style-name="T40">"Which do you choose? \n(A/B/Q) &gt; "</text:span><text:span text:style-name="T50">)</text:span></text:p>
      <text:p text:style-name="P77"><text:span text:style-name="T47"><text:s text:c="4"/></text:span><text:span text:style-name="T54">if</text:span><text:span text:style-name="T47"> choice.lower</text:span><text:span text:style-name="T50">()</text:span><text:span text:style-name="T47"> </text:span><text:span text:style-name="T53">==</text:span><text:span text:style-name="T47"> </text:span><text:span text:style-name="T40">"a"</text:span><text:span text:style-name="T47">:</text:span></text:p>
      <text:p text:style-name="P77"><text:span text:style-name="T47"><text:s text:c="8"/>dig</text:span><text:span text:style-name="T50">()</text:span></text:p>
      <text:p text:style-name="P77"><text:span text:style-name="T47"><text:s text:c="4"/></text:span><text:span text:style-name="T54">elif</text:span><text:span text:style-name="T47"> choice.lower</text:span><text:span text:style-name="T50">()</text:span><text:span text:style-name="T47"> </text:span><text:span text:style-name="T53">==</text:span><text:span text:style-name="T47"> </text:span><text:span text:style-name="T40">"b"</text:span><text:span text:style-name="T47">:</text:span></text:p>
      <text:p text:style-name="P77"><text:span text:style-name="T47"><text:s text:c="8"/>giveUp</text:span><text:span text:style-name="T50">()</text:span></text:p>
      <text:p text:style-name="P77"><text:span text:style-name="T47"><text:s text:c="4"/></text:span><text:span text:style-name="T54">elif</text:span><text:span text:style-name="T47"> choice.lower</text:span><text:span text:style-name="T50">()</text:span><text:span text:style-name="T47"> </text:span><text:span text:style-name="T53">==</text:span><text:span text:style-name="T47"> </text:span><text:span text:style-name="T40">"q"</text:span><text:span text:style-name="T47">:</text:span></text:p>
      <text:p text:style-name="P77"><text:span text:style-name="T47"><text:s text:c="8"/>exit</text:span><text:span text:style-name="T50">()</text:span></text:p>
      <text:p text:style-name="P77"><text:span text:style-name="T47"><text:s text:c="4"/></text:span><text:span text:style-name="T54">else</text:span><text:span text:style-name="T47">:</text:span></text:p>
      <text:p text:style-name="P77"><text:span text:style-name="T47"><text:s text:c="8"/></text:span><text:span text:style-name="T54">return</text:span><text:span text:style-name="T47"> digOrGiveUp</text:span><text:span text:style-name="T50">()</text:span></text:p>
      <text:p text:style-name="P77"><text:span text:style-name="T47"><text:s text:c="4"/></text:span></text:p>
      <text:p text:style-name="P77"><text:span text:style-name="T54">def</text:span><text:span text:style-name="T47"> </text:span><text:span text:style-name="T55">dig</text:span><text:span text:style-name="T50">()</text:span><text:span text:style-name="T47">:</text:span></text:p>
      <text:p text:style-name="P77"><text:span text:style-name="T47"><text:s text:c="4"/>text </text:span><text:span text:style-name="T53">=</text:span><text:span text:style-name="T47"> </text:span><text:span text:style-name="T40">"\nYou decide that you would rather try to preserve\</text:span><text:span text:style-name="T39">nyour</text:span><text:span text:style-name="T40"> life as long as possible, so you dig for\</text:span><text:span text:style-name="T39">nwater</text:span><text:span text:style-name="T40">. You choose a place right under the closest\</text:span><text:span text:style-name="T39">ntree</text:span><text:span text:style-name="T40"> and begin to dig as fast as humanly possible.\nYour decision to dig has paid off because you\</text:span><text:span text:style-name="T39">nfound</text:span><text:span text:style-name="T40"> an underground stream!\n\n"</text:span></text:p>
      <text:p text:style-name="P77"><text:span text:style-name="T47"><text:s text:c="4"/>typeText</text:span><text:span text:style-name="T50">(</text:span><text:span text:style-name="T47">text</text:span><text:span text:style-name="T50">)</text:span></text:p>
      <text:p text:style-name="P77"><text:span text:style-name="T47"><text:s text:c="4"/>text </text:span><text:span text:style-name="T53">=</text:span><text:span text:style-name="T47"> </text:span><text:span text:style-name="T40">"You drink the water in huge gulps, barely\</text:span><text:span text:style-name="T39">nstopping</text:span><text:span text:style-name="T40"> for air. After you have your fill of\</text:span><text:span text:style-name="T39">nthe</text:span><text:span text:style-name="T40"> ice-cold water, you lie down to rest.\n\n"</text:span></text:p>
      <text:p text:style-name="P77"><text:span text:style-name="T47"><text:s text:c="4"/>typeText</text:span><text:span text:style-name="T50">(</text:span><text:span text:style-name="T47">text</text:span><text:span text:style-name="T50">)</text:span></text:p>
      <text:p text:style-name="P77"><text:soft-page-break/><text:span text:style-name="T47"><text:s text:c="4"/>text </text:span><text:span text:style-name="T53">=</text:span><text:span text:style-name="T47"> </text:span><text:span text:style-name="T40">"Your sleep is interrupted by an indescribable\</text:span><text:span text:style-name="T39">npain</text:span><text:span text:style-name="T40"> in your stomach. It feels as though a knife\</text:span><text:span text:style-name="T39">nis</text:span><text:span text:style-name="T40"> tearing through your entire body. As you\</text:span><text:span text:style-name="T39">nlose</text:span><text:span text:style-name="T40"> consciousness, you figure out that the\</text:span><text:span text:style-name="T39">ncause</text:span><text:span text:style-name="T40"> of your pain is the bad water. Thinking\</text:span><text:span text:style-name="T39">nonly</text:span><text:span text:style-name="T40"> of your mistake, you let death come.\n"</text:span></text:p>
      <text:p text:style-name="P77"><text:span text:style-name="T47"><text:s text:c="4"/>typeText</text:span><text:span text:style-name="T50">(</text:span><text:span text:style-name="T47">text</text:span><text:span text:style-name="T50">)</text:span></text:p>
      <text:p text:style-name="P77"><text:span text:style-name="T47"><text:s text:c="4"/>restartStory</text:span><text:span text:style-name="T50">()</text:span></text:p>
      <text:p text:style-name="P77"><text:span text:style-name="T47"><text:s text:c="4"/></text:span></text:p>
      <text:p text:style-name="P77"><text:span text:style-name="T54">def</text:span><text:span text:style-name="T47"> </text:span><text:span text:style-name="T55">giveUp</text:span><text:span text:style-name="T50">()</text:span><text:span text:style-name="T47">:</text:span></text:p>
      <text:p text:style-name="P77"><text:span text:style-name="T47"><text:s text:c="4"/>text </text:span><text:span text:style-name="T53">=</text:span><text:span text:style-name="T47"> </text:span><text:span text:style-name="T40">"\nYou decide not to even attempt to find water\</text:span><text:span text:style-name="T39">nbecause</text:span><text:span text:style-name="T40"> you know you will die anyway.\n\n"</text:span></text:p>
      <text:p text:style-name="P77"><text:span text:style-name="T47"><text:s text:c="4"/>typeText</text:span><text:span text:style-name="T50">(</text:span><text:span text:style-name="T47">text</text:span><text:span text:style-name="T50">)</text:span></text:p>
      <text:p text:style-name="P77"><text:span text:style-name="T47"><text:s text:c="4"/>text </text:span><text:span text:style-name="T53">=</text:span><text:span text:style-name="T47"> </text:span><text:span text:style-name="T40">"As you drift away into unconsciousness, you\</text:span><text:span text:style-name="T39">nthink</text:span><text:span text:style-name="T40"> of everything you will be leaving behind\</text:span><text:span text:style-name="T39">nyou</text:span><text:span text:style-name="T40">. It all depresses you very much, but at\</text:span><text:span text:style-name="T39">nleast</text:span><text:span text:style-name="T40"> you die in peace and without suffering.\n"</text:span></text:p>
      <text:p text:style-name="P77"><text:span text:style-name="T47"><text:s text:c="4"/>typeText</text:span><text:span text:style-name="T50">(</text:span><text:span text:style-name="T47">text</text:span><text:span text:style-name="T50">)</text:span></text:p>
      <text:p text:style-name="P77"><text:span text:style-name="T47"><text:s text:c="4"/>restartStory</text:span><text:span text:style-name="T50">()</text:span><text:span text:style-name="T47"> </text:span></text:p>
      <text:p text:style-name="P77"><text:span text:style-name="T47"><text:s text:c="4"/></text:span></text:p>
      <text:p text:style-name="P77"><text:span text:style-name="T54">def</text:span><text:span text:style-name="T47"> </text:span><text:span text:style-name="T55">creek</text:span><text:span text:style-name="T50">()</text:span><text:span text:style-name="T47">:</text:span></text:p>
      <text:p text:style-name="P77"><text:span text:style-name="T47"><text:s text:c="4"/>text </text:span><text:span text:style-name="T53">=</text:span><text:span text:style-name="T47"> </text:span><text:span text:style-name="T40">"\nYou fill your small </text:span><text:span text:style-name="T39">rawhide</text:span><text:span text:style-name="T40"> pouch with the creek water, and then continue alongside\</text:span><text:span text:style-name="T39">nthe</text:span><text:span text:style-name="T40"> small creek. It is taking a long time to walk to the desert. You begin to\</text:span><text:span text:style-name="T39">nwonder</text:span><text:span text:style-name="T40"> if the other choice had been a better one, but soon dismiss the thought\</text:span><text:span text:style-name="T39">nas</text:span><text:span text:style-name="T40"> the tall grass stops. You can see the desert once more, and you still have\</text:span><text:span text:style-name="T39">nyour</text:span><text:span text:style-name="T40"> pouch full. After you take a small drink of water and sit down slowly to\</text:span><text:span text:style-name="T39">nrest</text:span><text:span text:style-name="T40">, you notice the ten-foot wide gap in front of you. You curse out at yourself\</text:span><text:span text:style-name="T39">nfor</text:span><text:span text:style-name="T40"> not seeing it earlier, because now you have one more problem to add to your\never-increasing list of troubles.\n"</text:span></text:p>
      <text:p text:style-name="P77"><text:span text:style-name="T47"><text:s text:c="4"/>typeText</text:span><text:span text:style-name="T50">(</text:span><text:span text:style-name="T47">text</text:span><text:span text:style-name="T50">)</text:span></text:p>
      <text:p text:style-name="P77"><text:span text:style-name="T47"><text:s text:c="4"/>jumpOrMagic</text:span><text:span text:style-name="T50">()</text:span></text:p>
      <text:p text:style-name="P77"><text:span text:style-name="T47"><text:s text:c="4"/></text:span></text:p>
      <text:p text:style-name="P77"><text:span text:style-name="T54">def</text:span><text:span text:style-name="T47"> </text:span><text:span text:style-name="T55">jumpOrMagic</text:span><text:span text:style-name="T50">()</text:span><text:span text:style-name="T47">:</text:span></text:p>
      <text:p text:style-name="P77"><text:span text:style-name="T47"><text:s text:c="4"/></text:span><text:span text:style-name="T54">print</text:span><text:span text:style-name="T50">(</text:span><text:span text:style-name="T40">"Do you:"</text:span><text:span text:style-name="T50">)</text:span></text:p>
      <text:p text:style-name="P77"><text:span text:style-name="T47"><text:s text:c="4"/></text:span><text:span text:style-name="T54">print</text:span><text:span text:style-name="T50">(</text:span><text:span text:style-name="T40">"A) Get up and try to jump across the gap, and prove\</text:span><text:span text:style-name="T39">nto</text:span><text:span text:style-name="T40"> yourself you don't always need the aid of\</text:span><text:span text:style-name="T39">nmagic</text:span><text:span text:style-name="T40">?"</text:span><text:span text:style-name="T50">)</text:span></text:p>
      <text:p text:style-name="P77"><text:span text:style-name="T47"><text:s text:c="4"/></text:span><text:span text:style-name="T54">print</text:span><text:span text:style-name="T50">(</text:span><text:span text:style-name="T40">"B) Use your magic to float across the gap and save\</text:span><text:span text:style-name="T39">nsome</text:span><text:span text:style-name="T40"> of the energy you may need along your trek?"</text:span><text:span text:style-name="T50">)</text:span></text:p>
      <text:p text:style-name="P77"><text:span text:style-name="T47"><text:s text:c="4"/>choice </text:span><text:span text:style-name="T53">=</text:span><text:span text:style-name="T47"> input</text:span><text:span text:style-name="T50">(</text:span><text:span text:style-name="T40">"Which do you choose? \n(A/B/Q) &gt; "</text:span><text:span text:style-name="T50">)</text:span></text:p>
      <text:p text:style-name="P77"><text:span text:style-name="T47"><text:s text:c="4"/></text:span><text:span text:style-name="T54">if</text:span><text:span text:style-name="T47"> choice.lower</text:span><text:span text:style-name="T50">()</text:span><text:span text:style-name="T47"> </text:span><text:span text:style-name="T53">==</text:span><text:span text:style-name="T47"> </text:span><text:span text:style-name="T40">"a"</text:span><text:span text:style-name="T47">:</text:span></text:p>
      <text:p text:style-name="P77"><text:span text:style-name="T47"><text:s text:c="8"/>jump</text:span><text:span text:style-name="T50">()</text:span></text:p>
      <text:p text:style-name="P77"><text:span text:style-name="T47"><text:s text:c="4"/></text:span><text:span text:style-name="T54">elif</text:span><text:span text:style-name="T47"> choice.lower</text:span><text:span text:style-name="T50">()</text:span><text:span text:style-name="T47"> </text:span><text:span text:style-name="T53">==</text:span><text:span text:style-name="T47"> </text:span><text:span text:style-name="T40">"b"</text:span><text:span text:style-name="T47">:</text:span></text:p>
      <text:p text:style-name="P77"><text:span text:style-name="T47"><text:s text:c="8"/>magic</text:span><text:span text:style-name="T50">()</text:span></text:p>
      <text:p text:style-name="P77"><text:span text:style-name="T47"><text:s text:c="4"/></text:span><text:span text:style-name="T54">elif</text:span><text:span text:style-name="T47"> choice.lower</text:span><text:span text:style-name="T50">()</text:span><text:span text:style-name="T47"> </text:span><text:span text:style-name="T53">==</text:span><text:span text:style-name="T47"> </text:span><text:span text:style-name="T40">"q"</text:span><text:span text:style-name="T47">:</text:span></text:p>
      <text:p text:style-name="P77"><text:span text:style-name="T47"><text:s text:c="8"/>exit</text:span><text:span text:style-name="T50">()</text:span></text:p>
      <text:p text:style-name="P77"><text:span text:style-name="T47"><text:s text:c="4"/></text:span><text:span text:style-name="T54">else</text:span><text:span text:style-name="T47">:</text:span></text:p>
      <text:p text:style-name="P77"><text:span text:style-name="T47"><text:s text:c="8"/></text:span><text:span text:style-name="T54">return</text:span><text:span text:style-name="T47"> digOrGiveUp</text:span><text:span text:style-name="T50">()</text:span><text:span text:style-name="T47"> <text:s/></text:span></text:p>
      <text:p text:style-name="P77"><text:span text:style-name="T47"><text:s text:c="4"/></text:span></text:p>
      <text:p text:style-name="P77"><text:span text:style-name="T54">def</text:span><text:span text:style-name="T47"> </text:span><text:span text:style-name="T55">magic</text:span><text:span text:style-name="T50">()</text:span><text:span text:style-name="T47">:</text:span></text:p>
      <text:p text:style-name="P77"><text:span text:style-name="T47"><text:s text:c="4"/>text </text:span><text:span text:style-name="T53">=</text:span><text:span text:style-name="T47"> </text:span><text:span text:style-name="T40">"\nYou think using your magic is the better choice, so you carefully take out the\</text:span><text:span text:style-name="T39">nold</text:span><text:span text:style-name="T40"> </text:span><text:span text:style-name="T39">spellbook</text:span><text:span text:style-name="T40"> and begin to cast the spell. As you start, a whirling wind seems\</text:span><text:span text:style-name="T39">nto</text:span><text:span text:style-name="T40"> form out of nowhere and beings to slowly pick you up off of the sandy ground.\nIt has a calming effect on you, so you close your eyes and just let the spell\</text:span><text:span text:style-name="T39">ncarry</text:span><text:span text:style-name="T40"> you over the gap.\n\n"</text:span></text:p>
      <text:p text:style-name="P77"><text:span text:style-name="T47"><text:s text:c="4"/>typeText</text:span><text:span text:style-name="T50">(</text:span><text:span text:style-name="T47">text</text:span><text:span text:style-name="T50">)</text:span></text:p>
      <text:p text:style-name="P77"><text:span text:style-name="T47"><text:s text:c="4"/>text </text:span><text:span text:style-name="T53">=</text:span><text:span text:style-name="T47"> </text:span><text:span text:style-name="T40">"As you are floating, you notice that it is taking forever to get across a mere\</text:span><text:span text:style-name="T39">nten</text:span><text:span text:style-name="T40"> feet. Cautiously you open your eyes.\n"</text:span></text:p>
      <text:p text:style-name="P77"><text:span text:style-name="T47"><text:s text:c="4"/>typeText</text:span><text:span text:style-name="T50">(</text:span><text:span text:style-name="T47">text</text:span><text:span text:style-name="T50">)</text:span></text:p>
      <text:p text:style-name="P77"><text:span text:style-name="T47"><text:s text:c="4"/>chooseContinue</text:span><text:span text:style-name="T50">()</text:span></text:p>
      <text:p text:style-name="P77"><text:span text:style-name="T47"><text:s text:c="4"/>track </text:span><text:span text:style-name="T53">=</text:span><text:span text:style-name="T47"> </text:span><text:span text:style-name="T40">"Mountain Trials"</text:span></text:p>
      <text:p text:style-name="P77"><text:span text:style-name="T47"><text:s text:c="4"/>playMusic</text:span><text:span text:style-name="T50">(</text:span><text:span text:style-name="T47">track</text:span><text:span text:style-name="T53">,</text:span><text:span text:style-name="T47"> </text:span><text:span text:style-name="T52">0</text:span><text:span text:style-name="T53">,</text:span><text:span text:style-name="T47"> </text:span><text:span text:style-name="T52">1</text:span><text:span text:style-name="T50">)</text:span></text:p>
      <text:p text:style-name="P77"><text:span text:style-name="T47"><text:s text:c="4"/>text </text:span><text:span text:style-name="T53">=</text:span><text:span text:style-name="T47"> </text:span><text:span text:style-name="T40">"All you see around you are dirt walls that are quickly speeding by.\n\n"</text:span><text:span text:style-name="T47"> <text:s/></text:span></text:p>
      <text:p text:style-name="P77"><text:soft-page-break/><text:span text:style-name="T47"><text:s text:c="4"/>typeText</text:span><text:span text:style-name="T50">(</text:span><text:span text:style-name="T47">text</text:span><text:span text:style-name="T50">)</text:span></text:p>
      <text:p text:style-name="P77"><text:span text:style-name="T47"><text:s text:c="4"/>text </text:span><text:span text:style-name="T53">=</text:span><text:span text:style-name="T47"> </text:span><text:span text:style-name="T40">"You suddenly panic and look down to see your fate. Twenty giant spikes are\</text:span><text:span text:style-name="T39">nawaiting</text:span><text:span text:style-name="T40"> you at the bottom of the pit. In seconds you will be </text:span><text:span text:style-name="T39">impaled</text:span><text:span text:style-name="T40"> by at least\</text:span><text:span text:style-name="T39">nthree</text:span><text:span text:style-name="T40"> spikes. Your life flashes before your eyes and you know you have failed.\nYou die a death of dishonor.\n"</text:span></text:p>
      <text:p text:style-name="P77"><text:span text:style-name="T47"><text:s text:c="4"/>typeText</text:span><text:span text:style-name="T50">(</text:span><text:span text:style-name="T47">text</text:span><text:span text:style-name="T50">)</text:span></text:p>
      <text:p text:style-name="P77"><text:span text:style-name="T47"><text:s text:c="4"/>restartStory</text:span><text:span text:style-name="T50">()</text:span></text:p>
      <text:p text:style-name="P77"><text:span text:style-name="T47"><text:s text:c="4"/></text:span></text:p>
      <text:p text:style-name="P77"><text:span text:style-name="T54">def</text:span><text:span text:style-name="T47"> </text:span><text:span text:style-name="T55">jump</text:span><text:span text:style-name="T50">()</text:span><text:span text:style-name="T47">:</text:span></text:p>
      <text:p text:style-name="P77"><text:span text:style-name="T47"><text:s text:c="4"/>text </text:span><text:span text:style-name="T53">=</text:span><text:span text:style-name="T47"> </text:span><text:span text:style-name="T40">"\nYou choose to try and jump across the ten feet of space by yourself. In\</text:span><text:span text:style-name="T39">npreparation</text:span><text:span text:style-name="T40">, you judge the distance and the amount of strides you will\</text:span><text:span text:style-name="T39">nneed</text:span><text:span text:style-name="T40"> to take in order to make it. You are ready after a long and fearful\</text:span><text:span text:style-name="T39">npreparation</text:span><text:span text:style-name="T40">. Once more you look down at the sandy and worn-looking ground and\</text:span><text:span text:style-name="T39">nsay</text:span><text:span text:style-name="T40"> an old </text:span><text:span text:style-name="T39">elven</text:span><text:span text:style-name="T40"> prayer your mother once told you for good luck. Then you know\nit's time.\n\n"</text:span></text:p>
      <text:p text:style-name="P77"><text:span text:style-name="T47"><text:s text:c="4"/>typeText</text:span><text:span text:style-name="T50">(</text:span><text:span text:style-name="T47">text</text:span><text:span text:style-name="T50">)</text:span></text:p>
      <text:p text:style-name="P77"><text:span text:style-name="T47"><text:s text:c="4"/>text </text:span><text:span text:style-name="T53">=</text:span><text:span text:style-name="T47"> </text:span><text:span text:style-name="T40">"You take off as fast as your tiny legs can take you. You approach the edge\</text:span><text:span text:style-name="T39">nthinking</text:span><text:span text:style-name="T40"> only of making it, and then you finally jump.\n"</text:span></text:p>
      <text:p text:style-name="P77"><text:span text:style-name="T47"><text:s text:c="4"/>typeText</text:span><text:span text:style-name="T50">(</text:span><text:span text:style-name="T47">text</text:span><text:span text:style-name="T50">)</text:span></text:p>
      <text:p text:style-name="P77"><text:span text:style-name="T47"><text:s text:c="4"/>chooseContinue</text:span><text:span text:style-name="T50">()</text:span></text:p>
      <text:p text:style-name="P77"><text:span text:style-name="T47"><text:s text:c="4"/>text </text:span><text:span text:style-name="T53">=</text:span><text:span text:style-name="T47"> </text:span><text:span text:style-name="T40">"It seems to take forever for something to happen. Suddenly you open your eyes\</text:span><text:span text:style-name="T39">nto</text:span><text:span text:style-name="T40"> see that you might not make it. You kick your legs in one last desperate\</text:span><text:span text:style-name="T39">nattempt</text:span><text:span text:style-name="T40"> to make it and, to your surprise, you do.\n\n"</text:span></text:p>
      <text:p text:style-name="P77"><text:span text:style-name="T47"><text:s text:c="4"/>typeText</text:span><text:span text:style-name="T50">(</text:span><text:span text:style-name="T47">text</text:span><text:span text:style-name="T50">)</text:span></text:p>
      <text:p text:style-name="P77"><text:span text:style-name="T47"><text:s text:c="4"/>text </text:span><text:span text:style-name="T53">=</text:span><text:span text:style-name="T47"> </text:span><text:span text:style-name="T40">"The shock makes your legs give way and you fall, but you don't notice because\nyou're kissing the ground and looking back at how far you actually jumped. You\</text:span><text:span text:style-name="T39">nrest</text:span><text:span text:style-name="T40"> once more and then try to decide what to do.\n"</text:span></text:p>
      <text:p text:style-name="P77"><text:span text:style-name="T47"><text:s text:c="4"/>typeText</text:span><text:span text:style-name="T50">(</text:span><text:span text:style-name="T47">text</text:span><text:span text:style-name="T50">)</text:span></text:p>
      <text:p text:style-name="P77"><text:span text:style-name="T47"><text:s text:c="4"/>summonOrWalk</text:span><text:span text:style-name="T50">()</text:span></text:p>
      <text:p text:style-name="P89"/>
      <text:p text:style-name="P77"><text:span text:style-name="T54">def</text:span><text:span text:style-name="T47"> </text:span><text:span text:style-name="T55">summonOrWalk</text:span><text:span text:style-name="T50">()</text:span><text:span text:style-name="T47">:</text:span></text:p>
      <text:p text:style-name="P77"><text:span text:style-name="T47"><text:s text:c="4"/></text:span><text:span text:style-name="T54">print</text:span><text:span text:style-name="T50">(</text:span><text:span text:style-name="T40">"Do you:"</text:span><text:span text:style-name="T50">)</text:span></text:p>
      <text:p text:style-name="P77"><text:span text:style-name="T47"><text:s text:c="4"/></text:span><text:span text:style-name="T54">print</text:span><text:span text:style-name="T50">(</text:span><text:span text:style-name="T40">"A) Try to summon a beast to carry you to the desert?"</text:span><text:span text:style-name="T50">)</text:span></text:p>
      <text:p text:style-name="P77"><text:span text:style-name="T47"><text:s text:c="4"/></text:span><text:span text:style-name="T54">print</text:span><text:span text:style-name="T50">(</text:span><text:span text:style-name="T40">"B) Try to walk the 5+ miles on foot without aid?"</text:span><text:span text:style-name="T50">)</text:span></text:p>
      <text:p text:style-name="P77"><text:span text:style-name="T47"><text:s text:c="4"/>choice </text:span><text:span text:style-name="T53">=</text:span><text:span text:style-name="T47"> input</text:span><text:span text:style-name="T50">(</text:span><text:span text:style-name="T40">"Which do you choose? \n(A/B/Q) &gt; "</text:span><text:span text:style-name="T50">)</text:span></text:p>
      <text:p text:style-name="P77"><text:span text:style-name="T47"><text:s text:c="4"/></text:span><text:span text:style-name="T54">if</text:span><text:span text:style-name="T47"> choice.lower</text:span><text:span text:style-name="T50">()</text:span><text:span text:style-name="T47"> </text:span><text:span text:style-name="T53">==</text:span><text:span text:style-name="T47"> </text:span><text:span text:style-name="T40">"a"</text:span><text:span text:style-name="T47">:</text:span></text:p>
      <text:p text:style-name="P77"><text:span text:style-name="T47"><text:s text:c="8"/>summon</text:span><text:span text:style-name="T50">()</text:span></text:p>
      <text:p text:style-name="P77"><text:span text:style-name="T47"><text:s text:c="4"/></text:span><text:span text:style-name="T54">elif</text:span><text:span text:style-name="T47"> choice.lower</text:span><text:span text:style-name="T50">()</text:span><text:span text:style-name="T47"> </text:span><text:span text:style-name="T53">==</text:span><text:span text:style-name="T47"> </text:span><text:span text:style-name="T40">"b"</text:span><text:span text:style-name="T47">:</text:span></text:p>
      <text:p text:style-name="P77"><text:span text:style-name="T47"><text:s text:c="8"/>walk</text:span><text:span text:style-name="T50">()</text:span></text:p>
      <text:p text:style-name="P77"><text:span text:style-name="T47"><text:s text:c="4"/></text:span><text:span text:style-name="T54">elif</text:span><text:span text:style-name="T47"> choice.lower</text:span><text:span text:style-name="T50">()</text:span><text:span text:style-name="T47"> </text:span><text:span text:style-name="T53">==</text:span><text:span text:style-name="T47"> </text:span><text:span text:style-name="T40">"q"</text:span><text:span text:style-name="T47">:</text:span></text:p>
      <text:p text:style-name="P77"><text:span text:style-name="T47"><text:s text:c="8"/>exit</text:span><text:span text:style-name="T50">()</text:span></text:p>
      <text:p text:style-name="P77"><text:span text:style-name="T47"><text:s text:c="4"/></text:span><text:span text:style-name="T54">else</text:span><text:span text:style-name="T47">:</text:span></text:p>
      <text:p text:style-name="P77"><text:span text:style-name="T47"><text:s text:c="8"/></text:span><text:span text:style-name="T54">return</text:span><text:span text:style-name="T47"> summonOrWalk</text:span><text:span text:style-name="T50">()</text:span><text:span text:style-name="T47"> <text:s text:c="3"/></text:span></text:p>
      <text:p text:style-name="P77"><text:span text:style-name="T47"><text:s text:c="8"/></text:span></text:p>
      <text:p text:style-name="P77"><text:span text:style-name="T54">def</text:span><text:span text:style-name="T47"> </text:span><text:span text:style-name="T55">walk</text:span><text:span text:style-name="T50">()</text:span><text:span text:style-name="T47">:</text:span></text:p>
      <text:p text:style-name="P77"><text:span text:style-name="T47"><text:s text:c="4"/>text </text:span><text:span text:style-name="T53">=</text:span><text:span text:style-name="T47"> </text:span><text:span text:style-name="T40">"\nYou evaluate the amount of strength you have\</text:span><text:span text:style-name="T39">nleft</text:span><text:span text:style-name="T40"> and you decide to on by yourself.\n\n"</text:span></text:p>
      <text:p text:style-name="P77"><text:span text:style-name="T47"><text:s text:c="4"/>typeText</text:span><text:span text:style-name="T50">(</text:span><text:span text:style-name="T47">text</text:span><text:span text:style-name="T50">)</text:span></text:p>
      <text:p text:style-name="P77"><text:span text:style-name="T47"><text:s text:c="4"/>chooseContinue</text:span><text:span text:style-name="T50">()</text:span></text:p>
      <text:p text:style-name="P77"><text:span text:style-name="T47"><text:s text:c="4"/>track </text:span><text:span text:style-name="T53">=</text:span><text:span text:style-name="T47"> </text:span><text:span text:style-name="T40">"Mountain Trials"</text:span></text:p>
      <text:p text:style-name="P77"><text:span text:style-name="T47"><text:s text:c="4"/>playMusic</text:span><text:span text:style-name="T50">(</text:span><text:span text:style-name="T47">track</text:span><text:span text:style-name="T53">,</text:span><text:span text:style-name="T47"> </text:span><text:span text:style-name="T52">0</text:span><text:span text:style-name="T53">,</text:span><text:span text:style-name="T47"> </text:span><text:span text:style-name="T52">1</text:span><text:span text:style-name="T50">)</text:span></text:p>
      <text:p text:style-name="P77"><text:span text:style-name="T47"><text:s text:c="4"/>text </text:span><text:span text:style-name="T53">=</text:span><text:span text:style-name="T47"> </text:span><text:span text:style-name="T40">"You have not walked more than a mile when the\</text:span><text:span text:style-name="T39">nsky</text:span><text:span text:style-name="T40"> turns a deathly black, the clouds swirl in\</text:span><text:span text:style-name="T39">na</text:span><text:span text:style-name="T40"> threatening wind, and the grass of the plains\</text:span><text:span text:style-name="T39">ngrab</text:span><text:span text:style-name="T40"> hold of you with its long, waving blades.\n\n"</text:span></text:p>
      <text:p text:style-name="P77"><text:span text:style-name="T47"><text:s text:c="4"/>typeText</text:span><text:span text:style-name="T50">(</text:span><text:span text:style-name="T47">text</text:span><text:span text:style-name="T50">)</text:span></text:p>
      <text:p text:style-name="P77"><text:span text:style-name="T47"><text:s text:c="4"/>text </text:span><text:span text:style-name="T53">=</text:span><text:span text:style-name="T47"> </text:span><text:span text:style-name="T40">"You shiver in fear as the brilliant yellow flash\</text:span><text:span text:style-name="T39">nof</text:span><text:span text:style-name="T40"> lightning consumes your body, rendering you\</text:span><text:span text:style-name="T39">nhelpless</text:span><text:span text:style-name="T40"> under its power, and finally as the\</text:span><text:span text:style-name="T39">nlightning</text:span><text:span text:style-name="T40"> is gone you fall limp and die.\n"</text:span></text:p>
      <text:p text:style-name="P77"><text:span text:style-name="T47"><text:s text:c="4"/>typeText</text:span><text:span text:style-name="T50">(</text:span><text:span text:style-name="T47">text</text:span><text:span text:style-name="T50">)</text:span></text:p>
      <text:p text:style-name="P77"><text:soft-page-break/><text:span text:style-name="T47"><text:s text:c="4"/>restartStory</text:span><text:span text:style-name="T50">()</text:span></text:p>
      <text:p text:style-name="P77"><text:span text:style-name="T47"><text:s text:c="4"/></text:span></text:p>
      <text:p text:style-name="P77"><text:span text:style-name="T54">def</text:span><text:span text:style-name="T47"> </text:span><text:span text:style-name="T55">summon</text:span><text:span text:style-name="T50">()</text:span><text:span text:style-name="T47">:</text:span></text:p>
      <text:p text:style-name="P77"><text:span text:style-name="T47"><text:s text:c="4"/>text </text:span><text:span text:style-name="T53">=</text:span><text:span text:style-name="T47"> </text:span><text:span text:style-name="T40">"\nYou once again decide to take the easy way and summon a beast to carry you the\</text:span><text:span text:style-name="T39">nrest</text:span><text:span text:style-name="T40"> of the way to the desert. Before you can even attempt to summon anything\</text:span><text:span text:style-name="T39">nyou</text:span><text:span text:style-name="T40"> need to collect certain materials, all of which can be easily obtained from\</text:span><text:span text:style-name="T39">nthe</text:span><text:span text:style-name="T40"> area around you.\n\n"</text:span></text:p>
      <text:p text:style-name="P77"><text:span text:style-name="T47"><text:s text:c="4"/>typeText</text:span><text:span text:style-name="T50">(</text:span><text:span text:style-name="T47">text</text:span><text:span text:style-name="T50">)</text:span></text:p>
      <text:p text:style-name="P77"><text:span text:style-name="T47"><text:s text:c="4"/>text </text:span><text:span text:style-name="T53">=</text:span><text:span text:style-name="T47"> </text:span><text:span text:style-name="T40">"You first pick up a handful of sand, then mix it with some water from the earth,\</text:span><text:span text:style-name="T39">nand</text:span><text:span text:style-name="T40"> finally you begin to mix that </text:span><text:span text:style-name="T39">concoction</text:span><text:span text:style-name="T40"> together with\n your very own blood\</text:span><text:span text:style-name="T39">nfrom</text:span><text:span text:style-name="T40"> a cut your make with your sword. As the ingredients mix together, a beast\</text:span><text:span text:style-name="T39">nstarts</text:span><text:span text:style-name="T40"> to appear before you. It has a dark brown, shaggy coat like a buffalo,\</text:span><text:span text:style-name="T39">nbeady</text:span><text:span text:style-name="T40"> eyes like a rat, and a massive body like an elephant.\n"</text:span></text:p>
      <text:p text:style-name="P77"><text:span text:style-name="T47"><text:s text:c="4"/>typeText</text:span><text:span text:style-name="T50">(</text:span><text:span text:style-name="T47">text</text:span><text:span text:style-name="T50">)</text:span></text:p>
      <text:p text:style-name="P77"><text:span text:style-name="T47"><text:s text:c="4"/>chooseContinue</text:span><text:span text:style-name="T50">()</text:span></text:p>
      <text:p text:style-name="P77"><text:span text:style-name="T47"><text:s text:c="4"/>text </text:span><text:span text:style-name="T53">=</text:span><text:span text:style-name="T47"> </text:span><text:span text:style-name="T40">"You're a little intimidated at first, as the animal only stares at you and snorts,\</text:span><text:span text:style-name="T39">nbut</text:span><text:span text:style-name="T40"> you soon come to realize it's a gentle creature and you climb on its back.\n\n"</text:span></text:p>
      <text:p text:style-name="P77"><text:span text:style-name="T47"><text:s text:c="4"/>typeText</text:span><text:span text:style-name="T50">(</text:span><text:span text:style-name="T47">text</text:span><text:span text:style-name="T50">)</text:span></text:p>
      <text:p text:style-name="P77"><text:span text:style-name="T47"><text:s text:c="4"/>text </text:span><text:span text:style-name="T53">=</text:span><text:span text:style-name="T47"> </text:span><text:span text:style-name="T40">"It lurches forward at a blinding speed, and in a matter of a few seconds you are\</text:span><text:span text:style-name="T39">nat</text:span><text:span text:style-name="T40"> the edge of the desert. You blink and slowly dismount the giant beast. As you\</text:span><text:span text:style-name="T39">ndo</text:span><text:span text:style-name="T40">, the animal slowly disappears into the air around you.\n\n"</text:span></text:p>
      <text:p text:style-name="P77"><text:span text:style-name="T47"><text:s text:c="4"/>typeText</text:span><text:span text:style-name="T50">(</text:span><text:span text:style-name="T47">text</text:span><text:span text:style-name="T50">)</text:span></text:p>
      <text:p text:style-name="P77"><text:span text:style-name="T47"><text:s text:c="4"/>text </text:span><text:span text:style-name="T53">=</text:span><text:span text:style-name="T47"> </text:span><text:span text:style-name="T40">"As the beast fades, a </text:span><text:span text:style-name="T39">raspy</text:span><text:span text:style-name="T40"> voice, barely audible tells you, 'That which falls\</text:span><text:span text:style-name="T39">nupon</text:span><text:span text:style-name="T40"> his head.'\n\n"</text:span></text:p>
      <text:p text:style-name="P77"><text:span text:style-name="T47"><text:s text:c="4"/>typeText</text:span><text:span text:style-name="T50">(</text:span><text:span text:style-name="T47">text</text:span><text:span text:style-name="T50">)</text:span></text:p>
      <text:p text:style-name="P77"><text:span text:style-name="T47"><text:s text:c="4"/>text </text:span><text:span text:style-name="T53">=</text:span><text:span text:style-name="T47"> </text:span><text:span text:style-name="T40">"You take your first step on the blistering hot sand of the desert, try to breathe\</text:span><text:span text:style-name="T39">nthrough</text:span><text:span text:style-name="T40"> the heat, and begin perhaps the most grueling walk you have ever attempted.\n"</text:span></text:p>
      <text:p text:style-name="P77"><text:span text:style-name="T47"><text:s text:c="4"/>typeText</text:span><text:span text:style-name="T50">(</text:span><text:span text:style-name="T47">text</text:span><text:span text:style-name="T50">)</text:span></text:p>
      <text:p text:style-name="P77"><text:span text:style-name="T47"><text:s text:c="4"/>desert</text:span><text:span text:style-name="T50">()</text:span></text:p>
      <text:p text:style-name="P77"><text:span text:style-name="T47"><text:s text:c="4"/></text:span></text:p>
      <text:p text:style-name="P77"><text:span text:style-name="T54">def</text:span><text:span text:style-name="T47"> </text:span><text:span text:style-name="T55">desert</text:span><text:span text:style-name="T50">()</text:span><text:span text:style-name="T47">:</text:span></text:p>
      <text:p text:style-name="P77"><text:span text:style-name="T47"><text:s text:c="4"/>track </text:span><text:span text:style-name="T53">=</text:span><text:span text:style-name="T47"> </text:span><text:span text:style-name="T40">""</text:span></text:p>
      <text:p text:style-name="P77"><text:span text:style-name="T47"><text:s text:c="4"/>playMusic</text:span><text:span text:style-name="T50">(</text:span><text:span text:style-name="T47">track</text:span><text:span text:style-name="T53">,</text:span><text:span text:style-name="T47"> </text:span><text:span text:style-name="T52">0</text:span><text:span text:style-name="T53">,</text:span><text:span text:style-name="T47"> </text:span><text:span text:style-name="T52">1</text:span><text:span text:style-name="T50">)</text:span></text:p>
      <text:p text:style-name="P77"><text:span text:style-name="T47"><text:s text:c="4"/>text </text:span><text:span text:style-name="T53">=</text:span><text:span text:style-name="T47"> </text:span><text:span text:style-name="T40">"\nYou enter the </text:span><text:span text:style-name="T39">Moseekan</text:span><text:span text:style-name="T40"> Desert on the island of\nAnagua. The temperatures in the desert are\</text:span><text:span text:style-name="T39">nextremely</text:span><text:span text:style-name="T40"> hot. The temperatures sometimes reach\n125 degrees. Beware! Many strange creatures\</text:span><text:span text:style-name="T39">nlive</text:span><text:span text:style-name="T40"> in the </text:span><text:span text:style-name="T39">Moseekan</text:span><text:span text:style-name="T40">.\n\n"</text:span></text:p>
      <text:p text:style-name="P77"><text:span text:style-name="T47"><text:s text:c="4"/>typeText</text:span><text:span text:style-name="T50">(</text:span><text:span text:style-name="T47">text</text:span><text:span text:style-name="T50">)</text:span></text:p>
      <text:p text:style-name="P77"><text:span text:style-name="T47"><text:s text:c="4"/>text </text:span><text:span text:style-name="T53">=</text:span><text:span text:style-name="T47"> </text:span><text:span text:style-name="T40">"You initially take a westerly course. You soon\</text:span><text:span text:style-name="T39">ncome</text:span><text:span text:style-name="T40"> to an enormous rock in the middle of your\</text:span><text:span text:style-name="T39">npath</text:span><text:span text:style-name="T40">. It has a distinctive column of rock that\</text:span><text:span text:style-name="T39">njuts</text:span><text:span text:style-name="T40"> straight up into the air. You go around\</text:span><text:span text:style-name="T39">nthe</text:span><text:span text:style-name="T40"> rock and continue on your way.\n\n"</text:span></text:p>
      <text:p text:style-name="P77"><text:span text:style-name="T47"><text:s text:c="4"/>typeText</text:span><text:span text:style-name="T50">(</text:span><text:span text:style-name="T47">text</text:span><text:span text:style-name="T50">)</text:span></text:p>
      <text:p text:style-name="P77"><text:span text:style-name="T47"><text:s text:c="4"/>chooseContinue</text:span><text:span text:style-name="T50">()</text:span></text:p>
      <text:p text:style-name="P77"><text:span text:style-name="T47"><text:s text:c="4"/>text </text:span><text:span text:style-name="T53">=</text:span><text:span text:style-name="T47"> </text:span><text:span text:style-name="T40">"\nAfter about two miles, you come upon a giant\</text:span><text:span text:style-name="T39">nsand</text:span><text:span text:style-name="T40"> dune that disrupts your path.\n"</text:span></text:p>
      <text:p text:style-name="P77"><text:span text:style-name="T47"><text:s text:c="4"/>typeText</text:span><text:span text:style-name="T50">(</text:span><text:span text:style-name="T47">text</text:span><text:span text:style-name="T50">)</text:span></text:p>
      <text:p text:style-name="P77"><text:span text:style-name="T47"><text:s text:c="4"/>northwestWestSouthwest</text:span><text:span text:style-name="T50">()</text:span></text:p>
      <text:p text:style-name="P77"><text:span text:style-name="T47"><text:s text:c="4"/></text:span></text:p>
      <text:p text:style-name="P77"><text:span text:style-name="T54">def</text:span><text:span text:style-name="T47"> </text:span><text:span text:style-name="T55">northwestWestSouthwest</text:span><text:span text:style-name="T50">()</text:span><text:span text:style-name="T47">:</text:span></text:p>
      <text:p text:style-name="P77"><text:span text:style-name="T47"><text:s text:c="4"/></text:span><text:span text:style-name="T54">print</text:span><text:span text:style-name="T50">(</text:span><text:span text:style-name="T40">"Do you:"</text:span><text:span text:style-name="T50">)</text:span></text:p>
      <text:p text:style-name="P77"><text:span text:style-name="T47"><text:s text:c="4"/></text:span><text:span text:style-name="T54">print</text:span><text:span text:style-name="T50">(</text:span><text:span text:style-name="T40">"A) Go northwest around the dune?"</text:span><text:span text:style-name="T50">)</text:span></text:p>
      <text:p text:style-name="P77"><text:span text:style-name="T47"><text:s text:c="4"/></text:span><text:span text:style-name="T54">print</text:span><text:span text:style-name="T50">(</text:span><text:span text:style-name="T40">"B) Continue west over the dune?"</text:span><text:span text:style-name="T50">)</text:span></text:p>
      <text:p text:style-name="P77"><text:span text:style-name="T47"><text:s text:c="4"/></text:span><text:span text:style-name="T54">print</text:span><text:span text:style-name="T50">(</text:span><text:span text:style-name="T40">"C) Travel </text:span><text:span text:style-name="T39">southwest</text:span><text:span text:style-name="T40"> around the dune?"</text:span><text:span text:style-name="T50">)</text:span></text:p>
      <text:p text:style-name="P77"><text:span text:style-name="T47"><text:s text:c="4"/>choice </text:span><text:span text:style-name="T53">=</text:span><text:span text:style-name="T47"> input</text:span><text:span text:style-name="T50">(</text:span><text:span text:style-name="T40">"Which do you choose? \n(A/B/C/Q) &gt; "</text:span><text:span text:style-name="T50">)</text:span></text:p>
      <text:p text:style-name="P77"><text:span text:style-name="T47"><text:s text:c="4"/></text:span><text:span text:style-name="T54">if</text:span><text:span text:style-name="T47"> choice.lower</text:span><text:span text:style-name="T50">()</text:span><text:span text:style-name="T47"> </text:span><text:span text:style-name="T53">==</text:span><text:span text:style-name="T47"> </text:span><text:span text:style-name="T40">"a"</text:span><text:span text:style-name="T47">:</text:span></text:p>
      <text:p text:style-name="P77"><text:span text:style-name="T47"><text:s text:c="8"/>northwest</text:span><text:span text:style-name="T50">()</text:span></text:p>
      <text:p text:style-name="P77"><text:span text:style-name="T47"><text:s text:c="4"/></text:span><text:span text:style-name="T54">elif</text:span><text:span text:style-name="T47"> choice.lower</text:span><text:span text:style-name="T50">()</text:span><text:span text:style-name="T47"> </text:span><text:span text:style-name="T53">==</text:span><text:span text:style-name="T47"> </text:span><text:span text:style-name="T40">"b"</text:span><text:span text:style-name="T47">:</text:span></text:p>
      <text:p text:style-name="P77"><text:soft-page-break/><text:span text:style-name="T47"><text:s text:c="8"/>west</text:span><text:span text:style-name="T50">()</text:span></text:p>
      <text:p text:style-name="P77"><text:span text:style-name="T47"><text:s text:c="4"/></text:span><text:span text:style-name="T54">elif</text:span><text:span text:style-name="T47"> choice.lower</text:span><text:span text:style-name="T50">()</text:span><text:span text:style-name="T47"> </text:span><text:span text:style-name="T53">==</text:span><text:span text:style-name="T47"> </text:span><text:span text:style-name="T40">"c"</text:span><text:span text:style-name="T47">:</text:span></text:p>
      <text:p text:style-name="P77"><text:span text:style-name="T47"><text:s text:c="8"/>southwest</text:span><text:span text:style-name="T50">()</text:span></text:p>
      <text:p text:style-name="P77"><text:span text:style-name="T47"><text:s text:c="4"/></text:span><text:span text:style-name="T54">elif</text:span><text:span text:style-name="T47"> choice.lower</text:span><text:span text:style-name="T50">()</text:span><text:span text:style-name="T47"> </text:span><text:span text:style-name="T53">==</text:span><text:span text:style-name="T47"> </text:span><text:span text:style-name="T40">"q"</text:span><text:span text:style-name="T47">:</text:span></text:p>
      <text:p text:style-name="P77"><text:span text:style-name="T47"><text:s text:c="8"/>exit</text:span><text:span text:style-name="T50">()</text:span></text:p>
      <text:p text:style-name="P77"><text:span text:style-name="T47"><text:s text:c="4"/></text:span><text:span text:style-name="T54">else</text:span><text:span text:style-name="T47">:</text:span></text:p>
      <text:p text:style-name="P77"><text:span text:style-name="T47"><text:s text:c="8"/></text:span><text:span text:style-name="T54">return</text:span><text:span text:style-name="T47"> northwestWestSouthwest</text:span><text:span text:style-name="T50">()</text:span><text:span text:style-name="T47"> <text:s text:c="3"/></text:span></text:p>
      <text:p text:style-name="P89"/>
      <text:p text:style-name="P77"><text:span text:style-name="T54">def</text:span><text:span text:style-name="T47"> </text:span><text:span text:style-name="T55">west</text:span><text:span text:style-name="T50">()</text:span><text:span text:style-name="T47">:</text:span></text:p>
      <text:p text:style-name="P77"><text:span text:style-name="T47"><text:s text:c="4"/>text </text:span><text:span text:style-name="T53">=</text:span><text:span text:style-name="T47"> </text:span><text:span text:style-name="T40">"\nYou start the long climb up the giant sand dune.\nYour climb up the dune is easy at first but soon\</text:span><text:span text:style-name="T39">ngets</text:span><text:span text:style-name="T40"> steeper. Your easy climb is now very\</text:span><text:span text:style-name="T39">ndifficult</text:span><text:span text:style-name="T40">.\n"</text:span></text:p>
      <text:p text:style-name="P77"><text:span text:style-name="T47"><text:s text:c="4"/>typeText</text:span><text:span text:style-name="T50">(</text:span><text:span text:style-name="T47">text</text:span><text:span text:style-name="T50">)</text:span></text:p>
      <text:p text:style-name="P77"><text:span text:style-name="T47"><text:s text:c="4"/>chooseContinue</text:span><text:span text:style-name="T50">()</text:span></text:p>
      <text:p text:style-name="P77"><text:span text:style-name="T47"><text:s text:c="4"/>track </text:span><text:span text:style-name="T53">=</text:span><text:span text:style-name="T47"> </text:span><text:span text:style-name="T40">"Mountain Trials"</text:span></text:p>
      <text:p text:style-name="P77"><text:span text:style-name="T47"><text:s text:c="4"/>playMusic</text:span><text:span text:style-name="T50">(</text:span><text:span text:style-name="T47">track</text:span><text:span text:style-name="T53">,</text:span><text:span text:style-name="T47"> </text:span><text:span text:style-name="T52">0</text:span><text:span text:style-name="T53">,</text:span><text:span text:style-name="T47"> </text:span><text:span text:style-name="T52">1</text:span><text:span text:style-name="T50">)</text:span></text:p>
      <text:p text:style-name="P77"><text:span text:style-name="T47"><text:s text:c="4"/>text </text:span><text:span text:style-name="T53">=</text:span><text:span text:style-name="T47"> </text:span><text:span text:style-name="T40">"\nAll of a sudden you slip and grab onto a vine.\nThe vine turns out to be a snake! It bites you\</text:span><text:span text:style-name="T39">nand</text:span><text:span text:style-name="T40"> injects its deadly venom.\n\n"</text:span></text:p>
      <text:p text:style-name="P77"><text:span text:style-name="T47"><text:s text:c="4"/>typeText</text:span><text:span text:style-name="T50">(</text:span><text:span text:style-name="T47">text</text:span><text:span text:style-name="T50">)</text:span></text:p>
      <text:p text:style-name="P77"><text:span text:style-name="T47"><text:s text:c="4"/>text </text:span><text:span text:style-name="T53">=</text:span><text:span text:style-name="T47"> </text:span><text:span text:style-name="T40">"He then eats you for dinner.\n"</text:span></text:p>
      <text:p text:style-name="P77"><text:span text:style-name="T47"><text:s text:c="4"/>typeText</text:span><text:span text:style-name="T50">(</text:span><text:span text:style-name="T47">text</text:span><text:span text:style-name="T50">)</text:span></text:p>
      <text:p text:style-name="P77"><text:span text:style-name="T47"><text:s text:c="4"/>restartStory</text:span><text:span text:style-name="T50">()</text:span></text:p>
      <text:p text:style-name="P77"><text:span text:style-name="T47"><text:s text:c="4"/></text:span></text:p>
      <text:p text:style-name="P77"><text:span text:style-name="T54">def</text:span><text:span text:style-name="T47"> </text:span><text:span text:style-name="T55">northwest</text:span><text:span text:style-name="T50">()</text:span><text:span text:style-name="T47">:</text:span></text:p>
      <text:p text:style-name="P77"><text:span text:style-name="T47"><text:s text:c="4"/>text </text:span><text:span text:style-name="T53">=</text:span><text:span text:style-name="T47"> </text:span><text:span text:style-name="T40">"\nYou continue your treacherous walk around the\</text:span><text:span text:style-name="T39">nnorth</text:span><text:span text:style-name="T40"> side of the dune.\n\n"</text:span></text:p>
      <text:p text:style-name="P77"><text:span text:style-name="T47"><text:s text:c="4"/>typeText</text:span><text:span text:style-name="T50">(</text:span><text:span text:style-name="T47">text</text:span><text:span text:style-name="T50">)</text:span></text:p>
      <text:p text:style-name="P77"><text:span text:style-name="T47"><text:s text:c="4"/>text </text:span><text:span text:style-name="T53">=</text:span><text:span text:style-name="T47"> </text:span><text:span text:style-name="T40">"As you go, your mouth begins to feel like\</text:span><text:span text:style-name="T39">nsandpaper</text:span><text:span text:style-name="T40">. Each step you take makes it worse.\n"</text:span></text:p>
      <text:p text:style-name="P77"><text:span text:style-name="T47"><text:s text:c="4"/>typeText</text:span><text:span text:style-name="T50">(</text:span><text:span text:style-name="T47">text</text:span><text:span text:style-name="T50">)</text:span></text:p>
      <text:p text:style-name="P77"><text:span text:style-name="T47"><text:s text:c="4"/>turnEndure</text:span><text:span text:style-name="T50">()</text:span></text:p>
      <text:p text:style-name="P77"><text:span text:style-name="T47"><text:s text:c="4"/></text:span></text:p>
      <text:p text:style-name="P77"><text:span text:style-name="T54">def</text:span><text:span text:style-name="T47"> </text:span><text:span text:style-name="T55">turnEndure</text:span><text:span text:style-name="T50">()</text:span><text:span text:style-name="T47">:</text:span></text:p>
      <text:p text:style-name="P77"><text:span text:style-name="T47"><text:s text:c="4"/></text:span><text:span text:style-name="T54">print</text:span><text:span text:style-name="T50">(</text:span><text:span text:style-name="T40">"Do you:"</text:span><text:span text:style-name="T50">)</text:span></text:p>
      <text:p text:style-name="P77"><text:span text:style-name="T47"><text:s text:c="4"/></text:span><text:span text:style-name="T54">print</text:span><text:span text:style-name="T50">(</text:span><text:span text:style-name="T40">"A) Turn back?"</text:span><text:span text:style-name="T50">)</text:span></text:p>
      <text:p text:style-name="P77"><text:span text:style-name="T47"><text:s text:c="4"/></text:span><text:span text:style-name="T54">print</text:span><text:span text:style-name="T50">(</text:span><text:span text:style-name="T40">"B) Endure the heat and continue in the hope of\</text:span><text:span text:style-name="T39">nfinding</text:span><text:span text:style-name="T40"> water?"</text:span><text:span text:style-name="T50">)</text:span></text:p>
      <text:p text:style-name="P77"><text:span text:style-name="T47"><text:s text:c="4"/>choice </text:span><text:span text:style-name="T53">=</text:span><text:span text:style-name="T47"> input</text:span><text:span text:style-name="T50">(</text:span><text:span text:style-name="T40">"Which do you choose? \n(A/B/Q) &gt; "</text:span><text:span text:style-name="T50">)</text:span></text:p>
      <text:p text:style-name="P77"><text:span text:style-name="T47"><text:s text:c="4"/></text:span><text:span text:style-name="T54">if</text:span><text:span text:style-name="T47"> choice.lower</text:span><text:span text:style-name="T50">()</text:span><text:span text:style-name="T47"> </text:span><text:span text:style-name="T53">==</text:span><text:span text:style-name="T47"> </text:span><text:span text:style-name="T40">"a"</text:span><text:span text:style-name="T47">:</text:span></text:p>
      <text:p text:style-name="P77"><text:span text:style-name="T47"><text:s text:c="8"/>turnBack</text:span><text:span text:style-name="T50">()</text:span></text:p>
      <text:p text:style-name="P77"><text:span text:style-name="T47"><text:s text:c="4"/></text:span><text:span text:style-name="T54">elif</text:span><text:span text:style-name="T47"> choice.lower</text:span><text:span text:style-name="T50">()</text:span><text:span text:style-name="T47"> </text:span><text:span text:style-name="T53">==</text:span><text:span text:style-name="T47"> </text:span><text:span text:style-name="T40">"b"</text:span><text:span text:style-name="T47">:</text:span></text:p>
      <text:p text:style-name="P77"><text:span text:style-name="T47"><text:s text:c="8"/>endure</text:span><text:span text:style-name="T50">()</text:span></text:p>
      <text:p text:style-name="P77"><text:span text:style-name="T47"><text:s text:c="4"/></text:span><text:span text:style-name="T54">elif</text:span><text:span text:style-name="T47"> choice.lower</text:span><text:span text:style-name="T50">()</text:span><text:span text:style-name="T47"> </text:span><text:span text:style-name="T53">==</text:span><text:span text:style-name="T47"> </text:span><text:span text:style-name="T40">"q"</text:span><text:span text:style-name="T47">:</text:span></text:p>
      <text:p text:style-name="P77"><text:span text:style-name="T47"><text:s text:c="8"/>exit</text:span><text:span text:style-name="T50">()</text:span></text:p>
      <text:p text:style-name="P77"><text:span text:style-name="T47"><text:s text:c="4"/></text:span><text:span text:style-name="T54">else</text:span><text:span text:style-name="T47">:</text:span></text:p>
      <text:p text:style-name="P77"><text:span text:style-name="T47"><text:s text:c="8"/></text:span><text:span text:style-name="T54">return</text:span><text:span text:style-name="T47"> turnEndure</text:span><text:span text:style-name="T50">()</text:span></text:p>
      <text:p text:style-name="P77"><text:span text:style-name="T47"><text:s text:c="4"/></text:span></text:p>
      <text:p text:style-name="P77"><text:span text:style-name="T54">def</text:span><text:span text:style-name="T47"> </text:span><text:span text:style-name="T55">turnBack</text:span><text:span text:style-name="T50">()</text:span><text:span text:style-name="T47">:</text:span></text:p>
      <text:p text:style-name="P77"><text:span text:style-name="T47"><text:s text:c="4"/>text </text:span><text:span text:style-name="T53">=</text:span><text:span text:style-name="T47"> </text:span><text:span text:style-name="T40">"\nYou decide to turn back and try to get back to\</text:span><text:span text:style-name="T39">nthe</text:span><text:span text:style-name="T40"> rock.\n\n"</text:span></text:p>
      <text:p text:style-name="P77"><text:span text:style-name="T47"><text:s text:c="4"/>typeText</text:span><text:span text:style-name="T50">(</text:span><text:span text:style-name="T47">text</text:span><text:span text:style-name="T50">)</text:span></text:p>
      <text:p text:style-name="P77"><text:span text:style-name="T47"><text:s text:c="4"/>text </text:span><text:span text:style-name="T53">=</text:span><text:span text:style-name="T47"> </text:span><text:span text:style-name="T40">"You see a row of cacti and decide to follow\</text:span><text:span text:style-name="T39">nalong</text:span><text:span text:style-name="T40"> the row. You come to a break in the row.\n"</text:span></text:p>
      <text:p text:style-name="P77"><text:span text:style-name="T47"><text:s text:c="4"/>typeText</text:span><text:span text:style-name="T50">(</text:span><text:span text:style-name="T47">text</text:span><text:span text:style-name="T50">)</text:span></text:p>
      <text:p text:style-name="P77"><text:span text:style-name="T47"><text:s text:c="4"/>straightRight</text:span><text:span text:style-name="T50">()</text:span></text:p>
      <text:p text:style-name="P77"><text:span text:style-name="T47"><text:s text:c="4"/></text:span></text:p>
      <text:p text:style-name="P77"><text:span text:style-name="T54">def</text:span><text:span text:style-name="T47"> </text:span><text:span text:style-name="T55">straightRight</text:span><text:span text:style-name="T50">()</text:span><text:span text:style-name="T47">:</text:span></text:p>
      <text:p text:style-name="P77"><text:span text:style-name="T47"><text:s text:c="4"/></text:span><text:span text:style-name="T54">print</text:span><text:span text:style-name="T50">(</text:span><text:span text:style-name="T40">"Do you:"</text:span><text:span text:style-name="T50">)</text:span></text:p>
      <text:p text:style-name="P77"><text:span text:style-name="T47"><text:s text:c="4"/></text:span><text:span text:style-name="T54">print</text:span><text:span text:style-name="T50">(</text:span><text:span text:style-name="T40">"A) Keep going straight?"</text:span><text:span text:style-name="T50">)</text:span></text:p>
      <text:p text:style-name="P77"><text:span text:style-name="T47"><text:s text:c="4"/></text:span><text:span text:style-name="T54">print</text:span><text:span text:style-name="T50">(</text:span><text:span text:style-name="T40">"B) Turn to the right?"</text:span><text:span text:style-name="T50">)</text:span></text:p>
      <text:p text:style-name="P77"><text:span text:style-name="T47"><text:s text:c="4"/>choice </text:span><text:span text:style-name="T53">=</text:span><text:span text:style-name="T47"> input</text:span><text:span text:style-name="T50">(</text:span><text:span text:style-name="T40">"Which do you choose? \n(A/B/Q) &gt; "</text:span><text:span text:style-name="T50">)</text:span></text:p>
      <text:p text:style-name="P77"><text:span text:style-name="T47"><text:s text:c="4"/></text:span><text:span text:style-name="T54">if</text:span><text:span text:style-name="T47"> choice.lower</text:span><text:span text:style-name="T50">()</text:span><text:span text:style-name="T47"> </text:span><text:span text:style-name="T53">==</text:span><text:span text:style-name="T47"> </text:span><text:span text:style-name="T40">"a"</text:span><text:span text:style-name="T47">:</text:span></text:p>
      <text:p text:style-name="P77"><text:soft-page-break/><text:span text:style-name="T47"><text:s text:c="8"/>keepStraight</text:span><text:span text:style-name="T50">()</text:span></text:p>
      <text:p text:style-name="P77"><text:span text:style-name="T47"><text:s text:c="4"/></text:span><text:span text:style-name="T54">elif</text:span><text:span text:style-name="T47"> choice.lower</text:span><text:span text:style-name="T50">()</text:span><text:span text:style-name="T47"> </text:span><text:span text:style-name="T53">==</text:span><text:span text:style-name="T47"> </text:span><text:span text:style-name="T40">"b"</text:span><text:span text:style-name="T47">:</text:span></text:p>
      <text:p text:style-name="P77"><text:span text:style-name="T47"><text:s text:c="8"/>turnRight</text:span><text:span text:style-name="T50">()</text:span></text:p>
      <text:p text:style-name="P77"><text:span text:style-name="T47"><text:s text:c="4"/></text:span><text:span text:style-name="T54">elif</text:span><text:span text:style-name="T47"> choice.lower</text:span><text:span text:style-name="T50">()</text:span><text:span text:style-name="T47"> </text:span><text:span text:style-name="T53">==</text:span><text:span text:style-name="T47"> </text:span><text:span text:style-name="T40">"q"</text:span><text:span text:style-name="T47">:</text:span></text:p>
      <text:p text:style-name="P77"><text:span text:style-name="T47"><text:s text:c="8"/>exit</text:span><text:span text:style-name="T50">()</text:span></text:p>
      <text:p text:style-name="P77"><text:span text:style-name="T47"><text:s text:c="4"/></text:span><text:span text:style-name="T54">else</text:span><text:span text:style-name="T47">:</text:span></text:p>
      <text:p text:style-name="P77"><text:span text:style-name="T47"><text:s text:c="8"/></text:span><text:span text:style-name="T54">return</text:span><text:span text:style-name="T47"> straightRight</text:span><text:span text:style-name="T50">()</text:span><text:span text:style-name="T47"> <text:s text:c="4"/></text:span></text:p>
      <text:p text:style-name="P77"><text:span text:style-name="T47"><text:s text:c="4"/></text:span></text:p>
      <text:p text:style-name="P77"><text:span text:style-name="T54">def</text:span><text:span text:style-name="T47"> </text:span><text:span text:style-name="T55">keepStraight</text:span><text:span text:style-name="T50">()</text:span><text:span text:style-name="T47">:</text:span></text:p>
      <text:p text:style-name="P77"><text:span text:style-name="T47"><text:s text:c="4"/>text </text:span><text:span text:style-name="T53">=</text:span><text:span text:style-name="T47"> </text:span><text:span text:style-name="T40">"\nYou keep going along the cactus row. Eventually\</text:span><text:span text:style-name="T39">nit</text:span><text:span text:style-name="T40"> ends.\n\n"</text:span></text:p>
      <text:p text:style-name="P77"><text:span text:style-name="T47"><text:s text:c="4"/>typeText</text:span><text:span text:style-name="T50">(</text:span><text:span text:style-name="T47">text</text:span><text:span text:style-name="T50">)</text:span></text:p>
      <text:p text:style-name="P77"><text:span text:style-name="T47"><text:s text:c="4"/>text </text:span><text:span text:style-name="T53">=</text:span><text:span text:style-name="T47"> </text:span><text:span text:style-name="T40">"By now you are really lost and can't find your\</text:span><text:span text:style-name="T39">nway</text:span><text:span text:style-name="T40"> back.\n\n"</text:span></text:p>
      <text:p text:style-name="P77"><text:span text:style-name="T47"><text:s text:c="4"/>typeText</text:span><text:span text:style-name="T50">(</text:span><text:span text:style-name="T47">text</text:span><text:span text:style-name="T50">)</text:span></text:p>
      <text:p text:style-name="P77"><text:span text:style-name="T47"><text:s text:c="4"/>text </text:span><text:span text:style-name="T53">=</text:span><text:span text:style-name="T47"> </text:span><text:span text:style-name="T40">"You soon become thirsty and die slowly in the\</text:span><text:span text:style-name="T39">nhot</text:span><text:span text:style-name="T40"> heat of the desert.\n"</text:span></text:p>
      <text:p text:style-name="P77"><text:span text:style-name="T47"><text:s text:c="4"/>typeText</text:span><text:span text:style-name="T50">(</text:span><text:span text:style-name="T47">text</text:span><text:span text:style-name="T50">)</text:span></text:p>
      <text:p text:style-name="P77"><text:span text:style-name="T47"><text:s text:c="4"/>restartStory</text:span><text:span text:style-name="T50">()</text:span></text:p>
      <text:p text:style-name="P77"><text:span text:style-name="T47"><text:s text:c="4"/></text:span></text:p>
      <text:p text:style-name="P77"><text:span text:style-name="T54">def</text:span><text:span text:style-name="T47"> </text:span><text:span text:style-name="T55">turnRight</text:span><text:span text:style-name="T50">()</text:span><text:span text:style-name="T47">:</text:span></text:p>
      <text:p text:style-name="P77"><text:span text:style-name="T47"><text:s text:c="4"/>text </text:span><text:span text:style-name="T53">=</text:span><text:span text:style-name="T47"> </text:span><text:span text:style-name="T40">"\nTurning right, you wander in the extreme heat\</text:span><text:span text:style-name="T39">ntrying</text:span><text:span text:style-name="T40"> to find a familiar object. You soon see\</text:span><text:span text:style-name="T39">nthe</text:span><text:span text:style-name="T40"> distinctive rock in front of you.\n\n"</text:span></text:p>
      <text:p text:style-name="P77"><text:span text:style-name="T47"><text:s text:c="4"/>typeText</text:span><text:span text:style-name="T50">(</text:span><text:span text:style-name="T47">text</text:span><text:span text:style-name="T50">)</text:span></text:p>
      <text:p text:style-name="P77"><text:span text:style-name="T47"><text:s text:c="4"/>text </text:span><text:span text:style-name="T53">=</text:span><text:span text:style-name="T47"> </text:span><text:span text:style-name="T40">"You continue toward the rock and are at the\</text:span><text:span text:style-name="T39">nspot</text:span><text:span text:style-name="T40"> from which you started. You go around the rock\</text:span><text:span text:style-name="T39">nand</text:span><text:span text:style-name="T40"> continue on your way.\n\n"</text:span></text:p>
      <text:p text:style-name="P77"><text:span text:style-name="T47"><text:s text:c="4"/>typeText</text:span><text:span text:style-name="T50">(</text:span><text:span text:style-name="T47">text</text:span><text:span text:style-name="T50">)</text:span></text:p>
      <text:p text:style-name="P77"><text:span text:style-name="T47"><text:s text:c="4"/>text </text:span><text:span text:style-name="T53">=</text:span><text:span text:style-name="T47"> </text:span><text:span text:style-name="T40">"After about two miles, you come upon the giant\</text:span><text:span text:style-name="T39">nsand</text:span><text:span text:style-name="T40"> dune that disrupts your path.\n"</text:span></text:p>
      <text:p text:style-name="P77"><text:span text:style-name="T47"><text:s text:c="4"/>typeText</text:span><text:span text:style-name="T50">(</text:span><text:span text:style-name="T47">text</text:span><text:span text:style-name="T50">)</text:span></text:p>
      <text:p text:style-name="P77"><text:span text:style-name="T47"><text:s text:c="4"/>northwestWestSouthwest</text:span><text:span text:style-name="T50">()</text:span></text:p>
      <text:p text:style-name="P77"><text:span text:style-name="T47"><text:s text:c="4"/></text:span></text:p>
      <text:p text:style-name="P77"><text:span text:style-name="T54">def</text:span><text:span text:style-name="T47"> </text:span><text:span text:style-name="T55">endure</text:span><text:span text:style-name="T50">()</text:span><text:span text:style-name="T47">:</text:span></text:p>
      <text:p text:style-name="P77"><text:span text:style-name="T47"><text:s text:c="4"/></text:span><text:span text:style-name="T54">print</text:span><text:span text:style-name="T50">(</text:span><text:span text:style-name="T40">"Do you:"</text:span><text:span text:style-name="T50">)</text:span></text:p>
      <text:p text:style-name="P77"><text:span text:style-name="T47"><text:s text:c="4"/></text:span><text:span text:style-name="T54">print</text:span><text:span text:style-name="T50">(</text:span><text:span text:style-name="T40">"A) Turn back?"</text:span><text:span text:style-name="T50">)</text:span></text:p>
      <text:p text:style-name="P77"><text:span text:style-name="T47"><text:s text:c="4"/></text:span><text:span text:style-name="T54">print</text:span><text:span text:style-name="T50">(</text:span><text:span text:style-name="T40">"B) Endure the heat and continue in the hope\</text:span><text:span text:style-name="T39">nof</text:span><text:span text:style-name="T40"> finding water?"</text:span><text:span text:style-name="T50">)</text:span></text:p>
      <text:p text:style-name="P77"><text:span text:style-name="T47"><text:s text:c="4"/>choice </text:span><text:span text:style-name="T53">=</text:span><text:span text:style-name="T47"> input</text:span><text:span text:style-name="T50">(</text:span><text:span text:style-name="T40">"Which do you choose? \n(A/B/Q) &gt; "</text:span><text:span text:style-name="T50">)</text:span></text:p>
      <text:p text:style-name="P77"><text:span text:style-name="T47"><text:s text:c="4"/></text:span><text:span text:style-name="T54">if</text:span><text:span text:style-name="T47"> choice.lower</text:span><text:span text:style-name="T50">()</text:span><text:span text:style-name="T47"> </text:span><text:span text:style-name="T53">==</text:span><text:span text:style-name="T47"> </text:span><text:span text:style-name="T40">"a"</text:span><text:span text:style-name="T47">:</text:span></text:p>
      <text:p text:style-name="P77"><text:span text:style-name="T47"><text:s text:c="8"/>turnBack</text:span><text:span text:style-name="T50">()</text:span></text:p>
      <text:p text:style-name="P77"><text:span text:style-name="T47"><text:s text:c="4"/></text:span><text:span text:style-name="T54">elif</text:span><text:span text:style-name="T47"> choice.lower</text:span><text:span text:style-name="T50">()</text:span><text:span text:style-name="T47"> </text:span><text:span text:style-name="T53">==</text:span><text:span text:style-name="T47"> </text:span><text:span text:style-name="T40">"b"</text:span><text:span text:style-name="T47">:</text:span></text:p>
      <text:p text:style-name="P77"><text:span text:style-name="T47"><text:s text:c="8"/>hope</text:span><text:span text:style-name="T50">()</text:span></text:p>
      <text:p text:style-name="P77"><text:span text:style-name="T47"><text:s text:c="4"/></text:span><text:span text:style-name="T54">elif</text:span><text:span text:style-name="T47"> choice.lower</text:span><text:span text:style-name="T50">()</text:span><text:span text:style-name="T47"> </text:span><text:span text:style-name="T53">==</text:span><text:span text:style-name="T47"> </text:span><text:span text:style-name="T40">"q"</text:span><text:span text:style-name="T47">:</text:span></text:p>
      <text:p text:style-name="P77"><text:span text:style-name="T47"><text:s text:c="8"/>exit</text:span><text:span text:style-name="T50">()</text:span></text:p>
      <text:p text:style-name="P77"><text:span text:style-name="T47"><text:s text:c="4"/></text:span><text:span text:style-name="T54">else</text:span><text:span text:style-name="T47">:</text:span></text:p>
      <text:p text:style-name="P77"><text:span text:style-name="T47"><text:s text:c="8"/></text:span><text:span text:style-name="T54">return</text:span><text:span text:style-name="T47"> endure</text:span><text:span text:style-name="T50">()</text:span><text:span text:style-name="T47"> <text:s text:c="8"/></text:span></text:p>
      <text:p text:style-name="P77"><text:span text:style-name="T47"><text:s text:c="4"/></text:span></text:p>
      <text:p text:style-name="P77"><text:span text:style-name="T54">def</text:span><text:span text:style-name="T47"> </text:span><text:span text:style-name="T55">hope</text:span><text:span text:style-name="T50">()</text:span><text:span text:style-name="T47">:</text:span></text:p>
      <text:p text:style-name="P77"><text:span text:style-name="T47"><text:s text:c="4"/>text </text:span><text:span text:style-name="T53">=</text:span><text:span text:style-name="T47"> </text:span><text:span text:style-name="T40">"\nYou are walking aimlessly in the scorching\</text:span><text:span text:style-name="T39">ndesert</text:span><text:span text:style-name="T40">. You are becoming very thirsty.\n\n"</text:span></text:p>
      <text:p text:style-name="P77"><text:span text:style-name="T47"><text:s text:c="4"/>typeText</text:span><text:span text:style-name="T50">(</text:span><text:span text:style-name="T47">text</text:span><text:span text:style-name="T50">)</text:span></text:p>
      <text:p text:style-name="P77"><text:span text:style-name="T47"><text:s text:c="4"/>text </text:span><text:span text:style-name="T53">=</text:span><text:span text:style-name="T47"> </text:span><text:span text:style-name="T40">"You come upon a large cactus.\n"</text:span></text:p>
      <text:p text:style-name="P77"><text:span text:style-name="T47"><text:s text:c="4"/>typeText</text:span><text:span text:style-name="T50">(</text:span><text:span text:style-name="T47">text</text:span><text:span text:style-name="T50">)</text:span></text:p>
      <text:p text:style-name="P77"><text:span text:style-name="T47"><text:s text:c="4"/>cactus</text:span><text:span text:style-name="T50">()</text:span></text:p>
      <text:p text:style-name="P77"><text:span text:style-name="T47"><text:s text:c="4"/></text:span></text:p>
      <text:p text:style-name="P77"><text:span text:style-name="T54">def</text:span><text:span text:style-name="T47"> </text:span><text:span text:style-name="T55">cactus</text:span><text:span text:style-name="T50">()</text:span><text:span text:style-name="T47">:</text:span></text:p>
      <text:p text:style-name="P77"><text:span text:style-name="T47"><text:s text:c="4"/></text:span><text:span text:style-name="T54">print</text:span><text:span text:style-name="T50">(</text:span><text:span text:style-name="T40">"Do you:"</text:span><text:span text:style-name="T50">)</text:span></text:p>
      <text:p text:style-name="P77"><text:span text:style-name="T47"><text:s text:c="4"/></text:span><text:span text:style-name="T54">print</text:span><text:span text:style-name="T50">(</text:span><text:span text:style-name="T40">"A) Try to get water from the cactus?"</text:span><text:span text:style-name="T50">)</text:span></text:p>
      <text:p text:style-name="P77"><text:span text:style-name="T47"><text:s text:c="4"/></text:span><text:span text:style-name="T54">print</text:span><text:span text:style-name="T50">(</text:span><text:span text:style-name="T40">"B) Leave it alone and continue?"</text:span><text:span text:style-name="T50">)</text:span></text:p>
      <text:p text:style-name="P77"><text:span text:style-name="T47"><text:s text:c="4"/>choice </text:span><text:span text:style-name="T53">=</text:span><text:span text:style-name="T47"> input</text:span><text:span text:style-name="T50">(</text:span><text:span text:style-name="T40">"Which do you choose? \n(A/B/Q) &gt; "</text:span><text:span text:style-name="T50">)</text:span></text:p>
      <text:p text:style-name="P77"><text:span text:style-name="T47"><text:s text:c="4"/></text:span><text:span text:style-name="T54">if</text:span><text:span text:style-name="T47"> choice.lower</text:span><text:span text:style-name="T50">()</text:span><text:span text:style-name="T47"> </text:span><text:span text:style-name="T53">==</text:span><text:span text:style-name="T47"> </text:span><text:span text:style-name="T40">"a"</text:span><text:span text:style-name="T47">:</text:span></text:p>
      <text:p text:style-name="P77"><text:span text:style-name="T47"><text:s text:c="8"/>getWater</text:span><text:span text:style-name="T50">()</text:span></text:p>
      <text:p text:style-name="P77"><text:soft-page-break/><text:span text:style-name="T47"><text:s text:c="4"/></text:span><text:span text:style-name="T54">elif</text:span><text:span text:style-name="T47"> choice.lower</text:span><text:span text:style-name="T50">()</text:span><text:span text:style-name="T47"> </text:span><text:span text:style-name="T53">==</text:span><text:span text:style-name="T47"> </text:span><text:span text:style-name="T40">"b"</text:span><text:span text:style-name="T47">:</text:span></text:p>
      <text:p text:style-name="P77"><text:span text:style-name="T47"><text:s text:c="8"/>leaveAlone</text:span><text:span text:style-name="T50">()</text:span></text:p>
      <text:p text:style-name="P77"><text:span text:style-name="T47"><text:s text:c="4"/></text:span><text:span text:style-name="T54">elif</text:span><text:span text:style-name="T47"> choice.lower</text:span><text:span text:style-name="T50">()</text:span><text:span text:style-name="T47"> </text:span><text:span text:style-name="T53">==</text:span><text:span text:style-name="T47"> </text:span><text:span text:style-name="T40">"q"</text:span><text:span text:style-name="T47">:</text:span></text:p>
      <text:p text:style-name="P77"><text:span text:style-name="T47"><text:s text:c="8"/>exit</text:span><text:span text:style-name="T50">()</text:span></text:p>
      <text:p text:style-name="P77"><text:span text:style-name="T47"><text:s text:c="4"/></text:span><text:span text:style-name="T54">else</text:span><text:span text:style-name="T47">:</text:span></text:p>
      <text:p text:style-name="P77"><text:span text:style-name="T47"><text:s text:c="8"/></text:span><text:span text:style-name="T54">return</text:span><text:span text:style-name="T47"> cactus</text:span><text:span text:style-name="T50">()</text:span><text:span text:style-name="T47"> <text:s/></text:span></text:p>
      <text:p text:style-name="P77"><text:span text:style-name="T47"><text:s text:c="4"/></text:span></text:p>
      <text:p text:style-name="P77"><text:span text:style-name="T54">def</text:span><text:span text:style-name="T47"> </text:span><text:span text:style-name="T55">getWater</text:span><text:span text:style-name="T50">()</text:span><text:span text:style-name="T47">:</text:span></text:p>
      <text:p text:style-name="P77"><text:span text:style-name="T47"><text:s text:c="4"/>track </text:span><text:span text:style-name="T53">=</text:span><text:span text:style-name="T47"> </text:span><text:span text:style-name="T40">"</text:span><text:span text:style-name="T39">Monplaisir</text:span><text:span text:style-name="T40">"</text:span></text:p>
      <text:p text:style-name="P77"><text:span text:style-name="T47"><text:s text:c="4"/>playMusic</text:span><text:span text:style-name="T50">(</text:span><text:span text:style-name="T47">track</text:span><text:span text:style-name="T53">,</text:span><text:span text:style-name="T47"> </text:span><text:span text:style-name="T52">0</text:span><text:span text:style-name="T53">,</text:span><text:span text:style-name="T47"> </text:span><text:span text:style-name="T52">1</text:span><text:span text:style-name="T50">)</text:span></text:p>
      <text:p text:style-name="P77"><text:span text:style-name="T47"><text:s text:c="4"/>text </text:span><text:span text:style-name="T53">=</text:span><text:span text:style-name="T47"> </text:span><text:span text:style-name="T40">"\nYou are intelligent enough to know there is a\</text:span><text:span text:style-name="T39">nrefreshing</text:span><text:span text:style-name="T40"> liquid in cacti.\n\n"</text:span></text:p>
      <text:p text:style-name="P77"><text:span text:style-name="T47"><text:s text:c="4"/>typeText</text:span><text:span text:style-name="T50">(</text:span><text:span text:style-name="T47">text</text:span><text:span text:style-name="T50">)</text:span></text:p>
      <text:p text:style-name="P77"><text:span text:style-name="T47"><text:s text:c="4"/>text </text:span><text:span text:style-name="T53">=</text:span><text:span text:style-name="T47"> </text:span><text:span text:style-name="T40">"You pull out your trusty sword and slice off a\</text:span><text:span text:style-name="T39">npiece</text:span><text:span text:style-name="T40">. You hold it over your mouth and let\</text:span><text:span text:style-name="T39">nthe</text:span><text:span text:style-name="T40"> liquid drip into your mouth.\n\n"</text:span></text:p>
      <text:p text:style-name="P77"><text:span text:style-name="T47"><text:s text:c="4"/>typeText</text:span><text:span text:style-name="T50">(</text:span><text:span text:style-name="T47">text</text:span><text:span text:style-name="T50">)</text:span></text:p>
      <text:p text:style-name="P77"><text:span text:style-name="T47"><text:s text:c="4"/>text </text:span><text:span text:style-name="T53">=</text:span><text:span text:style-name="T47"> </text:span><text:span text:style-name="T40">"What you didn't know was that some cactus juice\</text:span><text:span text:style-name="T39">nis</text:span><text:span text:style-name="T40"> poisonous.\n"</text:span></text:p>
      <text:p text:style-name="P77"><text:span text:style-name="T47"><text:s text:c="4"/>typeText</text:span><text:span text:style-name="T50">(</text:span><text:span text:style-name="T47">text</text:span><text:span text:style-name="T50">)</text:span></text:p>
      <text:p text:style-name="P77"><text:span text:style-name="T47"><text:s text:c="4"/>restartStory</text:span><text:span text:style-name="T50">()</text:span><text:span text:style-name="T47"> <text:s/></text:span></text:p>
      <text:p text:style-name="P77"><text:span text:style-name="T47"><text:s text:c="4"/></text:span></text:p>
      <text:p text:style-name="P77"><text:span text:style-name="T54">def</text:span><text:span text:style-name="T47"> </text:span><text:span text:style-name="T55">leaveAlone</text:span><text:span text:style-name="T50">()</text:span><text:span text:style-name="T47">:</text:span></text:p>
      <text:p text:style-name="P77"><text:span text:style-name="T47"><text:s text:c="4"/>track </text:span><text:span text:style-name="T53">=</text:span><text:span text:style-name="T47"> </text:span><text:span text:style-name="T40">"</text:span><text:span text:style-name="T39">Monplaisir</text:span><text:span text:style-name="T40">"</text:span></text:p>
      <text:p text:style-name="P77"><text:span text:style-name="T47"><text:s text:c="4"/>playMusic</text:span><text:span text:style-name="T50">(</text:span><text:span text:style-name="T47">track</text:span><text:span text:style-name="T53">,</text:span><text:span text:style-name="T47"> </text:span><text:span text:style-name="T52">0</text:span><text:span text:style-name="T53">,</text:span><text:span text:style-name="T47"> </text:span><text:span text:style-name="T52">1</text:span><text:span text:style-name="T50">)</text:span></text:p>
      <text:p text:style-name="P77"><text:span text:style-name="T47"><text:s text:c="4"/>text </text:span><text:span text:style-name="T53">=</text:span><text:span text:style-name="T47"> </text:span><text:span text:style-name="T40">"\nYou leave the cactus alone. You continue on\</text:span><text:span text:style-name="T39">nyour</text:span><text:span text:style-name="T40"> path through the desert.\n\n"</text:span></text:p>
      <text:p text:style-name="P77"><text:span text:style-name="T47"><text:s text:c="4"/>typeText</text:span><text:span text:style-name="T50">(</text:span><text:span text:style-name="T47">text</text:span><text:span text:style-name="T50">)</text:span></text:p>
      <text:p text:style-name="P77"><text:span text:style-name="T47"><text:s text:c="4"/>text </text:span><text:span text:style-name="T53">=</text:span><text:span text:style-name="T47"> </text:span><text:span text:style-name="T40">"You see an oasis and go towards it in search\</text:span><text:span text:style-name="T39">nof</text:span><text:span text:style-name="T40"> water.\n"</text:span></text:p>
      <text:p text:style-name="P77"><text:span text:style-name="T47"><text:s text:c="4"/>typeText</text:span><text:span text:style-name="T50">(</text:span><text:span text:style-name="T47">text</text:span><text:span text:style-name="T50">)</text:span></text:p>
      <text:p text:style-name="P77"><text:span text:style-name="T47"><text:s text:c="4"/>oasis</text:span><text:span text:style-name="T50">()</text:span></text:p>
      <text:p text:style-name="P77"><text:span text:style-name="T47"><text:s text:c="4"/></text:span></text:p>
      <text:p text:style-name="P77"><text:span text:style-name="T54">def</text:span><text:span text:style-name="T47"> </text:span><text:span text:style-name="T55">southwest</text:span><text:span text:style-name="T50">()</text:span><text:span text:style-name="T47">:</text:span></text:p>
      <text:p text:style-name="P77"><text:span text:style-name="T47"><text:s text:c="4"/>text </text:span><text:span text:style-name="T53">=</text:span><text:span text:style-name="T47"> </text:span><text:span text:style-name="T40">"\nYou choose to go </text:span><text:span text:style-name="T39">southwest</text:span><text:span text:style-name="T40"> around the giant\</text:span><text:span text:style-name="T39">nsand</text:span><text:span text:style-name="T40"> dune.\n\n"</text:span></text:p>
      <text:p text:style-name="P77"><text:span text:style-name="T47"><text:s text:c="4"/>typeText</text:span><text:span text:style-name="T50">(</text:span><text:span text:style-name="T47">text</text:span><text:span text:style-name="T50">)</text:span></text:p>
      <text:p text:style-name="P77"><text:span text:style-name="T47"><text:s text:c="4"/>text </text:span><text:span text:style-name="T53">=</text:span><text:span text:style-name="T47"> </text:span><text:span text:style-name="T40">"When you round the southern tip of the dune,\</text:span><text:span text:style-name="T39">nyou</text:span><text:span text:style-name="T40"> come upon a </text:span><text:span text:style-name="T39">sandworm</text:span><text:span text:style-name="T40">. It is thirty feet\</text:span><text:span text:style-name="T39">nlong</text:span><text:span text:style-name="T40"> and has rough brown skin.\n"</text:span></text:p>
      <text:p text:style-name="P77"><text:span text:style-name="T47"><text:s text:c="4"/>typeText</text:span><text:span text:style-name="T50">(</text:span><text:span text:style-name="T47">text</text:span><text:span text:style-name="T50">)</text:span></text:p>
      <text:p text:style-name="P77"><text:span text:style-name="T47"><text:s text:c="4"/>runOrFight</text:span><text:span text:style-name="T50">()</text:span></text:p>
      <text:p text:style-name="P77"><text:span text:style-name="T47"><text:s text:c="4"/></text:span></text:p>
      <text:p text:style-name="P77"><text:span text:style-name="T54">def</text:span><text:span text:style-name="T47"> </text:span><text:span text:style-name="T55">runOrFight</text:span><text:span text:style-name="T50">()</text:span><text:span text:style-name="T47">:</text:span></text:p>
      <text:p text:style-name="P77"><text:span text:style-name="T47"><text:s text:c="4"/></text:span><text:span text:style-name="T54">print</text:span><text:span text:style-name="T50">(</text:span><text:span text:style-name="T40">"Do you:"</text:span><text:span text:style-name="T50">)</text:span></text:p>
      <text:p text:style-name="P77"><text:span text:style-name="T47"><text:s text:c="4"/></text:span><text:span text:style-name="T54">print</text:span><text:span text:style-name="T50">(</text:span><text:span text:style-name="T40">"A) Run back?"</text:span><text:span text:style-name="T50">)</text:span></text:p>
      <text:p text:style-name="P77"><text:span text:style-name="T47"><text:s text:c="4"/></text:span><text:span text:style-name="T54">print</text:span><text:span text:style-name="T50">(</text:span><text:span text:style-name="T40">"B) Stay and fight it with your sword?"</text:span><text:span text:style-name="T50">)</text:span></text:p>
      <text:p text:style-name="P77"><text:span text:style-name="T47"><text:s text:c="4"/>choice </text:span><text:span text:style-name="T53">=</text:span><text:span text:style-name="T47"> input</text:span><text:span text:style-name="T50">(</text:span><text:span text:style-name="T40">"Which do you choose? \n(A/B/Q) &gt; "</text:span><text:span text:style-name="T50">)</text:span></text:p>
      <text:p text:style-name="P77"><text:span text:style-name="T47"><text:s text:c="4"/></text:span><text:span text:style-name="T54">if</text:span><text:span text:style-name="T47"> choice.lower</text:span><text:span text:style-name="T50">()</text:span><text:span text:style-name="T47"> </text:span><text:span text:style-name="T53">==</text:span><text:span text:style-name="T47"> </text:span><text:span text:style-name="T40">"a"</text:span><text:span text:style-name="T47">:</text:span></text:p>
      <text:p text:style-name="P77"><text:span text:style-name="T47"><text:s text:c="8"/>northwestWestSouthwest</text:span><text:span text:style-name="T50">()</text:span></text:p>
      <text:p text:style-name="P77"><text:span text:style-name="T47"><text:s text:c="4"/></text:span><text:span text:style-name="T54">elif</text:span><text:span text:style-name="T47"> choice.lower</text:span><text:span text:style-name="T50">()</text:span><text:span text:style-name="T47"> </text:span><text:span text:style-name="T53">==</text:span><text:span text:style-name="T47"> </text:span><text:span text:style-name="T40">"b"</text:span><text:span text:style-name="T47">:</text:span></text:p>
      <text:p text:style-name="P77"><text:span text:style-name="T47"><text:s text:c="8"/>worm</text:span><text:span text:style-name="T50">()</text:span></text:p>
      <text:p text:style-name="P77"><text:span text:style-name="T47"><text:s text:c="4"/></text:span><text:span text:style-name="T54">elif</text:span><text:span text:style-name="T47"> choice.lower</text:span><text:span text:style-name="T50">()</text:span><text:span text:style-name="T47"> </text:span><text:span text:style-name="T53">==</text:span><text:span text:style-name="T47"> </text:span><text:span text:style-name="T40">"q"</text:span><text:span text:style-name="T47">:</text:span></text:p>
      <text:p text:style-name="P77"><text:span text:style-name="T47"><text:s text:c="8"/>exit</text:span><text:span text:style-name="T50">()</text:span></text:p>
      <text:p text:style-name="P77"><text:span text:style-name="T47"><text:s text:c="4"/></text:span><text:span text:style-name="T54">else</text:span><text:span text:style-name="T47">:</text:span></text:p>
      <text:p text:style-name="P77"><text:span text:style-name="T47"><text:s text:c="8"/></text:span><text:span text:style-name="T54">return</text:span><text:span text:style-name="T47"> runOrFight</text:span><text:span text:style-name="T50">()</text:span></text:p>
      <text:p text:style-name="P77"><text:span text:style-name="T47"><text:s text:c="4"/></text:span></text:p>
      <text:p text:style-name="P77"><text:span text:style-name="T54">def</text:span><text:span text:style-name="T47"> </text:span><text:span text:style-name="T55">worm</text:span><text:span text:style-name="T50">()</text:span><text:span text:style-name="T47">:</text:span></text:p>
      <text:p text:style-name="P77"><text:span text:style-name="T47"><text:s text:c="4"/>track </text:span><text:span text:style-name="T53">=</text:span><text:span text:style-name="T47"> </text:span><text:span text:style-name="T40">"Mountain Trials"</text:span></text:p>
      <text:p text:style-name="P77"><text:span text:style-name="T47"><text:s text:c="4"/>playMusic</text:span><text:span text:style-name="T50">(</text:span><text:span text:style-name="T47">track</text:span><text:span text:style-name="T53">,</text:span><text:span text:style-name="T47"> </text:span><text:span text:style-name="T52">0</text:span><text:span text:style-name="T53">,</text:span><text:span text:style-name="T47"> </text:span><text:span text:style-name="T52">1</text:span><text:span text:style-name="T50">)</text:span></text:p>
      <text:p text:style-name="P77"><text:span text:style-name="T47"><text:s text:c="4"/>text </text:span><text:span text:style-name="T53">=</text:span><text:span text:style-name="T47"> </text:span><text:span text:style-name="T40">"\nYou choose to stay and fight the </text:span><text:span text:style-name="T39">sandworm</text:span><text:span text:style-name="T40">. You\</text:span><text:span text:style-name="T39">npull</text:span><text:span text:style-name="T40"> out your sword. It glimmers in the bright\</text:span><text:span text:style-name="T39">nsun</text:span><text:span text:style-name="T40">.\n"</text:span></text:p>
      <text:p text:style-name="P77"><text:span text:style-name="T47"><text:s text:c="4"/>typeText</text:span><text:span text:style-name="T50">(</text:span><text:span text:style-name="T47">text</text:span><text:span text:style-name="T50">)</text:span></text:p>
      <text:p text:style-name="P77"><text:soft-page-break/><text:span text:style-name="T47"><text:s text:c="4"/>heartOrHead</text:span><text:span text:style-name="T50">()</text:span></text:p>
      <text:p text:style-name="P77"><text:span text:style-name="T47"><text:s text:c="4"/></text:span></text:p>
      <text:p text:style-name="P77"><text:span text:style-name="T54">def</text:span><text:span text:style-name="T47"> </text:span><text:span text:style-name="T55">heartOrHead</text:span><text:span text:style-name="T50">()</text:span><text:span text:style-name="T47">:</text:span></text:p>
      <text:p text:style-name="P77"><text:span text:style-name="T47"><text:s text:c="4"/></text:span><text:span text:style-name="T54">print</text:span><text:span text:style-name="T50">(</text:span><text:span text:style-name="T40">"Do you:"</text:span><text:span text:style-name="T50">)</text:span></text:p>
      <text:p text:style-name="P77"><text:span text:style-name="T47"><text:s text:c="4"/></text:span><text:span text:style-name="T54">print</text:span><text:span text:style-name="T50">(</text:span><text:span text:style-name="T40">"A) Stab at the heart?"</text:span><text:span text:style-name="T50">)</text:span></text:p>
      <text:p text:style-name="P77"><text:span text:style-name="T47"><text:s text:c="4"/></text:span><text:span text:style-name="T54">print</text:span><text:span text:style-name="T50">(</text:span><text:span text:style-name="T40">"B) Swipe at the head?"</text:span><text:span text:style-name="T50">)</text:span></text:p>
      <text:p text:style-name="P77"><text:span text:style-name="T47"><text:s text:c="4"/>choice </text:span><text:span text:style-name="T53">=</text:span><text:span text:style-name="T47"> input</text:span><text:span text:style-name="T50">(</text:span><text:span text:style-name="T40">"Which do you choose? \n(A/B/Q) &gt; "</text:span><text:span text:style-name="T50">)</text:span></text:p>
      <text:p text:style-name="P77"><text:span text:style-name="T47"><text:s text:c="4"/></text:span><text:span text:style-name="T54">if</text:span><text:span text:style-name="T47"> choice.lower</text:span><text:span text:style-name="T50">()</text:span><text:span text:style-name="T47"> </text:span><text:span text:style-name="T53">==</text:span><text:span text:style-name="T47"> </text:span><text:span text:style-name="T40">"a"</text:span><text:span text:style-name="T47">:</text:span></text:p>
      <text:p text:style-name="P77"><text:span text:style-name="T47"><text:s text:c="8"/>stabHeart</text:span><text:span text:style-name="T50">()</text:span></text:p>
      <text:p text:style-name="P77"><text:span text:style-name="T47"><text:s text:c="4"/></text:span><text:span text:style-name="T54">elif</text:span><text:span text:style-name="T47"> choice.lower</text:span><text:span text:style-name="T50">()</text:span><text:span text:style-name="T47"> </text:span><text:span text:style-name="T53">==</text:span><text:span text:style-name="T47"> </text:span><text:span text:style-name="T40">"b"</text:span><text:span text:style-name="T47">:</text:span></text:p>
      <text:p text:style-name="P77"><text:span text:style-name="T47"><text:s text:c="8"/>swipeHead</text:span><text:span text:style-name="T50">()</text:span></text:p>
      <text:p text:style-name="P77"><text:span text:style-name="T47"><text:s text:c="4"/></text:span><text:span text:style-name="T54">elif</text:span><text:span text:style-name="T47"> choice.lower</text:span><text:span text:style-name="T50">()</text:span><text:span text:style-name="T47"> </text:span><text:span text:style-name="T53">==</text:span><text:span text:style-name="T47"> </text:span><text:span text:style-name="T40">"q"</text:span><text:span text:style-name="T47">:</text:span></text:p>
      <text:p text:style-name="P77"><text:span text:style-name="T47"><text:s text:c="8"/>exit</text:span><text:span text:style-name="T50">()</text:span></text:p>
      <text:p text:style-name="P77"><text:span text:style-name="T47"><text:s text:c="4"/></text:span><text:span text:style-name="T54">else</text:span><text:span text:style-name="T47">:</text:span></text:p>
      <text:p text:style-name="P77"><text:span text:style-name="T47"><text:s text:c="8"/></text:span><text:span text:style-name="T54">return</text:span><text:span text:style-name="T47"> heartOrHead</text:span><text:span text:style-name="T50">()</text:span><text:span text:style-name="T47"> <text:s text:c="2"/></text:span></text:p>
      <text:p text:style-name="P77"><text:span text:style-name="T47"><text:s text:c="4"/></text:span></text:p>
      <text:p text:style-name="P77"><text:span text:style-name="T54">def</text:span><text:span text:style-name="T47"> </text:span><text:span text:style-name="T55">swipeHead</text:span><text:span text:style-name="T50">()</text:span><text:span text:style-name="T47">:</text:span></text:p>
      <text:p text:style-name="P77"><text:span text:style-name="T47"><text:s text:c="4"/>text </text:span><text:span text:style-name="T53">=</text:span><text:span text:style-name="T47"> </text:span><text:span text:style-name="T40">"\nYou swipe at the sandworm's head. He ducks\</text:span><text:span text:style-name="T39">nand</text:span><text:span text:style-name="T40"> your sword makes a “</text:span><text:span text:style-name="T39">wiff</text:span><text:span text:style-name="T40">” sound in the air\n\n"</text:span></text:p>
      <text:p text:style-name="P77"><text:span text:style-name="T47"><text:s text:c="4"/>typeText</text:span><text:span text:style-name="T50">(</text:span><text:span text:style-name="T47">text</text:span><text:span text:style-name="T50">)</text:span></text:p>
      <text:p text:style-name="P77"><text:span text:style-name="T47"><text:s text:c="4"/>text </text:span><text:span text:style-name="T53">=</text:span><text:span text:style-name="T47"> </text:span><text:span text:style-name="T40">"It is furious and is </text:span><text:span text:style-name="T39">slithering</text:span><text:span text:style-name="T40"> directly at you\</text:span><text:span text:style-name="T39">nas</text:span><text:span text:style-name="T40"> fast as a speeding train.\n\n"</text:span></text:p>
      <text:p text:style-name="P77"><text:span text:style-name="T47"><text:s text:c="4"/>typeText</text:span><text:span text:style-name="T50">(</text:span><text:span text:style-name="T47">text</text:span><text:span text:style-name="T50">)</text:span></text:p>
      <text:p text:style-name="P77"><text:span text:style-name="T47"><text:s text:c="4"/>text </text:span><text:span text:style-name="T53">=</text:span><text:span text:style-name="T47"> </text:span><text:span text:style-name="T40">"You close your eyes. Goodbye!\n"</text:span></text:p>
      <text:p text:style-name="P77"><text:span text:style-name="T47"><text:s text:c="4"/>typeText</text:span><text:span text:style-name="T50">(</text:span><text:span text:style-name="T47">text</text:span><text:span text:style-name="T50">)</text:span></text:p>
      <text:p text:style-name="P77"><text:span text:style-name="T47"><text:s text:c="4"/>restartStory</text:span><text:span text:style-name="T50">()</text:span></text:p>
      <text:p text:style-name="P77"><text:span text:style-name="T47"><text:s text:c="4"/></text:span></text:p>
      <text:p text:style-name="P77"><text:span text:style-name="T54">def</text:span><text:span text:style-name="T47"> </text:span><text:span text:style-name="T55">stabHeart</text:span><text:span text:style-name="T50">()</text:span><text:span text:style-name="T47">:</text:span></text:p>
      <text:p text:style-name="P77"><text:span text:style-name="T47"><text:s text:c="4"/>text </text:span><text:span text:style-name="T53">=</text:span><text:span text:style-name="T47"> </text:span><text:span text:style-name="T40">"\nYour stab at the sandworm's heart and the sharp\</text:span><text:span text:style-name="T39">nblade</text:span><text:span text:style-name="T40"> of your sword pierces it. The creature\</text:span><text:span text:style-name="T39">nfalls</text:span><text:span text:style-name="T40"> down, dying in great pain.\n\n"</text:span></text:p>
      <text:p text:style-name="P77"><text:span text:style-name="T47"><text:s text:c="4"/>typeText</text:span><text:span text:style-name="T50">(</text:span><text:span text:style-name="T47">text</text:span><text:span text:style-name="T50">)</text:span></text:p>
      <text:p text:style-name="P77"><text:span text:style-name="T47"><text:s text:c="4"/>text </text:span><text:span text:style-name="T53">=</text:span><text:span text:style-name="T47"> </text:span><text:span text:style-name="T40">"You see an oasis and you decide to walk towards\</text:span><text:span text:style-name="T39">nit</text:span><text:span text:style-name="T40">.\n"</text:span></text:p>
      <text:p text:style-name="P77"><text:span text:style-name="T47"><text:s text:c="4"/>typeText</text:span><text:span text:style-name="T50">(</text:span><text:span text:style-name="T47">text</text:span><text:span text:style-name="T50">)</text:span></text:p>
      <text:p text:style-name="P77"><text:span text:style-name="T47"><text:s text:c="4"/>oasis</text:span><text:span text:style-name="T50">()</text:span></text:p>
      <text:p text:style-name="P77"><text:span text:style-name="T47"><text:s text:c="4"/></text:span></text:p>
      <text:p text:style-name="P77"><text:span text:style-name="T54">def</text:span><text:span text:style-name="T47"> </text:span><text:span text:style-name="T55">oasis</text:span><text:span text:style-name="T50">()</text:span><text:span text:style-name="T47">:</text:span></text:p>
      <text:p text:style-name="P77"><text:span text:style-name="T47"><text:s text:c="4"/>track </text:span><text:span text:style-name="T53">=</text:span><text:span text:style-name="T47"> </text:span><text:span text:style-name="T40">"</text:span><text:span text:style-name="T39">Monplaisir</text:span><text:span text:style-name="T40">"</text:span></text:p>
      <text:p text:style-name="P77"><text:span text:style-name="T47"><text:s text:c="4"/>playMusic</text:span><text:span text:style-name="T50">(</text:span><text:span text:style-name="T47">track</text:span><text:span text:style-name="T53">,</text:span><text:span text:style-name="T47"> </text:span><text:span text:style-name="T52">0</text:span><text:span text:style-name="T53">,</text:span><text:span text:style-name="T47"> </text:span><text:span text:style-name="T52">1</text:span><text:span text:style-name="T50">)</text:span></text:p>
      <text:p text:style-name="P77"><text:span text:style-name="T47"><text:s text:c="4"/>text </text:span><text:span text:style-name="T53">=</text:span><text:span text:style-name="T47"> </text:span><text:span text:style-name="T40">"\nYou walk into the green oasis. You haven't seen\</text:span><text:span text:style-name="T39">nthis</text:span><text:span text:style-name="T40"> color for a long time. You sit down on the\</text:span><text:span text:style-name="T39">nedge</text:span><text:span text:style-name="T40"> of the pond. You take a long refreshing\</text:span><text:span text:style-name="T39">ndrink</text:span><text:span text:style-name="T40">. Feeling tired, you fall asleep in the\</text:span><text:span text:style-name="T39">nshade</text:span><text:span text:style-name="T40"> of a palm tree.\n\n"</text:span></text:p>
      <text:p text:style-name="P77"><text:span text:style-name="T47"><text:s text:c="4"/>typeText</text:span><text:span text:style-name="T50">(</text:span><text:span text:style-name="T47">text</text:span><text:span text:style-name="T50">)</text:span></text:p>
      <text:p text:style-name="P77"><text:span text:style-name="T47"><text:s text:c="4"/>text </text:span><text:span text:style-name="T53">=</text:span><text:span text:style-name="T47"> </text:span><text:span text:style-name="T40">"In the middle of your long nap you feel a blow\</text:span><text:span text:style-name="T39">nto</text:span><text:span text:style-name="T40"> your head. On the ground at your side is a\</text:span><text:span text:style-name="T39">ncoconut</text:span><text:span text:style-name="T40">. You pick it up and it breaks in two.\nInside you find a mysterious piece of paper\</text:span><text:span text:style-name="T39">nstating</text:span><text:span text:style-name="T40">, 'Will strike him down, forever dead\n\n"</text:span></text:p>
      <text:p text:style-name="P77"><text:span text:style-name="T47"><text:s text:c="4"/>typeText</text:span><text:span text:style-name="T50">(</text:span><text:span text:style-name="T47">text</text:span><text:span text:style-name="T50">)</text:span></text:p>
      <text:p text:style-name="P77"><text:span text:style-name="T47"><text:s text:c="4"/>text </text:span><text:span text:style-name="T53">=</text:span><text:span text:style-name="T47"> </text:span><text:span text:style-name="T40">"Rubbing your head, you look up to see the\</text:span><text:span text:style-name="T39">nmountains</text:span><text:span text:style-name="T40"> before you. You know they hold the\</text:span><text:span text:style-name="T39">nlair</text:span><text:span text:style-name="T40"> of the dragon and the end of your quest...\</text:span><text:span text:style-name="T39">nbut</text:span><text:span text:style-name="T40"> hopefully not the end of you.\n\n"</text:span></text:p>
      <text:p text:style-name="P77"><text:span text:style-name="T47"><text:s text:c="4"/>typeText</text:span><text:span text:style-name="T50">(</text:span><text:span text:style-name="T47">text</text:span><text:span text:style-name="T50">)</text:span></text:p>
      <text:p text:style-name="P77"><text:span text:style-name="T47"><text:s text:c="4"/>text </text:span><text:span text:style-name="T53">=</text:span><text:span text:style-name="T47"> </text:span><text:span text:style-name="T40">"Gathering your supplies, you move on.\n"</text:span></text:p>
      <text:p text:style-name="P77"><text:span text:style-name="T47"><text:s text:c="4"/>typeText</text:span><text:span text:style-name="T50">(</text:span><text:span text:style-name="T47">text</text:span><text:span text:style-name="T50">)</text:span></text:p>
      <text:p text:style-name="P77"><text:span text:style-name="T47"><text:s text:c="4"/>mountains</text:span><text:span text:style-name="T50">()</text:span></text:p>
      <text:p text:style-name="P77"><text:span text:style-name="T47"><text:s text:c="4"/></text:span></text:p>
      <text:p text:style-name="P77"><text:span text:style-name="T54">def</text:span><text:span text:style-name="T47"> </text:span><text:span text:style-name="T55">mountains</text:span><text:span text:style-name="T50">()</text:span><text:span text:style-name="T47">:</text:span></text:p>
      <text:p text:style-name="P77"><text:span text:style-name="T47"><text:s text:c="4"/>text </text:span><text:span text:style-name="T53">=</text:span><text:span text:style-name="T47"> </text:span><text:span text:style-name="T40">"\nYou finally make it out of the barren desert.\nYou look before you and see the vast\</text:span><text:span text:style-name="T39">nmountain</text:span><text:span text:style-name="T40"> lair of the Great Dragon. You make the hike up\</text:span><text:span text:style-name="T39">nand</text:span><text:span text:style-name="T40"> enter the twisted caves.\n\n"</text:span></text:p>
      <text:p text:style-name="P77"><text:soft-page-break/><text:span text:style-name="T47"><text:s text:c="4"/>typeText</text:span><text:span text:style-name="T50">(</text:span><text:span text:style-name="T47">text</text:span><text:span text:style-name="T50">)</text:span></text:p>
      <text:p text:style-name="P77"><text:span text:style-name="T47"><text:s text:c="4"/>text </text:span><text:span text:style-name="T53">=</text:span><text:span text:style-name="T47"> </text:span><text:span text:style-name="T40">"You hear the sound of </text:span><text:span text:style-name="T39">dripping</text:span><text:span text:style-name="T40"> water throughout\</text:span><text:span text:style-name="T39">nthe</text:span><text:span text:style-name="T40"> cavern and a </text:span><text:span text:style-name="T39">stingy</text:span><text:span text:style-name="T40"> mist is in the air. All\</text:span><text:span text:style-name="T39">nof</text:span><text:span text:style-name="T40"> a sudden you hear it. Heavy breathing\</text:span><text:span text:style-name="T39">ncoming</text:span><text:span text:style-name="T40"> from one of the paths. You follow the sound to\</text:span><text:span text:style-name="T39">na</text:span><text:span text:style-name="T40"> large </text:span><text:span text:style-name="T39">cavernous</text:span><text:span text:style-name="T40"> room.\n\n"</text:span></text:p>
      <text:p text:style-name="P77"><text:span text:style-name="T47"><text:s text:c="4"/>typeText</text:span><text:span text:style-name="T50">(</text:span><text:span text:style-name="T47">text</text:span><text:span text:style-name="T50">)</text:span></text:p>
      <text:p text:style-name="P77"><text:span text:style-name="T47"><text:s text:c="4"/>text </text:span><text:span text:style-name="T53">=</text:span><text:span text:style-name="T47"> </text:span><text:span text:style-name="T40">"THE LAIR OF THE DRAGON!\n"</text:span></text:p>
      <text:p text:style-name="P77"><text:span text:style-name="T47"><text:s text:c="4"/>typeText</text:span><text:span text:style-name="T50">(</text:span><text:span text:style-name="T47">text</text:span><text:span text:style-name="T50">)</text:span></text:p>
      <text:p text:style-name="P77"><text:span text:style-name="T47"><text:s text:c="4"/>theLair</text:span><text:span text:style-name="T50">()</text:span></text:p>
      <text:p text:style-name="P77"><text:span text:style-name="T47"><text:s text:c="4"/></text:span></text:p>
      <text:p text:style-name="P77"><text:span text:style-name="T54">def</text:span><text:span text:style-name="T47"> </text:span><text:span text:style-name="T55">theLair</text:span><text:span text:style-name="T50">()</text:span><text:span text:style-name="T47">:</text:span></text:p>
      <text:p text:style-name="P77"><text:span text:style-name="T47"><text:s text:c="4"/>text </text:span><text:span text:style-name="T53">=</text:span><text:span text:style-name="T47"> </text:span><text:span text:style-name="T40">"\nYou look around quickly and see huge piles of\</text:span><text:span text:style-name="T39">ngold</text:span><text:span text:style-name="T40">...his hoard.\n\n"</text:span></text:p>
      <text:p text:style-name="P77"><text:span text:style-name="T47"><text:s text:c="4"/>typeText</text:span><text:span text:style-name="T50">(</text:span><text:span text:style-name="T47">text</text:span><text:span text:style-name="T50">)</text:span></text:p>
      <text:p text:style-name="P77"><text:span text:style-name="T47"><text:s text:c="4"/>text </text:span><text:span text:style-name="T53">=</text:span><text:span text:style-name="T47"> </text:span><text:span text:style-name="T40">"Sitting between piles is a huge dark form. A\</text:span><text:span text:style-name="T39">nloud</text:span><text:span text:style-name="T40"> echoing roar </text:span><text:span text:style-name="T39">erupts</text:span><text:span text:style-name="T40"> from behind the piles.\n\n"</text:span></text:p>
      <text:p text:style-name="P77"><text:span text:style-name="T47"><text:s text:c="4"/>typeText</text:span><text:span text:style-name="T50">(</text:span><text:span text:style-name="T47">text</text:span><text:span text:style-name="T50">)</text:span></text:p>
      <text:p text:style-name="P77"><text:span text:style-name="T47"><text:s text:c="4"/>text </text:span><text:span text:style-name="T53">=</text:span><text:span text:style-name="T47"> </text:span><text:span text:style-name="T40">"You move closer to investigate. Seeing all the\</text:span><text:span text:style-name="T39">ngold</text:span><text:span text:style-name="T40">, you are tempted to take some and flee.\n\n"</text:span></text:p>
      <text:p text:style-name="P77"><text:span text:style-name="T47"><text:s text:c="4"/>typeText</text:span><text:span text:style-name="T50">(</text:span><text:span text:style-name="T47">text</text:span><text:span text:style-name="T50">)</text:span></text:p>
      <text:p text:style-name="P77"><text:span text:style-name="T47"><text:s text:c="4"/>text </text:span><text:span text:style-name="T53">=</text:span><text:span text:style-name="T47"> </text:span><text:span text:style-name="T40">"You reach forward, and just before you grab\</text:span><text:span text:style-name="T39">nsome</text:span><text:span text:style-name="T40"> of the gold, you are suddenly face-to-face\</text:span><text:span text:style-name="T39">nwith</text:span><text:span text:style-name="T40"> </text:span><text:span text:style-name="T39">Golan</text:span><text:span text:style-name="T40">..."</text:span></text:p>
      <text:p text:style-name="P77"><text:span text:style-name="T47"><text:s text:c="4"/>typeText</text:span><text:span text:style-name="T50">(</text:span><text:span text:style-name="T47">text</text:span><text:span text:style-name="T50">)</text:span></text:p>
      <text:p text:style-name="P77"><text:span text:style-name="T47"><text:s text:c="4"/>theFight</text:span><text:span text:style-name="T50">()</text:span></text:p>
      <text:p text:style-name="P77"><text:span text:style-name="T47"><text:s text:c="4"/></text:span></text:p>
      <text:p text:style-name="P77"><text:span text:style-name="T54">def</text:span><text:span text:style-name="T47"> </text:span><text:span text:style-name="T55">theFight</text:span><text:span text:style-name="T50">()</text:span><text:span text:style-name="T47">:</text:span></text:p>
      <text:p text:style-name="P77"><text:span text:style-name="T47"><text:s text:c="4"/>track </text:span><text:span text:style-name="T53">=</text:span><text:span text:style-name="T47"> </text:span><text:span text:style-name="T40">"Dungeon Boss"</text:span></text:p>
      <text:p text:style-name="P77"><text:span text:style-name="T47"><text:s text:c="4"/>playMusic</text:span><text:span text:style-name="T50">(</text:span><text:span text:style-name="T47">track</text:span><text:span text:style-name="T53">,</text:span><text:span text:style-name="T47"> </text:span><text:span text:style-name="T52">0</text:span><text:span text:style-name="T53">,</text:span><text:span text:style-name="T47"> </text:span><text:span text:style-name="T52">1</text:span><text:span text:style-name="T50">)</text:span></text:p>
      <text:p text:style-name="P77"><text:span text:style-name="T47"><text:s text:c="4"/>text </text:span><text:span text:style-name="T53">=</text:span><text:span text:style-name="T47"> </text:span><text:span text:style-name="T40">"\nYou quickly jump aside before being roasted with\</text:span><text:span text:style-name="T39">nan</text:span><text:span text:style-name="T40"> enormous </text:span><text:span text:style-name="T39">gout</text:span><text:span text:style-name="T40"> of fire. Thinking back, you\</text:span><text:span text:style-name="T39">nremember</text:span><text:span text:style-name="T40"> the poem. 'This must be the secret,'\</text:span><text:span text:style-name="T39">nyou</text:span><text:span text:style-name="T40"> think, but you don't quite understand it.\nNow it's time for you to make your final decision.\nWhat will you use to fight the dragon?\n\n"</text:span></text:p>
      <text:p text:style-name="P77"><text:span text:style-name="T47"><text:s text:c="4"/>typeText</text:span><text:span text:style-name="T50">(</text:span><text:span text:style-name="T47">text</text:span><text:span text:style-name="T50">)</text:span></text:p>
      <text:p text:style-name="P77"><text:span text:style-name="T47"><text:s text:c="4"/>text </text:span><text:span text:style-name="T53">=</text:span><text:span text:style-name="T47"> </text:span><text:span text:style-name="T40">"'I can use anything around me,' you think as\</text:span><text:span text:style-name="T39">nyou</text:span><text:span text:style-name="T40"> notice spears, swords, and </text:span><text:span text:style-name="T39">battleaxes</text:span><text:span text:style-name="T40"> among\</text:span><text:span text:style-name="T39">nthe</text:span><text:span text:style-name="T40"> massive piles of gold. You also have everything\</text:span><text:span text:style-name="T39">nyou</text:span><text:span text:style-name="T40"> currently carry.\n"</text:span></text:p>
      <text:p text:style-name="P77"><text:span text:style-name="T47"><text:s text:c="4"/>typeText</text:span><text:span text:style-name="T50">(</text:span><text:span text:style-name="T47">text</text:span><text:span text:style-name="T50">)</text:span></text:p>
      <text:p text:style-name="P77"><text:span text:style-name="T47"><text:s text:c="4"/>recitePoem</text:span><text:span text:style-name="T50">()</text:span></text:p>
      <text:p text:style-name="P77"><text:span text:style-name="T47"><text:s text:c="4"/></text:span></text:p>
      <text:p text:style-name="P77"><text:span text:style-name="T54">def</text:span><text:span text:style-name="T47"> </text:span><text:span text:style-name="T55">recitePoem</text:span><text:span text:style-name="T50">()</text:span><text:span text:style-name="T47">:</text:span></text:p>
      <text:p text:style-name="P77"><text:span text:style-name="T47"><text:s text:c="4"/>text </text:span><text:span text:style-name="T53">=</text:span><text:span text:style-name="T47"> </text:span><text:span text:style-name="T40">"\n <text:s text:c="2"/>You must swing before you fire"</text:span></text:p>
      <text:p text:style-name="P77"><text:span text:style-name="T47"><text:s text:c="4"/>typeText</text:span><text:span text:style-name="T50">(</text:span><text:span text:style-name="T47">text</text:span><text:span text:style-name="T50">)</text:span></text:p>
      <text:p text:style-name="P77"><text:span text:style-name="T47"><text:s text:c="4"/>text </text:span><text:span text:style-name="T53">=</text:span><text:span text:style-name="T47"> </text:span><text:span text:style-name="T40">"\nLet the altitude keep climbing higher"</text:span></text:p>
      <text:p text:style-name="P77"><text:span text:style-name="T47"><text:s text:c="4"/>typeText</text:span><text:span text:style-name="T50">(</text:span><text:span text:style-name="T47">text</text:span><text:span text:style-name="T50">)</text:span></text:p>
      <text:p text:style-name="P77"><text:span text:style-name="T47"><text:s text:c="4"/>text </text:span><text:span text:style-name="T53">=</text:span><text:span text:style-name="T47"> </text:span><text:span text:style-name="T40">"\n <text:s text:c="2"/>That which falls upon his head"</text:span></text:p>
      <text:p text:style-name="P77"><text:span text:style-name="T47"><text:s text:c="4"/>typeText</text:span><text:span text:style-name="T50">(</text:span><text:span text:style-name="T47">text</text:span><text:span text:style-name="T50">)</text:span></text:p>
      <text:p text:style-name="P77"><text:span text:style-name="T47"><text:s text:c="4"/>text </text:span><text:span text:style-name="T53">=</text:span><text:span text:style-name="T47"> </text:span><text:span text:style-name="T40">"\n Will strike him down, forever dead\n"</text:span></text:p>
      <text:p text:style-name="P77"><text:span text:style-name="T47"><text:s text:c="4"/>typeText</text:span><text:span text:style-name="T50">(</text:span><text:span text:style-name="T47">text</text:span><text:span text:style-name="T50">)</text:span></text:p>
      <text:p text:style-name="P77"><text:span text:style-name="T47"><text:s text:c="4"/>text </text:span><text:span text:style-name="T53">=</text:span><text:span text:style-name="T47"> </text:span><text:span text:style-name="T40">"\n 1) Use your sword <text:s text:c="11"/>\t 2) Use your bow <text:s text:c="5"/>\t 3) Use your </text:span><text:span text:style-name="T39">spellbook</text:span><text:span text:style-name="T40"> <text:s text:c="2"/>\t 4) Use a mace <text:s text:c="2"/>\t 5) Use a dagger"</text:span></text:p>
      <text:p text:style-name="P77"><text:span text:style-name="T47"><text:s text:c="4"/>typeText</text:span><text:span text:style-name="T50">(</text:span><text:span text:style-name="T47">text</text:span><text:span text:style-name="T50">)</text:span></text:p>
      <text:p text:style-name="P77"><text:span text:style-name="T47"><text:s text:c="4"/>text </text:span><text:span text:style-name="T53">=</text:span><text:span text:style-name="T47"> </text:span><text:span text:style-name="T40">"\n 6) Say the poem aloud <text:s text:c="7"/>\t 7) Use a rock <text:s text:c="7"/>\t 8) Use a handful of dirt\t 9) Sing a song \t10) Fight with your fists"</text:span></text:p>
      <text:p text:style-name="P77"><text:span text:style-name="T47"><text:s text:c="4"/>typeText</text:span><text:span text:style-name="T50">(</text:span><text:span text:style-name="T47">text</text:span><text:span text:style-name="T50">)</text:span></text:p>
      <text:p text:style-name="P77"><text:span text:style-name="T47"><text:s text:c="4"/>text </text:span><text:span text:style-name="T53">=</text:span><text:span text:style-name="T47"> </text:span><text:span text:style-name="T40">"\n11) Use a torch <text:s text:c="13"/>\t12) Use your own blood\t13) Use an axe <text:s text:c="9"/>\t14) Use a whip <text:s/>\t15) Use a feather"</text:span></text:p>
      <text:p text:style-name="P77"><text:span text:style-name="T47"><text:s text:c="4"/>typeText</text:span><text:span text:style-name="T50">(</text:span><text:span text:style-name="T47">text</text:span><text:span text:style-name="T50">)</text:span></text:p>
      <text:p text:style-name="P77"><text:span text:style-name="T47"><text:s text:c="4"/>text </text:span><text:span text:style-name="T53">=</text:span><text:span text:style-name="T47"> </text:span><text:span text:style-name="T40">"\n16) Use water from your pouch\t17) Use a sling <text:s text:c="6"/>\t18) Use a club <text:s text:c="9"/>\t19) Use a mirror\t20) Use a large diamond"</text:span></text:p>
      <text:p text:style-name="P77"><text:span text:style-name="T47"><text:s text:c="4"/>typeText</text:span><text:span text:style-name="T50">(</text:span><text:span text:style-name="T47">text</text:span><text:span text:style-name="T50">)</text:span></text:p>
      <text:p text:style-name="P77"><text:soft-page-break/><text:span text:style-name="T47"><text:s text:c="4"/>choice </text:span><text:span text:style-name="T53">=</text:span><text:span text:style-name="T47"> input</text:span><text:span text:style-name="T50">(</text:span><text:span text:style-name="T40">"\n\nWhat </text:span><text:span text:style-name="T39">shalt</text:span><text:span text:style-name="T40"> </text:span><text:span text:style-name="T39">thou</text:span><text:span text:style-name="T40"> use to slay the </text:span><text:span text:style-name="T39">fearsome</text:span><text:span text:style-name="T40"> beast? \n( 1/ 2/ 3/ 4/ 5)\n( 6/ 7/ 8/ 9/10)\n(11/12/13/14/15)\n(16/17/18/19/20) &gt; "</text:span><text:span text:style-name="T50">)</text:span></text:p>
      <text:p text:style-name="P77"><text:span text:style-name="T47"><text:s text:c="4"/></text:span><text:span text:style-name="T54">if</text:span><text:span text:style-name="T47"> int</text:span><text:span text:style-name="T50">(</text:span><text:span text:style-name="T47">choice</text:span><text:span text:style-name="T50">)</text:span><text:span text:style-name="T47"> </text:span><text:span text:style-name="T53">==</text:span><text:span text:style-name="T47"> </text:span><text:span text:style-name="T52">17</text:span><text:span text:style-name="T47">:</text:span></text:p>
      <text:p text:style-name="P77"><text:span text:style-name="T47"><text:s text:c="8"/>youWin</text:span><text:span text:style-name="T50">()</text:span></text:p>
      <text:p text:style-name="P77"><text:span text:style-name="T47"><text:s text:c="4"/></text:span><text:span text:style-name="T54">elif</text:span><text:span text:style-name="T47"> int</text:span><text:span text:style-name="T50">(</text:span><text:span text:style-name="T47">choice</text:span><text:span text:style-name="T50">)</text:span><text:span text:style-name="T47"> </text:span><text:span text:style-name="T53">&lt;=</text:span><text:span text:style-name="T47"> </text:span><text:span text:style-name="T52">16</text:span><text:span text:style-name="T47"> </text:span><text:span text:style-name="T54">or</text:span><text:span text:style-name="T47"> int</text:span><text:span text:style-name="T50">(</text:span><text:span text:style-name="T47">choice</text:span><text:span text:style-name="T50">)</text:span><text:span text:style-name="T47"> </text:span><text:span text:style-name="T53">&gt;=</text:span><text:span text:style-name="T47"> </text:span><text:span text:style-name="T52">18</text:span><text:span text:style-name="T47">: <text:s/></text:span></text:p>
      <text:p text:style-name="P77"><text:span text:style-name="T47"><text:s text:c="8"/>youLose</text:span><text:span text:style-name="T50">()</text:span></text:p>
      <text:p text:style-name="P77"><text:span text:style-name="T47"><text:s text:c="4"/></text:span><text:span text:style-name="T54">else</text:span><text:span text:style-name="T47">:</text:span></text:p>
      <text:p text:style-name="P77"><text:span text:style-name="T47"><text:s text:c="8"/></text:span><text:span text:style-name="T54">return</text:span><text:span text:style-name="T47"> recitePoem</text:span><text:span text:style-name="T50">()</text:span></text:p>
      <text:p text:style-name="P77"><text:span text:style-name="T47"><text:s text:c="4"/></text:span></text:p>
      <text:p text:style-name="P77"><text:span text:style-name="T54">def</text:span><text:span text:style-name="T47"> </text:span><text:span text:style-name="T55">youLose</text:span><text:span text:style-name="T50">()</text:span><text:span text:style-name="T47">:</text:span></text:p>
      <text:p text:style-name="P77"><text:span text:style-name="T47"><text:s text:c="4"/>text </text:span><text:span text:style-name="T53">=</text:span><text:span text:style-name="T47"> </text:span><text:span text:style-name="T40">"\nYou have made your choice.\n\n"</text:span></text:p>
      <text:p text:style-name="P77"><text:span text:style-name="T47"><text:s text:c="4"/>typeText</text:span><text:span text:style-name="T50">(</text:span><text:span text:style-name="T47">text</text:span><text:span text:style-name="T50">)</text:span></text:p>
      <text:p text:style-name="P77"><text:span text:style-name="T47"><text:s text:c="4"/>text </text:span><text:span text:style-name="T53">=</text:span><text:span text:style-name="T47"> </text:span><text:span text:style-name="T40">"It has no effect on </text:span><text:span text:style-name="T39">Golan</text:span><text:span text:style-name="T40"> other than to give\</text:span><text:span text:style-name="T39">nhim</text:span><text:span text:style-name="T40"> a slight chuckle at your foolish and worthless\</text:span><text:span text:style-name="T39">nattempt</text:span><text:span text:style-name="T40"> to slay him.\n\n"</text:span></text:p>
      <text:p text:style-name="P77"><text:span text:style-name="T47"><text:s text:c="4"/>typeText</text:span><text:span text:style-name="T50">(</text:span><text:span text:style-name="T47">text</text:span><text:span text:style-name="T50">)</text:span></text:p>
      <text:p text:style-name="P77"><text:span text:style-name="T47"><text:s text:c="4"/>text </text:span><text:span text:style-name="T53">=</text:span><text:span text:style-name="T47"> </text:span><text:span text:style-name="T40">"You frantically try to remember the poem more\</text:span><text:span text:style-name="T39">nclearly</text:span><text:span text:style-name="T40">. What hidden meaning did it hold? What\</text:span><text:span text:style-name="T39">nhave</text:span><text:span text:style-name="T40"> you missed?\n\n"</text:span></text:p>
      <text:p text:style-name="P77"><text:span text:style-name="T47"><text:s text:c="4"/>typeText</text:span><text:span text:style-name="T50">(</text:span><text:span text:style-name="T47">text</text:span><text:span text:style-name="T50">)</text:span></text:p>
      <text:p text:style-name="P77"><text:span text:style-name="T47"><text:s text:c="4"/>text </text:span><text:span text:style-name="T53">=</text:span><text:span text:style-name="T47"> </text:span><text:span text:style-name="T40">"Unfortunately, </text:span><text:span text:style-name="T39">Golan</text:span><text:span text:style-name="T40"> does not miss the opportunity\</text:span><text:span text:style-name="T39">nas</text:span><text:span text:style-name="T40"> he releases another blast of fire."</text:span></text:p>
      <text:p text:style-name="P77"><text:span text:style-name="T47"><text:s text:c="4"/>typeText</text:span><text:span text:style-name="T50">(</text:span><text:span text:style-name="T47">text</text:span><text:span text:style-name="T50">)</text:span></text:p>
      <text:p text:style-name="P77"><text:span text:style-name="T47"><text:s text:c="4"/>restartStory</text:span><text:span text:style-name="T50">()</text:span></text:p>
      <text:p text:style-name="P77"><text:span text:style-name="T47"><text:s text:c="4"/></text:span></text:p>
      <text:p text:style-name="P77"><text:span text:style-name="T54">def</text:span><text:span text:style-name="T47"> </text:span><text:span text:style-name="T55">youWin</text:span><text:span text:style-name="T50">()</text:span><text:span text:style-name="T47">:</text:span></text:p>
      <text:p text:style-name="P77"><text:span text:style-name="T47"><text:s text:c="4"/>track </text:span><text:span text:style-name="T53">=</text:span><text:span text:style-name="T47"> </text:span><text:span text:style-name="T40">"</text:span><text:span text:style-name="T39">Monplaisir</text:span><text:span text:style-name="T40">"</text:span></text:p>
      <text:p text:style-name="P77"><text:span text:style-name="T47"><text:s text:c="4"/>playMusic</text:span><text:span text:style-name="T50">(</text:span><text:span text:style-name="T47">track</text:span><text:span text:style-name="T53">,</text:span><text:span text:style-name="T47"> </text:span><text:span text:style-name="T52">0</text:span><text:span text:style-name="T53">,</text:span><text:span text:style-name="T47"> </text:span><text:span text:style-name="T52">1</text:span><text:span text:style-name="T50">)</text:span></text:p>
      <text:p text:style-name="P77"><text:span text:style-name="T47"><text:s text:c="4"/>text </text:span><text:span text:style-name="T53">=</text:span><text:span text:style-name="T47"> </text:span><text:span text:style-name="T40">"\nYou think back to the lines of the poem you\</text:span><text:span text:style-name="T39">nhave</text:span><text:span text:style-name="T40"> received throughout your quest. As you\</text:span><text:span text:style-name="T39">npull</text:span><text:span text:style-name="T40"> your sling from your </text:span><text:span text:style-name="T39">holster</text:span><text:span text:style-name="T40"> resting on\</text:span><text:span text:style-name="T39">nyour</text:span><text:span text:style-name="T40"> belt. You are hoping this was the best\</text:span><text:span text:style-name="T39">nchoice</text:span><text:span text:style-name="T40">. You run behind a vast pile of gold and\</text:span><text:span text:style-name="T39">ntake</text:span><text:span text:style-name="T40"> careful aim. Round and round you swing the\</text:span><text:span text:style-name="T39">nsling</text:span><text:span text:style-name="T40"> until..."</text:span></text:p>
      <text:p text:style-name="P77"><text:span text:style-name="T47"><text:s text:c="4"/>typeText</text:span><text:span text:style-name="T50">(</text:span><text:span text:style-name="T47">text</text:span><text:span text:style-name="T50">)</text:span></text:p>
      <text:p text:style-name="P77"><text:span text:style-name="T47"><text:s text:c="4"/>chooseContinue</text:span><text:span text:style-name="T50">()</text:span></text:p>
      <text:p text:style-name="P77"><text:span text:style-name="T47"><text:s text:c="4"/>text </text:span><text:span text:style-name="T53">=</text:span><text:span text:style-name="T47"> </text:span><text:span text:style-name="T40">"WOOOOOOSH!!!!!!!!!\n"</text:span></text:p>
      <text:p text:style-name="P77"><text:span text:style-name="T47"><text:s text:c="4"/>typeText</text:span><text:span text:style-name="T50">(</text:span><text:span text:style-name="T47">text</text:span><text:span text:style-name="T50">)</text:span></text:p>
      <text:p text:style-name="P77"><text:span text:style-name="T47"><text:s text:c="4"/>chooseContinue</text:span><text:span text:style-name="T50">()</text:span></text:p>
      <text:p text:style-name="P77"><text:span text:style-name="T47"><text:s text:c="4"/>text </text:span><text:span text:style-name="T53">=</text:span><text:span text:style-name="T47"> </text:span><text:span text:style-name="T40">"\nThe small round stone punctures the area right\</text:span><text:span text:style-name="T39">nbetween</text:span><text:span text:style-name="T40"> the dragon's eyes! The </text:span><text:span text:style-name="T39">stunned</text:span><text:span text:style-name="T40"> beast\</text:span><text:span text:style-name="T39">nfalls</text:span><text:span text:style-name="T40"> hard to the ground, shaking the whole\</text:span><text:span text:style-name="T39">ncavern</text:span><text:span text:style-name="T40">. Could it be true the Great </text:span><text:span text:style-name="T39">Golan</text:span><text:span text:style-name="T40"> has\</text:span><text:span text:style-name="T39">nbeen</text:span><text:span text:style-name="T40"> slain?\n"</text:span></text:p>
      <text:p text:style-name="P77"><text:span text:style-name="T47"><text:s text:c="4"/>typeText</text:span><text:span text:style-name="T50">(</text:span><text:span text:style-name="T47">text</text:span><text:span text:style-name="T50">)</text:span></text:p>
      <text:p text:style-name="P77"><text:span text:style-name="T47"><text:s text:c="4"/>chooseContinue</text:span><text:span text:style-name="T50">()</text:span></text:p>
      <text:p text:style-name="P77"><text:span text:style-name="T47"><text:s text:c="4"/>text </text:span><text:span text:style-name="T53">=</text:span><text:span text:style-name="T47"> </text:span><text:span text:style-name="T40">"Yes! You finally recall it after studying the\</text:span><text:span text:style-name="T39">nmotionless</text:span><text:span text:style-name="T40"> dragon. You remember the squire's\</text:span><text:span text:style-name="T39">nwords</text:span><text:span text:style-name="T40"> from the beginning of your quest. You\</text:span><text:span text:style-name="T39">nwalk</text:span><text:span text:style-name="T40"> calmly over to the dragon and pry one of\</text:span><text:span text:style-name="T39">nhis</text:span><text:span text:style-name="T40"> blade-like teeth from his jaws of death.\nNow that the hard part is over, you must return\</text:span><text:span text:style-name="T39">nto</text:span><text:span text:style-name="T40"> the castle with the good word!\n"</text:span></text:p>
      <text:p text:style-name="P77"><text:span text:style-name="T47"><text:s text:c="4"/>typeText</text:span><text:span text:style-name="T50">(</text:span><text:span text:style-name="T47">text</text:span><text:span text:style-name="T50">)</text:span></text:p>
      <text:p text:style-name="P77"><text:span text:style-name="T47"><text:s text:c="4"/>toTheCastle</text:span><text:span text:style-name="T50">()</text:span></text:p>
      <text:p text:style-name="P77"><text:span text:style-name="T47"><text:s text:c="4"/></text:span></text:p>
      <text:p text:style-name="P77"><text:span text:style-name="T54">def</text:span><text:span text:style-name="T47"> </text:span><text:span text:style-name="T55">toTheCastle</text:span><text:span text:style-name="T50">()</text:span><text:span text:style-name="T47">:</text:span></text:p>
      <text:p text:style-name="P77"><text:span text:style-name="T47"><text:s text:c="4"/>track </text:span><text:span text:style-name="T53">=</text:span><text:span text:style-name="T47"> </text:span><text:span text:style-name="T40">"[You win]"</text:span></text:p>
      <text:p text:style-name="P77"><text:span text:style-name="T47"><text:s text:c="4"/>playMusic</text:span><text:span text:style-name="T50">(</text:span><text:span text:style-name="T47">track</text:span><text:span text:style-name="T53">,</text:span><text:span text:style-name="T47"> </text:span><text:span text:style-name="T52">0</text:span><text:span text:style-name="T53">,</text:span><text:span text:style-name="T47"> </text:span><text:span text:style-name="T52">1</text:span><text:span text:style-name="T50">)</text:span></text:p>
      <text:p text:style-name="P77"><text:span text:style-name="T47"><text:s text:c="4"/>text </text:span><text:span text:style-name="T53">=</text:span><text:span text:style-name="T47"> </text:span><text:span text:style-name="T40">"\nThe King is sitting in his </text:span><text:span text:style-name="T39">throneroom</text:span><text:span text:style-name="T40"> when you\</text:span><text:span text:style-name="T39">nwalk</text:span><text:span text:style-name="T40"> into His presence. You speak up nervously\</text:span><text:span text:style-name="T39">nof</text:span><text:span text:style-name="T40"> your news and hold up the dragon tooth. The\nKing slowly looks up with a broad smile on his\</text:span><text:span text:style-name="T39">nface</text:span><text:span text:style-name="T40">. He congratulates you and announces a\</text:span><text:span text:style-name="T39">ncelebration</text:span><text:span text:style-name="T40"> in your honor. For the first time\on your long and grueling quest, you feel a true\</text:span><text:span text:style-name="T39">nsense</text:span><text:span text:style-name="T40"> of joy. You go right to the town tailor\</text:span><text:span text:style-name="T39">nwith</text:span><text:span text:style-name="T40"> your gold and buy his finest cloak. Your\</text:span><text:span text:style-name="T39">nquest</text:span><text:span text:style-name="T40"> is finally over!\n\n"</text:span></text:p>
      <text:p text:style-name="P77"><text:span text:style-name="T47"><text:s text:c="4"/>typeText</text:span><text:span text:style-name="T50">(</text:span><text:span text:style-name="T47">text</text:span><text:span text:style-name="T50">)</text:span></text:p>
      <text:p text:style-name="P77"><text:span text:style-name="T47"><text:s text:c="4"/>chooseContinue</text:span><text:span text:style-name="T50">()</text:span></text:p>
      <text:p text:style-name="P77"><text:soft-page-break/><text:span text:style-name="T47"><text:s text:c="4"/>text </text:span><text:span text:style-name="T53">=</text:span><text:span text:style-name="T47"> </text:span><text:span text:style-name="T40">"\nYou are the new hero of </text:span><text:span text:style-name="T39">Anagua</text:span><text:span text:style-name="T40">.\n\n"</text:span></text:p>
      <text:p text:style-name="P77"><text:span text:style-name="T47"><text:s text:c="4"/>typeText</text:span><text:span text:style-name="T50">(</text:span><text:span text:style-name="T47">text</text:span><text:span text:style-name="T50">)</text:span></text:p>
      <text:p text:style-name="P77"><text:span text:style-name="T47"><text:s text:c="4"/>text </text:span><text:span text:style-name="T53">=</text:span><text:span text:style-name="T47"> </text:span><text:span text:style-name="T40">"</text:span><text:span text:style-name="T39">Warrick</text:span><text:span text:style-name="T40"> the Elf!\n"</text:span></text:p>
      <text:p text:style-name="P77"><text:span text:style-name="T47"><text:s text:c="4"/>typeText</text:span><text:span text:style-name="T50">(</text:span><text:span text:style-name="T47">text</text:span><text:span text:style-name="T50">)</text:span></text:p>
      <text:p text:style-name="P77"><text:span text:style-name="T47"><text:s text:c="4"/>restartStory</text:span><text:span text:style-name="T50">()</text:span></text:p>
      <text:p text:style-name="P77"><text:span text:style-name="T47"><text:s text:c="4"/></text:span></text:p>
      <text:p text:style-name="P77"><text:span text:style-name="T54">def</text:span><text:span text:style-name="T47"> </text:span><text:span text:style-name="T55">runMain</text:span><text:span text:style-name="T50">()</text:span><text:span text:style-name="T47">:</text:span></text:p>
      <text:p text:style-name="P77"><text:span text:style-name="T47"><text:s text:c="4"/></text:span><text:span text:style-name="T56">#CLICKETYCLACKGAMES()</text:span></text:p>
      <text:p text:style-name="P77"><text:span text:style-name="T47"><text:s text:c="4"/></text:span><text:span text:style-name="T56">#printIntro()</text:span></text:p>
      <text:p text:style-name="P77"><text:span text:style-name="T47"><text:s text:c="4"/></text:span><text:span text:style-name="T56">#chooseContinue()</text:span></text:p>
      <text:p text:style-name="P77"><text:span text:style-name="T47"><text:s text:c="4"/></text:span><text:span text:style-name="T56">#printIntro2()</text:span></text:p>
      <text:p text:style-name="P77"><text:span text:style-name="T47"><text:s text:c="4"/></text:span><text:span text:style-name="T56">#chooseContinue()</text:span></text:p>
      <text:p text:style-name="P77"><text:span text:style-name="T47"><text:s text:c="4"/></text:span><text:span text:style-name="T56">#printIntro3()</text:span></text:p>
      <text:p text:style-name="P77"><text:span text:style-name="T47"><text:s text:c="4"/>startAdventure</text:span><text:span text:style-name="T50">()</text:span></text:p>
      <text:p text:style-name="P77"><text:span text:style-name="T47"><text:s text:c="4"/></text:span></text:p>
      <text:p text:style-name="P77"><text:span text:style-name="T54">if</text:span><text:span text:style-name="T47"> __name__ </text:span><text:span text:style-name="T53">==</text:span><text:span text:style-name="T47"> </text:span><text:span text:style-name="T40">'__main__'</text:span><text:span text:style-name="T47">: <text:s text:c="3"/></text:span></text:p>
      <text:p text:style-name="P34"><text:span text:style-name="T49"><text:s text:c="4"/>runMain</text:span><text:span text:style-name="T51">()</text:span></text:p>
      <text:p text:style-name="P31"><text:span text:style-name="T41"/></text:p>
      <text:p text:style-name="P3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Consolas1" svg:font-family="Consolas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9-19T12:39:36.306000000</meta:creation-date>
    <dc:date>2021-10-02T09:03:18.722000000</dc:date>
    <meta:editing-duration>P1DT2H16M18S</meta:editing-duration>
    <meta:editing-cycles>3</meta:editing-cycles>
    <meta:generator>LibreOffice/6.3.4.2$Windows_X86_64 LibreOffice_project/60da17e045e08f1793c57c00ba83cdfce946d0aa</meta:generator>
    <meta:document-statistic meta:table-count="0" meta:image-count="0" meta:object-count="0" meta:page-count="44" meta:paragraph-count="1976" meta:word-count="13243" meta:character-count="85704" meta:non-whitespace-character-count="67679"/>
  </office:meta>
</office:document-meta>
</file>